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42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18"/>
        </table:table-row>
        <table:table-row table:style-name="ro1">
          <table:table-cell table:number-columns-repeated="8"/>
          <table:table-cell table:style-name="Default"/>
          <table:table-cell table:number-columns-repeated="24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2" calcext:value-type="string">
            <text:p>Voix2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5"/>
          <table:table-cell office:value-type="string" calcext:value-type="string">
            <text:p>Voix4</text:p>
          </table:table-cell>
          <table:table-cell table:number-columns-repeated="15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D4];MATCH([.$M$3];[.$AK$3:.$DD$3];0)+[.M$1])=&quot;&quot;;&quot;&quot;;INDEX([.$AK4:.$DD4];MATCH([.$M$3];[.$AK$3:.$DD$3];0)+[.M$1]))" office:value-type="float" office:value="0" calcext:value-type="float">
            <text:p>0</text:p>
          </table:table-cell>
          <table:table-cell table:style-name="ce30" table:formula="of:=IF(INDEX([.AK4:.DD4];MATCH([.$M$3];[.$AK$3:.$DD$3];0)+[.N$1])=&quot;&quot;;&quot;&quot;;INDEX([.$AK4:.$DD4];MATCH([.$M$3];[.$AK$3:.$DD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D4];MATCH([.$M$3];[.$AK$3:.$DD$3];0)+[.R$1])=&quot;&quot;;&quot;&quot;;INDEX([.$AK4:.$DD4];MATCH([.$M$3];[.$AK$3:.$DD$3];0)+[.R$1]))" office:value-type="float" office:value="0" calcext:value-type="float">
            <text:p>0</text:p>
          </table:table-cell>
          <table:table-cell table:style-name="ce30" table:formula="of:=IF(INDEX([.AP4:.DH4];MATCH([.$M$3];[.$AK$3:.$DD$3];0)+[.S$1])=&quot;&quot;;&quot;&quot;;INDEX([.$AK4:.$DD4];MATCH([.$M$3];[.$AK$3:.$DD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D4];MATCH([.$M$3];[.$AK$3:.$DD$3];0)+[.W$1])=&quot;&quot;;&quot;&quot;;INDEX([.$AK4:.$DD4];MATCH([.$M$3];[.$AK$3:.$DD$3];0)+[.W$1]))" office:value-type="float" office:value="0" calcext:value-type="float">
            <text:p>0</text:p>
          </table:table-cell>
          <table:table-cell table:style-name="ce30" table:formula="of:=IF(INDEX([.AU4:.DL4];MATCH([.$M$3];[.$AK$3:.$DD$3];0)+[.X$1])=&quot;&quot;;&quot;&quot;;INDEX([.$AK4:.$DD4];MATCH([.$M$3];[.$AK$3:.$DD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D4];MATCH([.$M$3];[.$AK$3:.$DD$3];0)+[.AB$1])=&quot;&quot;;&quot;&quot;;INDEX([.$AK4:.$DD4];MATCH([.$M$3];[.$AK$3:.$DD$3];0)+[.AB$1]))" office:value-type="float" office:value="0" calcext:value-type="float">
            <text:p>0</text:p>
          </table:table-cell>
          <table:table-cell table:style-name="ce30" table:formula="of:=IF(INDEX([.AK4:.DD4];MATCH([.$M$3];[.$AK$3:.$DD$3];0)+[.AC$1])=&quot;&quot;;&quot;&quot;;INDEX([.$AK4:.$DD4];MATCH([.$M$3];[.$AK$3:.$DD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D5];MATCH([.$M$3];[.$AK$3:.$DD$3];0)+[.M$1])=&quot;&quot;;&quot;&quot;;INDEX([.$AK5:.$DD5];MATCH([.$M$3];[.$AK$3:.$DD$3];0)+[.M$1]))" office:value-type="float" office:value="179" calcext:value-type="float">
            <text:p>179</text:p>
          </table:table-cell>
          <table:table-cell table:style-name="ce37" table:formula="of:=IF(INDEX([.AK5:.DD5];MATCH([.$M$3];[.$AK$3:.$DD$3];0)+[.N$1])=&quot;&quot;;&quot;&quot;;INDEX([.$AK5:.$DD5];MATCH([.$M$3];[.$AK$3:.$DD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D5];MATCH([.$M$3];[.$AK$3:.$DD$3];0)+[.R$1])=&quot;&quot;;&quot;&quot;;INDEX([.$AK5:.$DD5];MATCH([.$M$3];[.$AK$3:.$DD$3];0)+[.R$1]))" office:value-type="float" office:value="98" calcext:value-type="float">
            <text:p>98</text:p>
          </table:table-cell>
          <table:table-cell table:style-name="ce37" table:formula="of:=IF(INDEX([.AP5:.DH5];MATCH([.$M$3];[.$AK$3:.$DD$3];0)+[.S$1])=&quot;&quot;;&quot;&quot;;INDEX([.$AK5:.$DD5];MATCH([.$M$3];[.$AK$3:.$DD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D5];MATCH([.$M$3];[.$AK$3:.$DD$3];0)+[.W$1])=&quot;&quot;;&quot;&quot;;INDEX([.$AK5:.$DD5];MATCH([.$M$3];[.$AK$3:.$DD$3];0)+[.W$1]))" office:value-type="float" office:value="197" calcext:value-type="float">
            <text:p>197</text:p>
          </table:table-cell>
          <table:table-cell table:style-name="ce37" table:formula="of:=IF(INDEX([.AU5:.DL5];MATCH([.$M$3];[.$AK$3:.$DD$3];0)+[.X$1])=&quot;&quot;;&quot;&quot;;INDEX([.$AK5:.$DD5];MATCH([.$M$3];[.$AK$3:.$DD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D5];MATCH([.$M$3];[.$AK$3:.$DD$3];0)+[.AB$1])=&quot;&quot;;&quot;&quot;;INDEX([.$AK5:.$DD5];MATCH([.$M$3];[.$AK$3:.$DD$3];0)+[.AB$1]))" office:value-type="float" office:value="383" calcext:value-type="float">
            <text:p>383</text:p>
          </table:table-cell>
          <table:table-cell table:style-name="ce37" table:formula="of:=IF(INDEX([.AK5:.DD5];MATCH([.$M$3];[.$AK$3:.$DD$3];0)+[.AC$1])=&quot;&quot;;&quot;&quot;;INDEX([.$AK5:.$DD5];MATCH([.$M$3];[.$AK$3:.$DD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2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D6];MATCH([.$M$3];[.$AK$3:.$DD$3];0)+[.M$1])=&quot;&quot;;&quot;&quot;;INDEX([.$AK6:.$DD6];MATCH([.$M$3];[.$AK$3:.$DD$3];0)+[.M$1]))">
            <text:p/>
          </table:table-cell>
          <table:table-cell table:style-name="ce37" table:formula="of:=IF(INDEX([.AK6:.DD6];MATCH([.$M$3];[.$AK$3:.$DD$3];0)+[.N$1])=&quot;&quot;;&quot;&quot;;INDEX([.$AK6:.$DD6];MATCH([.$M$3];[.$AK$3:.$DD$3];0)+[.N$1]))">
            <text:p/>
          </table:table-cell>
          <table:table-cell table:number-columns-repeated="3"/>
          <table:table-cell table:style-name="ce24" table:formula="of:=IF(INDEX([.$AK6:.$DD6];MATCH([.$M$3];[.$AK$3:.$DD$3];0)+[.R$1])=&quot;&quot;;&quot;&quot;;INDEX([.$AK6:.$DD6];MATCH([.$M$3];[.$AK$3:.$DD$3];0)+[.R$1]))">
            <text:p/>
          </table:table-cell>
          <table:table-cell table:style-name="ce37" table:formula="of:=IF(INDEX([.AP6:.DH6];MATCH([.$M$3];[.$AK$3:.$DD$3];0)+[.S$1])=&quot;&quot;;&quot;&quot;;INDEX([.$AK6:.$DD6];MATCH([.$M$3];[.$AK$3:.$DD$3];0)+[.S$1]))">
            <text:p/>
          </table:table-cell>
          <table:table-cell table:number-columns-repeated="3"/>
          <table:table-cell table:style-name="ce24" table:formula="of:=IF(INDEX([.$AK6:.$DD6];MATCH([.$M$3];[.$AK$3:.$DD$3];0)+[.W$1])=&quot;&quot;;&quot;&quot;;INDEX([.$AK6:.$DD6];MATCH([.$M$3];[.$AK$3:.$DD$3];0)+[.W$1]))">
            <text:p/>
          </table:table-cell>
          <table:table-cell table:style-name="ce37" table:formula="of:=IF(INDEX([.AU6:.DL6];MATCH([.$M$3];[.$AK$3:.$DD$3];0)+[.X$1])=&quot;&quot;;&quot;&quot;;INDEX([.$AK6:.$DD6];MATCH([.$M$3];[.$AK$3:.$DD$3];0)+[.X$1]))">
            <text:p/>
          </table:table-cell>
          <table:table-cell table:number-columns-repeated="3"/>
          <table:table-cell table:style-name="ce24" table:formula="of:=IF(INDEX([.$AK6:.$DD6];MATCH([.$M$3];[.$AK$3:.$DD$3];0)+[.AB$1])=&quot;&quot;;&quot;&quot;;INDEX([.$AK6:.$DD6];MATCH([.$M$3];[.$AK$3:.$DD$3];0)+[.AB$1]))">
            <text:p/>
          </table:table-cell>
          <table:table-cell table:style-name="ce37" table:formula="of:=IF(INDEX([.AK6:.DD6];MATCH([.$M$3];[.$AK$3:.$DD$3];0)+[.AC$1])=&quot;&quot;;&quot;&quot;;INDEX([.$AK6:.$DD6];MATCH([.$M$3];[.$AK$3:.$DD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D7];MATCH([.$M$3];[.$AK$3:.$DD$3];0)+[.M$1])=&quot;&quot;;&quot;&quot;;INDEX([.$AK7:.$DD7];MATCH([.$M$3];[.$AK$3:.$DD$3];0)+[.M$1]))">
            <text:p/>
          </table:table-cell>
          <table:table-cell table:style-name="ce37" table:formula="of:=IF(INDEX([.AK7:.DD7];MATCH([.$M$3];[.$AK$3:.$DD$3];0)+[.N$1])=&quot;&quot;;&quot;&quot;;INDEX([.$AK7:.$DD7];MATCH([.$M$3];[.$AK$3:.$DD$3];0)+[.N$1]))">
            <text:p/>
          </table:table-cell>
          <table:table-cell table:number-columns-repeated="3"/>
          <table:table-cell table:style-name="ce24" table:formula="of:=IF(INDEX([.$AK7:.$DD7];MATCH([.$M$3];[.$AK$3:.$DD$3];0)+[.R$1])=&quot;&quot;;&quot;&quot;;INDEX([.$AK7:.$DD7];MATCH([.$M$3];[.$AK$3:.$DD$3];0)+[.R$1]))">
            <text:p/>
          </table:table-cell>
          <table:table-cell table:style-name="ce37" table:formula="of:=IF(INDEX([.AP7:.DH7];MATCH([.$M$3];[.$AK$3:.$DD$3];0)+[.S$1])=&quot;&quot;;&quot;&quot;;INDEX([.$AK7:.$DD7];MATCH([.$M$3];[.$AK$3:.$DD$3];0)+[.S$1]))">
            <text:p/>
          </table:table-cell>
          <table:table-cell table:number-columns-repeated="3"/>
          <table:table-cell table:style-name="ce24" table:formula="of:=IF(INDEX([.$AK7:.$DD7];MATCH([.$M$3];[.$AK$3:.$DD$3];0)+[.W$1])=&quot;&quot;;&quot;&quot;;INDEX([.$AK7:.$DD7];MATCH([.$M$3];[.$AK$3:.$DD$3];0)+[.W$1]))">
            <text:p/>
          </table:table-cell>
          <table:table-cell table:style-name="ce37" table:formula="of:=IF(INDEX([.AU7:.DL7];MATCH([.$M$3];[.$AK$3:.$DD$3];0)+[.X$1])=&quot;&quot;;&quot;&quot;;INDEX([.$AK7:.$DD7];MATCH([.$M$3];[.$AK$3:.$DD$3];0)+[.X$1]))">
            <text:p/>
          </table:table-cell>
          <table:table-cell table:number-columns-repeated="3"/>
          <table:table-cell table:style-name="ce24" table:formula="of:=IF(INDEX([.$AK7:.$DD7];MATCH([.$M$3];[.$AK$3:.$DD$3];0)+[.AB$1])=&quot;&quot;;&quot;&quot;;INDEX([.$AK7:.$DD7];MATCH([.$M$3];[.$AK$3:.$DD$3];0)+[.AB$1]))">
            <text:p/>
          </table:table-cell>
          <table:table-cell table:style-name="ce37" table:formula="of:=IF(INDEX([.AK7:.DD7];MATCH([.$M$3];[.$AK$3:.$DD$3];0)+[.AC$1])=&quot;&quot;;&quot;&quot;;INDEX([.$AK7:.$DD7];MATCH([.$M$3];[.$AK$3:.$DD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D8];MATCH([.$M$3];[.$AK$3:.$DD$3];0)+[.M$1])=&quot;&quot;;&quot;&quot;;INDEX([.$AK8:.$DD8];MATCH([.$M$3];[.$AK$3:.$DD$3];0)+[.M$1]))">
            <text:p/>
          </table:table-cell>
          <table:table-cell table:style-name="ce37" table:formula="of:=IF(INDEX([.AK8:.DD8];MATCH([.$M$3];[.$AK$3:.$DD$3];0)+[.N$1])=&quot;&quot;;&quot;&quot;;INDEX([.$AK8:.$DD8];MATCH([.$M$3];[.$AK$3:.$DD$3];0)+[.N$1]))">
            <text:p/>
          </table:table-cell>
          <table:table-cell table:number-columns-repeated="3"/>
          <table:table-cell table:style-name="ce24" table:formula="of:=IF(INDEX([.$AK8:.$DD8];MATCH([.$M$3];[.$AK$3:.$DD$3];0)+[.R$1])=&quot;&quot;;&quot;&quot;;INDEX([.$AK8:.$DD8];MATCH([.$M$3];[.$AK$3:.$DD$3];0)+[.R$1]))">
            <text:p/>
          </table:table-cell>
          <table:table-cell table:style-name="ce37" table:formula="of:=IF(INDEX([.AP8:.DH8];MATCH([.$M$3];[.$AK$3:.$DD$3];0)+[.S$1])=&quot;&quot;;&quot;&quot;;INDEX([.$AK8:.$DD8];MATCH([.$M$3];[.$AK$3:.$DD$3];0)+[.S$1]))">
            <text:p/>
          </table:table-cell>
          <table:table-cell table:number-columns-repeated="3"/>
          <table:table-cell table:style-name="ce24" table:formula="of:=IF(INDEX([.$AK8:.$DD8];MATCH([.$M$3];[.$AK$3:.$DD$3];0)+[.W$1])=&quot;&quot;;&quot;&quot;;INDEX([.$AK8:.$DD8];MATCH([.$M$3];[.$AK$3:.$DD$3];0)+[.W$1]))">
            <text:p/>
          </table:table-cell>
          <table:table-cell table:style-name="ce37" table:formula="of:=IF(INDEX([.AU8:.DL8];MATCH([.$M$3];[.$AK$3:.$DD$3];0)+[.X$1])=&quot;&quot;;&quot;&quot;;INDEX([.$AK8:.$DD8];MATCH([.$M$3];[.$AK$3:.$DD$3];0)+[.X$1]))">
            <text:p/>
          </table:table-cell>
          <table:table-cell table:number-columns-repeated="3"/>
          <table:table-cell table:style-name="ce24" table:formula="of:=IF(INDEX([.$AK8:.$DD8];MATCH([.$M$3];[.$AK$3:.$DD$3];0)+[.AB$1])=&quot;&quot;;&quot;&quot;;INDEX([.$AK8:.$DD8];MATCH([.$M$3];[.$AK$3:.$DD$3];0)+[.AB$1]))">
            <text:p/>
          </table:table-cell>
          <table:table-cell table:style-name="ce37" table:formula="of:=IF(INDEX([.AK8:.DD8];MATCH([.$M$3];[.$AK$3:.$DD$3];0)+[.AC$1])=&quot;&quot;;&quot;&quot;;INDEX([.$AK8:.$DD8];MATCH([.$M$3];[.$AK$3:.$DD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D9];MATCH([.$M$3];[.$AK$3:.$DD$3];0)+[.M$1])=&quot;&quot;;&quot;&quot;;INDEX([.$AK9:.$DD9];MATCH([.$M$3];[.$AK$3:.$DD$3];0)+[.M$1]))">
            <text:p/>
          </table:table-cell>
          <table:table-cell table:style-name="ce37" table:formula="of:=IF(INDEX([.AK9:.DD9];MATCH([.$M$3];[.$AK$3:.$DD$3];0)+[.N$1])=&quot;&quot;;&quot;&quot;;INDEX([.$AK9:.$DD9];MATCH([.$M$3];[.$AK$3:.$DD$3];0)+[.N$1]))">
            <text:p/>
          </table:table-cell>
          <table:table-cell table:number-columns-repeated="3"/>
          <table:table-cell table:style-name="ce24" table:formula="of:=IF(INDEX([.$AK9:.$DD9];MATCH([.$M$3];[.$AK$3:.$DD$3];0)+[.R$1])=&quot;&quot;;&quot;&quot;;INDEX([.$AK9:.$DD9];MATCH([.$M$3];[.$AK$3:.$DD$3];0)+[.R$1]))">
            <text:p/>
          </table:table-cell>
          <table:table-cell table:style-name="ce37" table:formula="of:=IF(INDEX([.AP9:.DH9];MATCH([.$M$3];[.$AK$3:.$DD$3];0)+[.S$1])=&quot;&quot;;&quot;&quot;;INDEX([.$AK9:.$DD9];MATCH([.$M$3];[.$AK$3:.$DD$3];0)+[.S$1]))">
            <text:p/>
          </table:table-cell>
          <table:table-cell table:number-columns-repeated="3"/>
          <table:table-cell table:style-name="ce24" table:formula="of:=IF(INDEX([.$AK9:.$DD9];MATCH([.$M$3];[.$AK$3:.$DD$3];0)+[.W$1])=&quot;&quot;;&quot;&quot;;INDEX([.$AK9:.$DD9];MATCH([.$M$3];[.$AK$3:.$DD$3];0)+[.W$1]))">
            <text:p/>
          </table:table-cell>
          <table:table-cell table:style-name="ce37" table:formula="of:=IF(INDEX([.AU9:.DL9];MATCH([.$M$3];[.$AK$3:.$DD$3];0)+[.X$1])=&quot;&quot;;&quot;&quot;;INDEX([.$AK9:.$DD9];MATCH([.$M$3];[.$AK$3:.$DD$3];0)+[.X$1]))">
            <text:p/>
          </table:table-cell>
          <table:table-cell table:number-columns-repeated="3"/>
          <table:table-cell table:style-name="ce24" table:formula="of:=IF(INDEX([.$AK9:.$DD9];MATCH([.$M$3];[.$AK$3:.$DD$3];0)+[.AB$1])=&quot;&quot;;&quot;&quot;;INDEX([.$AK9:.$DD9];MATCH([.$M$3];[.$AK$3:.$DD$3];0)+[.AB$1]))">
            <text:p/>
          </table:table-cell>
          <table:table-cell table:style-name="ce37" table:formula="of:=IF(INDEX([.AK9:.DD9];MATCH([.$M$3];[.$AK$3:.$DD$3];0)+[.AC$1])=&quot;&quot;;&quot;&quot;;INDEX([.$AK9:.$DD9];MATCH([.$M$3];[.$AK$3:.$DD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D10];MATCH([.$M$3];[.$AK$3:.$DD$3];0)+[.M$1])=&quot;&quot;;&quot;&quot;;INDEX([.$AK10:.$DD10];MATCH([.$M$3];[.$AK$3:.$DD$3];0)+[.M$1]))">
            <text:p/>
          </table:table-cell>
          <table:table-cell table:style-name="ce37" table:formula="of:=IF(INDEX([.AK10:.DD10];MATCH([.$M$3];[.$AK$3:.$DD$3];0)+[.N$1])=&quot;&quot;;&quot;&quot;;INDEX([.$AK10:.$DD10];MATCH([.$M$3];[.$AK$3:.$DD$3];0)+[.N$1]))">
            <text:p/>
          </table:table-cell>
          <table:table-cell table:number-columns-repeated="3"/>
          <table:table-cell table:style-name="ce24" table:formula="of:=IF(INDEX([.$AK10:.$DD10];MATCH([.$M$3];[.$AK$3:.$DD$3];0)+[.R$1])=&quot;&quot;;&quot;&quot;;INDEX([.$AK10:.$DD10];MATCH([.$M$3];[.$AK$3:.$DD$3];0)+[.R$1]))">
            <text:p/>
          </table:table-cell>
          <table:table-cell table:style-name="ce37" table:formula="of:=IF(INDEX([.AP10:.DH10];MATCH([.$M$3];[.$AK$3:.$DD$3];0)+[.S$1])=&quot;&quot;;&quot;&quot;;INDEX([.$AK10:.$DD10];MATCH([.$M$3];[.$AK$3:.$DD$3];0)+[.S$1]))">
            <text:p/>
          </table:table-cell>
          <table:table-cell table:number-columns-repeated="3"/>
          <table:table-cell table:style-name="ce24" table:formula="of:=IF(INDEX([.$AK10:.$DD10];MATCH([.$M$3];[.$AK$3:.$DD$3];0)+[.W$1])=&quot;&quot;;&quot;&quot;;INDEX([.$AK10:.$DD10];MATCH([.$M$3];[.$AK$3:.$DD$3];0)+[.W$1]))">
            <text:p/>
          </table:table-cell>
          <table:table-cell table:style-name="ce37" table:formula="of:=IF(INDEX([.AU10:.DL10];MATCH([.$M$3];[.$AK$3:.$DD$3];0)+[.X$1])=&quot;&quot;;&quot;&quot;;INDEX([.$AK10:.$DD10];MATCH([.$M$3];[.$AK$3:.$DD$3];0)+[.X$1]))">
            <text:p/>
          </table:table-cell>
          <table:table-cell table:number-columns-repeated="3"/>
          <table:table-cell table:style-name="ce24" table:formula="of:=IF(INDEX([.$AK10:.$DD10];MATCH([.$M$3];[.$AK$3:.$DD$3];0)+[.AB$1])=&quot;&quot;;&quot;&quot;;INDEX([.$AK10:.$DD10];MATCH([.$M$3];[.$AK$3:.$DD$3];0)+[.AB$1]))">
            <text:p/>
          </table:table-cell>
          <table:table-cell table:style-name="ce37" table:formula="of:=IF(INDEX([.AK10:.DD10];MATCH([.$M$3];[.$AK$3:.$DD$3];0)+[.AC$1])=&quot;&quot;;&quot;&quot;;INDEX([.$AK10:.$DD10];MATCH([.$M$3];[.$AK$3:.$DD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D11];MATCH([.$M$3];[.$AK$3:.$DD$3];0)+[.M$1])=&quot;&quot;;&quot;&quot;;INDEX([.$AK11:.$DD11];MATCH([.$M$3];[.$AK$3:.$DD$3];0)+[.M$1]))">
            <text:p/>
          </table:table-cell>
          <table:table-cell table:style-name="ce38" table:formula="of:=IF(INDEX([.AK11:.DD11];MATCH([.$M$3];[.$AK$3:.$DD$3];0)+[.N$1])=&quot;&quot;;&quot;&quot;;INDEX([.$AK11:.$DD11];MATCH([.$M$3];[.$AK$3:.$DD$3];0)+[.N$1]))">
            <text:p/>
          </table:table-cell>
          <table:table-cell table:number-columns-repeated="3"/>
          <table:table-cell table:style-name="ce25" table:formula="of:=IF(INDEX([.$AK11:.$DD11];MATCH([.$M$3];[.$AK$3:.$DD$3];0)+[.R$1])=&quot;&quot;;&quot;&quot;;INDEX([.$AK11:.$DD11];MATCH([.$M$3];[.$AK$3:.$DD$3];0)+[.R$1]))">
            <text:p/>
          </table:table-cell>
          <table:table-cell table:style-name="ce38" table:formula="of:=IF(INDEX([.AP11:.DH11];MATCH([.$M$3];[.$AK$3:.$DD$3];0)+[.S$1])=&quot;&quot;;&quot;&quot;;INDEX([.$AK11:.$DD11];MATCH([.$M$3];[.$AK$3:.$DD$3];0)+[.S$1]))">
            <text:p/>
          </table:table-cell>
          <table:table-cell table:number-columns-repeated="3"/>
          <table:table-cell table:style-name="ce25" table:formula="of:=IF(INDEX([.$AK11:.$DD11];MATCH([.$M$3];[.$AK$3:.$DD$3];0)+[.W$1])=&quot;&quot;;&quot;&quot;;INDEX([.$AK11:.$DD11];MATCH([.$M$3];[.$AK$3:.$DD$3];0)+[.W$1]))">
            <text:p/>
          </table:table-cell>
          <table:table-cell table:style-name="ce38" table:formula="of:=IF(INDEX([.AU11:.DL11];MATCH([.$M$3];[.$AK$3:.$DD$3];0)+[.X$1])=&quot;&quot;;&quot;&quot;;INDEX([.$AK11:.$DD11];MATCH([.$M$3];[.$AK$3:.$DD$3];0)+[.X$1]))">
            <text:p/>
          </table:table-cell>
          <table:table-cell table:number-columns-repeated="3"/>
          <table:table-cell table:style-name="ce25" table:formula="of:=IF(INDEX([.$AK11:.$DD11];MATCH([.$M$3];[.$AK$3:.$DD$3];0)+[.AB$1])=&quot;&quot;;&quot;&quot;;INDEX([.$AK11:.$DD11];MATCH([.$M$3];[.$AK$3:.$DD$3];0)+[.AB$1]))">
            <text:p/>
          </table:table-cell>
          <table:table-cell table:style-name="ce38" table:formula="of:=IF(INDEX([.AK11:.DD11];MATCH([.$M$3];[.$AK$3:.$DD$3];0)+[.AC$1])=&quot;&quot;;&quot;&quot;;INDEX([.$AK11:.$DD11];MATCH([.$M$3];[.$AK$3:.$DD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145"/>
        </table:table-row>
        <table:table-row table:style-name="ro1">
          <table:table-cell table:number-columns-repeated="8"/>
          <table:table-cell table:style-name="Default"/>
          <table:table-cell table:number-columns-repeated="242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5"/>
          <table:table-cell office:value-type="string" calcext:value-type="string">
            <text:p>Cello</text:p>
          </table:table-cell>
          <table:table-cell table:number-columns-repeated="158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0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D16];MATCH([.M$3];[.$AK$3:.$DD$3];0))" office:value-type="string" office:string-value="Y" calcext:value-type="string">
            <text:p>Y</text:p>
          </table:table-cell>
          <table:table-cell table:style-name="ce15" table:formula="of:=INDEX([.AK16:.DD16];MATCH([.M$3];[.$AK$3:.$DD$3];0)+1)" office:value-type="string" office:string-value="formatViolinIIMvtI" calcext:value-type="string">
            <text:p>formatViolinII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O$13]&amp;&quot;MvtI&quot;" office:value-type="string" office:string-value="formatCelloMvtI" calcext:value-type="string">
            <text:p>formatCelloMvtI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D17];MATCH([.M$3];[.$AK$3:.$DD$3];0))" office:value-type="string" office:string-value="Y" calcext:value-type="string">
            <text:p>Y</text:p>
          </table:table-cell>
          <table:table-cell table:style-name="ce15" table:formula="of:=INDEX([.AK17:.DD17];MATCH([.M$3];[.$AK$3:.$DD$3];0)+1)" office:value-type="string" office:string-value="formatViolinIIMvtII" calcext:value-type="string">
            <text:p>formatViolinII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O$13]&amp;&quot;MvtII&quot;" office:value-type="string" office:string-value="formatCelloMvtII" calcext:value-type="string">
            <text:p>formatCelloMvtII</text:p>
          </table:table-cell>
          <table:table-cell table:number-columns-repeated="157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D18];MATCH([.M$3];[.$AK$3:.$DD$3];0))" office:value-type="string" office:string-value="Y" calcext:value-type="string">
            <text:p>Y</text:p>
          </table:table-cell>
          <table:table-cell table:style-name="ce15" table:formula="of:=INDEX([.AK18:.DD18];MATCH([.M$3];[.$AK$3:.$DD$3];0)+1)" office:value-type="string" office:string-value="formatViolinIIMvtIII" calcext:value-type="string">
            <text:p>formatViolinII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O$13]&amp;&quot;MvtIII&quot;" office:value-type="string" office:string-value="formatCelloMvtIII" calcext:value-type="string">
            <text:p>formatCelloMvtIII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D19];MATCH([.M$3];[.$AK$3:.$DD$3];0))" office:value-type="string" office:string-value="Y" calcext:value-type="string">
            <text:p>Y</text:p>
          </table:table-cell>
          <table:table-cell table:style-name="ce15" table:formula="of:=INDEX([.AK19:.DD19];MATCH([.M$3];[.$AK$3:.$DD$3];0)+1)" office:value-type="string" office:string-value="formatViolinIIMvtIV" calcext:value-type="string">
            <text:p>formatViolinII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table:number-columns-repeated="14"/>
          <table:table-cell table:style-name="ce1" office:value-type="string" calcext:value-type="string">
            <text:p>Y</text:p>
          </table:table-cell>
          <table:table-cell table:formula="of:=&quot;format&quot;&amp;[.$CO$13]&amp;&quot;MvtIV&quot;" office:value-type="string" office:string-value="formatCelloMvtIV" calcext:value-type="string">
            <text:p>formatCelloMvtIV</text:p>
          </table:table-cell>
          <table:table-cell table:number-columns-repeated="157"/>
        </table:table-row>
        <table:table-row table:style-name="ro1">
          <table:table-cell table:number-columns-repeated="8"/>
          <table:table-cell table:style-name="Default"/>
          <table:table-cell table:number-columns-repeated="242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2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2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inIIMvtI = {" calcext:value-type="string">
            <text:p>formatViolinII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D23];MATCH([.$M$3];[.$AK$3:.$DD$3];0)+[.$M$1])=&quot;&quot;;&quot;&quot;;INDEX([.$DG$23:.$DG$422];MATCH(INDEX([.$AK23:.$DD23];MATCH([.$M$3];[.$AK$3:.$DD$3];0)+[.$M$1])&amp;IF([.P23]=&quot;&quot;;&quot;&quot;;&quot;_&quot;&amp;[.P23]);[.$DH$23:.$DH$422];0)))" office:value-type="float" office:value="1" calcext:value-type="float">
            <text:p>1</text:p>
          </table:table-cell>
          <table:table-cell table:style-name="ce56" table:formula="of:=IF(INDEX([.$AK23:.$DD23];MATCH([.$M$3];[.$AK$3:.$DD$3];0)+[.N$1])=&quot;&quot;;&quot;&quot;;INDEX([.$AK23:.$DD23];MATCH([.$M$3];[.$AK$3:.$DD$3];0)+[.N$1]))">
            <text:p/>
          </table:table-cell>
          <table:table-cell table:style-name="ce56" table:formula="of:=IF(INDEX([.$AK23:.$DD23];MATCH([.$M$3];[.$AK$3:.$DD$3];0)+[.O$1])=&quot;&quot;;&quot;&quot;;INDEX([.$AK23:.$DD23];MATCH([.$M$3];[.$AK$3:.$DD$3];0)+[.O$1]))">
            <text:p/>
          </table:table-cell>
          <table:table-cell table:style-name="ce56" table:formula="of:=IF(INDEX([.$AK23:.$DD23];MATCH([.$M$3];[.$AK$3:.$DD$3];0)+[.P$1])=&quot;&quot;;&quot;&quot;;INDEX([.$AK23:.$DD23];MATCH([.$M$3];[.$AK$3:.$DD$3];0)+[.P$1]))">
            <text:p/>
          </table:table-cell>
          <table:table-cell table:style-name="ce30" table:formula="of:=IF(INDEX([.$AK23:.$DD23];MATCH([.$M$3];[.$AK$3:.$DD$3];0)+[.Q$1])=&quot;&quot;;&quot;&quot;;INDEX([.$AK23:.$DD23];MATCH([.$M$3];[.$AK$3:.$DD$3];0)+[.Q$1]))" office:value-type="float" office:value="10" calcext:value-type="float">
            <text:p>10</text:p>
          </table:table-cell>
          <table:table-cell table:style-name="ce23" table:formula="of:=IF(INDEX([.$AK23:.$DD23];MATCH([.$M$3];[.$AK$3:.$DD$3];0)+[.R$1])=&quot;&quot;;&quot;&quot;;INDEX([.$DG$23:.$DG$422];MATCH(INDEX([.$AK23:.$DD23];MATCH([.$M$3];[.$AK$3:.$DD$3];0)+[.R$1])&amp;IF([.U23]=&quot;&quot;;&quot;&quot;;&quot;_&quot;&amp;[.U23]);[.$DI$23:.$DI$422];0)))" office:value-type="float" office:value="1" calcext:value-type="float">
            <text:p>1</text:p>
          </table:table-cell>
          <table:table-cell table:style-name="ce56" table:formula="of:=IF(INDEX([.$AK23:.$DD23];MATCH([.$M$3];[.$AK$3:.$DD$3];0)+[.S$1])=&quot;&quot;;&quot;&quot;;INDEX([.$AK23:.$DD23];MATCH([.$M$3];[.$AK$3:.$DD$3];0)+[.S$1]))">
            <text:p/>
          </table:table-cell>
          <table:table-cell table:style-name="ce56" table:formula="of:=IF(INDEX([.$AK23:.$DD23];MATCH([.$M$3];[.$AK$3:.$DD$3];0)+[.T$1])=&quot;&quot;;&quot;&quot;;INDEX([.$AK23:.$DD23];MATCH([.$M$3];[.$AK$3:.$DD$3];0)+[.T$1]))">
            <text:p/>
          </table:table-cell>
          <table:table-cell table:style-name="ce56" table:formula="of:=IF(INDEX([.$AK23:.$DD23];MATCH([.$M$3];[.$AK$3:.$DD$3];0)+[.U$1])=&quot;&quot;;&quot;&quot;;INDEX([.$AK23:.$DD23];MATCH([.$M$3];[.$AK$3:.$DD$3];0)+[.U$1]))">
            <text:p/>
          </table:table-cell>
          <table:table-cell table:style-name="ce30" table:formula="of:=IF(INDEX([.$AK23:.$DD23];MATCH([.$M$3];[.$AK$3:.$DD$3];0)+[.V$1])=&quot;&quot;;&quot;&quot;;INDEX([.$AK23:.$DD23];MATCH([.$M$3];[.$AK$3:.$DD$3];0)+[.V$1]))" office:value-type="float" office:value="125" calcext:value-type="float">
            <text:p>125</text:p>
          </table:table-cell>
          <table:table-cell table:style-name="ce23" table:formula="of:=IF(INDEX([.$AK23:.$DD23];MATCH([.$M$3];[.$AK$3:.$DD$3];0)+[.W$1])=&quot;&quot;;&quot;&quot;;INDEX([.$DG$23:.$DG$422];MATCH(INDEX([.$AK23:.$DD23];MATCH([.$M$3];[.$AK$3:.$DD$3];0)+[.W$1])&amp;IF([.Z23]=&quot;&quot;;&quot;&quot;;&quot;_&quot;&amp;[.Z23]);[.$DJ$23:.$DJ$422];0)))" office:value-type="float" office:value="1" calcext:value-type="float">
            <text:p>1</text:p>
          </table:table-cell>
          <table:table-cell table:style-name="ce56" table:formula="of:=IF(INDEX([.$AK23:.$DD23];MATCH([.$M$3];[.$AK$3:.$DD$3];0)+[.X$1])=&quot;&quot;;&quot;&quot;;INDEX([.$AK23:.$DD23];MATCH([.$M$3];[.$AK$3:.$DD$3];0)+[.X$1]))">
            <text:p/>
          </table:table-cell>
          <table:table-cell table:style-name="ce56" table:formula="of:=IF(INDEX([.$AK23:.$DD23];MATCH([.$M$3];[.$AK$3:.$DD$3];0)+[.Y$1])=&quot;&quot;;&quot;&quot;;INDEX([.$AK23:.$DD23];MATCH([.$M$3];[.$AK$3:.$DD$3];0)+[.Y$1]))">
            <text:p/>
          </table:table-cell>
          <table:table-cell table:style-name="ce56" table:formula="of:=IF(INDEX([.$AK23:.$DD23];MATCH([.$M$3];[.$AK$3:.$DD$3];0)+[.Z$1])=&quot;&quot;;&quot;&quot;;INDEX([.$AK23:.$DD23];MATCH([.$M$3];[.$AK$3:.$DD$3];0)+[.Z$1]))">
            <text:p/>
          </table:table-cell>
          <table:table-cell table:style-name="ce53" table:formula="of:=IF(INDEX([.$AK23:.$DD23];MATCH([.$M$3];[.$AK$3:.$DD$3];0)+[.AA$1])=&quot;&quot;;&quot;&quot;;INDEX([.$AK23:.$DD23];MATCH([.$M$3];[.$AK$3:.$DD$3];0)+[.AA$1]))" office:value-type="float" office:value="10" calcext:value-type="float">
            <text:p>10</text:p>
          </table:table-cell>
          <table:table-cell table:style-name="ce58" table:formula="of:=IF(INDEX([.$AK23:.$DD23];MATCH([.$M$3];[.$AK$3:.$DD$3];0)+[.AB$1])=&quot;&quot;;&quot;&quot;;INDEX([.$DG$23:.$DG$422];MATCH(INDEX([.$AK23:.$DD23];MATCH([.$M$3];[.$AK$3:.$DD$3];0)+[.AB$1])&amp;IF([.AE23]=&quot;&quot;;&quot;&quot;;&quot;_&quot;&amp;[.AE23]);[.$DK$23:.$DK$422];0)))" office:value-type="float" office:value="1" calcext:value-type="float">
            <text:p>1</text:p>
          </table:table-cell>
          <table:table-cell table:style-name="ce56" table:formula="of:=IF(INDEX([.$AK23:.$DD23];MATCH([.$M$3];[.$AK$3:.$DD$3];0)+[.AC$1])=&quot;&quot;;&quot;&quot;;INDEX([.$AK23:.$DD23];MATCH([.$M$3];[.$AK$3:.$DD$3];0)+[.AC$1]))">
            <text:p/>
          </table:table-cell>
          <table:table-cell table:style-name="ce56" table:formula="of:=IF(INDEX([.$AK23:.$DD23];MATCH([.$M$3];[.$AK$3:.$DD$3];0)+[.AD$1])=&quot;&quot;;&quot;&quot;;INDEX([.$AK23:.$DD23];MATCH([.$M$3];[.$AK$3:.$DD$3];0)+[.AD$1]))">
            <text:p/>
          </table:table-cell>
          <table:table-cell table:style-name="ce56" table:formula="of:=IF(INDEX([.$AK23:.$DD23];MATCH([.$M$3];[.$AK$3:.$DD$3];0)+[.AE$1])=&quot;&quot;;&quot;&quot;;INDEX([.$AK23:.$DD23];MATCH([.$M$3];[.$AK$3:.$DD$3];0)+[.AE$1]))">
            <text:p/>
          </table:table-cell>
          <table:table-cell table:style-name="ce30" table:formula="of:=IF(INDEX([.$AK23:.$DD23];MATCH([.$M$3];[.$AK$3:.$DD$3];0)+[.AF$1])=&quot;&quot;;&quot;&quot;;INDEX([.$AK23:.$DD23];MATCH([.$M$3];[.$AK$3:.$DD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style-name="ce26"/>
          <table:table-cell table:style-name="ce67" table:number-columns-repeated="2"/>
          <table:table-cell table:style-name="ce34"/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D24];MATCH([.$M$3];[.$AK$3:.$DD$3];0)+[.$M$1])=&quot;&quot;;&quot;&quot;;INDEX([.$DG$23:.$DG$422];MATCH(INDEX([.$AK24:.$DD24];MATCH([.$M$3];[.$AK$3:.$DD$3];0)+[.$M$1])&amp;IF([.P24]=&quot;&quot;;&quot;&quot;;&quot;_&quot;&amp;[.P24]);[.$DH$23:.$DH$422];0)))" office:value-type="float" office:value="7" calcext:value-type="float">
            <text:p>7</text:p>
          </table:table-cell>
          <table:table-cell table:style-name="ce14" table:formula="of:=IF(INDEX([.$AK24:.$DD24];MATCH([.$M$3];[.$AK$3:.$DD$3];0)+[.N$1])=&quot;&quot;;&quot;&quot;;INDEX([.$AK24:.$DD24];MATCH([.$M$3];[.$AK$3:.$DD$3];0)+[.N$1]))" office:value-type="string" office:string-value="b" calcext:value-type="string">
            <text:p>b</text:p>
          </table:table-cell>
          <table:table-cell table:style-name="ce51" table:formula="of:=IF(INDEX([.$AK24:.$DD24];MATCH([.$M$3];[.$AK$3:.$DD$3];0)+[.O$1])=&quot;&quot;;&quot;&quot;;INDEX([.$AK24:.$DD24];MATCH([.$M$3];[.$AK$3:.$DD$3];0)+[.O$1]))">
            <text:p/>
          </table:table-cell>
          <table:table-cell table:style-name="ce51" table:formula="of:=IF(INDEX([.$AK24:.$DD24];MATCH([.$M$3];[.$AK$3:.$DD$3];0)+[.P$1])=&quot;&quot;;&quot;&quot;;INDEX([.$AK24:.$DD24];MATCH([.$M$3];[.$AK$3:.$DD$3];0)+[.P$1]))">
            <text:p/>
          </table:table-cell>
          <table:table-cell table:style-name="ce37" table:formula="of:=IF(INDEX([.$AK24:.$DD24];MATCH([.$M$3];[.$AK$3:.$DD$3];0)+[.Q$1])=&quot;&quot;;&quot;&quot;;INDEX([.$AK24:.$DD24];MATCH([.$M$3];[.$AK$3:.$DD$3];0)+[.Q$1]))" office:value-type="float" office:value="21.5" calcext:value-type="float">
            <text:p>21.5</text:p>
          </table:table-cell>
          <table:table-cell table:style-name="ce24" table:formula="of:=IF(INDEX([.$AK24:.$DD24];MATCH([.$M$3];[.$AK$3:.$DD$3];0)+[.R$1])=&quot;&quot;;&quot;&quot;;INDEX([.$DG$23:.$DG$422];MATCH(INDEX([.$AK24:.$DD24];MATCH([.$M$3];[.$AK$3:.$DD$3];0)+[.R$1])&amp;IF([.U24]=&quot;&quot;;&quot;&quot;;&quot;_&quot;&amp;[.U24]);[.$DI$23:.$DI$422];0)))" office:value-type="float" office:value="6" calcext:value-type="float">
            <text:p>6</text:p>
          </table:table-cell>
          <table:table-cell table:style-name="ce14" table:formula="of:=IF(INDEX([.$AK24:.$DD24];MATCH([.$M$3];[.$AK$3:.$DD$3];0)+[.S$1])=&quot;&quot;;&quot;&quot;;INDEX([.$AK24:.$DD24];MATCH([.$M$3];[.$AK$3:.$DD$3];0)+[.S$1]))" office:value-type="string" office:string-value="b" calcext:value-type="string">
            <text:p>b</text:p>
          </table:table-cell>
          <table:table-cell table:style-name="ce14" table:formula="of:=IF(INDEX([.$AK24:.$DD24];MATCH([.$M$3];[.$AK$3:.$DD$3];0)+[.T$1])=&quot;&quot;;&quot;&quot;;INDEX([.$AK24:.$DD24];MATCH([.$M$3];[.$AK$3:.$DD$3];0)+[.T$1]))">
            <text:p/>
          </table:table-cell>
          <table:table-cell table:style-name="ce51" table:formula="of:=IF(INDEX([.$AK24:.$DD24];MATCH([.$M$3];[.$AK$3:.$DD$3];0)+[.U$1])=&quot;&quot;;&quot;&quot;;INDEX([.$AK24:.$DD24];MATCH([.$M$3];[.$AK$3:.$DD$3];0)+[.U$1]))">
            <text:p/>
          </table:table-cell>
          <table:table-cell table:style-name="ce37" table:formula="of:=IF(INDEX([.$AK24:.$DD24];MATCH([.$M$3];[.$AK$3:.$DD$3];0)+[.V$1])=&quot;&quot;;&quot;&quot;;INDEX([.$AK24:.$DD24];MATCH([.$M$3];[.$AK$3:.$DD$3];0)+[.V$1]))" office:value-type="float" office:value="136.5" calcext:value-type="float">
            <text:p>136.5</text:p>
          </table:table-cell>
          <table:table-cell table:style-name="ce24" table:formula="of:=IF(INDEX([.$AK24:.$DD24];MATCH([.$M$3];[.$AK$3:.$DD$3];0)+[.W$1])=&quot;&quot;;&quot;&quot;;INDEX([.$DG$23:.$DG$422];MATCH(INDEX([.$AK24:.$DD24];MATCH([.$M$3];[.$AK$3:.$DD$3];0)+[.W$1])&amp;IF([.Z24]=&quot;&quot;;&quot;&quot;;&quot;_&quot;&amp;[.Z24]);[.$DJ$23:.$DJ$422];0)))" office:value-type="float" office:value="8" calcext:value-type="float">
            <text:p>8</text:p>
          </table:table-cell>
          <table:table-cell table:style-name="ce14" table:formula="of:=IF(INDEX([.$AK24:.$DD24];MATCH([.$M$3];[.$AK$3:.$DD$3];0)+[.X$1])=&quot;&quot;;&quot;&quot;;INDEX([.$AK24:.$DD24];MATCH([.$M$3];[.$AK$3:.$DD$3];0)+[.X$1]))" office:value-type="string" office:string-value="b" calcext:value-type="string">
            <text:p>b</text:p>
          </table:table-cell>
          <table:table-cell table:style-name="ce14" table:formula="of:=IF(INDEX([.$AK24:.$DD24];MATCH([.$M$3];[.$AK$3:.$DD$3];0)+[.Y$1])=&quot;&quot;;&quot;&quot;;INDEX([.$AK24:.$DD24];MATCH([.$M$3];[.$AK$3:.$DD$3];0)+[.Y$1]))">
            <text:p/>
          </table:table-cell>
          <table:table-cell table:style-name="ce51" table:formula="of:=IF(INDEX([.$AK24:.$DD24];MATCH([.$M$3];[.$AK$3:.$DD$3];0)+[.Z$1])=&quot;&quot;;&quot;&quot;;INDEX([.$AK24:.$DD24];MATCH([.$M$3];[.$AK$3:.$DD$3];0)+[.Z$1]))">
            <text:p/>
          </table:table-cell>
          <table:table-cell table:style-name="ce37" table:formula="of:=IF(INDEX([.$AK24:.$DD24];MATCH([.$M$3];[.$AK$3:.$DD$3];0)+[.AA$1])=&quot;&quot;;&quot;&quot;;INDEX([.$AK24:.$DD24];MATCH([.$M$3];[.$AK$3:.$DD$3];0)+[.AA$1]))" office:value-type="float" office:value="23.5" calcext:value-type="float">
            <text:p>23.5</text:p>
          </table:table-cell>
          <table:table-cell table:style-name="ce24" table:formula="of:=IF(INDEX([.$AK24:.$DD24];MATCH([.$M$3];[.$AK$3:.$DD$3];0)+[.AB$1])=&quot;&quot;;&quot;&quot;;INDEX([.$DG$23:.$DG$422];MATCH(INDEX([.$AK24:.$DD24];MATCH([.$M$3];[.$AK$3:.$DD$3];0)+[.AB$1])&amp;IF([.AE24]=&quot;&quot;;&quot;&quot;;&quot;_&quot;&amp;[.AE24]);[.$DK$23:.$DK$422];0)))" office:value-type="float" office:value="8" calcext:value-type="float">
            <text:p>8</text:p>
          </table:table-cell>
          <table:table-cell table:style-name="ce14" table:formula="of:=IF(INDEX([.$AK24:.$DD24];MATCH([.$M$3];[.$AK$3:.$DD$3];0)+[.AC$1])=&quot;&quot;;&quot;&quot;;INDEX([.$AK24:.$DD24];MATCH([.$M$3];[.$AK$3:.$DD$3];0)+[.AC$1]))" office:value-type="string" office:string-value="b" calcext:value-type="string">
            <text:p>b</text:p>
          </table:table-cell>
          <table:table-cell table:style-name="ce14" table:formula="of:=IF(INDEX([.$AK24:.$DD24];MATCH([.$M$3];[.$AK$3:.$DD$3];0)+[.AD$1])=&quot;&quot;;&quot;&quot;;INDEX([.$AK24:.$DD24];MATCH([.$M$3];[.$AK$3:.$DD$3];0)+[.AD$1]))">
            <text:p/>
          </table:table-cell>
          <table:table-cell table:style-name="ce51" table:formula="of:=IF(INDEX([.$AK24:.$DD24];MATCH([.$M$3];[.$AK$3:.$DD$3];0)+[.AE$1])=&quot;&quot;;&quot;&quot;;INDEX([.$AK24:.$DD24];MATCH([.$M$3];[.$AK$3:.$DD$3];0)+[.AE$1]))">
            <text:p/>
          </table:table-cell>
          <table:table-cell table:style-name="ce37" table:formula="of:=IF(INDEX([.$AK24:.$DD24];MATCH([.$M$3];[.$AK$3:.$DD$3];0)+[.AF$1])=&quot;&quot;;&quot;&quot;;INDEX([.$AK24:.$DD24];MATCH([.$M$3];[.$AK$3:.$DD$3];0)+[.AF$1]))"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1.5" calcext:value-type="float">
            <text:p>21.5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5" calcext:value-type="float">
            <text:p>23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" calcext:value-type="float">
            <text:p>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7" calcext:value-type="float">
            <text:p>7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6" calcext:value-type="float">
            <text:p>6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6 \break " calcext:value-type="string">
            <text:p>s1*6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D25];MATCH([.$M$3];[.$AK$3:.$DD$3];0)+[.$M$1])=&quot;&quot;;&quot;&quot;;INDEX([.$DG$23:.$DG$422];MATCH(INDEX([.$AK25:.$DD25];MATCH([.$M$3];[.$AK$3:.$DD$3];0)+[.$M$1])&amp;IF([.P25]=&quot;&quot;;&quot;&quot;;&quot;_&quot;&amp;[.P25]);[.$DH$23:.$DH$422];0)))" office:value-type="float" office:value="13" calcext:value-type="float">
            <text:p>13</text:p>
          </table:table-cell>
          <table:table-cell table:style-name="ce14" table:formula="of:=IF(INDEX([.$AK25:.$DD25];MATCH([.$M$3];[.$AK$3:.$DD$3];0)+[.N$1])=&quot;&quot;;&quot;&quot;;INDEX([.$AK25:.$DD25];MATCH([.$M$3];[.$AK$3:.$DD$3];0)+[.N$1]))" office:value-type="string" office:string-value="b" calcext:value-type="string">
            <text:p>b</text:p>
          </table:table-cell>
          <table:table-cell table:style-name="ce51" table:formula="of:=IF(INDEX([.$AK25:.$DD25];MATCH([.$M$3];[.$AK$3:.$DD$3];0)+[.O$1])=&quot;&quot;;&quot;&quot;;INDEX([.$AK25:.$DD25];MATCH([.$M$3];[.$AK$3:.$DD$3];0)+[.O$1]))">
            <text:p/>
          </table:table-cell>
          <table:table-cell table:style-name="ce51" table:formula="of:=IF(INDEX([.$AK25:.$DD25];MATCH([.$M$3];[.$AK$3:.$DD$3];0)+[.P$1])=&quot;&quot;;&quot;&quot;;INDEX([.$AK25:.$DD25];MATCH([.$M$3];[.$AK$3:.$DD$3];0)+[.P$1]))">
            <text:p/>
          </table:table-cell>
          <table:table-cell table:style-name="ce37" table:formula="of:=IF(INDEX([.$AK25:.$DD25];MATCH([.$M$3];[.$AK$3:.$DD$3];0)+[.Q$1])=&quot;&quot;;&quot;&quot;;INDEX([.$AK25:.$DD25];MATCH([.$M$3];[.$AK$3:.$DD$3];0)+[.Q$1]))" office:value-type="float" office:value="33" calcext:value-type="float">
            <text:p>33</text:p>
          </table:table-cell>
          <table:table-cell table:style-name="ce24" table:formula="of:=IF(INDEX([.$AK25:.$DD25];MATCH([.$M$3];[.$AK$3:.$DD$3];0)+[.R$1])=&quot;&quot;;&quot;&quot;;INDEX([.$DG$23:.$DG$422];MATCH(INDEX([.$AK25:.$DD25];MATCH([.$M$3];[.$AK$3:.$DD$3];0)+[.R$1])&amp;IF([.U25]=&quot;&quot;;&quot;&quot;;&quot;_&quot;&amp;[.U25]);[.$DI$23:.$DI$422];0)))" office:value-type="float" office:value="11" calcext:value-type="float">
            <text:p>11</text:p>
          </table:table-cell>
          <table:table-cell table:style-name="ce14" table:formula="of:=IF(INDEX([.$AK25:.$DD25];MATCH([.$M$3];[.$AK$3:.$DD$3];0)+[.S$1])=&quot;&quot;;&quot;&quot;;INDEX([.$AK25:.$DD25];MATCH([.$M$3];[.$AK$3:.$DD$3];0)+[.S$1]))" office:value-type="string" office:string-value="b" calcext:value-type="string">
            <text:p>b</text:p>
          </table:table-cell>
          <table:table-cell table:style-name="ce14" table:formula="of:=IF(INDEX([.$AK25:.$DD25];MATCH([.$M$3];[.$AK$3:.$DD$3];0)+[.T$1])=&quot;&quot;;&quot;&quot;;INDEX([.$AK25:.$DD25];MATCH([.$M$3];[.$AK$3:.$DD$3];0)+[.T$1]))">
            <text:p/>
          </table:table-cell>
          <table:table-cell table:style-name="ce51" table:formula="of:=IF(INDEX([.$AK25:.$DD25];MATCH([.$M$3];[.$AK$3:.$DD$3];0)+[.U$1])=&quot;&quot;;&quot;&quot;;INDEX([.$AK25:.$DD25];MATCH([.$M$3];[.$AK$3:.$DD$3];0)+[.U$1]))">
            <text:p/>
          </table:table-cell>
          <table:table-cell table:style-name="ce37" table:formula="of:=IF(INDEX([.$AK25:.$DD25];MATCH([.$M$3];[.$AK$3:.$DD$3];0)+[.V$1])=&quot;&quot;;&quot;&quot;;INDEX([.$AK25:.$DD25];MATCH([.$M$3];[.$AK$3:.$DD$3];0)+[.V$1]))" office:value-type="float" office:value="148" calcext:value-type="float">
            <text:p>148</text:p>
          </table:table-cell>
          <table:table-cell table:style-name="ce24" table:formula="of:=IF(INDEX([.$AK25:.$DD25];MATCH([.$M$3];[.$AK$3:.$DD$3];0)+[.W$1])=&quot;&quot;;&quot;&quot;;INDEX([.$DG$23:.$DG$422];MATCH(INDEX([.$AK25:.$DD25];MATCH([.$M$3];[.$AK$3:.$DD$3];0)+[.W$1])&amp;IF([.Z25]=&quot;&quot;;&quot;&quot;;&quot;_&quot;&amp;[.Z25]);[.$DJ$23:.$DJ$422];0)))" office:value-type="float" office:value="15" calcext:value-type="float">
            <text:p>15</text:p>
          </table:table-cell>
          <table:table-cell table:style-name="ce14" table:formula="of:=IF(INDEX([.$AK25:.$DD25];MATCH([.$M$3];[.$AK$3:.$DD$3];0)+[.X$1])=&quot;&quot;;&quot;&quot;;INDEX([.$AK25:.$DD25];MATCH([.$M$3];[.$AK$3:.$DD$3];0)+[.X$1]))" office:value-type="string" office:string-value="b" calcext:value-type="string">
            <text:p>b</text:p>
          </table:table-cell>
          <table:table-cell table:style-name="ce14" table:formula="of:=IF(INDEX([.$AK25:.$DD25];MATCH([.$M$3];[.$AK$3:.$DD$3];0)+[.Y$1])=&quot;&quot;;&quot;&quot;;INDEX([.$AK25:.$DD25];MATCH([.$M$3];[.$AK$3:.$DD$3];0)+[.Y$1]))">
            <text:p/>
          </table:table-cell>
          <table:table-cell table:style-name="ce51" table:formula="of:=IF(INDEX([.$AK25:.$DD25];MATCH([.$M$3];[.$AK$3:.$DD$3];0)+[.Z$1])=&quot;&quot;;&quot;&quot;;INDEX([.$AK25:.$DD25];MATCH([.$M$3];[.$AK$3:.$DD$3];0)+[.Z$1]))">
            <text:p/>
          </table:table-cell>
          <table:table-cell table:style-name="ce37" table:formula="of:=IF(INDEX([.$AK25:.$DD25];MATCH([.$M$3];[.$AK$3:.$DD$3];0)+[.AA$1])=&quot;&quot;;&quot;&quot;;INDEX([.$AK25:.$DD25];MATCH([.$M$3];[.$AK$3:.$DD$3];0)+[.AA$1]))" office:value-type="float" office:value="35" calcext:value-type="float">
            <text:p>35</text:p>
          </table:table-cell>
          <table:table-cell table:style-name="ce24" table:formula="of:=IF(INDEX([.$AK25:.$DD25];MATCH([.$M$3];[.$AK$3:.$DD$3];0)+[.AB$1])=&quot;&quot;;&quot;&quot;;INDEX([.$DG$23:.$DG$422];MATCH(INDEX([.$AK25:.$DD25];MATCH([.$M$3];[.$AK$3:.$DD$3];0)+[.AB$1])&amp;IF([.AE25]=&quot;&quot;;&quot;&quot;;&quot;_&quot;&amp;[.AE25]);[.$DK$23:.$DK$422];0)))" office:value-type="float" office:value="15" calcext:value-type="float">
            <text:p>15</text:p>
          </table:table-cell>
          <table:table-cell table:style-name="ce14" table:formula="of:=IF(INDEX([.$AK25:.$DD25];MATCH([.$M$3];[.$AK$3:.$DD$3];0)+[.AC$1])=&quot;&quot;;&quot;&quot;;INDEX([.$AK25:.$DD25];MATCH([.$M$3];[.$AK$3:.$DD$3];0)+[.AC$1]))" office:value-type="string" office:string-value="b" calcext:value-type="string">
            <text:p>b</text:p>
          </table:table-cell>
          <table:table-cell table:style-name="ce14" table:formula="of:=IF(INDEX([.$AK25:.$DD25];MATCH([.$M$3];[.$AK$3:.$DD$3];0)+[.AD$1])=&quot;&quot;;&quot;&quot;;INDEX([.$AK25:.$DD25];MATCH([.$M$3];[.$AK$3:.$DD$3];0)+[.AD$1]))">
            <text:p/>
          </table:table-cell>
          <table:table-cell table:style-name="ce51" table:formula="of:=IF(INDEX([.$AK25:.$DD25];MATCH([.$M$3];[.$AK$3:.$DD$3];0)+[.AE$1])=&quot;&quot;;&quot;&quot;;INDEX([.$AK25:.$DD25];MATCH([.$M$3];[.$AK$3:.$DD$3];0)+[.AE$1]))">
            <text:p/>
          </table:table-cell>
          <table:table-cell table:style-name="ce37" table:formula="of:=IF(INDEX([.$AK25:.$DD25];MATCH([.$M$3];[.$AK$3:.$DD$3];0)+[.AF$1])=&quot;&quot;;&quot;&quot;;INDEX([.$AK25:.$DD25];MATCH([.$M$3];[.$AK$3:.$DD$3];0)+[.AF$1]))" office:value-type="float" office:value="36.5" calcext:value-type="float">
            <text:p>36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5" calcext:value-type="float">
            <text:p>36.5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3" calcext:value-type="float">
            <text:p>13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6" calcext:value-type="float">
            <text:p>6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1.5))" calcext:value-type="string">
            <text:p>\overrideProperty Score.NonMusicalPaperColumn.line-break-system-details #'((Y-offset . 21.5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D26];MATCH([.$M$3];[.$AK$3:.$DD$3];0)+[.$M$1])=&quot;&quot;;&quot;&quot;;INDEX([.$DG$23:.$DG$422];MATCH(INDEX([.$AK26:.$DD26];MATCH([.$M$3];[.$AK$3:.$DD$3];0)+[.$M$1])&amp;IF([.P26]=&quot;&quot;;&quot;&quot;;&quot;_&quot;&amp;[.P26]);[.$DH$23:.$DH$422];0)))" office:value-type="float" office:value="17" calcext:value-type="float">
            <text:p>17</text:p>
          </table:table-cell>
          <table:table-cell table:style-name="ce14" table:formula="of:=IF(INDEX([.$AK26:.$DD26];MATCH([.$M$3];[.$AK$3:.$DD$3];0)+[.N$1])=&quot;&quot;;&quot;&quot;;INDEX([.$AK26:.$DD26];MATCH([.$M$3];[.$AK$3:.$DD$3];0)+[.N$1]))" office:value-type="string" office:string-value="b" calcext:value-type="string">
            <text:p>b</text:p>
          </table:table-cell>
          <table:table-cell table:style-name="ce51" table:formula="of:=IF(INDEX([.$AK26:.$DD26];MATCH([.$M$3];[.$AK$3:.$DD$3];0)+[.O$1])=&quot;&quot;;&quot;&quot;;INDEX([.$AK26:.$DD26];MATCH([.$M$3];[.$AK$3:.$DD$3];0)+[.O$1]))">
            <text:p/>
          </table:table-cell>
          <table:table-cell table:style-name="ce51" table:formula="of:=IF(INDEX([.$AK26:.$DD26];MATCH([.$M$3];[.$AK$3:.$DD$3];0)+[.P$1])=&quot;&quot;;&quot;&quot;;INDEX([.$AK26:.$DD26];MATCH([.$M$3];[.$AK$3:.$DD$3];0)+[.P$1]))">
            <text:p/>
          </table:table-cell>
          <table:table-cell table:style-name="ce37" table:formula="of:=IF(INDEX([.$AK26:.$DD26];MATCH([.$M$3];[.$AK$3:.$DD$3];0)+[.Q$1])=&quot;&quot;;&quot;&quot;;INDEX([.$AK26:.$DD26];MATCH([.$M$3];[.$AK$3:.$DD$3];0)+[.Q$1]))" office:value-type="float" office:value="44" calcext:value-type="float">
            <text:p>44</text:p>
          </table:table-cell>
          <table:table-cell table:style-name="ce24" table:formula="of:=IF(INDEX([.$AK26:.$DD26];MATCH([.$M$3];[.$AK$3:.$DD$3];0)+[.R$1])=&quot;&quot;;&quot;&quot;;INDEX([.$DG$23:.$DG$422];MATCH(INDEX([.$AK26:.$DD26];MATCH([.$M$3];[.$AK$3:.$DD$3];0)+[.R$1])&amp;IF([.U26]=&quot;&quot;;&quot;&quot;;&quot;_&quot;&amp;[.U26]);[.$DI$23:.$DI$422];0)))" office:value-type="float" office:value="15" calcext:value-type="float">
            <text:p>15</text:p>
          </table:table-cell>
          <table:table-cell table:style-name="ce14" table:formula="of:=IF(INDEX([.$AK26:.$DD26];MATCH([.$M$3];[.$AK$3:.$DD$3];0)+[.S$1])=&quot;&quot;;&quot;&quot;;INDEX([.$AK26:.$DD26];MATCH([.$M$3];[.$AK$3:.$DD$3];0)+[.S$1]))" office:value-type="string" office:string-value="pb" calcext:value-type="string">
            <text:p>pb</text:p>
          </table:table-cell>
          <table:table-cell table:style-name="ce14" table:formula="of:=IF(INDEX([.$AK26:.$DD26];MATCH([.$M$3];[.$AK$3:.$DD$3];0)+[.T$1])=&quot;&quot;;&quot;&quot;;INDEX([.$AK26:.$DD26];MATCH([.$M$3];[.$AK$3:.$DD$3];0)+[.T$1]))">
            <text:p/>
          </table:table-cell>
          <table:table-cell table:style-name="ce51" table:formula="of:=IF(INDEX([.$AK26:.$DD26];MATCH([.$M$3];[.$AK$3:.$DD$3];0)+[.U$1])=&quot;&quot;;&quot;&quot;;INDEX([.$AK26:.$DD26];MATCH([.$M$3];[.$AK$3:.$DD$3];0)+[.U$1]))">
            <text:p/>
          </table:table-cell>
          <table:table-cell table:style-name="ce37" table:formula="of:=IF(INDEX([.$AK26:.$DD26];MATCH([.$M$3];[.$AK$3:.$DD$3];0)+[.V$1])=&quot;&quot;;&quot;&quot;;INDEX([.$AK26:.$DD26];MATCH([.$M$3];[.$AK$3:.$DD$3];0)+[.V$1]))" office:value-type="float" office:value="5" calcext:value-type="float">
            <text:p>5</text:p>
          </table:table-cell>
          <table:table-cell table:style-name="ce24" table:formula="of:=IF(INDEX([.$AK26:.$DD26];MATCH([.$M$3];[.$AK$3:.$DD$3];0)+[.W$1])=&quot;&quot;;&quot;&quot;;INDEX([.$DG$23:.$DG$422];MATCH(INDEX([.$AK26:.$DD26];MATCH([.$M$3];[.$AK$3:.$DD$3];0)+[.W$1])&amp;IF([.Z26]=&quot;&quot;;&quot;&quot;;&quot;_&quot;&amp;[.Z26]);[.$DJ$23:.$DJ$422];0)))" office:value-type="float" office:value="23" calcext:value-type="float">
            <text:p>23</text:p>
          </table:table-cell>
          <table:table-cell table:style-name="ce14" table:formula="of:=IF(INDEX([.$AK26:.$DD26];MATCH([.$M$3];[.$AK$3:.$DD$3];0)+[.X$1])=&quot;&quot;;&quot;&quot;;INDEX([.$AK26:.$DD26];MATCH([.$M$3];[.$AK$3:.$DD$3];0)+[.X$1]))" office:value-type="string" office:string-value="b" calcext:value-type="string">
            <text:p>b</text:p>
          </table:table-cell>
          <table:table-cell table:style-name="ce14" table:formula="of:=IF(INDEX([.$AK26:.$DD26];MATCH([.$M$3];[.$AK$3:.$DD$3];0)+[.Y$1])=&quot;&quot;;&quot;&quot;;INDEX([.$AK26:.$DD26];MATCH([.$M$3];[.$AK$3:.$DD$3];0)+[.Y$1]))">
            <text:p/>
          </table:table-cell>
          <table:table-cell table:style-name="ce51" table:formula="of:=IF(INDEX([.$AK26:.$DD26];MATCH([.$M$3];[.$AK$3:.$DD$3];0)+[.Z$1])=&quot;&quot;;&quot;&quot;;INDEX([.$AK26:.$DD26];MATCH([.$M$3];[.$AK$3:.$DD$3];0)+[.Z$1]))">
            <text:p/>
          </table:table-cell>
          <table:table-cell table:style-name="ce37" table:formula="of:=IF(INDEX([.$AK26:.$DD26];MATCH([.$M$3];[.$AK$3:.$DD$3];0)+[.AA$1])=&quot;&quot;;&quot;&quot;;INDEX([.$AK26:.$DD26];MATCH([.$M$3];[.$AK$3:.$DD$3];0)+[.AA$1]))" office:value-type="float" office:value="47.5" calcext:value-type="float">
            <text:p>47.5</text:p>
          </table:table-cell>
          <table:table-cell table:style-name="ce24" table:formula="of:=IF(INDEX([.$AK26:.$DD26];MATCH([.$M$3];[.$AK$3:.$DD$3];0)+[.AB$1])=&quot;&quot;;&quot;&quot;;INDEX([.$DG$23:.$DG$422];MATCH(INDEX([.$AK26:.$DD26];MATCH([.$M$3];[.$AK$3:.$DD$3];0)+[.AB$1])&amp;IF([.AE26]=&quot;&quot;;&quot;&quot;;&quot;_&quot;&amp;[.AE26]);[.$DK$23:.$DK$422];0)))" office:value-type="float" office:value="22" calcext:value-type="float">
            <text:p>22</text:p>
          </table:table-cell>
          <table:table-cell table:style-name="ce14" table:formula="of:=IF(INDEX([.$AK26:.$DD26];MATCH([.$M$3];[.$AK$3:.$DD$3];0)+[.AC$1])=&quot;&quot;;&quot;&quot;;INDEX([.$AK26:.$DD26];MATCH([.$M$3];[.$AK$3:.$DD$3];0)+[.AC$1]))" office:value-type="string" office:string-value="b" calcext:value-type="string">
            <text:p>b</text:p>
          </table:table-cell>
          <table:table-cell table:style-name="ce14" table:formula="of:=IF(INDEX([.$AK26:.$DD26];MATCH([.$M$3];[.$AK$3:.$DD$3];0)+[.AD$1])=&quot;&quot;;&quot;&quot;;INDEX([.$AK26:.$DD26];MATCH([.$M$3];[.$AK$3:.$DD$3];0)+[.AD$1]))">
            <text:p/>
          </table:table-cell>
          <table:table-cell table:style-name="ce51" table:formula="of:=IF(INDEX([.$AK26:.$DD26];MATCH([.$M$3];[.$AK$3:.$DD$3];0)+[.AE$1])=&quot;&quot;;&quot;&quot;;INDEX([.$AK26:.$DD26];MATCH([.$M$3];[.$AK$3:.$DD$3];0)+[.AE$1]))">
            <text:p/>
          </table:table-cell>
          <table:table-cell table:style-name="ce37" table:formula="of:=IF(INDEX([.$AK26:.$DD26];MATCH([.$M$3];[.$AK$3:.$DD$3];0)+[.AF$1])=&quot;&quot;;&quot;&quot;;INDEX([.$AK26:.$DD26];MATCH([.$M$3];[.$AK$3:.$DD$3];0)+[.AF$1]))" office:value-type="float" office:value="47.65" calcext:value-type="float">
            <text:p>47.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9" calcext:value-type="float">
            <text:p>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0" calcext:value-type="float">
            <text:p>1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7" calcext:value-type="float">
            <text:p>17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33))" calcext:value-type="string">
            <text:p>\overrideProperty Score.NonMusicalPaperColumn.line-break-system-details #'((Y-offset . 33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D27];MATCH([.$M$3];[.$AK$3:.$DD$3];0)+[.$M$1])=&quot;&quot;;&quot;&quot;;INDEX([.$DG$23:.$DG$422];MATCH(INDEX([.$AK27:.$DD27];MATCH([.$M$3];[.$AK$3:.$DD$3];0)+[.$M$1])&amp;IF([.P27]=&quot;&quot;;&quot;&quot;;&quot;_&quot;&amp;[.P27]);[.$DH$23:.$DH$422];0)))" office:value-type="float" office:value="23" calcext:value-type="float">
            <text:p>23</text:p>
          </table:table-cell>
          <table:table-cell table:style-name="ce14" table:formula="of:=IF(INDEX([.$AK27:.$DD27];MATCH([.$M$3];[.$AK$3:.$DD$3];0)+[.N$1])=&quot;&quot;;&quot;&quot;;INDEX([.$AK27:.$DD27];MATCH([.$M$3];[.$AK$3:.$DD$3];0)+[.N$1]))" office:value-type="string" office:string-value="b" calcext:value-type="string">
            <text:p>b</text:p>
          </table:table-cell>
          <table:table-cell table:style-name="ce51" table:formula="of:=IF(INDEX([.$AK27:.$DD27];MATCH([.$M$3];[.$AK$3:.$DD$3];0)+[.O$1])=&quot;&quot;;&quot;&quot;;INDEX([.$AK27:.$DD27];MATCH([.$M$3];[.$AK$3:.$DD$3];0)+[.O$1]))">
            <text:p/>
          </table:table-cell>
          <table:table-cell table:style-name="ce51" table:formula="of:=IF(INDEX([.$AK27:.$DD27];MATCH([.$M$3];[.$AK$3:.$DD$3];0)+[.P$1])=&quot;&quot;;&quot;&quot;;INDEX([.$AK27:.$DD27];MATCH([.$M$3];[.$AK$3:.$DD$3];0)+[.P$1]))">
            <text:p/>
          </table:table-cell>
          <table:table-cell table:style-name="ce37" table:formula="of:=IF(INDEX([.$AK27:.$DD27];MATCH([.$M$3];[.$AK$3:.$DD$3];0)+[.Q$1])=&quot;&quot;;&quot;&quot;;INDEX([.$AK27:.$DD27];MATCH([.$M$3];[.$AK$3:.$DD$3];0)+[.Q$1]))" office:value-type="float" office:value="56" calcext:value-type="float">
            <text:p>56</text:p>
          </table:table-cell>
          <table:table-cell table:style-name="ce24" table:formula="of:=IF(INDEX([.$AK27:.$DD27];MATCH([.$M$3];[.$AK$3:.$DD$3];0)+[.R$1])=&quot;&quot;;&quot;&quot;;INDEX([.$DG$23:.$DG$422];MATCH(INDEX([.$AK27:.$DD27];MATCH([.$M$3];[.$AK$3:.$DD$3];0)+[.R$1])&amp;IF([.U27]=&quot;&quot;;&quot;&quot;;&quot;_&quot;&amp;[.U27]);[.$DI$23:.$DI$422];0)))" office:value-type="float" office:value="19" calcext:value-type="float">
            <text:p>19</text:p>
          </table:table-cell>
          <table:table-cell table:style-name="ce14" table:formula="of:=IF(INDEX([.$AK27:.$DD27];MATCH([.$M$3];[.$AK$3:.$DD$3];0)+[.S$1])=&quot;&quot;;&quot;&quot;;INDEX([.$AK27:.$DD27];MATCH([.$M$3];[.$AK$3:.$DD$3];0)+[.S$1]))" office:value-type="string" office:string-value="b" calcext:value-type="string">
            <text:p>b</text:p>
          </table:table-cell>
          <table:table-cell table:style-name="ce14" table:formula="of:=IF(INDEX([.$AK27:.$DD27];MATCH([.$M$3];[.$AK$3:.$DD$3];0)+[.T$1])=&quot;&quot;;&quot;&quot;;INDEX([.$AK27:.$DD27];MATCH([.$M$3];[.$AK$3:.$DD$3];0)+[.T$1]))">
            <text:p/>
          </table:table-cell>
          <table:table-cell table:style-name="ce51" table:formula="of:=IF(INDEX([.$AK27:.$DD27];MATCH([.$M$3];[.$AK$3:.$DD$3];0)+[.U$1])=&quot;&quot;;&quot;&quot;;INDEX([.$AK27:.$DD27];MATCH([.$M$3];[.$AK$3:.$DD$3];0)+[.U$1]))">
            <text:p/>
          </table:table-cell>
          <table:table-cell table:style-name="ce37" table:formula="of:=IF(INDEX([.$AK27:.$DD27];MATCH([.$M$3];[.$AK$3:.$DD$3];0)+[.V$1])=&quot;&quot;;&quot;&quot;;INDEX([.$AK27:.$DD27];MATCH([.$M$3];[.$AK$3:.$DD$3];0)+[.V$1]))" office:value-type="float" office:value="16" calcext:value-type="float">
            <text:p>16</text:p>
          </table:table-cell>
          <table:table-cell table:style-name="ce24" table:formula="of:=IF(INDEX([.$AK27:.$DD27];MATCH([.$M$3];[.$AK$3:.$DD$3];0)+[.W$1])=&quot;&quot;;&quot;&quot;;INDEX([.$DG$23:.$DG$422];MATCH(INDEX([.$AK27:.$DD27];MATCH([.$M$3];[.$AK$3:.$DD$3];0)+[.W$1])&amp;IF([.Z27]=&quot;&quot;;&quot;&quot;;&quot;_&quot;&amp;[.Z27]);[.$DJ$23:.$DJ$422];0)))" office:value-type="float" office:value="30" calcext:value-type="float">
            <text:p>30</text:p>
          </table:table-cell>
          <table:table-cell table:style-name="ce14" table:formula="of:=IF(INDEX([.$AK27:.$DD27];MATCH([.$M$3];[.$AK$3:.$DD$3];0)+[.X$1])=&quot;&quot;;&quot;&quot;;INDEX([.$AK27:.$DD27];MATCH([.$M$3];[.$AK$3:.$DD$3];0)+[.X$1]))" office:value-type="string" office:string-value="b" calcext:value-type="string">
            <text:p>b</text:p>
          </table:table-cell>
          <table:table-cell table:style-name="ce14" table:formula="of:=IF(INDEX([.$AK27:.$DD27];MATCH([.$M$3];[.$AK$3:.$DD$3];0)+[.Y$1])=&quot;&quot;;&quot;&quot;;INDEX([.$AK27:.$DD27];MATCH([.$M$3];[.$AK$3:.$DD$3];0)+[.Y$1]))">
            <text:p/>
          </table:table-cell>
          <table:table-cell table:style-name="ce51" table:formula="of:=IF(INDEX([.$AK27:.$DD27];MATCH([.$M$3];[.$AK$3:.$DD$3];0)+[.Z$1])=&quot;&quot;;&quot;&quot;;INDEX([.$AK27:.$DD27];MATCH([.$M$3];[.$AK$3:.$DD$3];0)+[.Z$1]))">
            <text:p/>
          </table:table-cell>
          <table:table-cell table:style-name="ce37" table:formula="of:=IF(INDEX([.$AK27:.$DD27];MATCH([.$M$3];[.$AK$3:.$DD$3];0)+[.AA$1])=&quot;&quot;;&quot;&quot;;INDEX([.$AK27:.$DD27];MATCH([.$M$3];[.$AK$3:.$DD$3];0)+[.AA$1]))" office:value-type="float" office:value="60" calcext:value-type="float">
            <text:p>60</text:p>
          </table:table-cell>
          <table:table-cell table:style-name="ce24" table:formula="of:=IF(INDEX([.$AK27:.$DD27];MATCH([.$M$3];[.$AK$3:.$DD$3];0)+[.AB$1])=&quot;&quot;;&quot;&quot;;INDEX([.$DG$23:.$DG$422];MATCH(INDEX([.$AK27:.$DD27];MATCH([.$M$3];[.$AK$3:.$DD$3];0)+[.AB$1])&amp;IF([.AE27]=&quot;&quot;;&quot;&quot;;&quot;_&quot;&amp;[.AE27]);[.$DK$23:.$DK$422];0)))" office:value-type="float" office:value="29" calcext:value-type="float">
            <text:p>29</text:p>
          </table:table-cell>
          <table:table-cell table:style-name="ce14" table:formula="of:=IF(INDEX([.$AK27:.$DD27];MATCH([.$M$3];[.$AK$3:.$DD$3];0)+[.AC$1])=&quot;&quot;;&quot;&quot;;INDEX([.$AK27:.$DD27];MATCH([.$M$3];[.$AK$3:.$DD$3];0)+[.AC$1]))" office:value-type="string" office:string-value="b" calcext:value-type="string">
            <text:p>b</text:p>
          </table:table-cell>
          <table:table-cell table:style-name="ce14" table:formula="of:=IF(INDEX([.$AK27:.$DD27];MATCH([.$M$3];[.$AK$3:.$DD$3];0)+[.AD$1])=&quot;&quot;;&quot;&quot;;INDEX([.$AK27:.$DD27];MATCH([.$M$3];[.$AK$3:.$DD$3];0)+[.AD$1]))">
            <text:p/>
          </table:table-cell>
          <table:table-cell table:style-name="ce51" table:formula="of:=IF(INDEX([.$AK27:.$DD27];MATCH([.$M$3];[.$AK$3:.$DD$3];0)+[.AE$1])=&quot;&quot;;&quot;&quot;;INDEX([.$AK27:.$DD27];MATCH([.$M$3];[.$AK$3:.$DD$3];0)+[.AE$1]))">
            <text:p/>
          </table:table-cell>
          <table:table-cell table:style-name="ce37" table:formula="of:=IF(INDEX([.$AK27:.$DD27];MATCH([.$M$3];[.$AK$3:.$DD$3];0)+[.AF$1])=&quot;&quot;;&quot;&quot;;INDEX([.$AK27:.$DD27];MATCH([.$M$3];[.$AK$3:.$DD$3];0)+[.AF$1]))"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" calcext:value-type="float">
            <text:p>61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3" calcext:value-type="float">
            <text:p>23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6" calcext:value-type="float">
            <text:p>6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D28];MATCH([.$M$3];[.$AK$3:.$DD$3];0)+[.$M$1])=&quot;&quot;;&quot;&quot;;INDEX([.$DG$23:.$DG$422];MATCH(INDEX([.$AK28:.$DD28];MATCH([.$M$3];[.$AK$3:.$DD$3];0)+[.$M$1])&amp;IF([.P28]=&quot;&quot;;&quot;&quot;;&quot;_&quot;&amp;[.P28]);[.$DH$23:.$DH$422];0)))" office:value-type="float" office:value="27" calcext:value-type="float">
            <text:p>27</text:p>
          </table:table-cell>
          <table:table-cell table:style-name="ce14" table:formula="of:=IF(INDEX([.$AK28:.$DD28];MATCH([.$M$3];[.$AK$3:.$DD$3];0)+[.N$1])=&quot;&quot;;&quot;&quot;;INDEX([.$AK28:.$DD28];MATCH([.$M$3];[.$AK$3:.$DD$3];0)+[.N$1]))" office:value-type="string" office:string-value="b" calcext:value-type="string">
            <text:p>b</text:p>
          </table:table-cell>
          <table:table-cell table:style-name="ce51" table:formula="of:=IF(INDEX([.$AK28:.$DD28];MATCH([.$M$3];[.$AK$3:.$DD$3];0)+[.O$1])=&quot;&quot;;&quot;&quot;;INDEX([.$AK28:.$DD28];MATCH([.$M$3];[.$AK$3:.$DD$3];0)+[.O$1]))">
            <text:p/>
          </table:table-cell>
          <table:table-cell table:style-name="ce51" table:formula="of:=IF(INDEX([.$AK28:.$DD28];MATCH([.$M$3];[.$AK$3:.$DD$3];0)+[.P$1])=&quot;&quot;;&quot;&quot;;INDEX([.$AK28:.$DD28];MATCH([.$M$3];[.$AK$3:.$DD$3];0)+[.P$1]))">
            <text:p/>
          </table:table-cell>
          <table:table-cell table:style-name="ce37" table:formula="of:=IF(INDEX([.$AK28:.$DD28];MATCH([.$M$3];[.$AK$3:.$DD$3];0)+[.Q$1])=&quot;&quot;;&quot;&quot;;INDEX([.$AK28:.$DD28];MATCH([.$M$3];[.$AK$3:.$DD$3];0)+[.Q$1]))" office:value-type="float" office:value="68.5" calcext:value-type="float">
            <text:p>68.5</text:p>
          </table:table-cell>
          <table:table-cell table:style-name="ce24" table:formula="of:=IF(INDEX([.$AK28:.$DD28];MATCH([.$M$3];[.$AK$3:.$DD$3];0)+[.R$1])=&quot;&quot;;&quot;&quot;;INDEX([.$DG$23:.$DG$422];MATCH(INDEX([.$AK28:.$DD28];MATCH([.$M$3];[.$AK$3:.$DD$3];0)+[.R$1])&amp;IF([.U28]=&quot;&quot;;&quot;&quot;;&quot;_&quot;&amp;[.U28]);[.$DI$23:.$DI$422];0)))" office:value-type="float" office:value="26" calcext:value-type="float">
            <text:p>26</text:p>
          </table:table-cell>
          <table:table-cell table:style-name="ce14" table:formula="of:=IF(INDEX([.$AK28:.$DD28];MATCH([.$M$3];[.$AK$3:.$DD$3];0)+[.S$1])=&quot;&quot;;&quot;&quot;;INDEX([.$AK28:.$DD28];MATCH([.$M$3];[.$AK$3:.$DD$3];0)+[.S$1]))" office:value-type="string" office:string-value="b" calcext:value-type="string">
            <text:p>b</text:p>
          </table:table-cell>
          <table:table-cell table:style-name="ce14" table:formula="of:=IF(INDEX([.$AK28:.$DD28];MATCH([.$M$3];[.$AK$3:.$DD$3];0)+[.T$1])=&quot;&quot;;&quot;&quot;;INDEX([.$AK28:.$DD28];MATCH([.$M$3];[.$AK$3:.$DD$3];0)+[.T$1]))">
            <text:p/>
          </table:table-cell>
          <table:table-cell table:style-name="ce51" table:formula="of:=IF(INDEX([.$AK28:.$DD28];MATCH([.$M$3];[.$AK$3:.$DD$3];0)+[.U$1])=&quot;&quot;;&quot;&quot;;INDEX([.$AK28:.$DD28];MATCH([.$M$3];[.$AK$3:.$DD$3];0)+[.U$1]))">
            <text:p/>
          </table:table-cell>
          <table:table-cell table:style-name="ce37" table:formula="of:=IF(INDEX([.$AK28:.$DD28];MATCH([.$M$3];[.$AK$3:.$DD$3];0)+[.V$1])=&quot;&quot;;&quot;&quot;;INDEX([.$AK28:.$DD28];MATCH([.$M$3];[.$AK$3:.$DD$3];0)+[.V$1]))" office:value-type="float" office:value="28.8" calcext:value-type="float">
            <text:p>28.8</text:p>
          </table:table-cell>
          <table:table-cell table:style-name="ce24" table:formula="of:=IF(INDEX([.$AK28:.$DD28];MATCH([.$M$3];[.$AK$3:.$DD$3];0)+[.W$1])=&quot;&quot;;&quot;&quot;;INDEX([.$DG$23:.$DG$422];MATCH(INDEX([.$AK28:.$DD28];MATCH([.$M$3];[.$AK$3:.$DD$3];0)+[.W$1])&amp;IF([.Z28]=&quot;&quot;;&quot;&quot;;&quot;_&quot;&amp;[.Z28]);[.$DJ$23:.$DJ$422];0)))" office:value-type="float" office:value="38" calcext:value-type="float">
            <text:p>38</text:p>
          </table:table-cell>
          <table:table-cell table:style-name="ce14" table:formula="of:=IF(INDEX([.$AK28:.$DD28];MATCH([.$M$3];[.$AK$3:.$DD$3];0)+[.X$1])=&quot;&quot;;&quot;&quot;;INDEX([.$AK28:.$DD28];MATCH([.$M$3];[.$AK$3:.$DD$3];0)+[.X$1]))" office:value-type="string" office:string-value="b" calcext:value-type="string">
            <text:p>b</text:p>
          </table:table-cell>
          <table:table-cell table:style-name="ce14" table:formula="of:=IF(INDEX([.$AK28:.$DD28];MATCH([.$M$3];[.$AK$3:.$DD$3];0)+[.Y$1])=&quot;&quot;;&quot;&quot;;INDEX([.$AK28:.$DD28];MATCH([.$M$3];[.$AK$3:.$DD$3];0)+[.Y$1]))">
            <text:p/>
          </table:table-cell>
          <table:table-cell table:style-name="ce51" table:formula="of:=IF(INDEX([.$AK28:.$DD28];MATCH([.$M$3];[.$AK$3:.$DD$3];0)+[.Z$1])=&quot;&quot;;&quot;&quot;;INDEX([.$AK28:.$DD28];MATCH([.$M$3];[.$AK$3:.$DD$3];0)+[.Z$1]))">
            <text:p/>
          </table:table-cell>
          <table:table-cell table:style-name="ce37" table:formula="of:=IF(INDEX([.$AK28:.$DD28];MATCH([.$M$3];[.$AK$3:.$DD$3];0)+[.AA$1])=&quot;&quot;;&quot;&quot;;INDEX([.$AK28:.$DD28];MATCH([.$M$3];[.$AK$3:.$DD$3];0)+[.AA$1]))" office:value-type="float" office:value="71.5" calcext:value-type="float">
            <text:p>71.5</text:p>
          </table:table-cell>
          <table:table-cell table:style-name="ce24" table:formula="of:=IF(INDEX([.$AK28:.$DD28];MATCH([.$M$3];[.$AK$3:.$DD$3];0)+[.AB$1])=&quot;&quot;;&quot;&quot;;INDEX([.$DG$23:.$DG$422];MATCH(INDEX([.$AK28:.$DD28];MATCH([.$M$3];[.$AK$3:.$DD$3];0)+[.AB$1])&amp;IF([.AE28]=&quot;&quot;;&quot;&quot;;&quot;_&quot;&amp;[.AE28]);[.$DK$23:.$DK$422];0)))" office:value-type="float" office:value="37" calcext:value-type="float">
            <text:p>37</text:p>
          </table:table-cell>
          <table:table-cell table:style-name="ce14" table:formula="of:=IF(INDEX([.$AK28:.$DD28];MATCH([.$M$3];[.$AK$3:.$DD$3];0)+[.AC$1])=&quot;&quot;;&quot;&quot;;INDEX([.$AK28:.$DD28];MATCH([.$M$3];[.$AK$3:.$DD$3];0)+[.AC$1]))" office:value-type="string" office:string-value="b" calcext:value-type="string">
            <text:p>b</text:p>
          </table:table-cell>
          <table:table-cell table:style-name="ce14" table:formula="of:=IF(INDEX([.$AK28:.$DD28];MATCH([.$M$3];[.$AK$3:.$DD$3];0)+[.AD$1])=&quot;&quot;;&quot;&quot;;INDEX([.$AK28:.$DD28];MATCH([.$M$3];[.$AK$3:.$DD$3];0)+[.AD$1]))">
            <text:p/>
          </table:table-cell>
          <table:table-cell table:style-name="ce51" table:formula="of:=IF(INDEX([.$AK28:.$DD28];MATCH([.$M$3];[.$AK$3:.$DD$3];0)+[.AE$1])=&quot;&quot;;&quot;&quot;;INDEX([.$AK28:.$DD28];MATCH([.$M$3];[.$AK$3:.$DD$3];0)+[.AE$1]))">
            <text:p/>
          </table:table-cell>
          <table:table-cell table:style-name="ce37" table:formula="of:=IF(INDEX([.$AK28:.$DD28];MATCH([.$M$3];[.$AK$3:.$DD$3];0)+[.AF$1])=&quot;&quot;;&quot;&quot;;INDEX([.$AK28:.$DD28];MATCH([.$M$3];[.$AK$3:.$DD$3];0)+[.AF$1]))" office:value-type="float" office:value="74" calcext:value-type="float">
            <text:p>7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4" calcext:value-type="float">
            <text:p>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7" calcext:value-type="float">
            <text:p>27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4" calcext:value-type="float">
            <text:p>4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D29];MATCH([.$M$3];[.$AK$3:.$DD$3];0)+[.$M$1])=&quot;&quot;;&quot;&quot;;INDEX([.$DG$23:.$DG$422];MATCH(INDEX([.$AK29:.$DD29];MATCH([.$M$3];[.$AK$3:.$DD$3];0)+[.$M$1])&amp;IF([.P29]=&quot;&quot;;&quot;&quot;;&quot;_&quot;&amp;[.P29]);[.$DH$23:.$DH$422];0)))" office:value-type="float" office:value="32" calcext:value-type="float">
            <text:p>32</text:p>
          </table:table-cell>
          <table:table-cell table:style-name="ce14" table:formula="of:=IF(INDEX([.$AK29:.$DD29];MATCH([.$M$3];[.$AK$3:.$DD$3];0)+[.N$1])=&quot;&quot;;&quot;&quot;;INDEX([.$AK29:.$DD29];MATCH([.$M$3];[.$AK$3:.$DD$3];0)+[.N$1]))" office:value-type="string" office:string-value="b" calcext:value-type="string">
            <text:p>b</text:p>
          </table:table-cell>
          <table:table-cell table:style-name="ce51" table:formula="of:=IF(INDEX([.$AK29:.$DD29];MATCH([.$M$3];[.$AK$3:.$DD$3];0)+[.O$1])=&quot;&quot;;&quot;&quot;;INDEX([.$AK29:.$DD29];MATCH([.$M$3];[.$AK$3:.$DD$3];0)+[.O$1]))">
            <text:p/>
          </table:table-cell>
          <table:table-cell table:style-name="ce51" table:formula="of:=IF(INDEX([.$AK29:.$DD29];MATCH([.$M$3];[.$AK$3:.$DD$3];0)+[.P$1])=&quot;&quot;;&quot;&quot;;INDEX([.$AK29:.$DD29];MATCH([.$M$3];[.$AK$3:.$DD$3];0)+[.P$1]))">
            <text:p/>
          </table:table-cell>
          <table:table-cell table:style-name="ce37" table:formula="of:=IF(INDEX([.$AK29:.$DD29];MATCH([.$M$3];[.$AK$3:.$DD$3];0)+[.Q$1])=&quot;&quot;;&quot;&quot;;INDEX([.$AK29:.$DD29];MATCH([.$M$3];[.$AK$3:.$DD$3];0)+[.Q$1]))" office:value-type="float" office:value="80" calcext:value-type="float">
            <text:p>80</text:p>
          </table:table-cell>
          <table:table-cell table:style-name="ce24" table:formula="of:=IF(INDEX([.$AK29:.$DD29];MATCH([.$M$3];[.$AK$3:.$DD$3];0)+[.R$1])=&quot;&quot;;&quot;&quot;;INDEX([.$DG$23:.$DG$422];MATCH(INDEX([.$AK29:.$DD29];MATCH([.$M$3];[.$AK$3:.$DD$3];0)+[.R$1])&amp;IF([.U29]=&quot;&quot;;&quot;&quot;;&quot;_&quot;&amp;[.U29]);[.$DI$23:.$DI$422];0)))" office:value-type="float" office:value="33" calcext:value-type="float">
            <text:p>33</text:p>
          </table:table-cell>
          <table:table-cell table:style-name="ce14" table:formula="of:=IF(INDEX([.$AK29:.$DD29];MATCH([.$M$3];[.$AK$3:.$DD$3];0)+[.S$1])=&quot;&quot;;&quot;&quot;;INDEX([.$AK29:.$DD29];MATCH([.$M$3];[.$AK$3:.$DD$3];0)+[.S$1]))" office:value-type="string" office:string-value="b" calcext:value-type="string">
            <text:p>b</text:p>
          </table:table-cell>
          <table:table-cell table:style-name="ce14" table:formula="of:=IF(INDEX([.$AK29:.$DD29];MATCH([.$M$3];[.$AK$3:.$DD$3];0)+[.T$1])=&quot;&quot;;&quot;&quot;;INDEX([.$AK29:.$DD29];MATCH([.$M$3];[.$AK$3:.$DD$3];0)+[.T$1]))">
            <text:p/>
          </table:table-cell>
          <table:table-cell table:style-name="ce51" table:formula="of:=IF(INDEX([.$AK29:.$DD29];MATCH([.$M$3];[.$AK$3:.$DD$3];0)+[.U$1])=&quot;&quot;;&quot;&quot;;INDEX([.$AK29:.$DD29];MATCH([.$M$3];[.$AK$3:.$DD$3];0)+[.U$1]))">
            <text:p/>
          </table:table-cell>
          <table:table-cell table:style-name="ce37" table:formula="of:=IF(INDEX([.$AK29:.$DD29];MATCH([.$M$3];[.$AK$3:.$DD$3];0)+[.V$1])=&quot;&quot;;&quot;&quot;;INDEX([.$AK29:.$DD29];MATCH([.$M$3];[.$AK$3:.$DD$3];0)+[.V$1]))" office:value-type="float" office:value="41.5" calcext:value-type="float">
            <text:p>41.5</text:p>
          </table:table-cell>
          <table:table-cell table:style-name="ce24" table:formula="of:=IF(INDEX([.$AK29:.$DD29];MATCH([.$M$3];[.$AK$3:.$DD$3];0)+[.W$1])=&quot;&quot;;&quot;&quot;;INDEX([.$DG$23:.$DG$422];MATCH(INDEX([.$AK29:.$DD29];MATCH([.$M$3];[.$AK$3:.$DD$3];0)+[.W$1])&amp;IF([.Z29]=&quot;&quot;;&quot;&quot;;&quot;_&quot;&amp;[.Z29]);[.$DJ$23:.$DJ$422];0)))" office:value-type="float" office:value="47" calcext:value-type="float">
            <text:p>47</text:p>
          </table:table-cell>
          <table:table-cell table:style-name="ce14" table:formula="of:=IF(INDEX([.$AK29:.$DD29];MATCH([.$M$3];[.$AK$3:.$DD$3];0)+[.X$1])=&quot;&quot;;&quot;&quot;;INDEX([.$AK29:.$DD29];MATCH([.$M$3];[.$AK$3:.$DD$3];0)+[.X$1]))" office:value-type="string" office:string-value="b" calcext:value-type="string">
            <text:p>b</text:p>
          </table:table-cell>
          <table:table-cell table:style-name="ce14" table:formula="of:=IF(INDEX([.$AK29:.$DD29];MATCH([.$M$3];[.$AK$3:.$DD$3];0)+[.Y$1])=&quot;&quot;;&quot;&quot;;INDEX([.$AK29:.$DD29];MATCH([.$M$3];[.$AK$3:.$DD$3];0)+[.Y$1]))">
            <text:p/>
          </table:table-cell>
          <table:table-cell table:style-name="ce51" table:formula="of:=IF(INDEX([.$AK29:.$DD29];MATCH([.$M$3];[.$AK$3:.$DD$3];0)+[.Z$1])=&quot;&quot;;&quot;&quot;;INDEX([.$AK29:.$DD29];MATCH([.$M$3];[.$AK$3:.$DD$3];0)+[.Z$1]))">
            <text:p/>
          </table:table-cell>
          <table:table-cell table:style-name="ce37" table:formula="of:=IF(INDEX([.$AK29:.$DD29];MATCH([.$M$3];[.$AK$3:.$DD$3];0)+[.AA$1])=&quot;&quot;;&quot;&quot;;INDEX([.$AK29:.$DD29];MATCH([.$M$3];[.$AK$3:.$DD$3];0)+[.AA$1]))" office:value-type="float" office:value="84.5" calcext:value-type="float">
            <text:p>84.5</text:p>
          </table:table-cell>
          <table:table-cell table:style-name="ce24" table:formula="of:=IF(INDEX([.$AK29:.$DD29];MATCH([.$M$3];[.$AK$3:.$DD$3];0)+[.AB$1])=&quot;&quot;;&quot;&quot;;INDEX([.$DG$23:.$DG$422];MATCH(INDEX([.$AK29:.$DD29];MATCH([.$M$3];[.$AK$3:.$DD$3];0)+[.AB$1])&amp;IF([.AE29]=&quot;&quot;;&quot;&quot;;&quot;_&quot;&amp;[.AE29]);[.$DK$23:.$DK$422];0)))" office:value-type="float" office:value="46" calcext:value-type="float">
            <text:p>46</text:p>
          </table:table-cell>
          <table:table-cell table:style-name="ce14" table:formula="of:=IF(INDEX([.$AK29:.$DD29];MATCH([.$M$3];[.$AK$3:.$DD$3];0)+[.AC$1])=&quot;&quot;;&quot;&quot;;INDEX([.$AK29:.$DD29];MATCH([.$M$3];[.$AK$3:.$DD$3];0)+[.AC$1]))" office:value-type="string" office:string-value="b" calcext:value-type="string">
            <text:p>b</text:p>
          </table:table-cell>
          <table:table-cell table:style-name="ce14" table:formula="of:=IF(INDEX([.$AK29:.$DD29];MATCH([.$M$3];[.$AK$3:.$DD$3];0)+[.AD$1])=&quot;&quot;;&quot;&quot;;INDEX([.$AK29:.$DD29];MATCH([.$M$3];[.$AK$3:.$DD$3];0)+[.AD$1]))">
            <text:p/>
          </table:table-cell>
          <table:table-cell table:style-name="ce51" table:formula="of:=IF(INDEX([.$AK29:.$DD29];MATCH([.$M$3];[.$AK$3:.$DD$3];0)+[.AE$1])=&quot;&quot;;&quot;&quot;;INDEX([.$AK29:.$DD29];MATCH([.$M$3];[.$AK$3:.$DD$3];0)+[.AE$1]))">
            <text:p/>
          </table:table-cell>
          <table:table-cell table:style-name="ce37" table:formula="of:=IF(INDEX([.$AK29:.$DD29];MATCH([.$M$3];[.$AK$3:.$DD$3];0)+[.AF$1])=&quot;&quot;;&quot;&quot;;INDEX([.$AK29:.$DD29];MATCH([.$M$3];[.$AK$3:.$DD$3];0)+[.AF$1]))" office:value-type="float" office:value="84.3" calcext:value-type="float">
            <text:p>84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" calcext:value-type="float">
            <text:p>80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5" calcext:value-type="float">
            <text:p>41.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5" calcext:value-type="float">
            <text:p>84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3" calcext:value-type="float">
            <text:p>84.3</text:p>
          </table:table-cell>
          <table:table-cell table:style-name="ce27" office:value-type="float" office:value="18" calcext:value-type="float">
            <text:p>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5" calcext:value-type="float">
            <text:p>5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68.5))" calcext:value-type="string">
            <text:p>\overrideProperty Score.NonMusicalPaperColumn.line-break-system-details #'((Y-offset . 68.5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D30];MATCH([.$M$3];[.$AK$3:.$DD$3];0)+[.$M$1])=&quot;&quot;;&quot;&quot;;INDEX([.$DG$23:.$DG$422];MATCH(INDEX([.$AK30:.$DD30];MATCH([.$M$3];[.$AK$3:.$DD$3];0)+[.$M$1])&amp;IF([.P30]=&quot;&quot;;&quot;&quot;;&quot;_&quot;&amp;[.P30]);[.$DH$23:.$DH$422];0)))" office:value-type="float" office:value="35" calcext:value-type="float">
            <text:p>35</text:p>
          </table:table-cell>
          <table:table-cell table:style-name="ce14" table:formula="of:=IF(INDEX([.$AK30:.$DD30];MATCH([.$M$3];[.$AK$3:.$DD$3];0)+[.N$1])=&quot;&quot;;&quot;&quot;;INDEX([.$AK30:.$DD30];MATCH([.$M$3];[.$AK$3:.$DD$3];0)+[.N$1]))" office:value-type="string" office:string-value="b" calcext:value-type="string">
            <text:p>b</text:p>
          </table:table-cell>
          <table:table-cell table:style-name="ce51" table:formula="of:=IF(INDEX([.$AK30:.$DD30];MATCH([.$M$3];[.$AK$3:.$DD$3];0)+[.O$1])=&quot;&quot;;&quot;&quot;;INDEX([.$AK30:.$DD30];MATCH([.$M$3];[.$AK$3:.$DD$3];0)+[.O$1]))">
            <text:p/>
          </table:table-cell>
          <table:table-cell table:style-name="ce51" table:formula="of:=IF(INDEX([.$AK30:.$DD30];MATCH([.$M$3];[.$AK$3:.$DD$3];0)+[.P$1])=&quot;&quot;;&quot;&quot;;INDEX([.$AK30:.$DD30];MATCH([.$M$3];[.$AK$3:.$DD$3];0)+[.P$1]))">
            <text:p/>
          </table:table-cell>
          <table:table-cell table:style-name="ce37" table:formula="of:=IF(INDEX([.$AK30:.$DD30];MATCH([.$M$3];[.$AK$3:.$DD$3];0)+[.Q$1])=&quot;&quot;;&quot;&quot;;INDEX([.$AK30:.$DD30];MATCH([.$M$3];[.$AK$3:.$DD$3];0)+[.Q$1]))" office:value-type="float" office:value="90" calcext:value-type="float">
            <text:p>90</text:p>
          </table:table-cell>
          <table:table-cell table:style-name="ce24" table:formula="of:=IF(INDEX([.$AK30:.$DD30];MATCH([.$M$3];[.$AK$3:.$DD$3];0)+[.R$1])=&quot;&quot;;&quot;&quot;;INDEX([.$DG$23:.$DG$422];MATCH(INDEX([.$AK30:.$DD30];MATCH([.$M$3];[.$AK$3:.$DD$3];0)+[.R$1])&amp;IF([.U30]=&quot;&quot;;&quot;&quot;;&quot;_&quot;&amp;[.U30]);[.$DI$23:.$DI$422];0)))" office:value-type="float" office:value="37" calcext:value-type="float">
            <text:p>37</text:p>
          </table:table-cell>
          <table:table-cell table:style-name="ce14" table:formula="of:=IF(INDEX([.$AK30:.$DD30];MATCH([.$M$3];[.$AK$3:.$DD$3];0)+[.S$1])=&quot;&quot;;&quot;&quot;;INDEX([.$AK30:.$DD30];MATCH([.$M$3];[.$AK$3:.$DD$3];0)+[.S$1]))" office:value-type="string" office:string-value="b" calcext:value-type="string">
            <text:p>b</text:p>
          </table:table-cell>
          <table:table-cell table:style-name="ce14" table:formula="of:=IF(INDEX([.$AK30:.$DD30];MATCH([.$M$3];[.$AK$3:.$DD$3];0)+[.T$1])=&quot;&quot;;&quot;&quot;;INDEX([.$AK30:.$DD30];MATCH([.$M$3];[.$AK$3:.$DD$3];0)+[.T$1]))">
            <text:p/>
          </table:table-cell>
          <table:table-cell table:style-name="ce51" table:formula="of:=IF(INDEX([.$AK30:.$DD30];MATCH([.$M$3];[.$AK$3:.$DD$3];0)+[.U$1])=&quot;&quot;;&quot;&quot;;INDEX([.$AK30:.$DD30];MATCH([.$M$3];[.$AK$3:.$DD$3];0)+[.U$1]))">
            <text:p/>
          </table:table-cell>
          <table:table-cell table:style-name="ce37" table:formula="of:=IF(INDEX([.$AK30:.$DD30];MATCH([.$M$3];[.$AK$3:.$DD$3];0)+[.V$1])=&quot;&quot;;&quot;&quot;;INDEX([.$AK30:.$DD30];MATCH([.$M$3];[.$AK$3:.$DD$3];0)+[.V$1]))" office:value-type="float" office:value="53.5" calcext:value-type="float">
            <text:p>53.5</text:p>
          </table:table-cell>
          <table:table-cell table:style-name="ce24" table:formula="of:=IF(INDEX([.$AK30:.$DD30];MATCH([.$M$3];[.$AK$3:.$DD$3];0)+[.W$1])=&quot;&quot;;&quot;&quot;;INDEX([.$DG$23:.$DG$422];MATCH(INDEX([.$AK30:.$DD30];MATCH([.$M$3];[.$AK$3:.$DD$3];0)+[.W$1])&amp;IF([.Z30]=&quot;&quot;;&quot;&quot;;&quot;_&quot;&amp;[.Z30]);[.$DJ$23:.$DJ$422];0)))" office:value-type="float" office:value="57" calcext:value-type="float">
            <text:p>57</text:p>
          </table:table-cell>
          <table:table-cell table:style-name="ce14" table:formula="of:=IF(INDEX([.$AK30:.$DD30];MATCH([.$M$3];[.$AK$3:.$DD$3];0)+[.X$1])=&quot;&quot;;&quot;&quot;;INDEX([.$AK30:.$DD30];MATCH([.$M$3];[.$AK$3:.$DD$3];0)+[.X$1]))" office:value-type="string" office:string-value="b" calcext:value-type="string">
            <text:p>b</text:p>
          </table:table-cell>
          <table:table-cell table:style-name="ce14" table:formula="of:=IF(INDEX([.$AK30:.$DD30];MATCH([.$M$3];[.$AK$3:.$DD$3];0)+[.Y$1])=&quot;&quot;;&quot;&quot;;INDEX([.$AK30:.$DD30];MATCH([.$M$3];[.$AK$3:.$DD$3];0)+[.Y$1]))">
            <text:p/>
          </table:table-cell>
          <table:table-cell table:style-name="ce51" table:formula="of:=IF(INDEX([.$AK30:.$DD30];MATCH([.$M$3];[.$AK$3:.$DD$3];0)+[.Z$1])=&quot;&quot;;&quot;&quot;;INDEX([.$AK30:.$DD30];MATCH([.$M$3];[.$AK$3:.$DD$3];0)+[.Z$1]))">
            <text:p/>
          </table:table-cell>
          <table:table-cell table:style-name="ce37" table:formula="of:=IF(INDEX([.$AK30:.$DD30];MATCH([.$M$3];[.$AK$3:.$DD$3];0)+[.AA$1])=&quot;&quot;;&quot;&quot;;INDEX([.$AK30:.$DD30];MATCH([.$M$3];[.$AK$3:.$DD$3];0)+[.AA$1]))" office:value-type="float" office:value="99" calcext:value-type="float">
            <text:p>99</text:p>
          </table:table-cell>
          <table:table-cell table:style-name="ce24" table:formula="of:=IF(INDEX([.$AK30:.$DD30];MATCH([.$M$3];[.$AK$3:.$DD$3];0)+[.AB$1])=&quot;&quot;;&quot;&quot;;INDEX([.$DG$23:.$DG$422];MATCH(INDEX([.$AK30:.$DD30];MATCH([.$M$3];[.$AK$3:.$DD$3];0)+[.AB$1])&amp;IF([.AE30]=&quot;&quot;;&quot;&quot;;&quot;_&quot;&amp;[.AE30]);[.$DK$23:.$DK$422];0)))" office:value-type="float" office:value="54" calcext:value-type="float">
            <text:p>54</text:p>
          </table:table-cell>
          <table:table-cell table:style-name="ce14" table:formula="of:=IF(INDEX([.$AK30:.$DD30];MATCH([.$M$3];[.$AK$3:.$DD$3];0)+[.AC$1])=&quot;&quot;;&quot;&quot;;INDEX([.$AK30:.$DD30];MATCH([.$M$3];[.$AK$3:.$DD$3];0)+[.AC$1]))" office:value-type="string" office:string-value="b" calcext:value-type="string">
            <text:p>b</text:p>
          </table:table-cell>
          <table:table-cell table:style-name="ce14" table:formula="of:=IF(INDEX([.$AK30:.$DD30];MATCH([.$M$3];[.$AK$3:.$DD$3];0)+[.AD$1])=&quot;&quot;;&quot;&quot;;INDEX([.$AK30:.$DD30];MATCH([.$M$3];[.$AK$3:.$DD$3];0)+[.AD$1]))">
            <text:p/>
          </table:table-cell>
          <table:table-cell table:style-name="ce51" table:formula="of:=IF(INDEX([.$AK30:.$DD30];MATCH([.$M$3];[.$AK$3:.$DD$3];0)+[.AE$1])=&quot;&quot;;&quot;&quot;;INDEX([.$AK30:.$DD30];MATCH([.$M$3];[.$AK$3:.$DD$3];0)+[.AE$1]))">
            <text:p/>
          </table:table-cell>
          <table:table-cell table:style-name="ce37" table:formula="of:=IF(INDEX([.$AK30:.$DD30];MATCH([.$M$3];[.$AK$3:.$DD$3];0)+[.AF$1])=&quot;&quot;;&quot;&quot;;INDEX([.$AK30:.$DD30];MATCH([.$M$3];[.$AK$3:.$DD$3];0)+[.AF$1]))" office:value-type="float" office:value="99.5" calcext:value-type="float">
            <text:p>99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" calcext:value-type="float">
            <text:p>90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5" calcext:value-type="float">
            <text:p>53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5" calcext:value-type="float">
            <text:p>99.5</text:p>
          </table:table-cell>
          <table:table-cell table:style-name="ce27" office:value-type="float" office:value="21" calcext:value-type="float">
            <text:p>2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18" calcext:value-type="float">
            <text:p>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5" calcext:value-type="float">
            <text:p>35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3" calcext:value-type="float">
            <text:p>3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80))" calcext:value-type="string">
            <text:p>\overrideProperty Score.NonMusicalPaperColumn.line-break-system-details #'((Y-offset . 80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D31];MATCH([.$M$3];[.$AK$3:.$DD$3];0)+[.$M$1])=&quot;&quot;;&quot;&quot;;INDEX([.$DG$23:.$DG$422];MATCH(INDEX([.$AK31:.$DD31];MATCH([.$M$3];[.$AK$3:.$DD$3];0)+[.$M$1])&amp;IF([.P31]=&quot;&quot;;&quot;&quot;;&quot;_&quot;&amp;[.P31]);[.$DH$23:.$DH$422];0)))" office:value-type="float" office:value="41" calcext:value-type="float">
            <text:p>41</text:p>
          </table:table-cell>
          <table:table-cell table:style-name="ce14" table:formula="of:=IF(INDEX([.$AK31:.$DD31];MATCH([.$M$3];[.$AK$3:.$DD$3];0)+[.N$1])=&quot;&quot;;&quot;&quot;;INDEX([.$AK31:.$DD31];MATCH([.$M$3];[.$AK$3:.$DD$3];0)+[.N$1]))" office:value-type="string" office:string-value="b" calcext:value-type="string">
            <text:p>b</text:p>
          </table:table-cell>
          <table:table-cell table:style-name="ce51" table:formula="of:=IF(INDEX([.$AK31:.$DD31];MATCH([.$M$3];[.$AK$3:.$DD$3];0)+[.O$1])=&quot;&quot;;&quot;&quot;;INDEX([.$AK31:.$DD31];MATCH([.$M$3];[.$AK$3:.$DD$3];0)+[.O$1]))">
            <text:p/>
          </table:table-cell>
          <table:table-cell table:style-name="ce51" table:formula="of:=IF(INDEX([.$AK31:.$DD31];MATCH([.$M$3];[.$AK$3:.$DD$3];0)+[.P$1])=&quot;&quot;;&quot;&quot;;INDEX([.$AK31:.$DD31];MATCH([.$M$3];[.$AK$3:.$DD$3];0)+[.P$1]))">
            <text:p/>
          </table:table-cell>
          <table:table-cell table:style-name="ce37" table:formula="of:=IF(INDEX([.$AK31:.$DD31];MATCH([.$M$3];[.$AK$3:.$DD$3];0)+[.Q$1])=&quot;&quot;;&quot;&quot;;INDEX([.$AK31:.$DD31];MATCH([.$M$3];[.$AK$3:.$DD$3];0)+[.Q$1]))" office:value-type="float" office:value="101" calcext:value-type="float">
            <text:p>101</text:p>
          </table:table-cell>
          <table:table-cell table:style-name="ce24" table:formula="of:=IF(INDEX([.$AK31:.$DD31];MATCH([.$M$3];[.$AK$3:.$DD$3];0)+[.R$1])=&quot;&quot;;&quot;&quot;;INDEX([.$DG$23:.$DG$422];MATCH(INDEX([.$AK31:.$DD31];MATCH([.$M$3];[.$AK$3:.$DD$3];0)+[.R$1])&amp;IF([.U31]=&quot;&quot;;&quot;&quot;;&quot;_&quot;&amp;[.U31]);[.$DI$23:.$DI$422];0)))" office:value-type="float" office:value="41" calcext:value-type="float">
            <text:p>41</text:p>
          </table:table-cell>
          <table:table-cell table:style-name="ce14" table:formula="of:=IF(INDEX([.$AK31:.$DD31];MATCH([.$M$3];[.$AK$3:.$DD$3];0)+[.S$1])=&quot;&quot;;&quot;&quot;;INDEX([.$AK31:.$DD31];MATCH([.$M$3];[.$AK$3:.$DD$3];0)+[.S$1]))" office:value-type="string" office:string-value="b" calcext:value-type="string">
            <text:p>b</text:p>
          </table:table-cell>
          <table:table-cell table:style-name="ce14" table:formula="of:=IF(INDEX([.$AK31:.$DD31];MATCH([.$M$3];[.$AK$3:.$DD$3];0)+[.T$1])=&quot;&quot;;&quot;&quot;;INDEX([.$AK31:.$DD31];MATCH([.$M$3];[.$AK$3:.$DD$3];0)+[.T$1]))">
            <text:p/>
          </table:table-cell>
          <table:table-cell table:style-name="ce51" table:formula="of:=IF(INDEX([.$AK31:.$DD31];MATCH([.$M$3];[.$AK$3:.$DD$3];0)+[.U$1])=&quot;&quot;;&quot;&quot;;INDEX([.$AK31:.$DD31];MATCH([.$M$3];[.$AK$3:.$DD$3];0)+[.U$1]))">
            <text:p/>
          </table:table-cell>
          <table:table-cell table:style-name="ce37" table:formula="of:=IF(INDEX([.$AK31:.$DD31];MATCH([.$M$3];[.$AK$3:.$DD$3];0)+[.V$1])=&quot;&quot;;&quot;&quot;;INDEX([.$AK31:.$DD31];MATCH([.$M$3];[.$AK$3:.$DD$3];0)+[.V$1]))" office:value-type="float" office:value="63.9" calcext:value-type="float">
            <text:p>63.9</text:p>
          </table:table-cell>
          <table:table-cell table:style-name="ce24" table:formula="of:=IF(INDEX([.$AK31:.$DD31];MATCH([.$M$3];[.$AK$3:.$DD$3];0)+[.W$1])=&quot;&quot;;&quot;&quot;;INDEX([.$DG$23:.$DG$422];MATCH(INDEX([.$AK31:.$DD31];MATCH([.$M$3];[.$AK$3:.$DD$3];0)+[.W$1])&amp;IF([.Z31]=&quot;&quot;;&quot;&quot;;&quot;_&quot;&amp;[.Z31]);[.$DJ$23:.$DJ$422];0)))" office:value-type="float" office:value="63" calcext:value-type="float">
            <text:p>63</text:p>
          </table:table-cell>
          <table:table-cell table:style-name="ce14" table:formula="of:=IF(INDEX([.$AK31:.$DD31];MATCH([.$M$3];[.$AK$3:.$DD$3];0)+[.X$1])=&quot;&quot;;&quot;&quot;;INDEX([.$AK31:.$DD31];MATCH([.$M$3];[.$AK$3:.$DD$3];0)+[.X$1]))" office:value-type="string" office:string-value="b" calcext:value-type="string">
            <text:p>b</text:p>
          </table:table-cell>
          <table:table-cell table:style-name="ce14" table:formula="of:=IF(INDEX([.$AK31:.$DD31];MATCH([.$M$3];[.$AK$3:.$DD$3];0)+[.Y$1])=&quot;&quot;;&quot;&quot;;INDEX([.$AK31:.$DD31];MATCH([.$M$3];[.$AK$3:.$DD$3];0)+[.Y$1]))">
            <text:p/>
          </table:table-cell>
          <table:table-cell table:style-name="ce51" table:formula="of:=IF(INDEX([.$AK31:.$DD31];MATCH([.$M$3];[.$AK$3:.$DD$3];0)+[.Z$1])=&quot;&quot;;&quot;&quot;;INDEX([.$AK31:.$DD31];MATCH([.$M$3];[.$AK$3:.$DD$3];0)+[.Z$1]))">
            <text:p/>
          </table:table-cell>
          <table:table-cell table:style-name="ce37" table:formula="of:=IF(INDEX([.$AK31:.$DD31];MATCH([.$M$3];[.$AK$3:.$DD$3];0)+[.AA$1])=&quot;&quot;;&quot;&quot;;INDEX([.$AK31:.$DD31];MATCH([.$M$3];[.$AK$3:.$DD$3];0)+[.AA$1]))" office:value-type="float" office:value="110" calcext:value-type="float">
            <text:p>110</text:p>
          </table:table-cell>
          <table:table-cell table:style-name="ce24" table:formula="of:=IF(INDEX([.$AK31:.$DD31];MATCH([.$M$3];[.$AK$3:.$DD$3];0)+[.AB$1])=&quot;&quot;;&quot;&quot;;INDEX([.$DG$23:.$DG$422];MATCH(INDEX([.$AK31:.$DD31];MATCH([.$M$3];[.$AK$3:.$DD$3];0)+[.AB$1])&amp;IF([.AE31]=&quot;&quot;;&quot;&quot;;&quot;_&quot;&amp;[.AE31]);[.$DK$23:.$DK$422];0)))" office:value-type="float" office:value="63" calcext:value-type="float">
            <text:p>63</text:p>
          </table:table-cell>
          <table:table-cell table:style-name="ce14" table:formula="of:=IF(INDEX([.$AK31:.$DD31];MATCH([.$M$3];[.$AK$3:.$DD$3];0)+[.AC$1])=&quot;&quot;;&quot;&quot;;INDEX([.$AK31:.$DD31];MATCH([.$M$3];[.$AK$3:.$DD$3];0)+[.AC$1]))" office:value-type="string" office:string-value="b" calcext:value-type="string">
            <text:p>b</text:p>
          </table:table-cell>
          <table:table-cell table:style-name="ce14" table:formula="of:=IF(INDEX([.$AK31:.$DD31];MATCH([.$M$3];[.$AK$3:.$DD$3];0)+[.AD$1])=&quot;&quot;;&quot;&quot;;INDEX([.$AK31:.$DD31];MATCH([.$M$3];[.$AK$3:.$DD$3];0)+[.AD$1]))">
            <text:p/>
          </table:table-cell>
          <table:table-cell table:style-name="ce51" table:formula="of:=IF(INDEX([.$AK31:.$DD31];MATCH([.$M$3];[.$AK$3:.$DD$3];0)+[.AE$1])=&quot;&quot;;&quot;&quot;;INDEX([.$AK31:.$DD31];MATCH([.$M$3];[.$AK$3:.$DD$3];0)+[.AE$1]))">
            <text:p/>
          </table:table-cell>
          <table:table-cell table:style-name="ce37" table:formula="of:=IF(INDEX([.$AK31:.$DD31];MATCH([.$M$3];[.$AK$3:.$DD$3];0)+[.AF$1])=&quot;&quot;;&quot;&quot;;INDEX([.$AK31:.$DD31];MATCH([.$M$3];[.$AK$3:.$DD$3];0)+[.AF$1]))" office:value-type="float" office:value="110.4" calcext:value-type="float">
            <text:p>110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" calcext:value-type="float">
            <text:p>101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9" calcext:value-type="float">
            <text:p>63.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0" calcext:value-type="float">
            <text:p>2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1" calcext:value-type="float">
            <text:p>41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6" calcext:value-type="float">
            <text:p>6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90))" calcext:value-type="string">
            <text:p>\overrideProperty Score.NonMusicalPaperColumn.line-break-system-details #'((Y-offset . 90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D32];MATCH([.$M$3];[.$AK$3:.$DD$3];0)+[.$M$1])=&quot;&quot;;&quot;&quot;;INDEX([.$DG$23:.$DG$422];MATCH(INDEX([.$AK32:.$DD32];MATCH([.$M$3];[.$AK$3:.$DD$3];0)+[.$M$1])&amp;IF([.P32]=&quot;&quot;;&quot;&quot;;&quot;_&quot;&amp;[.P32]);[.$DH$23:.$DH$422];0)))" office:value-type="float" office:value="51" calcext:value-type="float">
            <text:p>51</text:p>
          </table:table-cell>
          <table:table-cell table:style-name="ce14" table:formula="of:=IF(INDEX([.$AK32:.$DD32];MATCH([.$M$3];[.$AK$3:.$DD$3];0)+[.N$1])=&quot;&quot;;&quot;&quot;;INDEX([.$AK32:.$DD32];MATCH([.$M$3];[.$AK$3:.$DD$3];0)+[.N$1]))" office:value-type="string" office:string-value="b" calcext:value-type="string">
            <text:p>b</text:p>
          </table:table-cell>
          <table:table-cell table:style-name="ce51" table:formula="of:=IF(INDEX([.$AK32:.$DD32];MATCH([.$M$3];[.$AK$3:.$DD$3];0)+[.O$1])=&quot;&quot;;&quot;&quot;;INDEX([.$AK32:.$DD32];MATCH([.$M$3];[.$AK$3:.$DD$3];0)+[.O$1]))">
            <text:p/>
          </table:table-cell>
          <table:table-cell table:style-name="ce51" table:formula="of:=IF(INDEX([.$AK32:.$DD32];MATCH([.$M$3];[.$AK$3:.$DD$3];0)+[.P$1])=&quot;&quot;;&quot;&quot;;INDEX([.$AK32:.$DD32];MATCH([.$M$3];[.$AK$3:.$DD$3];0)+[.P$1]))">
            <text:p/>
          </table:table-cell>
          <table:table-cell table:style-name="ce37" table:formula="of:=IF(INDEX([.$AK32:.$DD32];MATCH([.$M$3];[.$AK$3:.$DD$3];0)+[.Q$1])=&quot;&quot;;&quot;&quot;;INDEX([.$AK32:.$DD32];MATCH([.$M$3];[.$AK$3:.$DD$3];0)+[.Q$1]))" office:value-type="float" office:value="113" calcext:value-type="float">
            <text:p>113</text:p>
          </table:table-cell>
          <table:table-cell table:style-name="ce24" table:formula="of:=IF(INDEX([.$AK32:.$DD32];MATCH([.$M$3];[.$AK$3:.$DD$3];0)+[.R$1])=&quot;&quot;;&quot;&quot;;INDEX([.$DG$23:.$DG$422];MATCH(INDEX([.$AK32:.$DD32];MATCH([.$M$3];[.$AK$3:.$DD$3];0)+[.R$1])&amp;IF([.U32]=&quot;&quot;;&quot;&quot;;&quot;_&quot;&amp;[.U32]);[.$DI$23:.$DI$422];0)))" office:value-type="float" office:value="47" calcext:value-type="float">
            <text:p>47</text:p>
          </table:table-cell>
          <table:table-cell table:style-name="ce14" table:formula="of:=IF(INDEX([.$AK32:.$DD32];MATCH([.$M$3];[.$AK$3:.$DD$3];0)+[.S$1])=&quot;&quot;;&quot;&quot;;INDEX([.$AK32:.$DD32];MATCH([.$M$3];[.$AK$3:.$DD$3];0)+[.S$1]))" office:value-type="string" office:string-value="b" calcext:value-type="string">
            <text:p>b</text:p>
          </table:table-cell>
          <table:table-cell table:style-name="ce14" table:formula="of:=IF(INDEX([.$AK32:.$DD32];MATCH([.$M$3];[.$AK$3:.$DD$3];0)+[.T$1])=&quot;&quot;;&quot;&quot;;INDEX([.$AK32:.$DD32];MATCH([.$M$3];[.$AK$3:.$DD$3];0)+[.T$1]))">
            <text:p/>
          </table:table-cell>
          <table:table-cell table:style-name="ce51" table:formula="of:=IF(INDEX([.$AK32:.$DD32];MATCH([.$M$3];[.$AK$3:.$DD$3];0)+[.U$1])=&quot;&quot;;&quot;&quot;;INDEX([.$AK32:.$DD32];MATCH([.$M$3];[.$AK$3:.$DD$3];0)+[.U$1]))">
            <text:p/>
          </table:table-cell>
          <table:table-cell table:style-name="ce37" table:formula="of:=IF(INDEX([.$AK32:.$DD32];MATCH([.$M$3];[.$AK$3:.$DD$3];0)+[.V$1])=&quot;&quot;;&quot;&quot;;INDEX([.$AK32:.$DD32];MATCH([.$M$3];[.$AK$3:.$DD$3];0)+[.V$1]))" office:value-type="float" office:value="76.4" calcext:value-type="float">
            <text:p>76.4</text:p>
          </table:table-cell>
          <table:table-cell table:style-name="ce24" table:formula="of:=IF(INDEX([.$AK32:.$DD32];MATCH([.$M$3];[.$AK$3:.$DD$3];0)+[.W$1])=&quot;&quot;;&quot;&quot;;INDEX([.$DG$23:.$DG$422];MATCH(INDEX([.$AK32:.$DD32];MATCH([.$M$3];[.$AK$3:.$DD$3];0)+[.W$1])&amp;IF([.Z32]=&quot;&quot;;&quot;&quot;;&quot;_&quot;&amp;[.Z32]);[.$DJ$23:.$DJ$422];0)))" office:value-type="float" office:value="81" calcext:value-type="float">
            <text:p>81</text:p>
          </table:table-cell>
          <table:table-cell table:style-name="ce14" table:formula="of:=IF(INDEX([.$AK32:.$DD32];MATCH([.$M$3];[.$AK$3:.$DD$3];0)+[.X$1])=&quot;&quot;;&quot;&quot;;INDEX([.$AK32:.$DD32];MATCH([.$M$3];[.$AK$3:.$DD$3];0)+[.X$1]))" office:value-type="string" office:string-value="b" calcext:value-type="string">
            <text:p>b</text:p>
          </table:table-cell>
          <table:table-cell table:style-name="ce14" table:formula="of:=IF(INDEX([.$AK32:.$DD32];MATCH([.$M$3];[.$AK$3:.$DD$3];0)+[.Y$1])=&quot;&quot;;&quot;&quot;;INDEX([.$AK32:.$DD32];MATCH([.$M$3];[.$AK$3:.$DD$3];0)+[.Y$1]))">
            <text:p/>
          </table:table-cell>
          <table:table-cell table:style-name="ce51" table:formula="of:=IF(INDEX([.$AK32:.$DD32];MATCH([.$M$3];[.$AK$3:.$DD$3];0)+[.Z$1])=&quot;&quot;;&quot;&quot;;INDEX([.$AK32:.$DD32];MATCH([.$M$3];[.$AK$3:.$DD$3];0)+[.Z$1]))">
            <text:p/>
          </table:table-cell>
          <table:table-cell table:style-name="ce37" table:formula="of:=IF(INDEX([.$AK32:.$DD32];MATCH([.$M$3];[.$AK$3:.$DD$3];0)+[.AA$1])=&quot;&quot;;&quot;&quot;;INDEX([.$AK32:.$DD32];MATCH([.$M$3];[.$AK$3:.$DD$3];0)+[.AA$1]))" office:value-type="float" office:value="124" calcext:value-type="float">
            <text:p>124</text:p>
          </table:table-cell>
          <table:table-cell table:style-name="ce24" table:formula="of:=IF(INDEX([.$AK32:.$DD32];MATCH([.$M$3];[.$AK$3:.$DD$3];0)+[.AB$1])=&quot;&quot;;&quot;&quot;;INDEX([.$DG$23:.$DG$422];MATCH(INDEX([.$AK32:.$DD32];MATCH([.$M$3];[.$AK$3:.$DD$3];0)+[.AB$1])&amp;IF([.AE32]=&quot;&quot;;&quot;&quot;;&quot;_&quot;&amp;[.AE32]);[.$DK$23:.$DK$422];0)))" office:value-type="float" office:value="71" calcext:value-type="float">
            <text:p>71</text:p>
          </table:table-cell>
          <table:table-cell table:style-name="ce14" table:formula="of:=IF(INDEX([.$AK32:.$DD32];MATCH([.$M$3];[.$AK$3:.$DD$3];0)+[.AC$1])=&quot;&quot;;&quot;&quot;;INDEX([.$AK32:.$DD32];MATCH([.$M$3];[.$AK$3:.$DD$3];0)+[.AC$1]))" office:value-type="string" office:string-value="b" calcext:value-type="string">
            <text:p>b</text:p>
          </table:table-cell>
          <table:table-cell table:style-name="ce14" table:formula="of:=IF(INDEX([.$AK32:.$DD32];MATCH([.$M$3];[.$AK$3:.$DD$3];0)+[.AD$1])=&quot;&quot;;&quot;&quot;;INDEX([.$AK32:.$DD32];MATCH([.$M$3];[.$AK$3:.$DD$3];0)+[.AD$1]))">
            <text:p/>
          </table:table-cell>
          <table:table-cell table:style-name="ce51" table:formula="of:=IF(INDEX([.$AK32:.$DD32];MATCH([.$M$3];[.$AK$3:.$DD$3];0)+[.AE$1])=&quot;&quot;;&quot;&quot;;INDEX([.$AK32:.$DD32];MATCH([.$M$3];[.$AK$3:.$DD$3];0)+[.AE$1]))">
            <text:p/>
          </table:table-cell>
          <table:table-cell table:style-name="ce37" table:formula="of:=IF(INDEX([.$AK32:.$DD32];MATCH([.$M$3];[.$AK$3:.$DD$3];0)+[.AF$1])=&quot;&quot;;&quot;&quot;;INDEX([.$AK32:.$DD32];MATCH([.$M$3];[.$AK$3:.$DD$3];0)+[.AF$1]))" office:value-type="float" office:value="122.95" calcext:value-type="float">
            <text:p>122.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26" calcext:value-type="float">
            <text:p>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2" calcext:value-type="float">
            <text:p>2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1" calcext:value-type="float">
            <text:p>51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10" calcext:value-type="float">
            <text:p>10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10 \break " calcext:value-type="string">
            <text:p>s1*10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01))" calcext:value-type="string">
            <text:p>\overrideProperty Score.NonMusicalPaperColumn.line-break-system-details #'((Y-offset . 101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D33];MATCH([.$M$3];[.$AK$3:.$DD$3];0)+[.$M$1])=&quot;&quot;;&quot;&quot;;INDEX([.$DG$23:.$DG$422];MATCH(INDEX([.$AK33:.$DD33];MATCH([.$M$3];[.$AK$3:.$DD$3];0)+[.$M$1])&amp;IF([.P33]=&quot;&quot;;&quot;&quot;;&quot;_&quot;&amp;[.P33]);[.$DH$23:.$DH$422];0)))" office:value-type="float" office:value="57" calcext:value-type="float">
            <text:p>57</text:p>
          </table:table-cell>
          <table:table-cell table:style-name="ce14" table:formula="of:=IF(INDEX([.$AK33:.$DD33];MATCH([.$M$3];[.$AK$3:.$DD$3];0)+[.N$1])=&quot;&quot;;&quot;&quot;;INDEX([.$AK33:.$DD33];MATCH([.$M$3];[.$AK$3:.$DD$3];0)+[.N$1]))" office:value-type="string" office:string-value="b" calcext:value-type="string">
            <text:p>b</text:p>
          </table:table-cell>
          <table:table-cell table:style-name="ce51" table:formula="of:=IF(INDEX([.$AK33:.$DD33];MATCH([.$M$3];[.$AK$3:.$DD$3];0)+[.O$1])=&quot;&quot;;&quot;&quot;;INDEX([.$AK33:.$DD33];MATCH([.$M$3];[.$AK$3:.$DD$3];0)+[.O$1]))">
            <text:p/>
          </table:table-cell>
          <table:table-cell table:style-name="ce51" table:formula="of:=IF(INDEX([.$AK33:.$DD33];MATCH([.$M$3];[.$AK$3:.$DD$3];0)+[.P$1])=&quot;&quot;;&quot;&quot;;INDEX([.$AK33:.$DD33];MATCH([.$M$3];[.$AK$3:.$DD$3];0)+[.P$1]))">
            <text:p/>
          </table:table-cell>
          <table:table-cell table:style-name="ce37" table:formula="of:=IF(INDEX([.$AK33:.$DD33];MATCH([.$M$3];[.$AK$3:.$DD$3];0)+[.Q$1])=&quot;&quot;;&quot;&quot;;INDEX([.$AK33:.$DD33];MATCH([.$M$3];[.$AK$3:.$DD$3];0)+[.Q$1]))" office:value-type="float" office:value="125.5" calcext:value-type="float">
            <text:p>125.5</text:p>
          </table:table-cell>
          <table:table-cell table:style-name="ce24" table:formula="of:=IF(INDEX([.$AK33:.$DD33];MATCH([.$M$3];[.$AK$3:.$DD$3];0)+[.R$1])=&quot;&quot;;&quot;&quot;;INDEX([.$DG$23:.$DG$422];MATCH(INDEX([.$AK33:.$DD33];MATCH([.$M$3];[.$AK$3:.$DD$3];0)+[.R$1])&amp;IF([.U33]=&quot;&quot;;&quot;&quot;;&quot;_&quot;&amp;[.U33]);[.$DI$23:.$DI$422];0)))" office:value-type="float" office:value="53" calcext:value-type="float">
            <text:p>53</text:p>
          </table:table-cell>
          <table:table-cell table:style-name="ce14" table:formula="of:=IF(INDEX([.$AK33:.$DD33];MATCH([.$M$3];[.$AK$3:.$DD$3];0)+[.S$1])=&quot;&quot;;&quot;&quot;;INDEX([.$AK33:.$DD33];MATCH([.$M$3];[.$AK$3:.$DD$3];0)+[.S$1]))" office:value-type="string" office:string-value="b" calcext:value-type="string">
            <text:p>b</text:p>
          </table:table-cell>
          <table:table-cell table:style-name="ce14" table:formula="of:=IF(INDEX([.$AK33:.$DD33];MATCH([.$M$3];[.$AK$3:.$DD$3];0)+[.T$1])=&quot;&quot;;&quot;&quot;;INDEX([.$AK33:.$DD33];MATCH([.$M$3];[.$AK$3:.$DD$3];0)+[.T$1]))">
            <text:p/>
          </table:table-cell>
          <table:table-cell table:style-name="ce51" table:formula="of:=IF(INDEX([.$AK33:.$DD33];MATCH([.$M$3];[.$AK$3:.$DD$3];0)+[.U$1])=&quot;&quot;;&quot;&quot;;INDEX([.$AK33:.$DD33];MATCH([.$M$3];[.$AK$3:.$DD$3];0)+[.U$1]))">
            <text:p/>
          </table:table-cell>
          <table:table-cell table:style-name="ce37" table:formula="of:=IF(INDEX([.$AK33:.$DD33];MATCH([.$M$3];[.$AK$3:.$DD$3];0)+[.V$1])=&quot;&quot;;&quot;&quot;;INDEX([.$AK33:.$DD33];MATCH([.$M$3];[.$AK$3:.$DD$3];0)+[.V$1]))" office:value-type="float" office:value="88.8" calcext:value-type="float">
            <text:p>88.8</text:p>
          </table:table-cell>
          <table:table-cell table:style-name="ce24" table:formula="of:=IF(INDEX([.$AK33:.$DD33];MATCH([.$M$3];[.$AK$3:.$DD$3];0)+[.W$1])=&quot;&quot;;&quot;&quot;;INDEX([.$DG$23:.$DG$422];MATCH(INDEX([.$AK33:.$DD33];MATCH([.$M$3];[.$AK$3:.$DD$3];0)+[.W$1])&amp;IF([.Z33]=&quot;&quot;;&quot;&quot;;&quot;_&quot;&amp;[.Z33]);[.$DJ$23:.$DJ$422];0)))" office:value-type="float" office:value="87" calcext:value-type="float">
            <text:p>87</text:p>
          </table:table-cell>
          <table:table-cell table:style-name="ce14" table:formula="of:=IF(INDEX([.$AK33:.$DD33];MATCH([.$M$3];[.$AK$3:.$DD$3];0)+[.X$1])=&quot;&quot;;&quot;&quot;;INDEX([.$AK33:.$DD33];MATCH([.$M$3];[.$AK$3:.$DD$3];0)+[.X$1]))" office:value-type="string" office:string-value="b" calcext:value-type="string">
            <text:p>b</text:p>
          </table:table-cell>
          <table:table-cell table:style-name="ce14" table:formula="of:=IF(INDEX([.$AK33:.$DD33];MATCH([.$M$3];[.$AK$3:.$DD$3];0)+[.Y$1])=&quot;&quot;;&quot;&quot;;INDEX([.$AK33:.$DD33];MATCH([.$M$3];[.$AK$3:.$DD$3];0)+[.Y$1]))">
            <text:p/>
          </table:table-cell>
          <table:table-cell table:style-name="ce51" table:formula="of:=IF(INDEX([.$AK33:.$DD33];MATCH([.$M$3];[.$AK$3:.$DD$3];0)+[.Z$1])=&quot;&quot;;&quot;&quot;;INDEX([.$AK33:.$DD33];MATCH([.$M$3];[.$AK$3:.$DD$3];0)+[.Z$1]))">
            <text:p/>
          </table:table-cell>
          <table:table-cell table:style-name="ce37" table:formula="of:=IF(INDEX([.$AK33:.$DD33];MATCH([.$M$3];[.$AK$3:.$DD$3];0)+[.AA$1])=&quot;&quot;;&quot;&quot;;INDEX([.$AK33:.$DD33];MATCH([.$M$3];[.$AK$3:.$DD$3];0)+[.AA$1]))" office:value-type="float" office:value="137" calcext:value-type="float">
            <text:p>137</text:p>
          </table:table-cell>
          <table:table-cell table:style-name="ce24" table:formula="of:=IF(INDEX([.$AK33:.$DD33];MATCH([.$M$3];[.$AK$3:.$DD$3];0)+[.AB$1])=&quot;&quot;;&quot;&quot;;INDEX([.$DG$23:.$DG$422];MATCH(INDEX([.$AK33:.$DD33];MATCH([.$M$3];[.$AK$3:.$DD$3];0)+[.AB$1])&amp;IF([.AE33]=&quot;&quot;;&quot;&quot;;&quot;_&quot;&amp;[.AE33]);[.$DK$23:.$DK$422];0)))" office:value-type="float" office:value="79" calcext:value-type="float">
            <text:p>79</text:p>
          </table:table-cell>
          <table:table-cell table:style-name="ce14" table:formula="of:=IF(INDEX([.$AK33:.$DD33];MATCH([.$M$3];[.$AK$3:.$DD$3];0)+[.AC$1])=&quot;&quot;;&quot;&quot;;INDEX([.$AK33:.$DD33];MATCH([.$M$3];[.$AK$3:.$DD$3];0)+[.AC$1]))" office:value-type="string" office:string-value="b" calcext:value-type="string">
            <text:p>b</text:p>
          </table:table-cell>
          <table:table-cell table:style-name="ce14" table:formula="of:=IF(INDEX([.$AK33:.$DD33];MATCH([.$M$3];[.$AK$3:.$DD$3];0)+[.AD$1])=&quot;&quot;;&quot;&quot;;INDEX([.$AK33:.$DD33];MATCH([.$M$3];[.$AK$3:.$DD$3];0)+[.AD$1]))">
            <text:p/>
          </table:table-cell>
          <table:table-cell table:style-name="ce51" table:formula="of:=IF(INDEX([.$AK33:.$DD33];MATCH([.$M$3];[.$AK$3:.$DD$3];0)+[.AE$1])=&quot;&quot;;&quot;&quot;;INDEX([.$AK33:.$DD33];MATCH([.$M$3];[.$AK$3:.$DD$3];0)+[.AE$1]))">
            <text:p/>
          </table:table-cell>
          <table:table-cell table:style-name="ce37" table:formula="of:=IF(INDEX([.$AK33:.$DD33];MATCH([.$M$3];[.$AK$3:.$DD$3];0)+[.AF$1])=&quot;&quot;;&quot;&quot;;INDEX([.$AK33:.$DD33];MATCH([.$M$3];[.$AK$3:.$DD$3];0)+[.AF$1]))" office:value-type="float" office:value="135.5" calcext:value-type="float">
            <text:p>135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5.5" calcext:value-type="float">
            <text:p>125.5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8" calcext:value-type="float">
            <text:p>88.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" calcext:value-type="float">
            <text:p>137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s2-p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7" calcext:value-type="float">
            <text:p>57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6" calcext:value-type="float">
            <text:p>6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13))" calcext:value-type="string">
            <text:p>\overrideProperty Score.NonMusicalPaperColumn.line-break-system-details #'((Y-offset . 113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D34];MATCH([.$M$3];[.$AK$3:.$DD$3];0)+[.$M$1])=&quot;&quot;;&quot;&quot;;INDEX([.$DG$23:.$DG$422];MATCH(INDEX([.$AK34:.$DD34];MATCH([.$M$3];[.$AK$3:.$DD$3];0)+[.$M$1])&amp;IF([.P34]=&quot;&quot;;&quot;&quot;;&quot;_&quot;&amp;[.P34]);[.$DH$23:.$DH$422];0)))" office:value-type="float" office:value="63" calcext:value-type="float">
            <text:p>63</text:p>
          </table:table-cell>
          <table:table-cell table:style-name="ce14" table:formula="of:=IF(INDEX([.$AK34:.$DD34];MATCH([.$M$3];[.$AK$3:.$DD$3];0)+[.N$1])=&quot;&quot;;&quot;&quot;;INDEX([.$AK34:.$DD34];MATCH([.$M$3];[.$AK$3:.$DD$3];0)+[.N$1]))" office:value-type="string" office:string-value="b" calcext:value-type="string">
            <text:p>b</text:p>
          </table:table-cell>
          <table:table-cell table:style-name="ce51" table:formula="of:=IF(INDEX([.$AK34:.$DD34];MATCH([.$M$3];[.$AK$3:.$DD$3];0)+[.O$1])=&quot;&quot;;&quot;&quot;;INDEX([.$AK34:.$DD34];MATCH([.$M$3];[.$AK$3:.$DD$3];0)+[.O$1]))">
            <text:p/>
          </table:table-cell>
          <table:table-cell table:style-name="ce51" table:formula="of:=IF(INDEX([.$AK34:.$DD34];MATCH([.$M$3];[.$AK$3:.$DD$3];0)+[.P$1])=&quot;&quot;;&quot;&quot;;INDEX([.$AK34:.$DD34];MATCH([.$M$3];[.$AK$3:.$DD$3];0)+[.P$1]))">
            <text:p/>
          </table:table-cell>
          <table:table-cell table:style-name="ce37" table:formula="of:=IF(INDEX([.$AK34:.$DD34];MATCH([.$M$3];[.$AK$3:.$DD$3];0)+[.Q$1])=&quot;&quot;;&quot;&quot;;INDEX([.$AK34:.$DD34];MATCH([.$M$3];[.$AK$3:.$DD$3];0)+[.Q$1]))" office:value-type="float" office:value="136.5" calcext:value-type="float">
            <text:p>136.5</text:p>
          </table:table-cell>
          <table:table-cell table:style-name="ce24" table:formula="of:=IF(INDEX([.$AK34:.$DD34];MATCH([.$M$3];[.$AK$3:.$DD$3];0)+[.R$1])=&quot;&quot;;&quot;&quot;;INDEX([.$DG$23:.$DG$422];MATCH(INDEX([.$AK34:.$DD34];MATCH([.$M$3];[.$AK$3:.$DD$3];0)+[.R$1])&amp;IF([.U34]=&quot;&quot;;&quot;&quot;;&quot;_&quot;&amp;[.U34]);[.$DI$23:.$DI$422];0)))" office:value-type="float" office:value="61" calcext:value-type="float">
            <text:p>61</text:p>
          </table:table-cell>
          <table:table-cell table:style-name="ce14" table:formula="of:=IF(INDEX([.$AK34:.$DD34];MATCH([.$M$3];[.$AK$3:.$DD$3];0)+[.S$1])=&quot;&quot;;&quot;&quot;;INDEX([.$AK34:.$DD34];MATCH([.$M$3];[.$AK$3:.$DD$3];0)+[.S$1]))" office:value-type="string" office:string-value="b" calcext:value-type="string">
            <text:p>b</text:p>
          </table:table-cell>
          <table:table-cell table:style-name="ce14" table:formula="of:=IF(INDEX([.$AK34:.$DD34];MATCH([.$M$3];[.$AK$3:.$DD$3];0)+[.T$1])=&quot;&quot;;&quot;&quot;;INDEX([.$AK34:.$DD34];MATCH([.$M$3];[.$AK$3:.$DD$3];0)+[.T$1]))">
            <text:p/>
          </table:table-cell>
          <table:table-cell table:style-name="ce51" table:formula="of:=IF(INDEX([.$AK34:.$DD34];MATCH([.$M$3];[.$AK$3:.$DD$3];0)+[.U$1])=&quot;&quot;;&quot;&quot;;INDEX([.$AK34:.$DD34];MATCH([.$M$3];[.$AK$3:.$DD$3];0)+[.U$1]))">
            <text:p/>
          </table:table-cell>
          <table:table-cell table:style-name="ce37" table:formula="of:=IF(INDEX([.$AK34:.$DD34];MATCH([.$M$3];[.$AK$3:.$DD$3];0)+[.V$1])=&quot;&quot;;&quot;&quot;;INDEX([.$AK34:.$DD34];MATCH([.$M$3];[.$AK$3:.$DD$3];0)+[.V$1]))" office:value-type="float" office:value="99" calcext:value-type="float">
            <text:p>99</text:p>
          </table:table-cell>
          <table:table-cell table:style-name="ce24" table:formula="of:=IF(INDEX([.$AK34:.$DD34];MATCH([.$M$3];[.$AK$3:.$DD$3];0)+[.W$1])=&quot;&quot;;&quot;&quot;;INDEX([.$DG$23:.$DG$422];MATCH(INDEX([.$AK34:.$DD34];MATCH([.$M$3];[.$AK$3:.$DD$3];0)+[.W$1])&amp;IF([.Z34]=&quot;&quot;;&quot;&quot;;&quot;_&quot;&amp;[.Z34]);[.$DJ$23:.$DJ$422];0)))" office:value-type="float" office:value="93" calcext:value-type="float">
            <text:p>93</text:p>
          </table:table-cell>
          <table:table-cell table:style-name="ce14" table:formula="of:=IF(INDEX([.$AK34:.$DD34];MATCH([.$M$3];[.$AK$3:.$DD$3];0)+[.X$1])=&quot;&quot;;&quot;&quot;;INDEX([.$AK34:.$DD34];MATCH([.$M$3];[.$AK$3:.$DD$3];0)+[.X$1]))" office:value-type="string" office:string-value="b" calcext:value-type="string">
            <text:p>b</text:p>
          </table:table-cell>
          <table:table-cell table:style-name="ce14" table:formula="of:=IF(INDEX([.$AK34:.$DD34];MATCH([.$M$3];[.$AK$3:.$DD$3];0)+[.Y$1])=&quot;&quot;;&quot;&quot;;INDEX([.$AK34:.$DD34];MATCH([.$M$3];[.$AK$3:.$DD$3];0)+[.Y$1]))">
            <text:p/>
          </table:table-cell>
          <table:table-cell table:style-name="ce51" table:formula="of:=IF(INDEX([.$AK34:.$DD34];MATCH([.$M$3];[.$AK$3:.$DD$3];0)+[.Z$1])=&quot;&quot;;&quot;&quot;;INDEX([.$AK34:.$DD34];MATCH([.$M$3];[.$AK$3:.$DD$3];0)+[.Z$1]))">
            <text:p/>
          </table:table-cell>
          <table:table-cell table:style-name="ce37" table:formula="of:=IF(INDEX([.$AK34:.$DD34];MATCH([.$M$3];[.$AK$3:.$DD$3];0)+[.AA$1])=&quot;&quot;;&quot;&quot;;INDEX([.$AK34:.$DD34];MATCH([.$M$3];[.$AK$3:.$DD$3];0)+[.AA$1]))" office:value-type="float" office:value="148" calcext:value-type="float">
            <text:p>148</text:p>
          </table:table-cell>
          <table:table-cell table:style-name="ce24" table:formula="of:=IF(INDEX([.$AK34:.$DD34];MATCH([.$M$3];[.$AK$3:.$DD$3];0)+[.AB$1])=&quot;&quot;;&quot;&quot;;INDEX([.$DG$23:.$DG$422];MATCH(INDEX([.$AK34:.$DD34];MATCH([.$M$3];[.$AK$3:.$DD$3];0)+[.AB$1])&amp;IF([.AE34]=&quot;&quot;;&quot;&quot;;&quot;_&quot;&amp;[.AE34]);[.$DK$23:.$DK$422];0)))" office:value-type="float" office:value="86" calcext:value-type="float">
            <text:p>86</text:p>
          </table:table-cell>
          <table:table-cell table:style-name="ce14" table:formula="of:=IF(INDEX([.$AK34:.$DD34];MATCH([.$M$3];[.$AK$3:.$DD$3];0)+[.AC$1])=&quot;&quot;;&quot;&quot;;INDEX([.$AK34:.$DD34];MATCH([.$M$3];[.$AK$3:.$DD$3];0)+[.AC$1]))" office:value-type="string" office:string-value="b" calcext:value-type="string">
            <text:p>b</text:p>
          </table:table-cell>
          <table:table-cell table:style-name="ce14" table:formula="of:=IF(INDEX([.$AK34:.$DD34];MATCH([.$M$3];[.$AK$3:.$DD$3];0)+[.AD$1])=&quot;&quot;;&quot;&quot;;INDEX([.$AK34:.$DD34];MATCH([.$M$3];[.$AK$3:.$DD$3];0)+[.AD$1]))">
            <text:p/>
          </table:table-cell>
          <table:table-cell table:style-name="ce51" table:formula="of:=IF(INDEX([.$AK34:.$DD34];MATCH([.$M$3];[.$AK$3:.$DD$3];0)+[.AE$1])=&quot;&quot;;&quot;&quot;;INDEX([.$AK34:.$DD34];MATCH([.$M$3];[.$AK$3:.$DD$3];0)+[.AE$1]))">
            <text:p/>
          </table:table-cell>
          <table:table-cell table:style-name="ce37" table:formula="of:=IF(INDEX([.$AK34:.$DD34];MATCH([.$M$3];[.$AK$3:.$DD$3];0)+[.AF$1])=&quot;&quot;;&quot;&quot;;INDEX([.$AK34:.$DD34];MATCH([.$M$3];[.$AK$3:.$DD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9" calcext:value-type="float">
            <text:p>2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6" calcext:value-type="float">
            <text:p>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3" calcext:value-type="float">
            <text:p>63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6" calcext:value-type="float">
            <text:p>6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125.5))" calcext:value-type="string">
            <text:p>\overrideProperty Score.NonMusicalPaperColumn.line-break-system-details #'((Y-offset . 125.5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D35];MATCH([.$M$3];[.$AK$3:.$DD$3];0)+[.$M$1])=&quot;&quot;;&quot;&quot;;INDEX([.$DG$23:.$DG$422];MATCH(INDEX([.$AK35:.$DD35];MATCH([.$M$3];[.$AK$3:.$DD$3];0)+[.$M$1])&amp;IF([.P35]=&quot;&quot;;&quot;&quot;;&quot;_&quot;&amp;[.P35]);[.$DH$23:.$DH$422];0)))" office:value-type="float" office:value="68" calcext:value-type="float">
            <text:p>68</text:p>
          </table:table-cell>
          <table:table-cell table:style-name="ce14" table:formula="of:=IF(INDEX([.$AK35:.$DD35];MATCH([.$M$3];[.$AK$3:.$DD$3];0)+[.N$1])=&quot;&quot;;&quot;&quot;;INDEX([.$AK35:.$DD35];MATCH([.$M$3];[.$AK$3:.$DD$3];0)+[.N$1]))" office:value-type="string" office:string-value="b" calcext:value-type="string">
            <text:p>b</text:p>
          </table:table-cell>
          <table:table-cell table:style-name="ce51" table:formula="of:=IF(INDEX([.$AK35:.$DD35];MATCH([.$M$3];[.$AK$3:.$DD$3];0)+[.O$1])=&quot;&quot;;&quot;&quot;;INDEX([.$AK35:.$DD35];MATCH([.$M$3];[.$AK$3:.$DD$3];0)+[.O$1]))">
            <text:p/>
          </table:table-cell>
          <table:table-cell table:style-name="ce51" table:formula="of:=IF(INDEX([.$AK35:.$DD35];MATCH([.$M$3];[.$AK$3:.$DD$3];0)+[.P$1])=&quot;&quot;;&quot;&quot;;INDEX([.$AK35:.$DD35];MATCH([.$M$3];[.$AK$3:.$DD$3];0)+[.P$1]))">
            <text:p/>
          </table:table-cell>
          <table:table-cell table:style-name="ce37" table:formula="of:=IF(INDEX([.$AK35:.$DD35];MATCH([.$M$3];[.$AK$3:.$DD$3];0)+[.Q$1])=&quot;&quot;;&quot;&quot;;INDEX([.$AK35:.$DD35];MATCH([.$M$3];[.$AK$3:.$DD$3];0)+[.Q$1]))" office:value-type="float" office:value="149" calcext:value-type="float">
            <text:p>149</text:p>
          </table:table-cell>
          <table:table-cell table:style-name="ce24" table:formula="of:=IF(INDEX([.$AK35:.$DD35];MATCH([.$M$3];[.$AK$3:.$DD$3];0)+[.R$1])=&quot;&quot;;&quot;&quot;;INDEX([.$DG$23:.$DG$422];MATCH(INDEX([.$AK35:.$DD35];MATCH([.$M$3];[.$AK$3:.$DD$3];0)+[.R$1])&amp;IF([.U35]=&quot;&quot;;&quot;&quot;;&quot;_&quot;&amp;[.U35]);[.$DI$23:.$DI$422];0)))" office:value-type="float" office:value="68" calcext:value-type="float">
            <text:p>68</text:p>
          </table:table-cell>
          <table:table-cell table:style-name="ce14" table:formula="of:=IF(INDEX([.$AK35:.$DD35];MATCH([.$M$3];[.$AK$3:.$DD$3];0)+[.S$1])=&quot;&quot;;&quot;&quot;;INDEX([.$AK35:.$DD35];MATCH([.$M$3];[.$AK$3:.$DD$3];0)+[.S$1]))" office:value-type="string" office:string-value="b" calcext:value-type="string">
            <text:p>b</text:p>
          </table:table-cell>
          <table:table-cell table:style-name="ce14" table:formula="of:=IF(INDEX([.$AK35:.$DD35];MATCH([.$M$3];[.$AK$3:.$DD$3];0)+[.T$1])=&quot;&quot;;&quot;&quot;;INDEX([.$AK35:.$DD35];MATCH([.$M$3];[.$AK$3:.$DD$3];0)+[.T$1]))">
            <text:p/>
          </table:table-cell>
          <table:table-cell table:style-name="ce51" table:formula="of:=IF(INDEX([.$AK35:.$DD35];MATCH([.$M$3];[.$AK$3:.$DD$3];0)+[.U$1])=&quot;&quot;;&quot;&quot;;INDEX([.$AK35:.$DD35];MATCH([.$M$3];[.$AK$3:.$DD$3];0)+[.U$1]))">
            <text:p/>
          </table:table-cell>
          <table:table-cell table:style-name="ce37" table:formula="of:=IF(INDEX([.$AK35:.$DD35];MATCH([.$M$3];[.$AK$3:.$DD$3];0)+[.V$1])=&quot;&quot;;&quot;&quot;;INDEX([.$AK35:.$DD35];MATCH([.$M$3];[.$AK$3:.$DD$3];0)+[.V$1]))" office:value-type="float" office:value="110.5" calcext:value-type="float">
            <text:p>110.5</text:p>
          </table:table-cell>
          <table:table-cell table:style-name="ce24" table:formula="of:=IF(INDEX([.$AK35:.$DD35];MATCH([.$M$3];[.$AK$3:.$DD$3];0)+[.W$1])=&quot;&quot;;&quot;&quot;;INDEX([.$DG$23:.$DG$422];MATCH(INDEX([.$AK35:.$DD35];MATCH([.$M$3];[.$AK$3:.$DD$3];0)+[.W$1])&amp;IF([.Z35]=&quot;&quot;;&quot;&quot;;&quot;_&quot;&amp;[.Z35]);[.$DJ$23:.$DJ$422];0)))" office:value-type="float" office:value="101" calcext:value-type="float">
            <text:p>101</text:p>
          </table:table-cell>
          <table:table-cell table:style-name="ce14" table:formula="of:=IF(INDEX([.$AK35:.$DD35];MATCH([.$M$3];[.$AK$3:.$DD$3];0)+[.X$1])=&quot;&quot;;&quot;&quot;;INDEX([.$AK35:.$DD35];MATCH([.$M$3];[.$AK$3:.$DD$3];0)+[.X$1]))" office:value-type="string" office:string-value="pb" calcext:value-type="string">
            <text:p>pb</text:p>
          </table:table-cell>
          <table:table-cell table:style-name="ce14" table:formula="of:=IF(INDEX([.$AK35:.$DD35];MATCH([.$M$3];[.$AK$3:.$DD$3];0)+[.Y$1])=&quot;&quot;;&quot;&quot;;INDEX([.$AK35:.$DD35];MATCH([.$M$3];[.$AK$3:.$DD$3];0)+[.Y$1]))">
            <text:p/>
          </table:table-cell>
          <table:table-cell table:style-name="ce51" table:formula="of:=IF(INDEX([.$AK35:.$DD35];MATCH([.$M$3];[.$AK$3:.$DD$3];0)+[.Z$1])=&quot;&quot;;&quot;&quot;;INDEX([.$AK35:.$DD35];MATCH([.$M$3];[.$AK$3:.$DD$3];0)+[.Z$1]))">
            <text:p/>
          </table:table-cell>
          <table:table-cell table:style-name="ce37" table:formula="of:=IF(INDEX([.$AK35:.$DD35];MATCH([.$M$3];[.$AK$3:.$DD$3];0)+[.AA$1])=&quot;&quot;;&quot;&quot;;INDEX([.$AK35:.$DD35];MATCH([.$M$3];[.$AK$3:.$DD$3];0)+[.AA$1]))" office:value-type="float" office:value="5" calcext:value-type="float">
            <text:p>5</text:p>
          </table:table-cell>
          <table:table-cell table:style-name="ce24" table:formula="of:=IF(INDEX([.$AK35:.$DD35];MATCH([.$M$3];[.$AK$3:.$DD$3];0)+[.AB$1])=&quot;&quot;;&quot;&quot;;INDEX([.$DG$23:.$DG$422];MATCH(INDEX([.$AK35:.$DD35];MATCH([.$M$3];[.$AK$3:.$DD$3];0)+[.AB$1])&amp;IF([.AE35]=&quot;&quot;;&quot;&quot;;&quot;_&quot;&amp;[.AE35]);[.$DK$23:.$DK$422];0)))" office:value-type="float" office:value="93" calcext:value-type="float">
            <text:p>93</text:p>
          </table:table-cell>
          <table:table-cell table:style-name="ce14" table:formula="of:=IF(INDEX([.$AK35:.$DD35];MATCH([.$M$3];[.$AK$3:.$DD$3];0)+[.AC$1])=&quot;&quot;;&quot;&quot;;INDEX([.$AK35:.$DD35];MATCH([.$M$3];[.$AK$3:.$DD$3];0)+[.AC$1]))" office:value-type="string" office:string-value="pb" calcext:value-type="string">
            <text:p>pb</text:p>
          </table:table-cell>
          <table:table-cell table:style-name="ce14" table:formula="of:=IF(INDEX([.$AK35:.$DD35];MATCH([.$M$3];[.$AK$3:.$DD$3];0)+[.AD$1])=&quot;&quot;;&quot;&quot;;INDEX([.$AK35:.$DD35];MATCH([.$M$3];[.$AK$3:.$DD$3];0)+[.AD$1]))">
            <text:p/>
          </table:table-cell>
          <table:table-cell table:style-name="ce51" table:formula="of:=IF(INDEX([.$AK35:.$DD35];MATCH([.$M$3];[.$AK$3:.$DD$3];0)+[.AE$1])=&quot;&quot;;&quot;&quot;;INDEX([.$AK35:.$DD35];MATCH([.$M$3];[.$AK$3:.$DD$3];0)+[.AE$1]))">
            <text:p/>
          </table:table-cell>
          <table:table-cell table:style-name="ce37" table:formula="of:=IF(INDEX([.$AK35:.$DD35];MATCH([.$M$3];[.$AK$3:.$DD$3];0)+[.AF$1])=&quot;&quot;;&quot;&quot;;INDEX([.$AK35:.$DD35];MATCH([.$M$3];[.$AK$3:.$DD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1" calcext:value-type="float">
            <text:p>3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68" calcext:value-type="float">
            <text:p>68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5" calcext:value-type="float">
            <text:p>5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b" calcext:value-type="string">
            <text:p>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break" calcext:value-type="string">
            <text:p>\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36.5))" calcext:value-type="string">
            <text:p>\overrideProperty Score.NonMusicalPaperColumn.line-break-system-details #'((Y-offset . 136.5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D36];MATCH([.$M$3];[.$AK$3:.$DD$3];0)+[.$M$1])=&quot;&quot;;&quot;&quot;;INDEX([.$DG$23:.$DG$422];MATCH(INDEX([.$AK36:.$DD36];MATCH([.$M$3];[.$AK$3:.$DD$3];0)+[.$M$1])&amp;IF([.P36]=&quot;&quot;;&quot;&quot;;&quot;_&quot;&amp;[.P36]);[.$DH$23:.$DH$422];0)))" office:value-type="float" office:value="72" calcext:value-type="float">
            <text:p>72</text:p>
          </table:table-cell>
          <table:table-cell table:style-name="ce14" table:formula="of:=IF(INDEX([.$AK36:.$DD36];MATCH([.$M$3];[.$AK$3:.$DD$3];0)+[.N$1])=&quot;&quot;;&quot;&quot;;INDEX([.$AK36:.$DD36];MATCH([.$M$3];[.$AK$3:.$DD$3];0)+[.N$1]))" office:value-type="string" office:string-value="pb" calcext:value-type="string">
            <text:p>pb</text:p>
          </table:table-cell>
          <table:table-cell table:style-name="ce51" table:formula="of:=IF(INDEX([.$AK36:.$DD36];MATCH([.$M$3];[.$AK$3:.$DD$3];0)+[.O$1])=&quot;&quot;;&quot;&quot;;INDEX([.$AK36:.$DD36];MATCH([.$M$3];[.$AK$3:.$DD$3];0)+[.O$1]))">
            <text:p/>
          </table:table-cell>
          <table:table-cell table:style-name="ce51" table:formula="of:=IF(INDEX([.$AK36:.$DD36];MATCH([.$M$3];[.$AK$3:.$DD$3];0)+[.P$1])=&quot;&quot;;&quot;&quot;;INDEX([.$AK36:.$DD36];MATCH([.$M$3];[.$AK$3:.$DD$3];0)+[.P$1]))">
            <text:p/>
          </table:table-cell>
          <table:table-cell table:style-name="ce37" table:formula="of:=IF(INDEX([.$AK36:.$DD36];MATCH([.$M$3];[.$AK$3:.$DD$3];0)+[.Q$1])=&quot;&quot;;&quot;&quot;;INDEX([.$AK36:.$DD36];MATCH([.$M$3];[.$AK$3:.$DD$3];0)+[.Q$1]))" office:value-type="float" office:value="5" calcext:value-type="float">
            <text:p>5</text:p>
          </table:table-cell>
          <table:table-cell table:style-name="ce24" table:formula="of:=IF(INDEX([.$AK36:.$DD36];MATCH([.$M$3];[.$AK$3:.$DD$3];0)+[.R$1])=&quot;&quot;;&quot;&quot;;INDEX([.$DG$23:.$DG$422];MATCH(INDEX([.$AK36:.$DD36];MATCH([.$M$3];[.$AK$3:.$DD$3];0)+[.R$1])&amp;IF([.U36]=&quot;&quot;;&quot;&quot;;&quot;_&quot;&amp;[.U36]);[.$DI$23:.$DI$422];0)))" office:value-type="float" office:value="74" calcext:value-type="float">
            <text:p>74</text:p>
          </table:table-cell>
          <table:table-cell table:style-name="ce14" table:formula="of:=IF(INDEX([.$AK36:.$DD36];MATCH([.$M$3];[.$AK$3:.$DD$3];0)+[.S$1])=&quot;&quot;;&quot;&quot;;INDEX([.$AK36:.$DD36];MATCH([.$M$3];[.$AK$3:.$DD$3];0)+[.S$1]))" office:value-type="string" office:string-value="b" calcext:value-type="string">
            <text:p>b</text:p>
          </table:table-cell>
          <table:table-cell table:style-name="ce14" table:formula="of:=IF(INDEX([.$AK36:.$DD36];MATCH([.$M$3];[.$AK$3:.$DD$3];0)+[.T$1])=&quot;&quot;;&quot;&quot;;INDEX([.$AK36:.$DD36];MATCH([.$M$3];[.$AK$3:.$DD$3];0)+[.T$1]))">
            <text:p/>
          </table:table-cell>
          <table:table-cell table:style-name="ce51" table:formula="of:=IF(INDEX([.$AK36:.$DD36];MATCH([.$M$3];[.$AK$3:.$DD$3];0)+[.U$1])=&quot;&quot;;&quot;&quot;;INDEX([.$AK36:.$DD36];MATCH([.$M$3];[.$AK$3:.$DD$3];0)+[.U$1]))">
            <text:p/>
          </table:table-cell>
          <table:table-cell table:style-name="ce37" table:formula="of:=IF(INDEX([.$AK36:.$DD36];MATCH([.$M$3];[.$AK$3:.$DD$3];0)+[.V$1])=&quot;&quot;;&quot;&quot;;INDEX([.$AK36:.$DD36];MATCH([.$M$3];[.$AK$3:.$DD$3];0)+[.V$1]))" office:value-type="float" office:value="123.5" calcext:value-type="float">
            <text:p>123.5</text:p>
          </table:table-cell>
          <table:table-cell table:style-name="ce24" table:formula="of:=IF(INDEX([.$AK36:.$DD36];MATCH([.$M$3];[.$AK$3:.$DD$3];0)+[.W$1])=&quot;&quot;;&quot;&quot;;INDEX([.$DG$23:.$DG$422];MATCH(INDEX([.$AK36:.$DD36];MATCH([.$M$3];[.$AK$3:.$DD$3];0)+[.W$1])&amp;IF([.Z36]=&quot;&quot;;&quot;&quot;;&quot;_&quot;&amp;[.Z36]);[.$DJ$23:.$DJ$422];0)))" office:value-type="float" office:value="110" calcext:value-type="float">
            <text:p>110</text:p>
          </table:table-cell>
          <table:table-cell table:style-name="ce14" table:formula="of:=IF(INDEX([.$AK36:.$DD36];MATCH([.$M$3];[.$AK$3:.$DD$3];0)+[.X$1])=&quot;&quot;;&quot;&quot;;INDEX([.$AK36:.$DD36];MATCH([.$M$3];[.$AK$3:.$DD$3];0)+[.X$1]))" office:value-type="string" office:string-value="b" calcext:value-type="string">
            <text:p>b</text:p>
          </table:table-cell>
          <table:table-cell table:style-name="ce14" table:formula="of:=IF(INDEX([.$AK36:.$DD36];MATCH([.$M$3];[.$AK$3:.$DD$3];0)+[.Y$1])=&quot;&quot;;&quot;&quot;;INDEX([.$AK36:.$DD36];MATCH([.$M$3];[.$AK$3:.$DD$3];0)+[.Y$1]))">
            <text:p/>
          </table:table-cell>
          <table:table-cell table:style-name="ce51" table:formula="of:=IF(INDEX([.$AK36:.$DD36];MATCH([.$M$3];[.$AK$3:.$DD$3];0)+[.Z$1])=&quot;&quot;;&quot;&quot;;INDEX([.$AK36:.$DD36];MATCH([.$M$3];[.$AK$3:.$DD$3];0)+[.Z$1]))">
            <text:p/>
          </table:table-cell>
          <table:table-cell table:style-name="ce37" table:formula="of:=IF(INDEX([.$AK36:.$DD36];MATCH([.$M$3];[.$AK$3:.$DD$3];0)+[.AA$1])=&quot;&quot;;&quot;&quot;;INDEX([.$AK36:.$DD36];MATCH([.$M$3];[.$AK$3:.$DD$3];0)+[.AA$1]))" office:value-type="float" office:value="18" calcext:value-type="float">
            <text:p>18</text:p>
          </table:table-cell>
          <table:table-cell table:style-name="ce24" table:formula="of:=IF(INDEX([.$AK36:.$DD36];MATCH([.$M$3];[.$AK$3:.$DD$3];0)+[.AB$1])=&quot;&quot;;&quot;&quot;;INDEX([.$DG$23:.$DG$422];MATCH(INDEX([.$AK36:.$DD36];MATCH([.$M$3];[.$AK$3:.$DD$3];0)+[.AB$1])&amp;IF([.AE36]=&quot;&quot;;&quot;&quot;;&quot;_&quot;&amp;[.AE36]);[.$DK$23:.$DK$422];0)))" office:value-type="float" office:value="100" calcext:value-type="float">
            <text:p>100</text:p>
          </table:table-cell>
          <table:table-cell table:style-name="ce14" table:formula="of:=IF(INDEX([.$AK36:.$DD36];MATCH([.$M$3];[.$AK$3:.$DD$3];0)+[.AC$1])=&quot;&quot;;&quot;&quot;;INDEX([.$AK36:.$DD36];MATCH([.$M$3];[.$AK$3:.$DD$3];0)+[.AC$1]))" office:value-type="string" office:string-value="b" calcext:value-type="string">
            <text:p>b</text:p>
          </table:table-cell>
          <table:table-cell table:style-name="ce14" table:formula="of:=IF(INDEX([.$AK36:.$DD36];MATCH([.$M$3];[.$AK$3:.$DD$3];0)+[.AD$1])=&quot;&quot;;&quot;&quot;;INDEX([.$AK36:.$DD36];MATCH([.$M$3];[.$AK$3:.$DD$3];0)+[.AD$1]))">
            <text:p/>
          </table:table-cell>
          <table:table-cell table:style-name="ce51" table:formula="of:=IF(INDEX([.$AK36:.$DD36];MATCH([.$M$3];[.$AK$3:.$DD$3];0)+[.AE$1])=&quot;&quot;;&quot;&quot;;INDEX([.$AK36:.$DD36];MATCH([.$M$3];[.$AK$3:.$DD$3];0)+[.AE$1]))">
            <text:p/>
          </table:table-cell>
          <table:table-cell table:style-name="ce37" table:formula="of:=IF(INDEX([.$AK36:.$DD36];MATCH([.$M$3];[.$AK$3:.$DD$3];0)+[.AF$1])=&quot;&quot;;&quot;&quot;;INDEX([.$AK36:.$DD36];MATCH([.$M$3];[.$AK$3:.$DD$3];0)+[.AF$1]))" office:value-type="float" office:value="19" calcext:value-type="float">
            <text:p>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5" calcext:value-type="float">
            <text:p>123.5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s2-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1" calcext:value-type="float">
            <text:p>3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2" calcext:value-type="float">
            <text:p>72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4" calcext:value-type="float">
            <text:p>4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pb" calcext:value-type="string">
            <text:p>p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4 \pageBreak " calcext:value-type="string">
            <text:p>s1*4 \page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149))" calcext:value-type="string">
            <text:p>\overrideProperty Score.NonMusicalPaperColumn.line-break-system-details #'((Y-offset . 149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D37];MATCH([.$M$3];[.$AK$3:.$DD$3];0)+[.$M$1])=&quot;&quot;;&quot;&quot;;INDEX([.$DG$23:.$DG$422];MATCH(INDEX([.$AK37:.$DD37];MATCH([.$M$3];[.$AK$3:.$DD$3];0)+[.$M$1])&amp;IF([.P37]=&quot;&quot;;&quot;&quot;;&quot;_&quot;&amp;[.P37]);[.$DH$23:.$DH$422];0)))" office:value-type="float" office:value="78" calcext:value-type="float">
            <text:p>78</text:p>
          </table:table-cell>
          <table:table-cell table:style-name="ce14" table:formula="of:=IF(INDEX([.$AK37:.$DD37];MATCH([.$M$3];[.$AK$3:.$DD$3];0)+[.N$1])=&quot;&quot;;&quot;&quot;;INDEX([.$AK37:.$DD37];MATCH([.$M$3];[.$AK$3:.$DD$3];0)+[.N$1]))" office:value-type="string" office:string-value="b" calcext:value-type="string">
            <text:p>b</text:p>
          </table:table-cell>
          <table:table-cell table:style-name="ce51" table:formula="of:=IF(INDEX([.$AK37:.$DD37];MATCH([.$M$3];[.$AK$3:.$DD$3];0)+[.O$1])=&quot;&quot;;&quot;&quot;;INDEX([.$AK37:.$DD37];MATCH([.$M$3];[.$AK$3:.$DD$3];0)+[.O$1]))">
            <text:p/>
          </table:table-cell>
          <table:table-cell table:style-name="ce51" table:formula="of:=IF(INDEX([.$AK37:.$DD37];MATCH([.$M$3];[.$AK$3:.$DD$3];0)+[.P$1])=&quot;&quot;;&quot;&quot;;INDEX([.$AK37:.$DD37];MATCH([.$M$3];[.$AK$3:.$DD$3];0)+[.P$1]))">
            <text:p/>
          </table:table-cell>
          <table:table-cell table:style-name="ce37" table:formula="of:=IF(INDEX([.$AK37:.$DD37];MATCH([.$M$3];[.$AK$3:.$DD$3];0)+[.Q$1])=&quot;&quot;;&quot;&quot;;INDEX([.$AK37:.$DD37];MATCH([.$M$3];[.$AK$3:.$DD$3];0)+[.Q$1]))" office:value-type="float" office:value="18" calcext:value-type="float">
            <text:p>18</text:p>
          </table:table-cell>
          <table:table-cell table:style-name="ce24" table:formula="of:=IF(INDEX([.$AK37:.$DD37];MATCH([.$M$3];[.$AK$3:.$DD$3];0)+[.R$1])=&quot;&quot;;&quot;&quot;;INDEX([.$DG$23:.$DG$422];MATCH(INDEX([.$AK37:.$DD37];MATCH([.$M$3];[.$AK$3:.$DD$3];0)+[.R$1])&amp;IF([.U37]=&quot;&quot;;&quot;&quot;;&quot;_&quot;&amp;[.U37]);[.$DI$23:.$DI$422];0)))" office:value-type="float" office:value="82" calcext:value-type="float">
            <text:p>82</text:p>
          </table:table-cell>
          <table:table-cell table:style-name="ce14" table:formula="of:=IF(INDEX([.$AK37:.$DD37];MATCH([.$M$3];[.$AK$3:.$DD$3];0)+[.S$1])=&quot;&quot;;&quot;&quot;;INDEX([.$AK37:.$DD37];MATCH([.$M$3];[.$AK$3:.$DD$3];0)+[.S$1]))" office:value-type="string" office:string-value="b" calcext:value-type="string">
            <text:p>b</text:p>
          </table:table-cell>
          <table:table-cell table:style-name="ce14" table:formula="of:=IF(INDEX([.$AK37:.$DD37];MATCH([.$M$3];[.$AK$3:.$DD$3];0)+[.T$1])=&quot;&quot;;&quot;&quot;;INDEX([.$AK37:.$DD37];MATCH([.$M$3];[.$AK$3:.$DD$3];0)+[.T$1]))">
            <text:p/>
          </table:table-cell>
          <table:table-cell table:style-name="ce51" table:formula="of:=IF(INDEX([.$AK37:.$DD37];MATCH([.$M$3];[.$AK$3:.$DD$3];0)+[.U$1])=&quot;&quot;;&quot;&quot;;INDEX([.$AK37:.$DD37];MATCH([.$M$3];[.$AK$3:.$DD$3];0)+[.U$1]))">
            <text:p/>
          </table:table-cell>
          <table:table-cell table:style-name="ce37" table:formula="of:=IF(INDEX([.$AK37:.$DD37];MATCH([.$M$3];[.$AK$3:.$DD$3];0)+[.V$1])=&quot;&quot;;&quot;&quot;;INDEX([.$AK37:.$DD37];MATCH([.$M$3];[.$AK$3:.$DD$3];0)+[.V$1]))" office:value-type="float" office:value="134.5" calcext:value-type="float">
            <text:p>134.5</text:p>
          </table:table-cell>
          <table:table-cell table:style-name="ce24" table:formula="of:=IF(INDEX([.$AK37:.$DD37];MATCH([.$M$3];[.$AK$3:.$DD$3];0)+[.W$1])=&quot;&quot;;&quot;&quot;;INDEX([.$DG$23:.$DG$422];MATCH(INDEX([.$AK37:.$DD37];MATCH([.$M$3];[.$AK$3:.$DD$3];0)+[.W$1])&amp;IF([.Z37]=&quot;&quot;;&quot;&quot;;&quot;_&quot;&amp;[.Z37]);[.$DJ$23:.$DJ$422];0)))" office:value-type="float" office:value="118" calcext:value-type="float">
            <text:p>118</text:p>
          </table:table-cell>
          <table:table-cell table:style-name="ce14" table:formula="of:=IF(INDEX([.$AK37:.$DD37];MATCH([.$M$3];[.$AK$3:.$DD$3];0)+[.X$1])=&quot;&quot;;&quot;&quot;;INDEX([.$AK37:.$DD37];MATCH([.$M$3];[.$AK$3:.$DD$3];0)+[.X$1]))" office:value-type="string" office:string-value="b" calcext:value-type="string">
            <text:p>b</text:p>
          </table:table-cell>
          <table:table-cell table:style-name="ce14" table:formula="of:=IF(INDEX([.$AK37:.$DD37];MATCH([.$M$3];[.$AK$3:.$DD$3];0)+[.Y$1])=&quot;&quot;;&quot;&quot;;INDEX([.$AK37:.$DD37];MATCH([.$M$3];[.$AK$3:.$DD$3];0)+[.Y$1]))">
            <text:p/>
          </table:table-cell>
          <table:table-cell table:style-name="ce51" table:formula="of:=IF(INDEX([.$AK37:.$DD37];MATCH([.$M$3];[.$AK$3:.$DD$3];0)+[.Z$1])=&quot;&quot;;&quot;&quot;;INDEX([.$AK37:.$DD37];MATCH([.$M$3];[.$AK$3:.$DD$3];0)+[.Z$1]))">
            <text:p/>
          </table:table-cell>
          <table:table-cell table:style-name="ce37" table:formula="of:=IF(INDEX([.$AK37:.$DD37];MATCH([.$M$3];[.$AK$3:.$DD$3];0)+[.AA$1])=&quot;&quot;;&quot;&quot;;INDEX([.$AK37:.$DD37];MATCH([.$M$3];[.$AK$3:.$DD$3];0)+[.AA$1]))" office:value-type="float" office:value="31" calcext:value-type="float">
            <text:p>31</text:p>
          </table:table-cell>
          <table:table-cell table:style-name="ce24" table:formula="of:=IF(INDEX([.$AK37:.$DD37];MATCH([.$M$3];[.$AK$3:.$DD$3];0)+[.AB$1])=&quot;&quot;;&quot;&quot;;INDEX([.$DG$23:.$DG$422];MATCH(INDEX([.$AK37:.$DD37];MATCH([.$M$3];[.$AK$3:.$DD$3];0)+[.AB$1])&amp;IF([.AE37]=&quot;&quot;;&quot;&quot;;&quot;_&quot;&amp;[.AE37]);[.$DK$23:.$DK$422];0)))" office:value-type="float" office:value="110" calcext:value-type="float">
            <text:p>110</text:p>
          </table:table-cell>
          <table:table-cell table:style-name="ce14" table:formula="of:=IF(INDEX([.$AK37:.$DD37];MATCH([.$M$3];[.$AK$3:.$DD$3];0)+[.AC$1])=&quot;&quot;;&quot;&quot;;INDEX([.$AK37:.$DD37];MATCH([.$M$3];[.$AK$3:.$DD$3];0)+[.AC$1]))" office:value-type="string" office:string-value="b" calcext:value-type="string">
            <text:p>b</text:p>
          </table:table-cell>
          <table:table-cell table:style-name="ce14" table:formula="of:=IF(INDEX([.$AK37:.$DD37];MATCH([.$M$3];[.$AK$3:.$DD$3];0)+[.AD$1])=&quot;&quot;;&quot;&quot;;INDEX([.$AK37:.$DD37];MATCH([.$M$3];[.$AK$3:.$DD$3];0)+[.AD$1]))">
            <text:p/>
          </table:table-cell>
          <table:table-cell table:style-name="ce51" table:formula="of:=IF(INDEX([.$AK37:.$DD37];MATCH([.$M$3];[.$AK$3:.$DD$3];0)+[.AE$1])=&quot;&quot;;&quot;&quot;;INDEX([.$AK37:.$DD37];MATCH([.$M$3];[.$AK$3:.$DD$3];0)+[.AE$1]))">
            <text:p/>
          </table:table-cell>
          <table:table-cell table:style-name="ce37" table:formula="of:=IF(INDEX([.$AK37:.$DD37];MATCH([.$M$3];[.$AK$3:.$DD$3];0)+[.AF$1])=&quot;&quot;;&quot;&quot;;INDEX([.$AK37:.$DD37];MATCH([.$M$3];[.$AK$3:.$DD$3];0)+[.AF$1]))"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34" calcext:value-type="float">
            <text:p>3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4" calcext:value-type="float">
            <text:p>3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78" calcext:value-type="float">
            <text:p>78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6" calcext:value-type="float">
            <text:p>6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D38];MATCH([.$M$3];[.$AK$3:.$DD$3];0)+[.$M$1])=&quot;&quot;;&quot;&quot;;INDEX([.$DG$23:.$DG$422];MATCH(INDEX([.$AK38:.$DD38];MATCH([.$M$3];[.$AK$3:.$DD$3];0)+[.$M$1])&amp;IF([.P38]=&quot;&quot;;&quot;&quot;;&quot;_&quot;&amp;[.P38]);[.$DH$23:.$DH$422];0)))" office:value-type="float" office:value="83" calcext:value-type="float">
            <text:p>83</text:p>
          </table:table-cell>
          <table:table-cell table:style-name="ce14" table:formula="of:=IF(INDEX([.$AK38:.$DD38];MATCH([.$M$3];[.$AK$3:.$DD$3];0)+[.N$1])=&quot;&quot;;&quot;&quot;;INDEX([.$AK38:.$DD38];MATCH([.$M$3];[.$AK$3:.$DD$3];0)+[.N$1]))" office:value-type="string" office:string-value="b" calcext:value-type="string">
            <text:p>b</text:p>
          </table:table-cell>
          <table:table-cell table:style-name="ce51" table:formula="of:=IF(INDEX([.$AK38:.$DD38];MATCH([.$M$3];[.$AK$3:.$DD$3];0)+[.O$1])=&quot;&quot;;&quot;&quot;;INDEX([.$AK38:.$DD38];MATCH([.$M$3];[.$AK$3:.$DD$3];0)+[.O$1]))">
            <text:p/>
          </table:table-cell>
          <table:table-cell table:style-name="ce51" table:formula="of:=IF(INDEX([.$AK38:.$DD38];MATCH([.$M$3];[.$AK$3:.$DD$3];0)+[.P$1])=&quot;&quot;;&quot;&quot;;INDEX([.$AK38:.$DD38];MATCH([.$M$3];[.$AK$3:.$DD$3];0)+[.P$1]))">
            <text:p/>
          </table:table-cell>
          <table:table-cell table:style-name="ce37" table:formula="of:=IF(INDEX([.$AK38:.$DD38];MATCH([.$M$3];[.$AK$3:.$DD$3];0)+[.Q$1])=&quot;&quot;;&quot;&quot;;INDEX([.$AK38:.$DD38];MATCH([.$M$3];[.$AK$3:.$DD$3];0)+[.Q$1]))" office:value-type="float" office:value="30" calcext:value-type="float">
            <text:p>30</text:p>
          </table:table-cell>
          <table:table-cell table:style-name="ce24" table:formula="of:=IF(INDEX([.$AK38:.$DD38];MATCH([.$M$3];[.$AK$3:.$DD$3];0)+[.R$1])=&quot;&quot;;&quot;&quot;;INDEX([.$DG$23:.$DG$422];MATCH(INDEX([.$AK38:.$DD38];MATCH([.$M$3];[.$AK$3:.$DD$3];0)+[.R$1])&amp;IF([.U38]=&quot;&quot;;&quot;&quot;;&quot;_&quot;&amp;[.U38]);[.$DI$23:.$DI$422];0)))" office:value-type="float" office:value="90" calcext:value-type="float">
            <text:p>90</text:p>
          </table:table-cell>
          <table:table-cell table:style-name="ce14" table:formula="of:=IF(INDEX([.$AK38:.$DD38];MATCH([.$M$3];[.$AK$3:.$DD$3];0)+[.S$1])=&quot;&quot;;&quot;&quot;;INDEX([.$AK38:.$DD38];MATCH([.$M$3];[.$AK$3:.$DD$3];0)+[.S$1]))" office:value-type="string" office:string-value="b" calcext:value-type="string">
            <text:p>b</text:p>
          </table:table-cell>
          <table:table-cell table:style-name="ce14" table:formula="of:=IF(INDEX([.$AK38:.$DD38];MATCH([.$M$3];[.$AK$3:.$DD$3];0)+[.T$1])=&quot;&quot;;&quot;&quot;;INDEX([.$AK38:.$DD38];MATCH([.$M$3];[.$AK$3:.$DD$3];0)+[.T$1]))">
            <text:p/>
          </table:table-cell>
          <table:table-cell table:style-name="ce51" table:formula="of:=IF(INDEX([.$AK38:.$DD38];MATCH([.$M$3];[.$AK$3:.$DD$3];0)+[.U$1])=&quot;&quot;;&quot;&quot;;INDEX([.$AK38:.$DD38];MATCH([.$M$3];[.$AK$3:.$DD$3];0)+[.U$1]))">
            <text:p/>
          </table:table-cell>
          <table:table-cell table:style-name="ce37" table:formula="of:=IF(INDEX([.$AK38:.$DD38];MATCH([.$M$3];[.$AK$3:.$DD$3];0)+[.V$1])=&quot;&quot;;&quot;&quot;;INDEX([.$AK38:.$DD38];MATCH([.$M$3];[.$AK$3:.$DD$3];0)+[.V$1]))" office:value-type="float" office:value="147.8" calcext:value-type="float">
            <text:p>147.8</text:p>
          </table:table-cell>
          <table:table-cell table:style-name="ce24" table:formula="of:=IF(INDEX([.$AK38:.$DD38];MATCH([.$M$3];[.$AK$3:.$DD$3];0)+[.W$1])=&quot;&quot;;&quot;&quot;;INDEX([.$DG$23:.$DG$422];MATCH(INDEX([.$AK38:.$DD38];MATCH([.$M$3];[.$AK$3:.$DD$3];0)+[.W$1])&amp;IF([.Z38]=&quot;&quot;;&quot;&quot;;&quot;_&quot;&amp;[.Z38]);[.$DJ$23:.$DJ$422];0)))" office:value-type="float" office:value="126" calcext:value-type="float">
            <text:p>126</text:p>
          </table:table-cell>
          <table:table-cell table:style-name="ce14" table:formula="of:=IF(INDEX([.$AK38:.$DD38];MATCH([.$M$3];[.$AK$3:.$DD$3];0)+[.X$1])=&quot;&quot;;&quot;&quot;;INDEX([.$AK38:.$DD38];MATCH([.$M$3];[.$AK$3:.$DD$3];0)+[.X$1]))" office:value-type="string" office:string-value="b" calcext:value-type="string">
            <text:p>b</text:p>
          </table:table-cell>
          <table:table-cell table:style-name="ce14" table:formula="of:=IF(INDEX([.$AK38:.$DD38];MATCH([.$M$3];[.$AK$3:.$DD$3];0)+[.Y$1])=&quot;&quot;;&quot;&quot;;INDEX([.$AK38:.$DD38];MATCH([.$M$3];[.$AK$3:.$DD$3];0)+[.Y$1]))">
            <text:p/>
          </table:table-cell>
          <table:table-cell table:style-name="ce51" table:formula="of:=IF(INDEX([.$AK38:.$DD38];MATCH([.$M$3];[.$AK$3:.$DD$3];0)+[.Z$1])=&quot;&quot;;&quot;&quot;;INDEX([.$AK38:.$DD38];MATCH([.$M$3];[.$AK$3:.$DD$3];0)+[.Z$1]))">
            <text:p/>
          </table:table-cell>
          <table:table-cell table:style-name="ce37" table:formula="of:=IF(INDEX([.$AK38:.$DD38];MATCH([.$M$3];[.$AK$3:.$DD$3];0)+[.AA$1])=&quot;&quot;;&quot;&quot;;INDEX([.$AK38:.$DD38];MATCH([.$M$3];[.$AK$3:.$DD$3];0)+[.AA$1]))" office:value-type="float" office:value="44" calcext:value-type="float">
            <text:p>44</text:p>
          </table:table-cell>
          <table:table-cell table:style-name="ce24" table:formula="of:=IF(INDEX([.$AK38:.$DD38];MATCH([.$M$3];[.$AK$3:.$DD$3];0)+[.AB$1])=&quot;&quot;;&quot;&quot;;INDEX([.$DG$23:.$DG$422];MATCH(INDEX([.$AK38:.$DD38];MATCH([.$M$3];[.$AK$3:.$DD$3];0)+[.AB$1])&amp;IF([.AE38]=&quot;&quot;;&quot;&quot;;&quot;_&quot;&amp;[.AE38]);[.$DK$23:.$DK$422];0)))" office:value-type="float" office:value="117" calcext:value-type="float">
            <text:p>117</text:p>
          </table:table-cell>
          <table:table-cell table:style-name="ce14" table:formula="of:=IF(INDEX([.$AK38:.$DD38];MATCH([.$M$3];[.$AK$3:.$DD$3];0)+[.AC$1])=&quot;&quot;;&quot;&quot;;INDEX([.$AK38:.$DD38];MATCH([.$M$3];[.$AK$3:.$DD$3];0)+[.AC$1]))" office:value-type="string" office:string-value="b" calcext:value-type="string">
            <text:p>b</text:p>
          </table:table-cell>
          <table:table-cell table:style-name="ce14" table:formula="of:=IF(INDEX([.$AK38:.$DD38];MATCH([.$M$3];[.$AK$3:.$DD$3];0)+[.AD$1])=&quot;&quot;;&quot;&quot;;INDEX([.$AK38:.$DD38];MATCH([.$M$3];[.$AK$3:.$DD$3];0)+[.AD$1]))">
            <text:p/>
          </table:table-cell>
          <table:table-cell table:style-name="ce51" table:formula="of:=IF(INDEX([.$AK38:.$DD38];MATCH([.$M$3];[.$AK$3:.$DD$3];0)+[.AE$1])=&quot;&quot;;&quot;&quot;;INDEX([.$AK38:.$DD38];MATCH([.$M$3];[.$AK$3:.$DD$3];0)+[.AE$1]))">
            <text:p/>
          </table:table-cell>
          <table:table-cell table:style-name="ce37" table:formula="of:=IF(INDEX([.$AK38:.$DD38];MATCH([.$M$3];[.$AK$3:.$DD$3];0)+[.AF$1])=&quot;&quot;;&quot;&quot;;INDEX([.$AK38:.$DD38];MATCH([.$M$3];[.$AK$3:.$DD$3];0)+[.AF$1]))"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36" calcext:value-type="float">
            <text:p>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3" calcext:value-type="float">
            <text:p>83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5" calcext:value-type="float">
            <text:p>5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18))" calcext:value-type="string">
            <text:p>\overrideProperty Score.NonMusicalPaperColumn.line-break-system-details #'((Y-offset . 18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D39];MATCH([.$M$3];[.$AK$3:.$DD$3];0)+[.$M$1])=&quot;&quot;;&quot;&quot;;INDEX([.$DG$23:.$DG$422];MATCH(INDEX([.$AK39:.$DD39];MATCH([.$M$3];[.$AK$3:.$DD$3];0)+[.$M$1])&amp;IF([.P39]=&quot;&quot;;&quot;&quot;;&quot;_&quot;&amp;[.P39]);[.$DH$23:.$DH$422];0)))" office:value-type="float" office:value="87" calcext:value-type="float">
            <text:p>87</text:p>
          </table:table-cell>
          <table:table-cell table:style-name="ce14" table:formula="of:=IF(INDEX([.$AK39:.$DD39];MATCH([.$M$3];[.$AK$3:.$DD$3];0)+[.N$1])=&quot;&quot;;&quot;&quot;;INDEX([.$AK39:.$DD39];MATCH([.$M$3];[.$AK$3:.$DD$3];0)+[.N$1]))" office:value-type="string" office:string-value="b" calcext:value-type="string">
            <text:p>b</text:p>
          </table:table-cell>
          <table:table-cell table:style-name="ce51" table:formula="of:=IF(INDEX([.$AK39:.$DD39];MATCH([.$M$3];[.$AK$3:.$DD$3];0)+[.O$1])=&quot;&quot;;&quot;&quot;;INDEX([.$AK39:.$DD39];MATCH([.$M$3];[.$AK$3:.$DD$3];0)+[.O$1]))">
            <text:p/>
          </table:table-cell>
          <table:table-cell table:style-name="ce51" table:formula="of:=IF(INDEX([.$AK39:.$DD39];MATCH([.$M$3];[.$AK$3:.$DD$3];0)+[.P$1])=&quot;&quot;;&quot;&quot;;INDEX([.$AK39:.$DD39];MATCH([.$M$3];[.$AK$3:.$DD$3];0)+[.P$1]))">
            <text:p/>
          </table:table-cell>
          <table:table-cell table:style-name="ce37" table:formula="of:=IF(INDEX([.$AK39:.$DD39];MATCH([.$M$3];[.$AK$3:.$DD$3];0)+[.Q$1])=&quot;&quot;;&quot;&quot;;INDEX([.$AK39:.$DD39];MATCH([.$M$3];[.$AK$3:.$DD$3];0)+[.Q$1]))" office:value-type="float" office:value="40.4" calcext:value-type="float">
            <text:p>40.4</text:p>
          </table:table-cell>
          <table:table-cell table:style-name="ce24" table:formula="of:=IF(INDEX([.$AK39:.$DD39];MATCH([.$M$3];[.$AK$3:.$DD$3];0)+[.R$1])=&quot;&quot;;&quot;&quot;;INDEX([.$DG$23:.$DG$422];MATCH(INDEX([.$AK39:.$DD39];MATCH([.$M$3];[.$AK$3:.$DD$3];0)+[.R$1])&amp;IF([.U39]=&quot;&quot;;&quot;&quot;;&quot;_&quot;&amp;[.U39]);[.$DI$23:.$DI$422];0)))">
            <text:p/>
          </table:table-cell>
          <table:table-cell table:style-name="ce14" table:formula="of:=IF(INDEX([.$AK39:.$DD39];MATCH([.$M$3];[.$AK$3:.$DD$3];0)+[.S$1])=&quot;&quot;;&quot;&quot;;INDEX([.$AK39:.$DD39];MATCH([.$M$3];[.$AK$3:.$DD$3];0)+[.S$1]))">
            <text:p/>
          </table:table-cell>
          <table:table-cell table:style-name="ce14" table:formula="of:=IF(INDEX([.$AK39:.$DD39];MATCH([.$M$3];[.$AK$3:.$DD$3];0)+[.T$1])=&quot;&quot;;&quot;&quot;;INDEX([.$AK39:.$DD39];MATCH([.$M$3];[.$AK$3:.$DD$3];0)+[.T$1]))">
            <text:p/>
          </table:table-cell>
          <table:table-cell table:style-name="ce51" table:formula="of:=IF(INDEX([.$AK39:.$DD39];MATCH([.$M$3];[.$AK$3:.$DD$3];0)+[.U$1])=&quot;&quot;;&quot;&quot;;INDEX([.$AK39:.$DD39];MATCH([.$M$3];[.$AK$3:.$DD$3];0)+[.U$1]))">
            <text:p/>
          </table:table-cell>
          <table:table-cell table:style-name="ce37" table:formula="of:=IF(INDEX([.$AK39:.$DD39];MATCH([.$M$3];[.$AK$3:.$DD$3];0)+[.V$1])=&quot;&quot;;&quot;&quot;;INDEX([.$AK39:.$DD39];MATCH([.$M$3];[.$AK$3:.$DD$3];0)+[.V$1]))">
            <text:p/>
          </table:table-cell>
          <table:table-cell table:style-name="ce24" table:formula="of:=IF(INDEX([.$AK39:.$DD39];MATCH([.$M$3];[.$AK$3:.$DD$3];0)+[.W$1])=&quot;&quot;;&quot;&quot;;INDEX([.$DG$23:.$DG$422];MATCH(INDEX([.$AK39:.$DD39];MATCH([.$M$3];[.$AK$3:.$DD$3];0)+[.W$1])&amp;IF([.Z39]=&quot;&quot;;&quot;&quot;;&quot;_&quot;&amp;[.Z39]);[.$DJ$23:.$DJ$422];0)))" office:value-type="float" office:value="134" calcext:value-type="float">
            <text:p>134</text:p>
          </table:table-cell>
          <table:table-cell table:style-name="ce14" table:formula="of:=IF(INDEX([.$AK39:.$DD39];MATCH([.$M$3];[.$AK$3:.$DD$3];0)+[.X$1])=&quot;&quot;;&quot;&quot;;INDEX([.$AK39:.$DD39];MATCH([.$M$3];[.$AK$3:.$DD$3];0)+[.X$1]))" office:value-type="string" office:string-value="b" calcext:value-type="string">
            <text:p>b</text:p>
          </table:table-cell>
          <table:table-cell table:style-name="ce14" table:formula="of:=IF(INDEX([.$AK39:.$DD39];MATCH([.$M$3];[.$AK$3:.$DD$3];0)+[.Y$1])=&quot;&quot;;&quot;&quot;;INDEX([.$AK39:.$DD39];MATCH([.$M$3];[.$AK$3:.$DD$3];0)+[.Y$1]))">
            <text:p/>
          </table:table-cell>
          <table:table-cell table:style-name="ce51" table:formula="of:=IF(INDEX([.$AK39:.$DD39];MATCH([.$M$3];[.$AK$3:.$DD$3];0)+[.Z$1])=&quot;&quot;;&quot;&quot;;INDEX([.$AK39:.$DD39];MATCH([.$M$3];[.$AK$3:.$DD$3];0)+[.Z$1]))">
            <text:p/>
          </table:table-cell>
          <table:table-cell table:style-name="ce37" table:formula="of:=IF(INDEX([.$AK39:.$DD39];MATCH([.$M$3];[.$AK$3:.$DD$3];0)+[.AA$1])=&quot;&quot;;&quot;&quot;;INDEX([.$AK39:.$DD39];MATCH([.$M$3];[.$AK$3:.$DD$3];0)+[.AA$1]))" office:value-type="float" office:value="57" calcext:value-type="float">
            <text:p>57</text:p>
          </table:table-cell>
          <table:table-cell table:style-name="ce24" table:formula="of:=IF(INDEX([.$AK39:.$DD39];MATCH([.$M$3];[.$AK$3:.$DD$3];0)+[.AB$1])=&quot;&quot;;&quot;&quot;;INDEX([.$DG$23:.$DG$422];MATCH(INDEX([.$AK39:.$DD39];MATCH([.$M$3];[.$AK$3:.$DD$3];0)+[.AB$1])&amp;IF([.AE39]=&quot;&quot;;&quot;&quot;;&quot;_&quot;&amp;[.AE39]);[.$DK$23:.$DK$422];0)))" office:value-type="float" office:value="127" calcext:value-type="float">
            <text:p>127</text:p>
          </table:table-cell>
          <table:table-cell table:style-name="ce14" table:formula="of:=IF(INDEX([.$AK39:.$DD39];MATCH([.$M$3];[.$AK$3:.$DD$3];0)+[.AC$1])=&quot;&quot;;&quot;&quot;;INDEX([.$AK39:.$DD39];MATCH([.$M$3];[.$AK$3:.$DD$3];0)+[.AC$1]))" office:value-type="string" office:string-value="b" calcext:value-type="string">
            <text:p>b</text:p>
          </table:table-cell>
          <table:table-cell table:style-name="ce14" table:formula="of:=IF(INDEX([.$AK39:.$DD39];MATCH([.$M$3];[.$AK$3:.$DD$3];0)+[.AD$1])=&quot;&quot;;&quot;&quot;;INDEX([.$AK39:.$DD39];MATCH([.$M$3];[.$AK$3:.$DD$3];0)+[.AD$1]))">
            <text:p/>
          </table:table-cell>
          <table:table-cell table:style-name="ce51" table:formula="of:=IF(INDEX([.$AK39:.$DD39];MATCH([.$M$3];[.$AK$3:.$DD$3];0)+[.AE$1])=&quot;&quot;;&quot;&quot;;INDEX([.$AK39:.$DD39];MATCH([.$M$3];[.$AK$3:.$DD$3];0)+[.AE$1]))">
            <text:p/>
          </table:table-cell>
          <table:table-cell table:style-name="ce37" table:formula="of:=IF(INDEX([.$AK39:.$DD39];MATCH([.$M$3];[.$AK$3:.$DD$3];0)+[.AF$1])=&quot;&quot;;&quot;&quot;;INDEX([.$AK39:.$DD39];MATCH([.$M$3];[.$AK$3:.$DD$3];0)+[.AF$1]))" office:value-type="float" office:value="57.5" calcext:value-type="float">
            <text:p>57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4" calcext:value-type="float">
            <text:p>40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5" calcext:value-type="float">
            <text:p>57.5</text:p>
          </table:table-cell>
          <table:table-cell table:style-name="ce27" office:value-type="float" office:value="38" calcext:value-type="float">
            <text:p>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0" calcext:value-type="float">
            <text:p>4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87" calcext:value-type="float">
            <text:p>87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4" calcext:value-type="float">
            <text:p>4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30))" calcext:value-type="string">
            <text:p>\overrideProperty Score.NonMusicalPaperColumn.line-break-system-details #'((Y-offset . 30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D40];MATCH([.$M$3];[.$AK$3:.$DD$3];0)+[.$M$1])=&quot;&quot;;&quot;&quot;;INDEX([.$DG$23:.$DG$422];MATCH(INDEX([.$AK40:.$DD40];MATCH([.$M$3];[.$AK$3:.$DD$3];0)+[.$M$1])&amp;IF([.P40]=&quot;&quot;;&quot;&quot;;&quot;_&quot;&amp;[.P40]);[.$DH$23:.$DH$422];0)))" office:value-type="float" office:value="91" calcext:value-type="float">
            <text:p>91</text:p>
          </table:table-cell>
          <table:table-cell table:style-name="ce14" table:formula="of:=IF(INDEX([.$AK40:.$DD40];MATCH([.$M$3];[.$AK$3:.$DD$3];0)+[.N$1])=&quot;&quot;;&quot;&quot;;INDEX([.$AK40:.$DD40];MATCH([.$M$3];[.$AK$3:.$DD$3];0)+[.N$1]))" office:value-type="string" office:string-value="b" calcext:value-type="string">
            <text:p>b</text:p>
          </table:table-cell>
          <table:table-cell table:style-name="ce51" table:formula="of:=IF(INDEX([.$AK40:.$DD40];MATCH([.$M$3];[.$AK$3:.$DD$3];0)+[.O$1])=&quot;&quot;;&quot;&quot;;INDEX([.$AK40:.$DD40];MATCH([.$M$3];[.$AK$3:.$DD$3];0)+[.O$1]))">
            <text:p/>
          </table:table-cell>
          <table:table-cell table:style-name="ce51" table:formula="of:=IF(INDEX([.$AK40:.$DD40];MATCH([.$M$3];[.$AK$3:.$DD$3];0)+[.P$1])=&quot;&quot;;&quot;&quot;;INDEX([.$AK40:.$DD40];MATCH([.$M$3];[.$AK$3:.$DD$3];0)+[.P$1]))">
            <text:p/>
          </table:table-cell>
          <table:table-cell table:style-name="ce37" table:formula="of:=IF(INDEX([.$AK40:.$DD40];MATCH([.$M$3];[.$AK$3:.$DD$3];0)+[.Q$1])=&quot;&quot;;&quot;&quot;;INDEX([.$AK40:.$DD40];MATCH([.$M$3];[.$AK$3:.$DD$3];0)+[.Q$1]))" office:value-type="float" office:value="52.2" calcext:value-type="float">
            <text:p>52.2</text:p>
          </table:table-cell>
          <table:table-cell table:style-name="ce24" table:formula="of:=IF(INDEX([.$AK40:.$DD40];MATCH([.$M$3];[.$AK$3:.$DD$3];0)+[.R$1])=&quot;&quot;;&quot;&quot;;INDEX([.$DG$23:.$DG$422];MATCH(INDEX([.$AK40:.$DD40];MATCH([.$M$3];[.$AK$3:.$DD$3];0)+[.R$1])&amp;IF([.U40]=&quot;&quot;;&quot;&quot;;&quot;_&quot;&amp;[.U40]);[.$DI$23:.$DI$422];0)))">
            <text:p/>
          </table:table-cell>
          <table:table-cell table:style-name="ce14" table:formula="of:=IF(INDEX([.$AK40:.$DD40];MATCH([.$M$3];[.$AK$3:.$DD$3];0)+[.S$1])=&quot;&quot;;&quot;&quot;;INDEX([.$AK40:.$DD40];MATCH([.$M$3];[.$AK$3:.$DD$3];0)+[.S$1]))">
            <text:p/>
          </table:table-cell>
          <table:table-cell table:style-name="ce14" table:formula="of:=IF(INDEX([.$AK40:.$DD40];MATCH([.$M$3];[.$AK$3:.$DD$3];0)+[.T$1])=&quot;&quot;;&quot;&quot;;INDEX([.$AK40:.$DD40];MATCH([.$M$3];[.$AK$3:.$DD$3];0)+[.T$1]))">
            <text:p/>
          </table:table-cell>
          <table:table-cell table:style-name="ce51" table:formula="of:=IF(INDEX([.$AK40:.$DD40];MATCH([.$M$3];[.$AK$3:.$DD$3];0)+[.U$1])=&quot;&quot;;&quot;&quot;;INDEX([.$AK40:.$DD40];MATCH([.$M$3];[.$AK$3:.$DD$3];0)+[.U$1]))">
            <text:p/>
          </table:table-cell>
          <table:table-cell table:style-name="ce37" table:formula="of:=IF(INDEX([.$AK40:.$DD40];MATCH([.$M$3];[.$AK$3:.$DD$3];0)+[.V$1])=&quot;&quot;;&quot;&quot;;INDEX([.$AK40:.$DD40];MATCH([.$M$3];[.$AK$3:.$DD$3];0)+[.V$1]))">
            <text:p/>
          </table:table-cell>
          <table:table-cell table:style-name="ce24" table:formula="of:=IF(INDEX([.$AK40:.$DD40];MATCH([.$M$3];[.$AK$3:.$DD$3];0)+[.W$1])=&quot;&quot;;&quot;&quot;;INDEX([.$DG$23:.$DG$422];MATCH(INDEX([.$AK40:.$DD40];MATCH([.$M$3];[.$AK$3:.$DD$3];0)+[.W$1])&amp;IF([.Z40]=&quot;&quot;;&quot;&quot;;&quot;_&quot;&amp;[.Z40]);[.$DJ$23:.$DJ$422];0)))" office:value-type="float" office:value="142" calcext:value-type="float">
            <text:p>142</text:p>
          </table:table-cell>
          <table:table-cell table:style-name="ce14" table:formula="of:=IF(INDEX([.$AK40:.$DD40];MATCH([.$M$3];[.$AK$3:.$DD$3];0)+[.X$1])=&quot;&quot;;&quot;&quot;;INDEX([.$AK40:.$DD40];MATCH([.$M$3];[.$AK$3:.$DD$3];0)+[.X$1]))" office:value-type="string" office:string-value="b" calcext:value-type="string">
            <text:p>b</text:p>
          </table:table-cell>
          <table:table-cell table:style-name="ce14" table:formula="of:=IF(INDEX([.$AK40:.$DD40];MATCH([.$M$3];[.$AK$3:.$DD$3];0)+[.Y$1])=&quot;&quot;;&quot;&quot;;INDEX([.$AK40:.$DD40];MATCH([.$M$3];[.$AK$3:.$DD$3];0)+[.Y$1]))">
            <text:p/>
          </table:table-cell>
          <table:table-cell table:style-name="ce51" table:formula="of:=IF(INDEX([.$AK40:.$DD40];MATCH([.$M$3];[.$AK$3:.$DD$3];0)+[.Z$1])=&quot;&quot;;&quot;&quot;;INDEX([.$AK40:.$DD40];MATCH([.$M$3];[.$AK$3:.$DD$3];0)+[.Z$1]))">
            <text:p/>
          </table:table-cell>
          <table:table-cell table:style-name="ce37" table:formula="of:=IF(INDEX([.$AK40:.$DD40];MATCH([.$M$3];[.$AK$3:.$DD$3];0)+[.AA$1])=&quot;&quot;;&quot;&quot;;INDEX([.$AK40:.$DD40];MATCH([.$M$3];[.$AK$3:.$DD$3];0)+[.AA$1]))" office:value-type="float" office:value="68.5" calcext:value-type="float">
            <text:p>68.5</text:p>
          </table:table-cell>
          <table:table-cell table:style-name="ce24" table:formula="of:=IF(INDEX([.$AK40:.$DD40];MATCH([.$M$3];[.$AK$3:.$DD$3];0)+[.AB$1])=&quot;&quot;;&quot;&quot;;INDEX([.$DG$23:.$DG$422];MATCH(INDEX([.$AK40:.$DD40];MATCH([.$M$3];[.$AK$3:.$DD$3];0)+[.AB$1])&amp;IF([.AE40]=&quot;&quot;;&quot;&quot;;&quot;_&quot;&amp;[.AE40]);[.$DK$23:.$DK$422];0)))" office:value-type="float" office:value="134" calcext:value-type="float">
            <text:p>134</text:p>
          </table:table-cell>
          <table:table-cell table:style-name="ce14" table:formula="of:=IF(INDEX([.$AK40:.$DD40];MATCH([.$M$3];[.$AK$3:.$DD$3];0)+[.AC$1])=&quot;&quot;;&quot;&quot;;INDEX([.$AK40:.$DD40];MATCH([.$M$3];[.$AK$3:.$DD$3];0)+[.AC$1]))" office:value-type="string" office:string-value="b" calcext:value-type="string">
            <text:p>b</text:p>
          </table:table-cell>
          <table:table-cell table:style-name="ce14" table:formula="of:=IF(INDEX([.$AK40:.$DD40];MATCH([.$M$3];[.$AK$3:.$DD$3];0)+[.AD$1])=&quot;&quot;;&quot;&quot;;INDEX([.$AK40:.$DD40];MATCH([.$M$3];[.$AK$3:.$DD$3];0)+[.AD$1]))">
            <text:p/>
          </table:table-cell>
          <table:table-cell table:style-name="ce51" table:formula="of:=IF(INDEX([.$AK40:.$DD40];MATCH([.$M$3];[.$AK$3:.$DD$3];0)+[.AE$1])=&quot;&quot;;&quot;&quot;;INDEX([.$AK40:.$DD40];MATCH([.$M$3];[.$AK$3:.$DD$3];0)+[.AE$1]))">
            <text:p/>
          </table:table-cell>
          <table:table-cell table:style-name="ce37" table:formula="of:=IF(INDEX([.$AK40:.$DD40];MATCH([.$M$3];[.$AK$3:.$DD$3];0)+[.AF$1])=&quot;&quot;;&quot;&quot;;INDEX([.$AK40:.$DD40];MATCH([.$M$3];[.$AK$3:.$DD$3];0)+[.AF$1]))" office:value-type="float" office:value="71" calcext:value-type="float">
            <text:p>7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2" calcext:value-type="float">
            <text:p>52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39" calcext:value-type="float">
            <text:p>39</text:p>
          </table:table-cell>
          <table:table-cell table:style-name="ce68" office:value-type="string" calcext:value-type="string">
            <text:p>s2-b-s2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3" calcext:value-type="float">
            <text:p>4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91" calcext:value-type="float">
            <text:p>91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4" calcext:value-type="float">
            <text:p>4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40.4))" calcext:value-type="string">
            <text:p>\overrideProperty Score.NonMusicalPaperColumn.line-break-system-details #'((Y-offset . 40.4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D41];MATCH([.$M$3];[.$AK$3:.$DD$3];0)+[.$M$1])=&quot;&quot;;&quot;&quot;;INDEX([.$DG$23:.$DG$422];MATCH(INDEX([.$AK41:.$DD41];MATCH([.$M$3];[.$AK$3:.$DD$3];0)+[.$M$1])&amp;IF([.P41]=&quot;&quot;;&quot;&quot;;&quot;_&quot;&amp;[.P41]);[.$DH$23:.$DH$422];0)))" office:value-type="float" office:value="97" calcext:value-type="float">
            <text:p>97</text:p>
          </table:table-cell>
          <table:table-cell table:style-name="ce14" table:formula="of:=IF(INDEX([.$AK41:.$DD41];MATCH([.$M$3];[.$AK$3:.$DD$3];0)+[.N$1])=&quot;&quot;;&quot;&quot;;INDEX([.$AK41:.$DD41];MATCH([.$M$3];[.$AK$3:.$DD$3];0)+[.N$1]))" office:value-type="string" office:string-value="b" calcext:value-type="string">
            <text:p>b</text:p>
          </table:table-cell>
          <table:table-cell table:style-name="ce51" table:formula="of:=IF(INDEX([.$AK41:.$DD41];MATCH([.$M$3];[.$AK$3:.$DD$3];0)+[.O$1])=&quot;&quot;;&quot;&quot;;INDEX([.$AK41:.$DD41];MATCH([.$M$3];[.$AK$3:.$DD$3];0)+[.O$1]))">
            <text:p/>
          </table:table-cell>
          <table:table-cell table:style-name="ce51" table:formula="of:=IF(INDEX([.$AK41:.$DD41];MATCH([.$M$3];[.$AK$3:.$DD$3];0)+[.P$1])=&quot;&quot;;&quot;&quot;;INDEX([.$AK41:.$DD41];MATCH([.$M$3];[.$AK$3:.$DD$3];0)+[.P$1]))">
            <text:p/>
          </table:table-cell>
          <table:table-cell table:style-name="ce37" table:formula="of:=IF(INDEX([.$AK41:.$DD41];MATCH([.$M$3];[.$AK$3:.$DD$3];0)+[.Q$1])=&quot;&quot;;&quot;&quot;;INDEX([.$AK41:.$DD41];MATCH([.$M$3];[.$AK$3:.$DD$3];0)+[.Q$1]))" office:value-type="float" office:value="65.5" calcext:value-type="float">
            <text:p>65.5</text:p>
          </table:table-cell>
          <table:table-cell table:style-name="ce24" table:formula="of:=IF(INDEX([.$AK41:.$DD41];MATCH([.$M$3];[.$AK$3:.$DD$3];0)+[.R$1])=&quot;&quot;;&quot;&quot;;INDEX([.$DG$23:.$DG$422];MATCH(INDEX([.$AK41:.$DD41];MATCH([.$M$3];[.$AK$3:.$DD$3];0)+[.R$1])&amp;IF([.U41]=&quot;&quot;;&quot;&quot;;&quot;_&quot;&amp;[.U41]);[.$DI$23:.$DI$422];0)))">
            <text:p/>
          </table:table-cell>
          <table:table-cell table:style-name="ce14" table:formula="of:=IF(INDEX([.$AK41:.$DD41];MATCH([.$M$3];[.$AK$3:.$DD$3];0)+[.S$1])=&quot;&quot;;&quot;&quot;;INDEX([.$AK41:.$DD41];MATCH([.$M$3];[.$AK$3:.$DD$3];0)+[.S$1]))">
            <text:p/>
          </table:table-cell>
          <table:table-cell table:style-name="ce14" table:formula="of:=IF(INDEX([.$AK41:.$DD41];MATCH([.$M$3];[.$AK$3:.$DD$3];0)+[.T$1])=&quot;&quot;;&quot;&quot;;INDEX([.$AK41:.$DD41];MATCH([.$M$3];[.$AK$3:.$DD$3];0)+[.T$1]))">
            <text:p/>
          </table:table-cell>
          <table:table-cell table:style-name="ce51" table:formula="of:=IF(INDEX([.$AK41:.$DD41];MATCH([.$M$3];[.$AK$3:.$DD$3];0)+[.U$1])=&quot;&quot;;&quot;&quot;;INDEX([.$AK41:.$DD41];MATCH([.$M$3];[.$AK$3:.$DD$3];0)+[.U$1]))">
            <text:p/>
          </table:table-cell>
          <table:table-cell table:style-name="ce37" table:formula="of:=IF(INDEX([.$AK41:.$DD41];MATCH([.$M$3];[.$AK$3:.$DD$3];0)+[.V$1])=&quot;&quot;;&quot;&quot;;INDEX([.$AK41:.$DD41];MATCH([.$M$3];[.$AK$3:.$DD$3];0)+[.V$1]))">
            <text:p/>
          </table:table-cell>
          <table:table-cell table:style-name="ce24" table:formula="of:=IF(INDEX([.$AK41:.$DD41];MATCH([.$M$3];[.$AK$3:.$DD$3];0)+[.W$1])=&quot;&quot;;&quot;&quot;;INDEX([.$DG$23:.$DG$422];MATCH(INDEX([.$AK41:.$DD41];MATCH([.$M$3];[.$AK$3:.$DD$3];0)+[.W$1])&amp;IF([.Z41]=&quot;&quot;;&quot;&quot;;&quot;_&quot;&amp;[.Z41]);[.$DJ$23:.$DJ$422];0)))" office:value-type="float" office:value="152" calcext:value-type="float">
            <text:p>152</text:p>
          </table:table-cell>
          <table:table-cell table:style-name="ce14" table:formula="of:=IF(INDEX([.$AK41:.$DD41];MATCH([.$M$3];[.$AK$3:.$DD$3];0)+[.X$1])=&quot;&quot;;&quot;&quot;;INDEX([.$AK41:.$DD41];MATCH([.$M$3];[.$AK$3:.$DD$3];0)+[.X$1]))" office:value-type="string" office:string-value="b" calcext:value-type="string">
            <text:p>b</text:p>
          </table:table-cell>
          <table:table-cell table:style-name="ce14" table:formula="of:=IF(INDEX([.$AK41:.$DD41];MATCH([.$M$3];[.$AK$3:.$DD$3];0)+[.Y$1])=&quot;&quot;;&quot;&quot;;INDEX([.$AK41:.$DD41];MATCH([.$M$3];[.$AK$3:.$DD$3];0)+[.Y$1]))">
            <text:p/>
          </table:table-cell>
          <table:table-cell table:style-name="ce51" table:formula="of:=IF(INDEX([.$AK41:.$DD41];MATCH([.$M$3];[.$AK$3:.$DD$3];0)+[.Z$1])=&quot;&quot;;&quot;&quot;;INDEX([.$AK41:.$DD41];MATCH([.$M$3];[.$AK$3:.$DD$3];0)+[.Z$1]))">
            <text:p/>
          </table:table-cell>
          <table:table-cell table:style-name="ce37" table:formula="of:=IF(INDEX([.$AK41:.$DD41];MATCH([.$M$3];[.$AK$3:.$DD$3];0)+[.AA$1])=&quot;&quot;;&quot;&quot;;INDEX([.$AK41:.$DD41];MATCH([.$M$3];[.$AK$3:.$DD$3];0)+[.AA$1]))" office:value-type="float" office:value="82.5" calcext:value-type="float">
            <text:p>82.5</text:p>
          </table:table-cell>
          <table:table-cell table:style-name="ce24" table:formula="of:=IF(INDEX([.$AK41:.$DD41];MATCH([.$M$3];[.$AK$3:.$DD$3];0)+[.AB$1])=&quot;&quot;;&quot;&quot;;INDEX([.$DG$23:.$DG$422];MATCH(INDEX([.$AK41:.$DD41];MATCH([.$M$3];[.$AK$3:.$DD$3];0)+[.AB$1])&amp;IF([.AE41]=&quot;&quot;;&quot;&quot;;&quot;_&quot;&amp;[.AE41]);[.$DK$23:.$DK$422];0)))" office:value-type="float" office:value="141" calcext:value-type="float">
            <text:p>141</text:p>
          </table:table-cell>
          <table:table-cell table:style-name="ce14" table:formula="of:=IF(INDEX([.$AK41:.$DD41];MATCH([.$M$3];[.$AK$3:.$DD$3];0)+[.AC$1])=&quot;&quot;;&quot;&quot;;INDEX([.$AK41:.$DD41];MATCH([.$M$3];[.$AK$3:.$DD$3];0)+[.AC$1]))" office:value-type="string" office:string-value="b" calcext:value-type="string">
            <text:p>b</text:p>
          </table:table-cell>
          <table:table-cell table:style-name="ce14" table:formula="of:=IF(INDEX([.$AK41:.$DD41];MATCH([.$M$3];[.$AK$3:.$DD$3];0)+[.AD$1])=&quot;&quot;;&quot;&quot;;INDEX([.$AK41:.$DD41];MATCH([.$M$3];[.$AK$3:.$DD$3];0)+[.AD$1]))">
            <text:p/>
          </table:table-cell>
          <table:table-cell table:style-name="ce51" table:formula="of:=IF(INDEX([.$AK41:.$DD41];MATCH([.$M$3];[.$AK$3:.$DD$3];0)+[.AE$1])=&quot;&quot;;&quot;&quot;;INDEX([.$AK41:.$DD41];MATCH([.$M$3];[.$AK$3:.$DD$3];0)+[.AE$1]))">
            <text:p/>
          </table:table-cell>
          <table:table-cell table:style-name="ce37" table:formula="of:=IF(INDEX([.$AK41:.$DD41];MATCH([.$M$3];[.$AK$3:.$DD$3];0)+[.AF$1])=&quot;&quot;;&quot;&quot;;INDEX([.$AK41:.$DD41];MATCH([.$M$3];[.$AK$3:.$DD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5.5" calcext:value-type="float">
            <text:p>65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5" calcext:value-type="float">
            <text:p>82.5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97" calcext:value-type="float">
            <text:p>97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6" calcext:value-type="float">
            <text:p>6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52.2))" calcext:value-type="string">
            <text:p>\overrideProperty Score.NonMusicalPaperColumn.line-break-system-details #'((Y-offset . 52.2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D42];MATCH([.$M$3];[.$AK$3:.$DD$3];0)+[.$M$1])=&quot;&quot;;&quot;&quot;;INDEX([.$DG$23:.$DG$422];MATCH(INDEX([.$AK42:.$DD42];MATCH([.$M$3];[.$AK$3:.$DD$3];0)+[.$M$1])&amp;IF([.P42]=&quot;&quot;;&quot;&quot;;&quot;_&quot;&amp;[.P42]);[.$DH$23:.$DH$422];0)))" office:value-type="float" office:value="100" calcext:value-type="float">
            <text:p>100</text:p>
          </table:table-cell>
          <table:table-cell table:style-name="ce14" table:formula="of:=IF(INDEX([.$AK42:.$DD42];MATCH([.$M$3];[.$AK$3:.$DD$3];0)+[.N$1])=&quot;&quot;;&quot;&quot;;INDEX([.$AK42:.$DD42];MATCH([.$M$3];[.$AK$3:.$DD$3];0)+[.N$1]))" office:value-type="string" office:string-value="b" calcext:value-type="string">
            <text:p>b</text:p>
          </table:table-cell>
          <table:table-cell table:style-name="ce51" table:formula="of:=IF(INDEX([.$AK42:.$DD42];MATCH([.$M$3];[.$AK$3:.$DD$3];0)+[.O$1])=&quot;&quot;;&quot;&quot;;INDEX([.$AK42:.$DD42];MATCH([.$M$3];[.$AK$3:.$DD$3];0)+[.O$1]))">
            <text:p/>
          </table:table-cell>
          <table:table-cell table:style-name="ce51" table:formula="of:=IF(INDEX([.$AK42:.$DD42];MATCH([.$M$3];[.$AK$3:.$DD$3];0)+[.P$1])=&quot;&quot;;&quot;&quot;;INDEX([.$AK42:.$DD42];MATCH([.$M$3];[.$AK$3:.$DD$3];0)+[.P$1]))">
            <text:p/>
          </table:table-cell>
          <table:table-cell table:style-name="ce37" table:formula="of:=IF(INDEX([.$AK42:.$DD42];MATCH([.$M$3];[.$AK$3:.$DD$3];0)+[.Q$1])=&quot;&quot;;&quot;&quot;;INDEX([.$AK42:.$DD42];MATCH([.$M$3];[.$AK$3:.$DD$3];0)+[.Q$1]))" office:value-type="float" office:value="75.8" calcext:value-type="float">
            <text:p>75.8</text:p>
          </table:table-cell>
          <table:table-cell table:style-name="ce24" table:formula="of:=IF(INDEX([.$AK42:.$DD42];MATCH([.$M$3];[.$AK$3:.$DD$3];0)+[.R$1])=&quot;&quot;;&quot;&quot;;INDEX([.$DG$23:.$DG$422];MATCH(INDEX([.$AK42:.$DD42];MATCH([.$M$3];[.$AK$3:.$DD$3];0)+[.R$1])&amp;IF([.U42]=&quot;&quot;;&quot;&quot;;&quot;_&quot;&amp;[.U42]);[.$DI$23:.$DI$422];0)))">
            <text:p/>
          </table:table-cell>
          <table:table-cell table:style-name="ce14" table:formula="of:=IF(INDEX([.$AK42:.$DD42];MATCH([.$M$3];[.$AK$3:.$DD$3];0)+[.S$1])=&quot;&quot;;&quot;&quot;;INDEX([.$AK42:.$DD42];MATCH([.$M$3];[.$AK$3:.$DD$3];0)+[.S$1]))">
            <text:p/>
          </table:table-cell>
          <table:table-cell table:style-name="ce14" table:formula="of:=IF(INDEX([.$AK42:.$DD42];MATCH([.$M$3];[.$AK$3:.$DD$3];0)+[.T$1])=&quot;&quot;;&quot;&quot;;INDEX([.$AK42:.$DD42];MATCH([.$M$3];[.$AK$3:.$DD$3];0)+[.T$1]))">
            <text:p/>
          </table:table-cell>
          <table:table-cell table:style-name="ce51" table:formula="of:=IF(INDEX([.$AK42:.$DD42];MATCH([.$M$3];[.$AK$3:.$DD$3];0)+[.U$1])=&quot;&quot;;&quot;&quot;;INDEX([.$AK42:.$DD42];MATCH([.$M$3];[.$AK$3:.$DD$3];0)+[.U$1]))">
            <text:p/>
          </table:table-cell>
          <table:table-cell table:style-name="ce37" table:formula="of:=IF(INDEX([.$AK42:.$DD42];MATCH([.$M$3];[.$AK$3:.$DD$3];0)+[.V$1])=&quot;&quot;;&quot;&quot;;INDEX([.$AK42:.$DD42];MATCH([.$M$3];[.$AK$3:.$DD$3];0)+[.V$1]))">
            <text:p/>
          </table:table-cell>
          <table:table-cell table:style-name="ce24" table:formula="of:=IF(INDEX([.$AK42:.$DD42];MATCH([.$M$3];[.$AK$3:.$DD$3];0)+[.W$1])=&quot;&quot;;&quot;&quot;;INDEX([.$DG$23:.$DG$422];MATCH(INDEX([.$AK42:.$DD42];MATCH([.$M$3];[.$AK$3:.$DD$3];0)+[.W$1])&amp;IF([.Z42]=&quot;&quot;;&quot;&quot;;&quot;_&quot;&amp;[.Z42]);[.$DJ$23:.$DJ$422];0)))" office:value-type="float" office:value="162" calcext:value-type="float">
            <text:p>162</text:p>
          </table:table-cell>
          <table:table-cell table:style-name="ce14" table:formula="of:=IF(INDEX([.$AK42:.$DD42];MATCH([.$M$3];[.$AK$3:.$DD$3];0)+[.X$1])=&quot;&quot;;&quot;&quot;;INDEX([.$AK42:.$DD42];MATCH([.$M$3];[.$AK$3:.$DD$3];0)+[.X$1]))" office:value-type="string" office:string-value="b" calcext:value-type="string">
            <text:p>b</text:p>
          </table:table-cell>
          <table:table-cell table:style-name="ce14" table:formula="of:=IF(INDEX([.$AK42:.$DD42];MATCH([.$M$3];[.$AK$3:.$DD$3];0)+[.Y$1])=&quot;&quot;;&quot;&quot;;INDEX([.$AK42:.$DD42];MATCH([.$M$3];[.$AK$3:.$DD$3];0)+[.Y$1]))">
            <text:p/>
          </table:table-cell>
          <table:table-cell table:style-name="ce51" table:formula="of:=IF(INDEX([.$AK42:.$DD42];MATCH([.$M$3];[.$AK$3:.$DD$3];0)+[.Z$1])=&quot;&quot;;&quot;&quot;;INDEX([.$AK42:.$DD42];MATCH([.$M$3];[.$AK$3:.$DD$3];0)+[.Z$1]))">
            <text:p/>
          </table:table-cell>
          <table:table-cell table:style-name="ce37" table:formula="of:=IF(INDEX([.$AK42:.$DD42];MATCH([.$M$3];[.$AK$3:.$DD$3];0)+[.AA$1])=&quot;&quot;;&quot;&quot;;INDEX([.$AK42:.$DD42];MATCH([.$M$3];[.$AK$3:.$DD$3];0)+[.AA$1]))" office:value-type="float" office:value="96" calcext:value-type="float">
            <text:p>96</text:p>
          </table:table-cell>
          <table:table-cell table:style-name="ce24" table:formula="of:=IF(INDEX([.$AK42:.$DD42];MATCH([.$M$3];[.$AK$3:.$DD$3];0)+[.AB$1])=&quot;&quot;;&quot;&quot;;INDEX([.$DG$23:.$DG$422];MATCH(INDEX([.$AK42:.$DD42];MATCH([.$M$3];[.$AK$3:.$DD$3];0)+[.AB$1])&amp;IF([.AE42]=&quot;&quot;;&quot;&quot;;&quot;_&quot;&amp;[.AE42]);[.$DK$23:.$DK$422];0)))" office:value-type="float" office:value="149" calcext:value-type="float">
            <text:p>149</text:p>
          </table:table-cell>
          <table:table-cell table:style-name="ce14" table:formula="of:=IF(INDEX([.$AK42:.$DD42];MATCH([.$M$3];[.$AK$3:.$DD$3];0)+[.AC$1])=&quot;&quot;;&quot;&quot;;INDEX([.$AK42:.$DD42];MATCH([.$M$3];[.$AK$3:.$DD$3];0)+[.AC$1]))" office:value-type="string" office:string-value="b" calcext:value-type="string">
            <text:p>b</text:p>
          </table:table-cell>
          <table:table-cell table:style-name="ce14" table:formula="of:=IF(INDEX([.$AK42:.$DD42];MATCH([.$M$3];[.$AK$3:.$DD$3];0)+[.AD$1])=&quot;&quot;;&quot;&quot;;INDEX([.$AK42:.$DD42];MATCH([.$M$3];[.$AK$3:.$DD$3];0)+[.AD$1]))">
            <text:p/>
          </table:table-cell>
          <table:table-cell table:style-name="ce51" table:formula="of:=IF(INDEX([.$AK42:.$DD42];MATCH([.$M$3];[.$AK$3:.$DD$3];0)+[.AE$1])=&quot;&quot;;&quot;&quot;;INDEX([.$AK42:.$DD42];MATCH([.$M$3];[.$AK$3:.$DD$3];0)+[.AE$1]))">
            <text:p/>
          </table:table-cell>
          <table:table-cell table:style-name="ce37" table:formula="of:=IF(INDEX([.$AK42:.$DD42];MATCH([.$M$3];[.$AK$3:.$DD$3];0)+[.AF$1])=&quot;&quot;;&quot;&quot;;INDEX([.$AK42:.$DD42];MATCH([.$M$3];[.$AK$3:.$DD$3];0)+[.AF$1]))" office:value-type="float" office:value="97" calcext:value-type="float">
            <text:p>9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5.8" calcext:value-type="float">
            <text:p>75.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" calcext:value-type="float">
            <text:p>97</text:p>
          </table:table-cell>
          <table:table-cell table:style-name="ce27" office:value-type="float" office:value="43" calcext:value-type="float">
            <text:p>4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0" calcext:value-type="float">
            <text:p>100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3" calcext:value-type="float">
            <text:p>3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65.5))" calcext:value-type="string">
            <text:p>\overrideProperty Score.NonMusicalPaperColumn.line-break-system-details #'((Y-offset . 65.5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D43];MATCH([.$M$3];[.$AK$3:.$DD$3];0)+[.$M$1])=&quot;&quot;;&quot;&quot;;INDEX([.$DG$23:.$DG$422];MATCH(INDEX([.$AK43:.$DD43];MATCH([.$M$3];[.$AK$3:.$DD$3];0)+[.$M$1])&amp;IF([.P43]=&quot;&quot;;&quot;&quot;;&quot;_&quot;&amp;[.P43]);[.$DH$23:.$DH$422];0)))" office:value-type="float" office:value="103" calcext:value-type="float">
            <text:p>103</text:p>
          </table:table-cell>
          <table:table-cell table:style-name="ce14" table:formula="of:=IF(INDEX([.$AK43:.$DD43];MATCH([.$M$3];[.$AK$3:.$DD$3];0)+[.N$1])=&quot;&quot;;&quot;&quot;;INDEX([.$AK43:.$DD43];MATCH([.$M$3];[.$AK$3:.$DD$3];0)+[.N$1]))" office:value-type="string" office:string-value="b" calcext:value-type="string">
            <text:p>b</text:p>
          </table:table-cell>
          <table:table-cell table:style-name="ce51" table:formula="of:=IF(INDEX([.$AK43:.$DD43];MATCH([.$M$3];[.$AK$3:.$DD$3];0)+[.O$1])=&quot;&quot;;&quot;&quot;;INDEX([.$AK43:.$DD43];MATCH([.$M$3];[.$AK$3:.$DD$3];0)+[.O$1]))">
            <text:p/>
          </table:table-cell>
          <table:table-cell table:style-name="ce51" table:formula="of:=IF(INDEX([.$AK43:.$DD43];MATCH([.$M$3];[.$AK$3:.$DD$3];0)+[.P$1])=&quot;&quot;;&quot;&quot;;INDEX([.$AK43:.$DD43];MATCH([.$M$3];[.$AK$3:.$DD$3];0)+[.P$1]))">
            <text:p/>
          </table:table-cell>
          <table:table-cell table:style-name="ce37" table:formula="of:=IF(INDEX([.$AK43:.$DD43];MATCH([.$M$3];[.$AK$3:.$DD$3];0)+[.Q$1])=&quot;&quot;;&quot;&quot;;INDEX([.$AK43:.$DD43];MATCH([.$M$3];[.$AK$3:.$DD$3];0)+[.Q$1]))" office:value-type="float" office:value="88" calcext:value-type="float">
            <text:p>88</text:p>
          </table:table-cell>
          <table:table-cell table:style-name="ce24" table:formula="of:=IF(INDEX([.$AK43:.$DD43];MATCH([.$M$3];[.$AK$3:.$DD$3];0)+[.R$1])=&quot;&quot;;&quot;&quot;;INDEX([.$DG$23:.$DG$422];MATCH(INDEX([.$AK43:.$DD43];MATCH([.$M$3];[.$AK$3:.$DD$3];0)+[.R$1])&amp;IF([.U43]=&quot;&quot;;&quot;&quot;;&quot;_&quot;&amp;[.U43]);[.$DI$23:.$DI$422];0)))">
            <text:p/>
          </table:table-cell>
          <table:table-cell table:style-name="ce14" table:formula="of:=IF(INDEX([.$AK43:.$DD43];MATCH([.$M$3];[.$AK$3:.$DD$3];0)+[.S$1])=&quot;&quot;;&quot;&quot;;INDEX([.$AK43:.$DD43];MATCH([.$M$3];[.$AK$3:.$DD$3];0)+[.S$1]))">
            <text:p/>
          </table:table-cell>
          <table:table-cell table:style-name="ce14" table:formula="of:=IF(INDEX([.$AK43:.$DD43];MATCH([.$M$3];[.$AK$3:.$DD$3];0)+[.T$1])=&quot;&quot;;&quot;&quot;;INDEX([.$AK43:.$DD43];MATCH([.$M$3];[.$AK$3:.$DD$3];0)+[.T$1]))">
            <text:p/>
          </table:table-cell>
          <table:table-cell table:style-name="ce51" table:formula="of:=IF(INDEX([.$AK43:.$DD43];MATCH([.$M$3];[.$AK$3:.$DD$3];0)+[.U$1])=&quot;&quot;;&quot;&quot;;INDEX([.$AK43:.$DD43];MATCH([.$M$3];[.$AK$3:.$DD$3];0)+[.U$1]))">
            <text:p/>
          </table:table-cell>
          <table:table-cell table:style-name="ce37" table:formula="of:=IF(INDEX([.$AK43:.$DD43];MATCH([.$M$3];[.$AK$3:.$DD$3];0)+[.V$1])=&quot;&quot;;&quot;&quot;;INDEX([.$AK43:.$DD43];MATCH([.$M$3];[.$AK$3:.$DD$3];0)+[.V$1]))">
            <text:p/>
          </table:table-cell>
          <table:table-cell table:style-name="ce24" table:formula="of:=IF(INDEX([.$AK43:.$DD43];MATCH([.$M$3];[.$AK$3:.$DD$3];0)+[.W$1])=&quot;&quot;;&quot;&quot;;INDEX([.$DG$23:.$DG$422];MATCH(INDEX([.$AK43:.$DD43];MATCH([.$M$3];[.$AK$3:.$DD$3];0)+[.W$1])&amp;IF([.Z43]=&quot;&quot;;&quot;&quot;;&quot;_&quot;&amp;[.Z43]);[.$DJ$23:.$DJ$422];0)))" office:value-type="float" office:value="170" calcext:value-type="float">
            <text:p>170</text:p>
          </table:table-cell>
          <table:table-cell table:style-name="ce14" table:formula="of:=IF(INDEX([.$AK43:.$DD43];MATCH([.$M$3];[.$AK$3:.$DD$3];0)+[.X$1])=&quot;&quot;;&quot;&quot;;INDEX([.$AK43:.$DD43];MATCH([.$M$3];[.$AK$3:.$DD$3];0)+[.X$1]))" office:value-type="string" office:string-value="b" calcext:value-type="string">
            <text:p>b</text:p>
          </table:table-cell>
          <table:table-cell table:style-name="ce14" table:formula="of:=IF(INDEX([.$AK43:.$DD43];MATCH([.$M$3];[.$AK$3:.$DD$3];0)+[.Y$1])=&quot;&quot;;&quot;&quot;;INDEX([.$AK43:.$DD43];MATCH([.$M$3];[.$AK$3:.$DD$3];0)+[.Y$1]))">
            <text:p/>
          </table:table-cell>
          <table:table-cell table:style-name="ce51" table:formula="of:=IF(INDEX([.$AK43:.$DD43];MATCH([.$M$3];[.$AK$3:.$DD$3];0)+[.Z$1])=&quot;&quot;;&quot;&quot;;INDEX([.$AK43:.$DD43];MATCH([.$M$3];[.$AK$3:.$DD$3];0)+[.Z$1]))">
            <text:p/>
          </table:table-cell>
          <table:table-cell table:style-name="ce37" table:formula="of:=IF(INDEX([.$AK43:.$DD43];MATCH([.$M$3];[.$AK$3:.$DD$3];0)+[.AA$1])=&quot;&quot;;&quot;&quot;;INDEX([.$AK43:.$DD43];MATCH([.$M$3];[.$AK$3:.$DD$3];0)+[.AA$1]))" office:value-type="float" office:value="110.5" calcext:value-type="float">
            <text:p>110.5</text:p>
          </table:table-cell>
          <table:table-cell table:style-name="ce24" table:formula="of:=IF(INDEX([.$AK43:.$DD43];MATCH([.$M$3];[.$AK$3:.$DD$3];0)+[.AB$1])=&quot;&quot;;&quot;&quot;;INDEX([.$DG$23:.$DG$422];MATCH(INDEX([.$AK43:.$DD43];MATCH([.$M$3];[.$AK$3:.$DD$3];0)+[.AB$1])&amp;IF([.AE43]=&quot;&quot;;&quot;&quot;;&quot;_&quot;&amp;[.AE43]);[.$DK$23:.$DK$422];0)))" office:value-type="float" office:value="159" calcext:value-type="float">
            <text:p>159</text:p>
          </table:table-cell>
          <table:table-cell table:style-name="ce14" table:formula="of:=IF(INDEX([.$AK43:.$DD43];MATCH([.$M$3];[.$AK$3:.$DD$3];0)+[.AC$1])=&quot;&quot;;&quot;&quot;;INDEX([.$AK43:.$DD43];MATCH([.$M$3];[.$AK$3:.$DD$3];0)+[.AC$1]))" office:value-type="string" office:string-value="b" calcext:value-type="string">
            <text:p>b</text:p>
          </table:table-cell>
          <table:table-cell table:style-name="ce14" table:formula="of:=IF(INDEX([.$AK43:.$DD43];MATCH([.$M$3];[.$AK$3:.$DD$3];0)+[.AD$1])=&quot;&quot;;&quot;&quot;;INDEX([.$AK43:.$DD43];MATCH([.$M$3];[.$AK$3:.$DD$3];0)+[.AD$1]))">
            <text:p/>
          </table:table-cell>
          <table:table-cell table:style-name="ce51" table:formula="of:=IF(INDEX([.$AK43:.$DD43];MATCH([.$M$3];[.$AK$3:.$DD$3];0)+[.AE$1])=&quot;&quot;;&quot;&quot;;INDEX([.$AK43:.$DD43];MATCH([.$M$3];[.$AK$3:.$DD$3];0)+[.AE$1]))">
            <text:p/>
          </table:table-cell>
          <table:table-cell table:style-name="ce37" table:formula="of:=IF(INDEX([.$AK43:.$DD43];MATCH([.$M$3];[.$AK$3:.$DD$3];0)+[.AF$1])=&quot;&quot;;&quot;&quot;;INDEX([.$AK43:.$DD43];MATCH([.$M$3];[.$AK$3:.$DD$3];0)+[.AF$1]))" office:value-type="float" office:value="110" calcext:value-type="float">
            <text:p>1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03" calcext:value-type="float">
            <text:p>103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3" calcext:value-type="float">
            <text:p>3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75.8))" calcext:value-type="string">
            <text:p>\overrideProperty Score.NonMusicalPaperColumn.line-break-system-details #'((Y-offset . 75.8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D44];MATCH([.$M$3];[.$AK$3:.$DD$3];0)+[.$M$1])=&quot;&quot;;&quot;&quot;;INDEX([.$DG$23:.$DG$422];MATCH(INDEX([.$AK44:.$DD44];MATCH([.$M$3];[.$AK$3:.$DD$3];0)+[.$M$1])&amp;IF([.P44]=&quot;&quot;;&quot;&quot;;&quot;_&quot;&amp;[.P44]);[.$DH$23:.$DH$422];0)))" office:value-type="float" office:value="106" calcext:value-type="float">
            <text:p>106</text:p>
          </table:table-cell>
          <table:table-cell table:style-name="ce14" table:formula="of:=IF(INDEX([.$AK44:.$DD44];MATCH([.$M$3];[.$AK$3:.$DD$3];0)+[.N$1])=&quot;&quot;;&quot;&quot;;INDEX([.$AK44:.$DD44];MATCH([.$M$3];[.$AK$3:.$DD$3];0)+[.N$1]))" office:value-type="string" office:string-value="b" calcext:value-type="string">
            <text:p>b</text:p>
          </table:table-cell>
          <table:table-cell table:style-name="ce51" table:formula="of:=IF(INDEX([.$AK44:.$DD44];MATCH([.$M$3];[.$AK$3:.$DD$3];0)+[.O$1])=&quot;&quot;;&quot;&quot;;INDEX([.$AK44:.$DD44];MATCH([.$M$3];[.$AK$3:.$DD$3];0)+[.O$1]))">
            <text:p/>
          </table:table-cell>
          <table:table-cell table:style-name="ce51" table:formula="of:=IF(INDEX([.$AK44:.$DD44];MATCH([.$M$3];[.$AK$3:.$DD$3];0)+[.P$1])=&quot;&quot;;&quot;&quot;;INDEX([.$AK44:.$DD44];MATCH([.$M$3];[.$AK$3:.$DD$3];0)+[.P$1]))">
            <text:p/>
          </table:table-cell>
          <table:table-cell table:style-name="ce37" table:formula="of:=IF(INDEX([.$AK44:.$DD44];MATCH([.$M$3];[.$AK$3:.$DD$3];0)+[.Q$1])=&quot;&quot;;&quot;&quot;;INDEX([.$AK44:.$DD44];MATCH([.$M$3];[.$AK$3:.$DD$3];0)+[.Q$1]))" office:value-type="float" office:value="99.4" calcext:value-type="float">
            <text:p>99.4</text:p>
          </table:table-cell>
          <table:table-cell table:style-name="ce24" table:formula="of:=IF(INDEX([.$AK44:.$DD44];MATCH([.$M$3];[.$AK$3:.$DD$3];0)+[.R$1])=&quot;&quot;;&quot;&quot;;INDEX([.$DG$23:.$DG$422];MATCH(INDEX([.$AK44:.$DD44];MATCH([.$M$3];[.$AK$3:.$DD$3];0)+[.R$1])&amp;IF([.U44]=&quot;&quot;;&quot;&quot;;&quot;_&quot;&amp;[.U44]);[.$DI$23:.$DI$422];0)))">
            <text:p/>
          </table:table-cell>
          <table:table-cell table:style-name="ce14" table:formula="of:=IF(INDEX([.$AK44:.$DD44];MATCH([.$M$3];[.$AK$3:.$DD$3];0)+[.S$1])=&quot;&quot;;&quot;&quot;;INDEX([.$AK44:.$DD44];MATCH([.$M$3];[.$AK$3:.$DD$3];0)+[.S$1]))">
            <text:p/>
          </table:table-cell>
          <table:table-cell table:style-name="ce14" table:formula="of:=IF(INDEX([.$AK44:.$DD44];MATCH([.$M$3];[.$AK$3:.$DD$3];0)+[.T$1])=&quot;&quot;;&quot;&quot;;INDEX([.$AK44:.$DD44];MATCH([.$M$3];[.$AK$3:.$DD$3];0)+[.T$1]))">
            <text:p/>
          </table:table-cell>
          <table:table-cell table:style-name="ce51" table:formula="of:=IF(INDEX([.$AK44:.$DD44];MATCH([.$M$3];[.$AK$3:.$DD$3];0)+[.U$1])=&quot;&quot;;&quot;&quot;;INDEX([.$AK44:.$DD44];MATCH([.$M$3];[.$AK$3:.$DD$3];0)+[.U$1]))">
            <text:p/>
          </table:table-cell>
          <table:table-cell table:style-name="ce37" table:formula="of:=IF(INDEX([.$AK44:.$DD44];MATCH([.$M$3];[.$AK$3:.$DD$3];0)+[.V$1])=&quot;&quot;;&quot;&quot;;INDEX([.$AK44:.$DD44];MATCH([.$M$3];[.$AK$3:.$DD$3];0)+[.V$1]))">
            <text:p/>
          </table:table-cell>
          <table:table-cell table:style-name="ce24" table:formula="of:=IF(INDEX([.$AK44:.$DD44];MATCH([.$M$3];[.$AK$3:.$DD$3];0)+[.W$1])=&quot;&quot;;&quot;&quot;;INDEX([.$DG$23:.$DG$422];MATCH(INDEX([.$AK44:.$DD44];MATCH([.$M$3];[.$AK$3:.$DD$3];0)+[.W$1])&amp;IF([.Z44]=&quot;&quot;;&quot;&quot;;&quot;_&quot;&amp;[.Z44]);[.$DJ$23:.$DJ$422];0)))" office:value-type="float" office:value="178" calcext:value-type="float">
            <text:p>178</text:p>
          </table:table-cell>
          <table:table-cell table:style-name="ce14" table:formula="of:=IF(INDEX([.$AK44:.$DD44];MATCH([.$M$3];[.$AK$3:.$DD$3];0)+[.X$1])=&quot;&quot;;&quot;&quot;;INDEX([.$AK44:.$DD44];MATCH([.$M$3];[.$AK$3:.$DD$3];0)+[.X$1]))" office:value-type="string" office:string-value="b" calcext:value-type="string">
            <text:p>b</text:p>
          </table:table-cell>
          <table:table-cell table:style-name="ce14" table:formula="of:=IF(INDEX([.$AK44:.$DD44];MATCH([.$M$3];[.$AK$3:.$DD$3];0)+[.Y$1])=&quot;&quot;;&quot;&quot;;INDEX([.$AK44:.$DD44];MATCH([.$M$3];[.$AK$3:.$DD$3];0)+[.Y$1]))">
            <text:p/>
          </table:table-cell>
          <table:table-cell table:style-name="ce51" table:formula="of:=IF(INDEX([.$AK44:.$DD44];MATCH([.$M$3];[.$AK$3:.$DD$3];0)+[.Z$1])=&quot;&quot;;&quot;&quot;;INDEX([.$AK44:.$DD44];MATCH([.$M$3];[.$AK$3:.$DD$3];0)+[.Z$1]))">
            <text:p/>
          </table:table-cell>
          <table:table-cell table:style-name="ce37" table:formula="of:=IF(INDEX([.$AK44:.$DD44];MATCH([.$M$3];[.$AK$3:.$DD$3];0)+[.AA$1])=&quot;&quot;;&quot;&quot;;INDEX([.$AK44:.$DD44];MATCH([.$M$3];[.$AK$3:.$DD$3];0)+[.AA$1]))" office:value-type="float" office:value="124" calcext:value-type="float">
            <text:p>124</text:p>
          </table:table-cell>
          <table:table-cell table:style-name="ce24" table:formula="of:=IF(INDEX([.$AK44:.$DD44];MATCH([.$M$3];[.$AK$3:.$DD$3];0)+[.AB$1])=&quot;&quot;;&quot;&quot;;INDEX([.$DG$23:.$DG$422];MATCH(INDEX([.$AK44:.$DD44];MATCH([.$M$3];[.$AK$3:.$DD$3];0)+[.AB$1])&amp;IF([.AE44]=&quot;&quot;;&quot;&quot;;&quot;_&quot;&amp;[.AE44]);[.$DK$23:.$DK$422];0)))" office:value-type="float" office:value="172" calcext:value-type="float">
            <text:p>172</text:p>
          </table:table-cell>
          <table:table-cell table:style-name="ce14" table:formula="of:=IF(INDEX([.$AK44:.$DD44];MATCH([.$M$3];[.$AK$3:.$DD$3];0)+[.AC$1])=&quot;&quot;;&quot;&quot;;INDEX([.$AK44:.$DD44];MATCH([.$M$3];[.$AK$3:.$DD$3];0)+[.AC$1]))" office:value-type="string" office:string-value="b" calcext:value-type="string">
            <text:p>b</text:p>
          </table:table-cell>
          <table:table-cell table:style-name="ce14" table:formula="of:=IF(INDEX([.$AK44:.$DD44];MATCH([.$M$3];[.$AK$3:.$DD$3];0)+[.AD$1])=&quot;&quot;;&quot;&quot;;INDEX([.$AK44:.$DD44];MATCH([.$M$3];[.$AK$3:.$DD$3];0)+[.AD$1]))">
            <text:p/>
          </table:table-cell>
          <table:table-cell table:style-name="ce51" table:formula="of:=IF(INDEX([.$AK44:.$DD44];MATCH([.$M$3];[.$AK$3:.$DD$3];0)+[.AE$1])=&quot;&quot;;&quot;&quot;;INDEX([.$AK44:.$DD44];MATCH([.$M$3];[.$AK$3:.$DD$3];0)+[.AE$1]))">
            <text:p/>
          </table:table-cell>
          <table:table-cell table:style-name="ce37" table:formula="of:=IF(INDEX([.$AK44:.$DD44];MATCH([.$M$3];[.$AK$3:.$DD$3];0)+[.AF$1])=&quot;&quot;;&quot;&quot;;INDEX([.$AK44:.$DD44];MATCH([.$M$3];[.$AK$3:.$DD$3];0)+[.AF$1]))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4" calcext:value-type="float">
            <text:p>99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47" calcext:value-type="float">
            <text:p>4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2" calcext:value-type="float">
            <text:p>5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06" calcext:value-type="float">
            <text:p>106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3" calcext:value-type="float">
            <text:p>3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88))" calcext:value-type="string">
            <text:p>\overrideProperty Score.NonMusicalPaperColumn.line-break-system-details #'((Y-offset . 88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D45];MATCH([.$M$3];[.$AK$3:.$DD$3];0)+[.$M$1])=&quot;&quot;;&quot;&quot;;INDEX([.$DG$23:.$DG$422];MATCH(INDEX([.$AK45:.$DD45];MATCH([.$M$3];[.$AK$3:.$DD$3];0)+[.$M$1])&amp;IF([.P45]=&quot;&quot;;&quot;&quot;;&quot;_&quot;&amp;[.P45]);[.$DH$23:.$DH$422];0)))" office:value-type="float" office:value="112" calcext:value-type="float">
            <text:p>112</text:p>
          </table:table-cell>
          <table:table-cell table:style-name="ce14" table:formula="of:=IF(INDEX([.$AK45:.$DD45];MATCH([.$M$3];[.$AK$3:.$DD$3];0)+[.N$1])=&quot;&quot;;&quot;&quot;;INDEX([.$AK45:.$DD45];MATCH([.$M$3];[.$AK$3:.$DD$3];0)+[.N$1]))" office:value-type="string" office:string-value="b" calcext:value-type="string">
            <text:p>b</text:p>
          </table:table-cell>
          <table:table-cell table:style-name="ce51" table:formula="of:=IF(INDEX([.$AK45:.$DD45];MATCH([.$M$3];[.$AK$3:.$DD$3];0)+[.O$1])=&quot;&quot;;&quot;&quot;;INDEX([.$AK45:.$DD45];MATCH([.$M$3];[.$AK$3:.$DD$3];0)+[.O$1]))">
            <text:p/>
          </table:table-cell>
          <table:table-cell table:style-name="ce51" table:formula="of:=IF(INDEX([.$AK45:.$DD45];MATCH([.$M$3];[.$AK$3:.$DD$3];0)+[.P$1])=&quot;&quot;;&quot;&quot;;INDEX([.$AK45:.$DD45];MATCH([.$M$3];[.$AK$3:.$DD$3];0)+[.P$1]))">
            <text:p/>
          </table:table-cell>
          <table:table-cell table:style-name="ce37" table:formula="of:=IF(INDEX([.$AK45:.$DD45];MATCH([.$M$3];[.$AK$3:.$DD$3];0)+[.Q$1])=&quot;&quot;;&quot;&quot;;INDEX([.$AK45:.$DD45];MATCH([.$M$3];[.$AK$3:.$DD$3];0)+[.Q$1]))" office:value-type="float" office:value="111.2" calcext:value-type="float">
            <text:p>111.2</text:p>
          </table:table-cell>
          <table:table-cell table:style-name="ce24" table:formula="of:=IF(INDEX([.$AK45:.$DD45];MATCH([.$M$3];[.$AK$3:.$DD$3];0)+[.R$1])=&quot;&quot;;&quot;&quot;;INDEX([.$DG$23:.$DG$422];MATCH(INDEX([.$AK45:.$DD45];MATCH([.$M$3];[.$AK$3:.$DD$3];0)+[.R$1])&amp;IF([.U45]=&quot;&quot;;&quot;&quot;;&quot;_&quot;&amp;[.U45]);[.$DI$23:.$DI$422];0)))">
            <text:p/>
          </table:table-cell>
          <table:table-cell table:style-name="ce14" table:formula="of:=IF(INDEX([.$AK45:.$DD45];MATCH([.$M$3];[.$AK$3:.$DD$3];0)+[.S$1])=&quot;&quot;;&quot;&quot;;INDEX([.$AK45:.$DD45];MATCH([.$M$3];[.$AK$3:.$DD$3];0)+[.S$1]))">
            <text:p/>
          </table:table-cell>
          <table:table-cell table:style-name="ce14" table:formula="of:=IF(INDEX([.$AK45:.$DD45];MATCH([.$M$3];[.$AK$3:.$DD$3];0)+[.T$1])=&quot;&quot;;&quot;&quot;;INDEX([.$AK45:.$DD45];MATCH([.$M$3];[.$AK$3:.$DD$3];0)+[.T$1]))">
            <text:p/>
          </table:table-cell>
          <table:table-cell table:style-name="ce51" table:formula="of:=IF(INDEX([.$AK45:.$DD45];MATCH([.$M$3];[.$AK$3:.$DD$3];0)+[.U$1])=&quot;&quot;;&quot;&quot;;INDEX([.$AK45:.$DD45];MATCH([.$M$3];[.$AK$3:.$DD$3];0)+[.U$1]))">
            <text:p/>
          </table:table-cell>
          <table:table-cell table:style-name="ce37" table:formula="of:=IF(INDEX([.$AK45:.$DD45];MATCH([.$M$3];[.$AK$3:.$DD$3];0)+[.V$1])=&quot;&quot;;&quot;&quot;;INDEX([.$AK45:.$DD45];MATCH([.$M$3];[.$AK$3:.$DD$3];0)+[.V$1]))">
            <text:p/>
          </table:table-cell>
          <table:table-cell table:style-name="ce24" table:formula="of:=IF(INDEX([.$AK45:.$DD45];MATCH([.$M$3];[.$AK$3:.$DD$3];0)+[.W$1])=&quot;&quot;;&quot;&quot;;INDEX([.$DG$23:.$DG$422];MATCH(INDEX([.$AK45:.$DD45];MATCH([.$M$3];[.$AK$3:.$DD$3];0)+[.W$1])&amp;IF([.Z45]=&quot;&quot;;&quot;&quot;;&quot;_&quot;&amp;[.Z45]);[.$DJ$23:.$DJ$422];0)))" office:value-type="float" office:value="185" calcext:value-type="float">
            <text:p>185</text:p>
          </table:table-cell>
          <table:table-cell table:style-name="ce14" table:formula="of:=IF(INDEX([.$AK45:.$DD45];MATCH([.$M$3];[.$AK$3:.$DD$3];0)+[.X$1])=&quot;&quot;;&quot;&quot;;INDEX([.$AK45:.$DD45];MATCH([.$M$3];[.$AK$3:.$DD$3];0)+[.X$1]))" office:value-type="string" office:string-value="b" calcext:value-type="string">
            <text:p>b</text:p>
          </table:table-cell>
          <table:table-cell table:style-name="ce14" table:formula="of:=IF(INDEX([.$AK45:.$DD45];MATCH([.$M$3];[.$AK$3:.$DD$3];0)+[.Y$1])=&quot;&quot;;&quot;&quot;;INDEX([.$AK45:.$DD45];MATCH([.$M$3];[.$AK$3:.$DD$3];0)+[.Y$1]))">
            <text:p/>
          </table:table-cell>
          <table:table-cell table:style-name="ce51" table:formula="of:=IF(INDEX([.$AK45:.$DD45];MATCH([.$M$3];[.$AK$3:.$DD$3];0)+[.Z$1])=&quot;&quot;;&quot;&quot;;INDEX([.$AK45:.$DD45];MATCH([.$M$3];[.$AK$3:.$DD$3];0)+[.Z$1]))">
            <text:p/>
          </table:table-cell>
          <table:table-cell table:style-name="ce37" table:formula="of:=IF(INDEX([.$AK45:.$DD45];MATCH([.$M$3];[.$AK$3:.$DD$3];0)+[.AA$1])=&quot;&quot;;&quot;&quot;;INDEX([.$AK45:.$DD45];MATCH([.$M$3];[.$AK$3:.$DD$3];0)+[.AA$1]))" office:value-type="float" office:value="136.5" calcext:value-type="float">
            <text:p>136.5</text:p>
          </table:table-cell>
          <table:table-cell table:style-name="ce24" table:formula="of:=IF(INDEX([.$AK45:.$DD45];MATCH([.$M$3];[.$AK$3:.$DD$3];0)+[.AB$1])=&quot;&quot;;&quot;&quot;;INDEX([.$DG$23:.$DG$422];MATCH(INDEX([.$AK45:.$DD45];MATCH([.$M$3];[.$AK$3:.$DD$3];0)+[.AB$1])&amp;IF([.AE45]=&quot;&quot;;&quot;&quot;;&quot;_&quot;&amp;[.AE45]);[.$DK$23:.$DK$422];0)))" office:value-type="float" office:value="181" calcext:value-type="float">
            <text:p>181</text:p>
          </table:table-cell>
          <table:table-cell table:style-name="ce14" table:formula="of:=IF(INDEX([.$AK45:.$DD45];MATCH([.$M$3];[.$AK$3:.$DD$3];0)+[.AC$1])=&quot;&quot;;&quot;&quot;;INDEX([.$AK45:.$DD45];MATCH([.$M$3];[.$AK$3:.$DD$3];0)+[.AC$1]))" office:value-type="string" office:string-value="b" calcext:value-type="string">
            <text:p>b</text:p>
          </table:table-cell>
          <table:table-cell table:style-name="ce14" table:formula="of:=IF(INDEX([.$AK45:.$DD45];MATCH([.$M$3];[.$AK$3:.$DD$3];0)+[.AD$1])=&quot;&quot;;&quot;&quot;;INDEX([.$AK45:.$DD45];MATCH([.$M$3];[.$AK$3:.$DD$3];0)+[.AD$1]))">
            <text:p/>
          </table:table-cell>
          <table:table-cell table:style-name="ce51" table:formula="of:=IF(INDEX([.$AK45:.$DD45];MATCH([.$M$3];[.$AK$3:.$DD$3];0)+[.AE$1])=&quot;&quot;;&quot;&quot;;INDEX([.$AK45:.$DD45];MATCH([.$M$3];[.$AK$3:.$DD$3];0)+[.AE$1]))">
            <text:p/>
          </table:table-cell>
          <table:table-cell table:style-name="ce37" table:formula="of:=IF(INDEX([.$AK45:.$DD45];MATCH([.$M$3];[.$AK$3:.$DD$3];0)+[.AF$1])=&quot;&quot;;&quot;&quot;;INDEX([.$AK45:.$DD45];MATCH([.$M$3];[.$AK$3:.$DD$3];0)+[.AF$1]))" office:value-type="float" office:value="136" calcext:value-type="float">
            <text:p>13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.2" calcext:value-type="float">
            <text:p>111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" calcext:value-type="float">
            <text:p>136</text:p>
          </table:table-cell>
          <table:table-cell table:style-name="ce27" office:value-type="float" office:value="49" calcext:value-type="float">
            <text:p>4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4" calcext:value-type="float">
            <text:p>5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12" calcext:value-type="float">
            <text:p>112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6" calcext:value-type="float">
            <text:p>6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99.4))" calcext:value-type="string">
            <text:p>\overrideProperty Score.NonMusicalPaperColumn.line-break-system-details #'((Y-offset . 99.4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D46];MATCH([.$M$3];[.$AK$3:.$DD$3];0)+[.$M$1])=&quot;&quot;;&quot;&quot;;INDEX([.$DG$23:.$DG$422];MATCH(INDEX([.$AK46:.$DD46];MATCH([.$M$3];[.$AK$3:.$DD$3];0)+[.$M$1])&amp;IF([.P46]=&quot;&quot;;&quot;&quot;;&quot;_&quot;&amp;[.P46]);[.$DH$23:.$DH$422];0)))" office:value-type="float" office:value="119" calcext:value-type="float">
            <text:p>119</text:p>
          </table:table-cell>
          <table:table-cell table:style-name="ce14" table:formula="of:=IF(INDEX([.$AK46:.$DD46];MATCH([.$M$3];[.$AK$3:.$DD$3];0)+[.N$1])=&quot;&quot;;&quot;&quot;;INDEX([.$AK46:.$DD46];MATCH([.$M$3];[.$AK$3:.$DD$3];0)+[.N$1]))" office:value-type="string" office:string-value="b" calcext:value-type="string">
            <text:p>b</text:p>
          </table:table-cell>
          <table:table-cell table:style-name="ce51" table:formula="of:=IF(INDEX([.$AK46:.$DD46];MATCH([.$M$3];[.$AK$3:.$DD$3];0)+[.O$1])=&quot;&quot;;&quot;&quot;;INDEX([.$AK46:.$DD46];MATCH([.$M$3];[.$AK$3:.$DD$3];0)+[.O$1]))">
            <text:p/>
          </table:table-cell>
          <table:table-cell table:style-name="ce51" table:formula="of:=IF(INDEX([.$AK46:.$DD46];MATCH([.$M$3];[.$AK$3:.$DD$3];0)+[.P$1])=&quot;&quot;;&quot;&quot;;INDEX([.$AK46:.$DD46];MATCH([.$M$3];[.$AK$3:.$DD$3];0)+[.P$1]))">
            <text:p/>
          </table:table-cell>
          <table:table-cell table:style-name="ce37" table:formula="of:=IF(INDEX([.$AK46:.$DD46];MATCH([.$M$3];[.$AK$3:.$DD$3];0)+[.Q$1])=&quot;&quot;;&quot;&quot;;INDEX([.$AK46:.$DD46];MATCH([.$M$3];[.$AK$3:.$DD$3];0)+[.Q$1]))" office:value-type="float" office:value="123" calcext:value-type="float">
            <text:p>123</text:p>
          </table:table-cell>
          <table:table-cell table:style-name="ce24" table:formula="of:=IF(INDEX([.$AK46:.$DD46];MATCH([.$M$3];[.$AK$3:.$DD$3];0)+[.R$1])=&quot;&quot;;&quot;&quot;;INDEX([.$DG$23:.$DG$422];MATCH(INDEX([.$AK46:.$DD46];MATCH([.$M$3];[.$AK$3:.$DD$3];0)+[.R$1])&amp;IF([.U46]=&quot;&quot;;&quot;&quot;;&quot;_&quot;&amp;[.U46]);[.$DI$23:.$DI$422];0)))">
            <text:p/>
          </table:table-cell>
          <table:table-cell table:style-name="ce14" table:formula="of:=IF(INDEX([.$AK46:.$DD46];MATCH([.$M$3];[.$AK$3:.$DD$3];0)+[.S$1])=&quot;&quot;;&quot;&quot;;INDEX([.$AK46:.$DD46];MATCH([.$M$3];[.$AK$3:.$DD$3];0)+[.S$1]))">
            <text:p/>
          </table:table-cell>
          <table:table-cell table:style-name="ce14" table:formula="of:=IF(INDEX([.$AK46:.$DD46];MATCH([.$M$3];[.$AK$3:.$DD$3];0)+[.T$1])=&quot;&quot;;&quot;&quot;;INDEX([.$AK46:.$DD46];MATCH([.$M$3];[.$AK$3:.$DD$3];0)+[.T$1]))">
            <text:p/>
          </table:table-cell>
          <table:table-cell table:style-name="ce51" table:formula="of:=IF(INDEX([.$AK46:.$DD46];MATCH([.$M$3];[.$AK$3:.$DD$3];0)+[.U$1])=&quot;&quot;;&quot;&quot;;INDEX([.$AK46:.$DD46];MATCH([.$M$3];[.$AK$3:.$DD$3];0)+[.U$1]))">
            <text:p/>
          </table:table-cell>
          <table:table-cell table:style-name="ce37" table:formula="of:=IF(INDEX([.$AK46:.$DD46];MATCH([.$M$3];[.$AK$3:.$DD$3];0)+[.V$1])=&quot;&quot;;&quot;&quot;;INDEX([.$AK46:.$DD46];MATCH([.$M$3];[.$AK$3:.$DD$3];0)+[.V$1]))">
            <text:p/>
          </table:table-cell>
          <table:table-cell table:style-name="ce24" table:formula="of:=IF(INDEX([.$AK46:.$DD46];MATCH([.$M$3];[.$AK$3:.$DD$3];0)+[.W$1])=&quot;&quot;;&quot;&quot;;INDEX([.$DG$23:.$DG$422];MATCH(INDEX([.$AK46:.$DD46];MATCH([.$M$3];[.$AK$3:.$DD$3];0)+[.W$1])&amp;IF([.Z46]=&quot;&quot;;&quot;&quot;;&quot;_&quot;&amp;[.Z46]);[.$DJ$23:.$DJ$422];0)))" office:value-type="float" office:value="191" calcext:value-type="float">
            <text:p>191</text:p>
          </table:table-cell>
          <table:table-cell table:style-name="ce14" table:formula="of:=IF(INDEX([.$AK46:.$DD46];MATCH([.$M$3];[.$AK$3:.$DD$3];0)+[.X$1])=&quot;&quot;;&quot;&quot;;INDEX([.$AK46:.$DD46];MATCH([.$M$3];[.$AK$3:.$DD$3];0)+[.X$1]))" office:value-type="string" office:string-value="b" calcext:value-type="string">
            <text:p>b</text:p>
          </table:table-cell>
          <table:table-cell table:style-name="ce14" table:formula="of:=IF(INDEX([.$AK46:.$DD46];MATCH([.$M$3];[.$AK$3:.$DD$3];0)+[.Y$1])=&quot;&quot;;&quot;&quot;;INDEX([.$AK46:.$DD46];MATCH([.$M$3];[.$AK$3:.$DD$3];0)+[.Y$1]))">
            <text:p/>
          </table:table-cell>
          <table:table-cell table:style-name="ce51" table:formula="of:=IF(INDEX([.$AK46:.$DD46];MATCH([.$M$3];[.$AK$3:.$DD$3];0)+[.Z$1])=&quot;&quot;;&quot;&quot;;INDEX([.$AK46:.$DD46];MATCH([.$M$3];[.$AK$3:.$DD$3];0)+[.Z$1]))">
            <text:p/>
          </table:table-cell>
          <table:table-cell table:style-name="ce37" table:formula="of:=IF(INDEX([.$AK46:.$DD46];MATCH([.$M$3];[.$AK$3:.$DD$3];0)+[.AA$1])=&quot;&quot;;&quot;&quot;;INDEX([.$AK46:.$DD46];MATCH([.$M$3];[.$AK$3:.$DD$3];0)+[.AA$1]))" office:value-type="float" office:value="149" calcext:value-type="float">
            <text:p>149</text:p>
          </table:table-cell>
          <table:table-cell table:style-name="ce24" table:formula="of:=IF(INDEX([.$AK46:.$DD46];MATCH([.$M$3];[.$AK$3:.$DD$3];0)+[.AB$1])=&quot;&quot;;&quot;&quot;;INDEX([.$DG$23:.$DG$422];MATCH(INDEX([.$AK46:.$DD46];MATCH([.$M$3];[.$AK$3:.$DD$3];0)+[.AB$1])&amp;IF([.AE46]=&quot;&quot;;&quot;&quot;;&quot;_&quot;&amp;[.AE46]);[.$DK$23:.$DK$422];0)))" office:value-type="float" office:value="192" calcext:value-type="float">
            <text:p>192</text:p>
          </table:table-cell>
          <table:table-cell table:style-name="ce14" table:formula="of:=IF(INDEX([.$AK46:.$DD46];MATCH([.$M$3];[.$AK$3:.$DD$3];0)+[.AC$1])=&quot;&quot;;&quot;&quot;;INDEX([.$AK46:.$DD46];MATCH([.$M$3];[.$AK$3:.$DD$3];0)+[.AC$1]))" office:value-type="string" office:string-value="b" calcext:value-type="string">
            <text:p>b</text:p>
          </table:table-cell>
          <table:table-cell table:style-name="ce14" table:formula="of:=IF(INDEX([.$AK46:.$DD46];MATCH([.$M$3];[.$AK$3:.$DD$3];0)+[.AD$1])=&quot;&quot;;&quot;&quot;;INDEX([.$AK46:.$DD46];MATCH([.$M$3];[.$AK$3:.$DD$3];0)+[.AD$1]))">
            <text:p/>
          </table:table-cell>
          <table:table-cell table:style-name="ce51" table:formula="of:=IF(INDEX([.$AK46:.$DD46];MATCH([.$M$3];[.$AK$3:.$DD$3];0)+[.AE$1])=&quot;&quot;;&quot;&quot;;INDEX([.$AK46:.$DD46];MATCH([.$M$3];[.$AK$3:.$DD$3];0)+[.AE$1]))">
            <text:p/>
          </table:table-cell>
          <table:table-cell table:style-name="ce37" table:formula="of:=IF(INDEX([.$AK46:.$DD46];MATCH([.$M$3];[.$AK$3:.$DD$3];0)+[.AF$1])=&quot;&quot;;&quot;&quot;;INDEX([.$AK46:.$DD46];MATCH([.$M$3];[.$AK$3:.$DD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" calcext:value-type="float">
            <text:p>12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2" calcext:value-type="float">
            <text:p>5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19" calcext:value-type="float">
            <text:p>119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7" calcext:value-type="float">
            <text:p>7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11.2))" calcext:value-type="string">
            <text:p>\overrideProperty Score.NonMusicalPaperColumn.line-break-system-details #'((Y-offset . 111.2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D47];MATCH([.$M$3];[.$AK$3:.$DD$3];0)+[.$M$1])=&quot;&quot;;&quot;&quot;;INDEX([.$DG$23:.$DG$422];MATCH(INDEX([.$AK47:.$DD47];MATCH([.$M$3];[.$AK$3:.$DD$3];0)+[.$M$1])&amp;IF([.P47]=&quot;&quot;;&quot;&quot;;&quot;_&quot;&amp;[.P47]);[.$DH$23:.$DH$422];0)))" office:value-type="float" office:value="123" calcext:value-type="float">
            <text:p>123</text:p>
          </table:table-cell>
          <table:table-cell table:style-name="ce14" table:formula="of:=IF(INDEX([.$AK47:.$DD47];MATCH([.$M$3];[.$AK$3:.$DD$3];0)+[.N$1])=&quot;&quot;;&quot;&quot;;INDEX([.$AK47:.$DD47];MATCH([.$M$3];[.$AK$3:.$DD$3];0)+[.N$1]))" office:value-type="string" office:string-value="b" calcext:value-type="string">
            <text:p>b</text:p>
          </table:table-cell>
          <table:table-cell table:style-name="ce51" table:formula="of:=IF(INDEX([.$AK47:.$DD47];MATCH([.$M$3];[.$AK$3:.$DD$3];0)+[.O$1])=&quot;&quot;;&quot;&quot;;INDEX([.$AK47:.$DD47];MATCH([.$M$3];[.$AK$3:.$DD$3];0)+[.O$1]))">
            <text:p/>
          </table:table-cell>
          <table:table-cell table:style-name="ce51" table:formula="of:=IF(INDEX([.$AK47:.$DD47];MATCH([.$M$3];[.$AK$3:.$DD$3];0)+[.P$1])=&quot;&quot;;&quot;&quot;;INDEX([.$AK47:.$DD47];MATCH([.$M$3];[.$AK$3:.$DD$3];0)+[.P$1]))">
            <text:p/>
          </table:table-cell>
          <table:table-cell table:style-name="ce37" table:formula="of:=IF(INDEX([.$AK47:.$DD47];MATCH([.$M$3];[.$AK$3:.$DD$3];0)+[.Q$1])=&quot;&quot;;&quot;&quot;;INDEX([.$AK47:.$DD47];MATCH([.$M$3];[.$AK$3:.$DD$3];0)+[.Q$1]))" office:value-type="float" office:value="136.5" calcext:value-type="float">
            <text:p>136.5</text:p>
          </table:table-cell>
          <table:table-cell table:style-name="ce24" table:formula="of:=IF(INDEX([.$AK47:.$DD47];MATCH([.$M$3];[.$AK$3:.$DD$3];0)+[.R$1])=&quot;&quot;;&quot;&quot;;INDEX([.$DG$23:.$DG$422];MATCH(INDEX([.$AK47:.$DD47];MATCH([.$M$3];[.$AK$3:.$DD$3];0)+[.R$1])&amp;IF([.U47]=&quot;&quot;;&quot;&quot;;&quot;_&quot;&amp;[.U47]);[.$DI$23:.$DI$422];0)))">
            <text:p/>
          </table:table-cell>
          <table:table-cell table:style-name="ce14" table:formula="of:=IF(INDEX([.$AK47:.$DD47];MATCH([.$M$3];[.$AK$3:.$DD$3];0)+[.S$1])=&quot;&quot;;&quot;&quot;;INDEX([.$AK47:.$DD47];MATCH([.$M$3];[.$AK$3:.$DD$3];0)+[.S$1]))">
            <text:p/>
          </table:table-cell>
          <table:table-cell table:style-name="ce14" table:formula="of:=IF(INDEX([.$AK47:.$DD47];MATCH([.$M$3];[.$AK$3:.$DD$3];0)+[.T$1])=&quot;&quot;;&quot;&quot;;INDEX([.$AK47:.$DD47];MATCH([.$M$3];[.$AK$3:.$DD$3];0)+[.T$1]))">
            <text:p/>
          </table:table-cell>
          <table:table-cell table:style-name="ce51" table:formula="of:=IF(INDEX([.$AK47:.$DD47];MATCH([.$M$3];[.$AK$3:.$DD$3];0)+[.U$1])=&quot;&quot;;&quot;&quot;;INDEX([.$AK47:.$DD47];MATCH([.$M$3];[.$AK$3:.$DD$3];0)+[.U$1]))">
            <text:p/>
          </table:table-cell>
          <table:table-cell table:style-name="ce37" table:formula="of:=IF(INDEX([.$AK47:.$DD47];MATCH([.$M$3];[.$AK$3:.$DD$3];0)+[.V$1])=&quot;&quot;;&quot;&quot;;INDEX([.$AK47:.$DD47];MATCH([.$M$3];[.$AK$3:.$DD$3];0)+[.V$1]))">
            <text:p/>
          </table:table-cell>
          <table:table-cell table:style-name="ce24" table:formula="of:=IF(INDEX([.$AK47:.$DD47];MATCH([.$M$3];[.$AK$3:.$DD$3];0)+[.W$1])=&quot;&quot;;&quot;&quot;;INDEX([.$DG$23:.$DG$422];MATCH(INDEX([.$AK47:.$DD47];MATCH([.$M$3];[.$AK$3:.$DD$3];0)+[.W$1])&amp;IF([.Z47]=&quot;&quot;;&quot;&quot;;&quot;_&quot;&amp;[.Z47]);[.$DJ$23:.$DJ$422];0)))">
            <text:p/>
          </table:table-cell>
          <table:table-cell table:style-name="ce14" table:formula="of:=IF(INDEX([.$AK47:.$DD47];MATCH([.$M$3];[.$AK$3:.$DD$3];0)+[.X$1])=&quot;&quot;;&quot;&quot;;INDEX([.$AK47:.$DD47];MATCH([.$M$3];[.$AK$3:.$DD$3];0)+[.X$1]))">
            <text:p/>
          </table:table-cell>
          <table:table-cell table:style-name="ce14" table:formula="of:=IF(INDEX([.$AK47:.$DD47];MATCH([.$M$3];[.$AK$3:.$DD$3];0)+[.Y$1])=&quot;&quot;;&quot;&quot;;INDEX([.$AK47:.$DD47];MATCH([.$M$3];[.$AK$3:.$DD$3];0)+[.Y$1]))">
            <text:p/>
          </table:table-cell>
          <table:table-cell table:style-name="ce51" table:formula="of:=IF(INDEX([.$AK47:.$DD47];MATCH([.$M$3];[.$AK$3:.$DD$3];0)+[.Z$1])=&quot;&quot;;&quot;&quot;;INDEX([.$AK47:.$DD47];MATCH([.$M$3];[.$AK$3:.$DD$3];0)+[.Z$1]))">
            <text:p/>
          </table:table-cell>
          <table:table-cell table:style-name="ce37" table:formula="of:=IF(INDEX([.$AK47:.$DD47];MATCH([.$M$3];[.$AK$3:.$DD$3];0)+[.AA$1])=&quot;&quot;;&quot;&quot;;INDEX([.$AK47:.$DD47];MATCH([.$M$3];[.$AK$3:.$DD$3];0)+[.AA$1]))">
            <text:p/>
          </table:table-cell>
          <table:table-cell table:style-name="ce24" table:formula="of:=IF(INDEX([.$AK47:.$DD47];MATCH([.$M$3];[.$AK$3:.$DD$3];0)+[.AB$1])=&quot;&quot;;&quot;&quot;;INDEX([.$DG$23:.$DG$422];MATCH(INDEX([.$AK47:.$DD47];MATCH([.$M$3];[.$AK$3:.$DD$3];0)+[.AB$1])&amp;IF([.AE47]=&quot;&quot;;&quot;&quot;;&quot;_&quot;&amp;[.AE47]);[.$DK$23:.$DK$422];0)))" office:value-type="float" office:value="207" calcext:value-type="float">
            <text:p>207</text:p>
          </table:table-cell>
          <table:table-cell table:style-name="ce14" table:formula="of:=IF(INDEX([.$AK47:.$DD47];MATCH([.$M$3];[.$AK$3:.$DD$3];0)+[.AC$1])=&quot;&quot;;&quot;&quot;;INDEX([.$AK47:.$DD47];MATCH([.$M$3];[.$AK$3:.$DD$3];0)+[.AC$1]))" office:value-type="string" office:string-value="pb" calcext:value-type="string">
            <text:p>pb</text:p>
          </table:table-cell>
          <table:table-cell table:style-name="ce14" table:formula="of:=IF(INDEX([.$AK47:.$DD47];MATCH([.$M$3];[.$AK$3:.$DD$3];0)+[.AD$1])=&quot;&quot;;&quot;&quot;;INDEX([.$AK47:.$DD47];MATCH([.$M$3];[.$AK$3:.$DD$3];0)+[.AD$1]))">
            <text:p/>
          </table:table-cell>
          <table:table-cell table:style-name="ce51" table:formula="of:=IF(INDEX([.$AK47:.$DD47];MATCH([.$M$3];[.$AK$3:.$DD$3];0)+[.AE$1])=&quot;&quot;;&quot;&quot;;INDEX([.$AK47:.$DD47];MATCH([.$M$3];[.$AK$3:.$DD$3];0)+[.AE$1]))">
            <text:p/>
          </table:table-cell>
          <table:table-cell table:style-name="ce37" table:formula="of:=IF(INDEX([.$AK47:.$DD47];MATCH([.$M$3];[.$AK$3:.$DD$3];0)+[.AF$1])=&quot;&quot;;&quot;&quot;;INDEX([.$AK47:.$DD47];MATCH([.$M$3];[.$AK$3:.$DD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58" calcext:value-type="float">
            <text:p>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23" calcext:value-type="float">
            <text:p>123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4" calcext:value-type="float">
            <text:p>4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b" calcext:value-type="string">
            <text:p>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break" calcext:value-type="string">
            <text:p>\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123))" calcext:value-type="string">
            <text:p>\overrideProperty Score.NonMusicalPaperColumn.line-break-system-details #'((Y-offset . 123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D48];MATCH([.$M$3];[.$AK$3:.$DD$3];0)+[.$M$1])=&quot;&quot;;&quot;&quot;;INDEX([.$DG$23:.$DG$422];MATCH(INDEX([.$AK48:.$DD48];MATCH([.$M$3];[.$AK$3:.$DD$3];0)+[.$M$1])&amp;IF([.P48]=&quot;&quot;;&quot;&quot;;&quot;_&quot;&amp;[.P48]);[.$DH$23:.$DH$422];0)))" office:value-type="float" office:value="128" calcext:value-type="float">
            <text:p>128</text:p>
          </table:table-cell>
          <table:table-cell table:style-name="ce14" table:formula="of:=IF(INDEX([.$AK48:.$DD48];MATCH([.$M$3];[.$AK$3:.$DD$3];0)+[.N$1])=&quot;&quot;;&quot;&quot;;INDEX([.$AK48:.$DD48];MATCH([.$M$3];[.$AK$3:.$DD$3];0)+[.N$1]))" office:value-type="string" office:string-value="b" calcext:value-type="string">
            <text:p>b</text:p>
          </table:table-cell>
          <table:table-cell table:style-name="ce51" table:formula="of:=IF(INDEX([.$AK48:.$DD48];MATCH([.$M$3];[.$AK$3:.$DD$3];0)+[.O$1])=&quot;&quot;;&quot;&quot;;INDEX([.$AK48:.$DD48];MATCH([.$M$3];[.$AK$3:.$DD$3];0)+[.O$1]))">
            <text:p/>
          </table:table-cell>
          <table:table-cell table:style-name="ce51" table:formula="of:=IF(INDEX([.$AK48:.$DD48];MATCH([.$M$3];[.$AK$3:.$DD$3];0)+[.P$1])=&quot;&quot;;&quot;&quot;;INDEX([.$AK48:.$DD48];MATCH([.$M$3];[.$AK$3:.$DD$3];0)+[.P$1]))">
            <text:p/>
          </table:table-cell>
          <table:table-cell table:style-name="ce37" table:formula="of:=IF(INDEX([.$AK48:.$DD48];MATCH([.$M$3];[.$AK$3:.$DD$3];0)+[.Q$1])=&quot;&quot;;&quot;&quot;;INDEX([.$AK48:.$DD48];MATCH([.$M$3];[.$AK$3:.$DD$3];0)+[.Q$1]))" office:value-type="float" office:value="148" calcext:value-type="float">
            <text:p>148</text:p>
          </table:table-cell>
          <table:table-cell table:style-name="ce24" table:formula="of:=IF(INDEX([.$AK48:.$DD48];MATCH([.$M$3];[.$AK$3:.$DD$3];0)+[.R$1])=&quot;&quot;;&quot;&quot;;INDEX([.$DG$23:.$DG$422];MATCH(INDEX([.$AK48:.$DD48];MATCH([.$M$3];[.$AK$3:.$DD$3];0)+[.R$1])&amp;IF([.U48]=&quot;&quot;;&quot;&quot;;&quot;_&quot;&amp;[.U48]);[.$DI$23:.$DI$422];0)))">
            <text:p/>
          </table:table-cell>
          <table:table-cell table:style-name="ce14" table:formula="of:=IF(INDEX([.$AK48:.$DD48];MATCH([.$M$3];[.$AK$3:.$DD$3];0)+[.S$1])=&quot;&quot;;&quot;&quot;;INDEX([.$AK48:.$DD48];MATCH([.$M$3];[.$AK$3:.$DD$3];0)+[.S$1]))">
            <text:p/>
          </table:table-cell>
          <table:table-cell table:style-name="ce14" table:formula="of:=IF(INDEX([.$AK48:.$DD48];MATCH([.$M$3];[.$AK$3:.$DD$3];0)+[.T$1])=&quot;&quot;;&quot;&quot;;INDEX([.$AK48:.$DD48];MATCH([.$M$3];[.$AK$3:.$DD$3];0)+[.T$1]))">
            <text:p/>
          </table:table-cell>
          <table:table-cell table:style-name="ce51" table:formula="of:=IF(INDEX([.$AK48:.$DD48];MATCH([.$M$3];[.$AK$3:.$DD$3];0)+[.U$1])=&quot;&quot;;&quot;&quot;;INDEX([.$AK48:.$DD48];MATCH([.$M$3];[.$AK$3:.$DD$3];0)+[.U$1]))">
            <text:p/>
          </table:table-cell>
          <table:table-cell table:style-name="ce37" table:formula="of:=IF(INDEX([.$AK48:.$DD48];MATCH([.$M$3];[.$AK$3:.$DD$3];0)+[.V$1])=&quot;&quot;;&quot;&quot;;INDEX([.$AK48:.$DD48];MATCH([.$M$3];[.$AK$3:.$DD$3];0)+[.V$1]))">
            <text:p/>
          </table:table-cell>
          <table:table-cell table:style-name="ce24" table:formula="of:=IF(INDEX([.$AK48:.$DD48];MATCH([.$M$3];[.$AK$3:.$DD$3];0)+[.W$1])=&quot;&quot;;&quot;&quot;;INDEX([.$DG$23:.$DG$422];MATCH(INDEX([.$AK48:.$DD48];MATCH([.$M$3];[.$AK$3:.$DD$3];0)+[.W$1])&amp;IF([.Z48]=&quot;&quot;;&quot;&quot;;&quot;_&quot;&amp;[.Z48]);[.$DJ$23:.$DJ$422];0)))">
            <text:p/>
          </table:table-cell>
          <table:table-cell table:style-name="ce14" table:formula="of:=IF(INDEX([.$AK48:.$DD48];MATCH([.$M$3];[.$AK$3:.$DD$3];0)+[.X$1])=&quot;&quot;;&quot;&quot;;INDEX([.$AK48:.$DD48];MATCH([.$M$3];[.$AK$3:.$DD$3];0)+[.X$1]))">
            <text:p/>
          </table:table-cell>
          <table:table-cell table:style-name="ce14" table:formula="of:=IF(INDEX([.$AK48:.$DD48];MATCH([.$M$3];[.$AK$3:.$DD$3];0)+[.Y$1])=&quot;&quot;;&quot;&quot;;INDEX([.$AK48:.$DD48];MATCH([.$M$3];[.$AK$3:.$DD$3];0)+[.Y$1]))">
            <text:p/>
          </table:table-cell>
          <table:table-cell table:style-name="ce51" table:formula="of:=IF(INDEX([.$AK48:.$DD48];MATCH([.$M$3];[.$AK$3:.$DD$3];0)+[.Z$1])=&quot;&quot;;&quot;&quot;;INDEX([.$AK48:.$DD48];MATCH([.$M$3];[.$AK$3:.$DD$3];0)+[.Z$1]))">
            <text:p/>
          </table:table-cell>
          <table:table-cell table:style-name="ce37" table:formula="of:=IF(INDEX([.$AK48:.$DD48];MATCH([.$M$3];[.$AK$3:.$DD$3];0)+[.AA$1])=&quot;&quot;;&quot;&quot;;INDEX([.$AK48:.$DD48];MATCH([.$M$3];[.$AK$3:.$DD$3];0)+[.AA$1]))">
            <text:p/>
          </table:table-cell>
          <table:table-cell table:style-name="ce24" table:formula="of:=IF(INDEX([.$AK48:.$DD48];MATCH([.$M$3];[.$AK$3:.$DD$3];0)+[.AB$1])=&quot;&quot;;&quot;&quot;;INDEX([.$DG$23:.$DG$422];MATCH(INDEX([.$AK48:.$DD48];MATCH([.$M$3];[.$AK$3:.$DD$3];0)+[.AB$1])&amp;IF([.AE48]=&quot;&quot;;&quot;&quot;;&quot;_&quot;&amp;[.AE48]);[.$DK$23:.$DK$422];0)))" office:value-type="float" office:value="216" calcext:value-type="float">
            <text:p>216</text:p>
          </table:table-cell>
          <table:table-cell table:style-name="ce14" table:formula="of:=IF(INDEX([.$AK48:.$DD48];MATCH([.$M$3];[.$AK$3:.$DD$3];0)+[.AC$1])=&quot;&quot;;&quot;&quot;;INDEX([.$AK48:.$DD48];MATCH([.$M$3];[.$AK$3:.$DD$3];0)+[.AC$1]))" office:value-type="string" office:string-value="b" calcext:value-type="string">
            <text:p>b</text:p>
          </table:table-cell>
          <table:table-cell table:style-name="ce14" table:formula="of:=IF(INDEX([.$AK48:.$DD48];MATCH([.$M$3];[.$AK$3:.$DD$3];0)+[.AD$1])=&quot;&quot;;&quot;&quot;;INDEX([.$AK48:.$DD48];MATCH([.$M$3];[.$AK$3:.$DD$3];0)+[.AD$1]))">
            <text:p/>
          </table:table-cell>
          <table:table-cell table:style-name="ce51" table:formula="of:=IF(INDEX([.$AK48:.$DD48];MATCH([.$M$3];[.$AK$3:.$DD$3];0)+[.AE$1])=&quot;&quot;;&quot;&quot;;INDEX([.$AK48:.$DD48];MATCH([.$M$3];[.$AK$3:.$DD$3];0)+[.AE$1]))">
            <text:p/>
          </table:table-cell>
          <table:table-cell table:style-name="ce37" table:formula="of:=IF(INDEX([.$AK48:.$DD48];MATCH([.$M$3];[.$AK$3:.$DD$3];0)+[.AF$1])=&quot;&quot;;&quot;&quot;;INDEX([.$AK48:.$DD48];MATCH([.$M$3];[.$AK$3:.$DD$3];0)+[.AF$1]))" office:value-type="float" office:value="15.5" calcext:value-type="float">
            <text:p>15.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58" calcext:value-type="float">
            <text:p>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28" calcext:value-type="float">
            <text:p>128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5" calcext:value-type="float">
            <text:p>5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136.5))" calcext:value-type="string">
            <text:p>\overrideProperty Score.NonMusicalPaperColumn.line-break-system-details #'((Y-offset . 136.5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D49];MATCH([.$M$3];[.$AK$3:.$DD$3];0)+[.$M$1])=&quot;&quot;;&quot;&quot;;INDEX([.$DG$23:.$DG$422];MATCH(INDEX([.$AK49:.$DD49];MATCH([.$M$3];[.$AK$3:.$DD$3];0)+[.$M$1])&amp;IF([.P49]=&quot;&quot;;&quot;&quot;;&quot;_&quot;&amp;[.P49]);[.$DH$23:.$DH$422];0)))" office:value-type="float" office:value="133" calcext:value-type="float">
            <text:p>133</text:p>
          </table:table-cell>
          <table:table-cell table:style-name="ce14" table:formula="of:=IF(INDEX([.$AK49:.$DD49];MATCH([.$M$3];[.$AK$3:.$DD$3];0)+[.N$1])=&quot;&quot;;&quot;&quot;;INDEX([.$AK49:.$DD49];MATCH([.$M$3];[.$AK$3:.$DD$3];0)+[.N$1]))" office:value-type="string" office:string-value="pb" calcext:value-type="string">
            <text:p>pb</text:p>
          </table:table-cell>
          <table:table-cell table:style-name="ce51" table:formula="of:=IF(INDEX([.$AK49:.$DD49];MATCH([.$M$3];[.$AK$3:.$DD$3];0)+[.O$1])=&quot;&quot;;&quot;&quot;;INDEX([.$AK49:.$DD49];MATCH([.$M$3];[.$AK$3:.$DD$3];0)+[.O$1]))">
            <text:p/>
          </table:table-cell>
          <table:table-cell table:style-name="ce51" table:formula="of:=IF(INDEX([.$AK49:.$DD49];MATCH([.$M$3];[.$AK$3:.$DD$3];0)+[.P$1])=&quot;&quot;;&quot;&quot;;INDEX([.$AK49:.$DD49];MATCH([.$M$3];[.$AK$3:.$DD$3];0)+[.P$1]))">
            <text:p/>
          </table:table-cell>
          <table:table-cell table:style-name="ce37" table:formula="of:=IF(INDEX([.$AK49:.$DD49];MATCH([.$M$3];[.$AK$3:.$DD$3];0)+[.Q$1])=&quot;&quot;;&quot;&quot;;INDEX([.$AK49:.$DD49];MATCH([.$M$3];[.$AK$3:.$DD$3];0)+[.Q$1]))" office:value-type="float" office:value="5" calcext:value-type="float">
            <text:p>5</text:p>
          </table:table-cell>
          <table:table-cell table:style-name="ce24" table:formula="of:=IF(INDEX([.$AK49:.$DD49];MATCH([.$M$3];[.$AK$3:.$DD$3];0)+[.R$1])=&quot;&quot;;&quot;&quot;;INDEX([.$DG$23:.$DG$422];MATCH(INDEX([.$AK49:.$DD49];MATCH([.$M$3];[.$AK$3:.$DD$3];0)+[.R$1])&amp;IF([.U49]=&quot;&quot;;&quot;&quot;;&quot;_&quot;&amp;[.U49]);[.$DI$23:.$DI$422];0)))">
            <text:p/>
          </table:table-cell>
          <table:table-cell table:style-name="ce14" table:formula="of:=IF(INDEX([.$AK49:.$DD49];MATCH([.$M$3];[.$AK$3:.$DD$3];0)+[.S$1])=&quot;&quot;;&quot;&quot;;INDEX([.$AK49:.$DD49];MATCH([.$M$3];[.$AK$3:.$DD$3];0)+[.S$1]))">
            <text:p/>
          </table:table-cell>
          <table:table-cell table:style-name="ce14" table:formula="of:=IF(INDEX([.$AK49:.$DD49];MATCH([.$M$3];[.$AK$3:.$DD$3];0)+[.T$1])=&quot;&quot;;&quot;&quot;;INDEX([.$AK49:.$DD49];MATCH([.$M$3];[.$AK$3:.$DD$3];0)+[.T$1]))">
            <text:p/>
          </table:table-cell>
          <table:table-cell table:style-name="ce51" table:formula="of:=IF(INDEX([.$AK49:.$DD49];MATCH([.$M$3];[.$AK$3:.$DD$3];0)+[.U$1])=&quot;&quot;;&quot;&quot;;INDEX([.$AK49:.$DD49];MATCH([.$M$3];[.$AK$3:.$DD$3];0)+[.U$1]))">
            <text:p/>
          </table:table-cell>
          <table:table-cell table:style-name="ce37" table:formula="of:=IF(INDEX([.$AK49:.$DD49];MATCH([.$M$3];[.$AK$3:.$DD$3];0)+[.V$1])=&quot;&quot;;&quot;&quot;;INDEX([.$AK49:.$DD49];MATCH([.$M$3];[.$AK$3:.$DD$3];0)+[.V$1]))">
            <text:p/>
          </table:table-cell>
          <table:table-cell table:style-name="ce24" table:formula="of:=IF(INDEX([.$AK49:.$DD49];MATCH([.$M$3];[.$AK$3:.$DD$3];0)+[.W$1])=&quot;&quot;;&quot;&quot;;INDEX([.$DG$23:.$DG$422];MATCH(INDEX([.$AK49:.$DD49];MATCH([.$M$3];[.$AK$3:.$DD$3];0)+[.W$1])&amp;IF([.Z49]=&quot;&quot;;&quot;&quot;;&quot;_&quot;&amp;[.Z49]);[.$DJ$23:.$DJ$422];0)))">
            <text:p/>
          </table:table-cell>
          <table:table-cell table:style-name="ce14" table:formula="of:=IF(INDEX([.$AK49:.$DD49];MATCH([.$M$3];[.$AK$3:.$DD$3];0)+[.X$1])=&quot;&quot;;&quot;&quot;;INDEX([.$AK49:.$DD49];MATCH([.$M$3];[.$AK$3:.$DD$3];0)+[.X$1]))">
            <text:p/>
          </table:table-cell>
          <table:table-cell table:style-name="ce14" table:formula="of:=IF(INDEX([.$AK49:.$DD49];MATCH([.$M$3];[.$AK$3:.$DD$3];0)+[.Y$1])=&quot;&quot;;&quot;&quot;;INDEX([.$AK49:.$DD49];MATCH([.$M$3];[.$AK$3:.$DD$3];0)+[.Y$1]))">
            <text:p/>
          </table:table-cell>
          <table:table-cell table:style-name="ce51" table:formula="of:=IF(INDEX([.$AK49:.$DD49];MATCH([.$M$3];[.$AK$3:.$DD$3];0)+[.Z$1])=&quot;&quot;;&quot;&quot;;INDEX([.$AK49:.$DD49];MATCH([.$M$3];[.$AK$3:.$DD$3];0)+[.Z$1]))">
            <text:p/>
          </table:table-cell>
          <table:table-cell table:style-name="ce37" table:formula="of:=IF(INDEX([.$AK49:.$DD49];MATCH([.$M$3];[.$AK$3:.$DD$3];0)+[.AA$1])=&quot;&quot;;&quot;&quot;;INDEX([.$AK49:.$DD49];MATCH([.$M$3];[.$AK$3:.$DD$3];0)+[.AA$1]))">
            <text:p/>
          </table:table-cell>
          <table:table-cell table:style-name="ce24" table:formula="of:=IF(INDEX([.$AK49:.$DD49];MATCH([.$M$3];[.$AK$3:.$DD$3];0)+[.AB$1])=&quot;&quot;;&quot;&quot;;INDEX([.$DG$23:.$DG$422];MATCH(INDEX([.$AK49:.$DD49];MATCH([.$M$3];[.$AK$3:.$DD$3];0)+[.AB$1])&amp;IF([.AE49]=&quot;&quot;;&quot;&quot;;&quot;_&quot;&amp;[.AE49]);[.$DK$23:.$DK$422];0)))" office:value-type="float" office:value="222" calcext:value-type="float">
            <text:p>222</text:p>
          </table:table-cell>
          <table:table-cell table:style-name="ce14" table:formula="of:=IF(INDEX([.$AK49:.$DD49];MATCH([.$M$3];[.$AK$3:.$DD$3];0)+[.AC$1])=&quot;&quot;;&quot;&quot;;INDEX([.$AK49:.$DD49];MATCH([.$M$3];[.$AK$3:.$DD$3];0)+[.AC$1]))" office:value-type="string" office:string-value="b" calcext:value-type="string">
            <text:p>b</text:p>
          </table:table-cell>
          <table:table-cell table:style-name="ce14" table:formula="of:=IF(INDEX([.$AK49:.$DD49];MATCH([.$M$3];[.$AK$3:.$DD$3];0)+[.AD$1])=&quot;&quot;;&quot;&quot;;INDEX([.$AK49:.$DD49];MATCH([.$M$3];[.$AK$3:.$DD$3];0)+[.AD$1]))">
            <text:p/>
          </table:table-cell>
          <table:table-cell table:style-name="ce51" table:formula="of:=IF(INDEX([.$AK49:.$DD49];MATCH([.$M$3];[.$AK$3:.$DD$3];0)+[.AE$1])=&quot;&quot;;&quot;&quot;;INDEX([.$AK49:.$DD49];MATCH([.$M$3];[.$AK$3:.$DD$3];0)+[.AE$1]))">
            <text:p/>
          </table:table-cell>
          <table:table-cell table:style-name="ce37" table:formula="of:=IF(INDEX([.$AK49:.$DD49];MATCH([.$M$3];[.$AK$3:.$DD$3];0)+[.AF$1])=&quot;&quot;;&quot;&quot;;INDEX([.$AK49:.$DD49];MATCH([.$M$3];[.$AK$3:.$DD$3];0)+[.AF$1]))" office:value-type="float" office:value="31" calcext:value-type="float">
            <text:p>3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77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61" calcext:value-type="float">
            <text:p>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33" calcext:value-type="float">
            <text:p>133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pb" calcext:value-type="string">
            <text:p>p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pageBreak " calcext:value-type="string">
            <text:p>s1*5 \page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D50];MATCH([.$M$3];[.$AK$3:.$DD$3];0)+[.$M$1])=&quot;&quot;;&quot;&quot;;INDEX([.$DG$23:.$DG$422];MATCH(INDEX([.$AK50:.$DD50];MATCH([.$M$3];[.$AK$3:.$DD$3];0)+[.$M$1])&amp;IF([.P50]=&quot;&quot;;&quot;&quot;;&quot;_&quot;&amp;[.P50]);[.$DH$23:.$DH$422];0)))" office:value-type="float" office:value="138" calcext:value-type="float">
            <text:p>138</text:p>
          </table:table-cell>
          <table:table-cell table:style-name="ce14" table:formula="of:=IF(INDEX([.$AK50:.$DD50];MATCH([.$M$3];[.$AK$3:.$DD$3];0)+[.N$1])=&quot;&quot;;&quot;&quot;;INDEX([.$AK50:.$DD50];MATCH([.$M$3];[.$AK$3:.$DD$3];0)+[.N$1]))" office:value-type="string" office:string-value="b" calcext:value-type="string">
            <text:p>b</text:p>
          </table:table-cell>
          <table:table-cell table:style-name="ce51" table:formula="of:=IF(INDEX([.$AK50:.$DD50];MATCH([.$M$3];[.$AK$3:.$DD$3];0)+[.O$1])=&quot;&quot;;&quot;&quot;;INDEX([.$AK50:.$DD50];MATCH([.$M$3];[.$AK$3:.$DD$3];0)+[.O$1]))">
            <text:p/>
          </table:table-cell>
          <table:table-cell table:style-name="ce51" table:formula="of:=IF(INDEX([.$AK50:.$DD50];MATCH([.$M$3];[.$AK$3:.$DD$3];0)+[.P$1])=&quot;&quot;;&quot;&quot;;INDEX([.$AK50:.$DD50];MATCH([.$M$3];[.$AK$3:.$DD$3];0)+[.P$1]))">
            <text:p/>
          </table:table-cell>
          <table:table-cell table:style-name="ce37" table:formula="of:=IF(INDEX([.$AK50:.$DD50];MATCH([.$M$3];[.$AK$3:.$DD$3];0)+[.Q$1])=&quot;&quot;;&quot;&quot;;INDEX([.$AK50:.$DD50];MATCH([.$M$3];[.$AK$3:.$DD$3];0)+[.Q$1]))" office:value-type="float" office:value="16.5" calcext:value-type="float">
            <text:p>16.5</text:p>
          </table:table-cell>
          <table:table-cell table:style-name="ce24" table:formula="of:=IF(INDEX([.$AK50:.$DD50];MATCH([.$M$3];[.$AK$3:.$DD$3];0)+[.R$1])=&quot;&quot;;&quot;&quot;;INDEX([.$DG$23:.$DG$422];MATCH(INDEX([.$AK50:.$DD50];MATCH([.$M$3];[.$AK$3:.$DD$3];0)+[.R$1])&amp;IF([.U50]=&quot;&quot;;&quot;&quot;;&quot;_&quot;&amp;[.U50]);[.$DI$23:.$DI$422];0)))">
            <text:p/>
          </table:table-cell>
          <table:table-cell table:style-name="ce14" table:formula="of:=IF(INDEX([.$AK50:.$DD50];MATCH([.$M$3];[.$AK$3:.$DD$3];0)+[.S$1])=&quot;&quot;;&quot;&quot;;INDEX([.$AK50:.$DD50];MATCH([.$M$3];[.$AK$3:.$DD$3];0)+[.S$1]))">
            <text:p/>
          </table:table-cell>
          <table:table-cell table:style-name="ce14" table:formula="of:=IF(INDEX([.$AK50:.$DD50];MATCH([.$M$3];[.$AK$3:.$DD$3];0)+[.T$1])=&quot;&quot;;&quot;&quot;;INDEX([.$AK50:.$DD50];MATCH([.$M$3];[.$AK$3:.$DD$3];0)+[.T$1]))">
            <text:p/>
          </table:table-cell>
          <table:table-cell table:style-name="ce51" table:formula="of:=IF(INDEX([.$AK50:.$DD50];MATCH([.$M$3];[.$AK$3:.$DD$3];0)+[.U$1])=&quot;&quot;;&quot;&quot;;INDEX([.$AK50:.$DD50];MATCH([.$M$3];[.$AK$3:.$DD$3];0)+[.U$1]))">
            <text:p/>
          </table:table-cell>
          <table:table-cell table:style-name="ce37" table:formula="of:=IF(INDEX([.$AK50:.$DD50];MATCH([.$M$3];[.$AK$3:.$DD$3];0)+[.V$1])=&quot;&quot;;&quot;&quot;;INDEX([.$AK50:.$DD50];MATCH([.$M$3];[.$AK$3:.$DD$3];0)+[.V$1]))">
            <text:p/>
          </table:table-cell>
          <table:table-cell table:style-name="ce24" table:formula="of:=IF(INDEX([.$AK50:.$DD50];MATCH([.$M$3];[.$AK$3:.$DD$3];0)+[.W$1])=&quot;&quot;;&quot;&quot;;INDEX([.$DG$23:.$DG$422];MATCH(INDEX([.$AK50:.$DD50];MATCH([.$M$3];[.$AK$3:.$DD$3];0)+[.W$1])&amp;IF([.Z50]=&quot;&quot;;&quot;&quot;;&quot;_&quot;&amp;[.Z50]);[.$DJ$23:.$DJ$422];0)))">
            <text:p/>
          </table:table-cell>
          <table:table-cell table:style-name="ce14" table:formula="of:=IF(INDEX([.$AK50:.$DD50];MATCH([.$M$3];[.$AK$3:.$DD$3];0)+[.X$1])=&quot;&quot;;&quot;&quot;;INDEX([.$AK50:.$DD50];MATCH([.$M$3];[.$AK$3:.$DD$3];0)+[.X$1]))">
            <text:p/>
          </table:table-cell>
          <table:table-cell table:style-name="ce14" table:formula="of:=IF(INDEX([.$AK50:.$DD50];MATCH([.$M$3];[.$AK$3:.$DD$3];0)+[.Y$1])=&quot;&quot;;&quot;&quot;;INDEX([.$AK50:.$DD50];MATCH([.$M$3];[.$AK$3:.$DD$3];0)+[.Y$1]))">
            <text:p/>
          </table:table-cell>
          <table:table-cell table:style-name="ce51" table:formula="of:=IF(INDEX([.$AK50:.$DD50];MATCH([.$M$3];[.$AK$3:.$DD$3];0)+[.Z$1])=&quot;&quot;;&quot;&quot;;INDEX([.$AK50:.$DD50];MATCH([.$M$3];[.$AK$3:.$DD$3];0)+[.Z$1]))">
            <text:p/>
          </table:table-cell>
          <table:table-cell table:style-name="ce37" table:formula="of:=IF(INDEX([.$AK50:.$DD50];MATCH([.$M$3];[.$AK$3:.$DD$3];0)+[.AA$1])=&quot;&quot;;&quot;&quot;;INDEX([.$AK50:.$DD50];MATCH([.$M$3];[.$AK$3:.$DD$3];0)+[.AA$1]))">
            <text:p/>
          </table:table-cell>
          <table:table-cell table:style-name="ce24" table:formula="of:=IF(INDEX([.$AK50:.$DD50];MATCH([.$M$3];[.$AK$3:.$DD$3];0)+[.AB$1])=&quot;&quot;;&quot;&quot;;INDEX([.$DG$23:.$DG$422];MATCH(INDEX([.$AK50:.$DD50];MATCH([.$M$3];[.$AK$3:.$DD$3];0)+[.AB$1])&amp;IF([.AE50]=&quot;&quot;;&quot;&quot;;&quot;_&quot;&amp;[.AE50]);[.$DK$23:.$DK$422];0)))" office:value-type="float" office:value="229" calcext:value-type="float">
            <text:p>229</text:p>
          </table:table-cell>
          <table:table-cell table:style-name="ce14" table:formula="of:=IF(INDEX([.$AK50:.$DD50];MATCH([.$M$3];[.$AK$3:.$DD$3];0)+[.AC$1])=&quot;&quot;;&quot;&quot;;INDEX([.$AK50:.$DD50];MATCH([.$M$3];[.$AK$3:.$DD$3];0)+[.AC$1]))" office:value-type="string" office:string-value="b" calcext:value-type="string">
            <text:p>b</text:p>
          </table:table-cell>
          <table:table-cell table:style-name="ce14" table:formula="of:=IF(INDEX([.$AK50:.$DD50];MATCH([.$M$3];[.$AK$3:.$DD$3];0)+[.AD$1])=&quot;&quot;;&quot;&quot;;INDEX([.$AK50:.$DD50];MATCH([.$M$3];[.$AK$3:.$DD$3];0)+[.AD$1]))">
            <text:p/>
          </table:table-cell>
          <table:table-cell table:style-name="ce51" table:formula="of:=IF(INDEX([.$AK50:.$DD50];MATCH([.$M$3];[.$AK$3:.$DD$3];0)+[.AE$1])=&quot;&quot;;&quot;&quot;;INDEX([.$AK50:.$DD50];MATCH([.$M$3];[.$AK$3:.$DD$3];0)+[.AE$1]))">
            <text:p/>
          </table:table-cell>
          <table:table-cell table:style-name="ce37" table:formula="of:=IF(INDEX([.$AK50:.$DD50];MATCH([.$M$3];[.$AK$3:.$DD$3];0)+[.AF$1])=&quot;&quot;;&quot;&quot;;INDEX([.$AK50:.$DD50];MATCH([.$M$3];[.$AK$3:.$DD$3];0)+[.AF$1]))" office:value-type="float" office:value="44" calcext:value-type="float">
            <text:p>4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6.5" calcext:value-type="float">
            <text:p>1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38" calcext:value-type="float">
            <text:p>138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5" calcext:value-type="float">
            <text:p>5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D51];MATCH([.$M$3];[.$AK$3:.$DD$3];0)+[.$M$1])=&quot;&quot;;&quot;&quot;;INDEX([.$DG$23:.$DG$422];MATCH(INDEX([.$AK51:.$DD51];MATCH([.$M$3];[.$AK$3:.$DD$3];0)+[.$M$1])&amp;IF([.P51]=&quot;&quot;;&quot;&quot;;&quot;_&quot;&amp;[.P51]);[.$DH$23:.$DH$422];0)))" office:value-type="float" office:value="142" calcext:value-type="float">
            <text:p>142</text:p>
          </table:table-cell>
          <table:table-cell table:style-name="ce14" table:formula="of:=IF(INDEX([.$AK51:.$DD51];MATCH([.$M$3];[.$AK$3:.$DD$3];0)+[.N$1])=&quot;&quot;;&quot;&quot;;INDEX([.$AK51:.$DD51];MATCH([.$M$3];[.$AK$3:.$DD$3];0)+[.N$1]))" office:value-type="string" office:string-value="b" calcext:value-type="string">
            <text:p>b</text:p>
          </table:table-cell>
          <table:table-cell table:style-name="ce51" table:formula="of:=IF(INDEX([.$AK51:.$DD51];MATCH([.$M$3];[.$AK$3:.$DD$3];0)+[.O$1])=&quot;&quot;;&quot;&quot;;INDEX([.$AK51:.$DD51];MATCH([.$M$3];[.$AK$3:.$DD$3];0)+[.O$1]))">
            <text:p/>
          </table:table-cell>
          <table:table-cell table:style-name="ce51" table:formula="of:=IF(INDEX([.$AK51:.$DD51];MATCH([.$M$3];[.$AK$3:.$DD$3];0)+[.P$1])=&quot;&quot;;&quot;&quot;;INDEX([.$AK51:.$DD51];MATCH([.$M$3];[.$AK$3:.$DD$3];0)+[.P$1]))">
            <text:p/>
          </table:table-cell>
          <table:table-cell table:style-name="ce37" table:formula="of:=IF(INDEX([.$AK51:.$DD51];MATCH([.$M$3];[.$AK$3:.$DD$3];0)+[.Q$1])=&quot;&quot;;&quot;&quot;;INDEX([.$AK51:.$DD51];MATCH([.$M$3];[.$AK$3:.$DD$3];0)+[.Q$1]))" office:value-type="float" office:value="30.5" calcext:value-type="float">
            <text:p>30.5</text:p>
          </table:table-cell>
          <table:table-cell table:style-name="ce24" table:formula="of:=IF(INDEX([.$AK51:.$DD51];MATCH([.$M$3];[.$AK$3:.$DD$3];0)+[.R$1])=&quot;&quot;;&quot;&quot;;INDEX([.$DG$23:.$DG$422];MATCH(INDEX([.$AK51:.$DD51];MATCH([.$M$3];[.$AK$3:.$DD$3];0)+[.R$1])&amp;IF([.U51]=&quot;&quot;;&quot;&quot;;&quot;_&quot;&amp;[.U51]);[.$DI$23:.$DI$422];0)))">
            <text:p/>
          </table:table-cell>
          <table:table-cell table:style-name="ce14" table:formula="of:=IF(INDEX([.$AK51:.$DD51];MATCH([.$M$3];[.$AK$3:.$DD$3];0)+[.S$1])=&quot;&quot;;&quot;&quot;;INDEX([.$AK51:.$DD51];MATCH([.$M$3];[.$AK$3:.$DD$3];0)+[.S$1]))">
            <text:p/>
          </table:table-cell>
          <table:table-cell table:style-name="ce14" table:formula="of:=IF(INDEX([.$AK51:.$DD51];MATCH([.$M$3];[.$AK$3:.$DD$3];0)+[.T$1])=&quot;&quot;;&quot;&quot;;INDEX([.$AK51:.$DD51];MATCH([.$M$3];[.$AK$3:.$DD$3];0)+[.T$1]))">
            <text:p/>
          </table:table-cell>
          <table:table-cell table:style-name="ce51" table:formula="of:=IF(INDEX([.$AK51:.$DD51];MATCH([.$M$3];[.$AK$3:.$DD$3];0)+[.U$1])=&quot;&quot;;&quot;&quot;;INDEX([.$AK51:.$DD51];MATCH([.$M$3];[.$AK$3:.$DD$3];0)+[.U$1]))">
            <text:p/>
          </table:table-cell>
          <table:table-cell table:style-name="ce37" table:formula="of:=IF(INDEX([.$AK51:.$DD51];MATCH([.$M$3];[.$AK$3:.$DD$3];0)+[.V$1])=&quot;&quot;;&quot;&quot;;INDEX([.$AK51:.$DD51];MATCH([.$M$3];[.$AK$3:.$DD$3];0)+[.V$1]))">
            <text:p/>
          </table:table-cell>
          <table:table-cell table:style-name="ce24" table:formula="of:=IF(INDEX([.$AK51:.$DD51];MATCH([.$M$3];[.$AK$3:.$DD$3];0)+[.W$1])=&quot;&quot;;&quot;&quot;;INDEX([.$DG$23:.$DG$422];MATCH(INDEX([.$AK51:.$DD51];MATCH([.$M$3];[.$AK$3:.$DD$3];0)+[.W$1])&amp;IF([.Z51]=&quot;&quot;;&quot;&quot;;&quot;_&quot;&amp;[.Z51]);[.$DJ$23:.$DJ$422];0)))">
            <text:p/>
          </table:table-cell>
          <table:table-cell table:style-name="ce14" table:formula="of:=IF(INDEX([.$AK51:.$DD51];MATCH([.$M$3];[.$AK$3:.$DD$3];0)+[.X$1])=&quot;&quot;;&quot;&quot;;INDEX([.$AK51:.$DD51];MATCH([.$M$3];[.$AK$3:.$DD$3];0)+[.X$1]))">
            <text:p/>
          </table:table-cell>
          <table:table-cell table:style-name="ce14" table:formula="of:=IF(INDEX([.$AK51:.$DD51];MATCH([.$M$3];[.$AK$3:.$DD$3];0)+[.Y$1])=&quot;&quot;;&quot;&quot;;INDEX([.$AK51:.$DD51];MATCH([.$M$3];[.$AK$3:.$DD$3];0)+[.Y$1]))">
            <text:p/>
          </table:table-cell>
          <table:table-cell table:style-name="ce51" table:formula="of:=IF(INDEX([.$AK51:.$DD51];MATCH([.$M$3];[.$AK$3:.$DD$3];0)+[.Z$1])=&quot;&quot;;&quot;&quot;;INDEX([.$AK51:.$DD51];MATCH([.$M$3];[.$AK$3:.$DD$3];0)+[.Z$1]))">
            <text:p/>
          </table:table-cell>
          <table:table-cell table:style-name="ce37" table:formula="of:=IF(INDEX([.$AK51:.$DD51];MATCH([.$M$3];[.$AK$3:.$DD$3];0)+[.AA$1])=&quot;&quot;;&quot;&quot;;INDEX([.$AK51:.$DD51];MATCH([.$M$3];[.$AK$3:.$DD$3];0)+[.AA$1]))">
            <text:p/>
          </table:table-cell>
          <table:table-cell table:style-name="ce24" table:formula="of:=IF(INDEX([.$AK51:.$DD51];MATCH([.$M$3];[.$AK$3:.$DD$3];0)+[.AB$1])=&quot;&quot;;&quot;&quot;;INDEX([.$DG$23:.$DG$422];MATCH(INDEX([.$AK51:.$DD51];MATCH([.$M$3];[.$AK$3:.$DD$3];0)+[.AB$1])&amp;IF([.AE51]=&quot;&quot;;&quot;&quot;;&quot;_&quot;&amp;[.AE51]);[.$DK$23:.$DK$422];0)))" office:value-type="float" office:value="234" calcext:value-type="float">
            <text:p>234</text:p>
          </table:table-cell>
          <table:table-cell table:style-name="ce14" table:formula="of:=IF(INDEX([.$AK51:.$DD51];MATCH([.$M$3];[.$AK$3:.$DD$3];0)+[.AC$1])=&quot;&quot;;&quot;&quot;;INDEX([.$AK51:.$DD51];MATCH([.$M$3];[.$AK$3:.$DD$3];0)+[.AC$1]))" office:value-type="string" office:string-value="b" calcext:value-type="string">
            <text:p>b</text:p>
          </table:table-cell>
          <table:table-cell table:style-name="ce14" table:formula="of:=IF(INDEX([.$AK51:.$DD51];MATCH([.$M$3];[.$AK$3:.$DD$3];0)+[.AD$1])=&quot;&quot;;&quot;&quot;;INDEX([.$AK51:.$DD51];MATCH([.$M$3];[.$AK$3:.$DD$3];0)+[.AD$1]))">
            <text:p/>
          </table:table-cell>
          <table:table-cell table:style-name="ce51" table:formula="of:=IF(INDEX([.$AK51:.$DD51];MATCH([.$M$3];[.$AK$3:.$DD$3];0)+[.AE$1])=&quot;&quot;;&quot;&quot;;INDEX([.$AK51:.$DD51];MATCH([.$M$3];[.$AK$3:.$DD$3];0)+[.AE$1]))">
            <text:p/>
          </table:table-cell>
          <table:table-cell table:style-name="ce37" table:formula="of:=IF(INDEX([.$AK51:.$DD51];MATCH([.$M$3];[.$AK$3:.$DD$3];0)+[.AF$1])=&quot;&quot;;&quot;&quot;;INDEX([.$AK51:.$DD51];MATCH([.$M$3];[.$AK$3:.$DD$3];0)+[.AF$1]))" office:value-type="float" office:value="56" calcext:value-type="float">
            <text:p>5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2" calcext:value-type="float">
            <text:p>142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4" calcext:value-type="float">
            <text:p>4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16.5))" calcext:value-type="string">
            <text:p>\overrideProperty Score.NonMusicalPaperColumn.line-break-system-details #'((Y-offset . 16.5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D52];MATCH([.$M$3];[.$AK$3:.$DD$3];0)+[.$M$1])=&quot;&quot;;&quot;&quot;;INDEX([.$DG$23:.$DG$422];MATCH(INDEX([.$AK52:.$DD52];MATCH([.$M$3];[.$AK$3:.$DD$3];0)+[.$M$1])&amp;IF([.P52]=&quot;&quot;;&quot;&quot;;&quot;_&quot;&amp;[.P52]);[.$DH$23:.$DH$422];0)))" office:value-type="float" office:value="146" calcext:value-type="float">
            <text:p>146</text:p>
          </table:table-cell>
          <table:table-cell table:style-name="ce14" table:formula="of:=IF(INDEX([.$AK52:.$DD52];MATCH([.$M$3];[.$AK$3:.$DD$3];0)+[.N$1])=&quot;&quot;;&quot;&quot;;INDEX([.$AK52:.$DD52];MATCH([.$M$3];[.$AK$3:.$DD$3];0)+[.N$1]))" office:value-type="string" office:string-value="b" calcext:value-type="string">
            <text:p>b</text:p>
          </table:table-cell>
          <table:table-cell table:style-name="ce51" table:formula="of:=IF(INDEX([.$AK52:.$DD52];MATCH([.$M$3];[.$AK$3:.$DD$3];0)+[.O$1])=&quot;&quot;;&quot;&quot;;INDEX([.$AK52:.$DD52];MATCH([.$M$3];[.$AK$3:.$DD$3];0)+[.O$1]))">
            <text:p/>
          </table:table-cell>
          <table:table-cell table:style-name="ce51" table:formula="of:=IF(INDEX([.$AK52:.$DD52];MATCH([.$M$3];[.$AK$3:.$DD$3];0)+[.P$1])=&quot;&quot;;&quot;&quot;;INDEX([.$AK52:.$DD52];MATCH([.$M$3];[.$AK$3:.$DD$3];0)+[.P$1]))">
            <text:p/>
          </table:table-cell>
          <table:table-cell table:style-name="ce37" table:formula="of:=IF(INDEX([.$AK52:.$DD52];MATCH([.$M$3];[.$AK$3:.$DD$3];0)+[.Q$1])=&quot;&quot;;&quot;&quot;;INDEX([.$AK52:.$DD52];MATCH([.$M$3];[.$AK$3:.$DD$3];0)+[.Q$1]))" office:value-type="float" office:value="42" calcext:value-type="float">
            <text:p>42</text:p>
          </table:table-cell>
          <table:table-cell table:style-name="ce24" table:formula="of:=IF(INDEX([.$AK52:.$DD52];MATCH([.$M$3];[.$AK$3:.$DD$3];0)+[.R$1])=&quot;&quot;;&quot;&quot;;INDEX([.$DG$23:.$DG$422];MATCH(INDEX([.$AK52:.$DD52];MATCH([.$M$3];[.$AK$3:.$DD$3];0)+[.R$1])&amp;IF([.U52]=&quot;&quot;;&quot;&quot;;&quot;_&quot;&amp;[.U52]);[.$DI$23:.$DI$422];0)))">
            <text:p/>
          </table:table-cell>
          <table:table-cell table:style-name="ce14" table:formula="of:=IF(INDEX([.$AK52:.$DD52];MATCH([.$M$3];[.$AK$3:.$DD$3];0)+[.S$1])=&quot;&quot;;&quot;&quot;;INDEX([.$AK52:.$DD52];MATCH([.$M$3];[.$AK$3:.$DD$3];0)+[.S$1]))">
            <text:p/>
          </table:table-cell>
          <table:table-cell table:style-name="ce14" table:formula="of:=IF(INDEX([.$AK52:.$DD52];MATCH([.$M$3];[.$AK$3:.$DD$3];0)+[.T$1])=&quot;&quot;;&quot;&quot;;INDEX([.$AK52:.$DD52];MATCH([.$M$3];[.$AK$3:.$DD$3];0)+[.T$1]))">
            <text:p/>
          </table:table-cell>
          <table:table-cell table:style-name="ce51" table:formula="of:=IF(INDEX([.$AK52:.$DD52];MATCH([.$M$3];[.$AK$3:.$DD$3];0)+[.U$1])=&quot;&quot;;&quot;&quot;;INDEX([.$AK52:.$DD52];MATCH([.$M$3];[.$AK$3:.$DD$3];0)+[.U$1]))">
            <text:p/>
          </table:table-cell>
          <table:table-cell table:style-name="ce37" table:formula="of:=IF(INDEX([.$AK52:.$DD52];MATCH([.$M$3];[.$AK$3:.$DD$3];0)+[.V$1])=&quot;&quot;;&quot;&quot;;INDEX([.$AK52:.$DD52];MATCH([.$M$3];[.$AK$3:.$DD$3];0)+[.V$1]))">
            <text:p/>
          </table:table-cell>
          <table:table-cell table:style-name="ce24" table:formula="of:=IF(INDEX([.$AK52:.$DD52];MATCH([.$M$3];[.$AK$3:.$DD$3];0)+[.W$1])=&quot;&quot;;&quot;&quot;;INDEX([.$DG$23:.$DG$422];MATCH(INDEX([.$AK52:.$DD52];MATCH([.$M$3];[.$AK$3:.$DD$3];0)+[.W$1])&amp;IF([.Z52]=&quot;&quot;;&quot;&quot;;&quot;_&quot;&amp;[.Z52]);[.$DJ$23:.$DJ$422];0)))">
            <text:p/>
          </table:table-cell>
          <table:table-cell table:style-name="ce14" table:formula="of:=IF(INDEX([.$AK52:.$DD52];MATCH([.$M$3];[.$AK$3:.$DD$3];0)+[.X$1])=&quot;&quot;;&quot;&quot;;INDEX([.$AK52:.$DD52];MATCH([.$M$3];[.$AK$3:.$DD$3];0)+[.X$1]))">
            <text:p/>
          </table:table-cell>
          <table:table-cell table:style-name="ce14" table:formula="of:=IF(INDEX([.$AK52:.$DD52];MATCH([.$M$3];[.$AK$3:.$DD$3];0)+[.Y$1])=&quot;&quot;;&quot;&quot;;INDEX([.$AK52:.$DD52];MATCH([.$M$3];[.$AK$3:.$DD$3];0)+[.Y$1]))">
            <text:p/>
          </table:table-cell>
          <table:table-cell table:style-name="ce51" table:formula="of:=IF(INDEX([.$AK52:.$DD52];MATCH([.$M$3];[.$AK$3:.$DD$3];0)+[.Z$1])=&quot;&quot;;&quot;&quot;;INDEX([.$AK52:.$DD52];MATCH([.$M$3];[.$AK$3:.$DD$3];0)+[.Z$1]))">
            <text:p/>
          </table:table-cell>
          <table:table-cell table:style-name="ce37" table:formula="of:=IF(INDEX([.$AK52:.$DD52];MATCH([.$M$3];[.$AK$3:.$DD$3];0)+[.AA$1])=&quot;&quot;;&quot;&quot;;INDEX([.$AK52:.$DD52];MATCH([.$M$3];[.$AK$3:.$DD$3];0)+[.AA$1]))">
            <text:p/>
          </table:table-cell>
          <table:table-cell table:style-name="ce24" table:formula="of:=IF(INDEX([.$AK52:.$DD52];MATCH([.$M$3];[.$AK$3:.$DD$3];0)+[.AB$1])=&quot;&quot;;&quot;&quot;;INDEX([.$DG$23:.$DG$422];MATCH(INDEX([.$AK52:.$DD52];MATCH([.$M$3];[.$AK$3:.$DD$3];0)+[.AB$1])&amp;IF([.AE52]=&quot;&quot;;&quot;&quot;;&quot;_&quot;&amp;[.AE52]);[.$DK$23:.$DK$422];0)))" office:value-type="float" office:value="240" calcext:value-type="float">
            <text:p>240</text:p>
          </table:table-cell>
          <table:table-cell table:style-name="ce14" table:formula="of:=IF(INDEX([.$AK52:.$DD52];MATCH([.$M$3];[.$AK$3:.$DD$3];0)+[.AC$1])=&quot;&quot;;&quot;&quot;;INDEX([.$AK52:.$DD52];MATCH([.$M$3];[.$AK$3:.$DD$3];0)+[.AC$1]))" office:value-type="string" office:string-value="b" calcext:value-type="string">
            <text:p>b</text:p>
          </table:table-cell>
          <table:table-cell table:style-name="ce14" table:formula="of:=IF(INDEX([.$AK52:.$DD52];MATCH([.$M$3];[.$AK$3:.$DD$3];0)+[.AD$1])=&quot;&quot;;&quot;&quot;;INDEX([.$AK52:.$DD52];MATCH([.$M$3];[.$AK$3:.$DD$3];0)+[.AD$1]))">
            <text:p/>
          </table:table-cell>
          <table:table-cell table:style-name="ce51" table:formula="of:=IF(INDEX([.$AK52:.$DD52];MATCH([.$M$3];[.$AK$3:.$DD$3];0)+[.AE$1])=&quot;&quot;;&quot;&quot;;INDEX([.$AK52:.$DD52];MATCH([.$M$3];[.$AK$3:.$DD$3];0)+[.AE$1]))">
            <text:p/>
          </table:table-cell>
          <table:table-cell table:style-name="ce37" table:formula="of:=IF(INDEX([.$AK52:.$DD52];MATCH([.$M$3];[.$AK$3:.$DD$3];0)+[.AF$1])=&quot;&quot;;&quot;&quot;;INDEX([.$AK52:.$DD52];MATCH([.$M$3];[.$AK$3:.$DD$3];0)+[.AF$1]))" office:value-type="float" office:value="70" calcext:value-type="float">
            <text:p>7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42" calcext:value-type="float">
            <text:p>4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67" calcext:value-type="float">
            <text:p>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46" calcext:value-type="float">
            <text:p>146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4" calcext:value-type="float">
            <text:p>4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30.5))" calcext:value-type="string">
            <text:p>\overrideProperty Score.NonMusicalPaperColumn.line-break-system-details #'((Y-offset . 30.5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D53];MATCH([.$M$3];[.$AK$3:.$DD$3];0)+[.$M$1])=&quot;&quot;;&quot;&quot;;INDEX([.$DG$23:.$DG$422];MATCH(INDEX([.$AK53:.$DD53];MATCH([.$M$3];[.$AK$3:.$DD$3];0)+[.$M$1])&amp;IF([.P53]=&quot;&quot;;&quot;&quot;;&quot;_&quot;&amp;[.P53]);[.$DH$23:.$DH$422];0)))" office:value-type="float" office:value="150" calcext:value-type="float">
            <text:p>150</text:p>
          </table:table-cell>
          <table:table-cell table:style-name="ce14" table:formula="of:=IF(INDEX([.$AK53:.$DD53];MATCH([.$M$3];[.$AK$3:.$DD$3];0)+[.N$1])=&quot;&quot;;&quot;&quot;;INDEX([.$AK53:.$DD53];MATCH([.$M$3];[.$AK$3:.$DD$3];0)+[.N$1]))" office:value-type="string" office:string-value="b" calcext:value-type="string">
            <text:p>b</text:p>
          </table:table-cell>
          <table:table-cell table:style-name="ce51" table:formula="of:=IF(INDEX([.$AK53:.$DD53];MATCH([.$M$3];[.$AK$3:.$DD$3];0)+[.O$1])=&quot;&quot;;&quot;&quot;;INDEX([.$AK53:.$DD53];MATCH([.$M$3];[.$AK$3:.$DD$3];0)+[.O$1]))">
            <text:p/>
          </table:table-cell>
          <table:table-cell table:style-name="ce51" table:formula="of:=IF(INDEX([.$AK53:.$DD53];MATCH([.$M$3];[.$AK$3:.$DD$3];0)+[.P$1])=&quot;&quot;;&quot;&quot;;INDEX([.$AK53:.$DD53];MATCH([.$M$3];[.$AK$3:.$DD$3];0)+[.P$1]))">
            <text:p/>
          </table:table-cell>
          <table:table-cell table:style-name="ce37" table:formula="of:=IF(INDEX([.$AK53:.$DD53];MATCH([.$M$3];[.$AK$3:.$DD$3];0)+[.Q$1])=&quot;&quot;;&quot;&quot;;INDEX([.$AK53:.$DD53];MATCH([.$M$3];[.$AK$3:.$DD$3];0)+[.Q$1]))" office:value-type="float" office:value="54" calcext:value-type="float">
            <text:p>54</text:p>
          </table:table-cell>
          <table:table-cell table:style-name="ce24" table:formula="of:=IF(INDEX([.$AK53:.$DD53];MATCH([.$M$3];[.$AK$3:.$DD$3];0)+[.R$1])=&quot;&quot;;&quot;&quot;;INDEX([.$DG$23:.$DG$422];MATCH(INDEX([.$AK53:.$DD53];MATCH([.$M$3];[.$AK$3:.$DD$3];0)+[.R$1])&amp;IF([.U53]=&quot;&quot;;&quot;&quot;;&quot;_&quot;&amp;[.U53]);[.$DI$23:.$DI$422];0)))">
            <text:p/>
          </table:table-cell>
          <table:table-cell table:style-name="ce14" table:formula="of:=IF(INDEX([.$AK53:.$DD53];MATCH([.$M$3];[.$AK$3:.$DD$3];0)+[.S$1])=&quot;&quot;;&quot;&quot;;INDEX([.$AK53:.$DD53];MATCH([.$M$3];[.$AK$3:.$DD$3];0)+[.S$1]))">
            <text:p/>
          </table:table-cell>
          <table:table-cell table:style-name="ce14" table:formula="of:=IF(INDEX([.$AK53:.$DD53];MATCH([.$M$3];[.$AK$3:.$DD$3];0)+[.T$1])=&quot;&quot;;&quot;&quot;;INDEX([.$AK53:.$DD53];MATCH([.$M$3];[.$AK$3:.$DD$3];0)+[.T$1]))">
            <text:p/>
          </table:table-cell>
          <table:table-cell table:style-name="ce51" table:formula="of:=IF(INDEX([.$AK53:.$DD53];MATCH([.$M$3];[.$AK$3:.$DD$3];0)+[.U$1])=&quot;&quot;;&quot;&quot;;INDEX([.$AK53:.$DD53];MATCH([.$M$3];[.$AK$3:.$DD$3];0)+[.U$1]))">
            <text:p/>
          </table:table-cell>
          <table:table-cell table:style-name="ce37" table:formula="of:=IF(INDEX([.$AK53:.$DD53];MATCH([.$M$3];[.$AK$3:.$DD$3];0)+[.V$1])=&quot;&quot;;&quot;&quot;;INDEX([.$AK53:.$DD53];MATCH([.$M$3];[.$AK$3:.$DD$3];0)+[.V$1]))">
            <text:p/>
          </table:table-cell>
          <table:table-cell table:style-name="ce24" table:formula="of:=IF(INDEX([.$AK53:.$DD53];MATCH([.$M$3];[.$AK$3:.$DD$3];0)+[.W$1])=&quot;&quot;;&quot;&quot;;INDEX([.$DG$23:.$DG$422];MATCH(INDEX([.$AK53:.$DD53];MATCH([.$M$3];[.$AK$3:.$DD$3];0)+[.W$1])&amp;IF([.Z53]=&quot;&quot;;&quot;&quot;;&quot;_&quot;&amp;[.Z53]);[.$DJ$23:.$DJ$422];0)))">
            <text:p/>
          </table:table-cell>
          <table:table-cell table:style-name="ce14" table:formula="of:=IF(INDEX([.$AK53:.$DD53];MATCH([.$M$3];[.$AK$3:.$DD$3];0)+[.X$1])=&quot;&quot;;&quot;&quot;;INDEX([.$AK53:.$DD53];MATCH([.$M$3];[.$AK$3:.$DD$3];0)+[.X$1]))">
            <text:p/>
          </table:table-cell>
          <table:table-cell table:style-name="ce14" table:formula="of:=IF(INDEX([.$AK53:.$DD53];MATCH([.$M$3];[.$AK$3:.$DD$3];0)+[.Y$1])=&quot;&quot;;&quot;&quot;;INDEX([.$AK53:.$DD53];MATCH([.$M$3];[.$AK$3:.$DD$3];0)+[.Y$1]))">
            <text:p/>
          </table:table-cell>
          <table:table-cell table:style-name="ce51" table:formula="of:=IF(INDEX([.$AK53:.$DD53];MATCH([.$M$3];[.$AK$3:.$DD$3];0)+[.Z$1])=&quot;&quot;;&quot;&quot;;INDEX([.$AK53:.$DD53];MATCH([.$M$3];[.$AK$3:.$DD$3];0)+[.Z$1]))">
            <text:p/>
          </table:table-cell>
          <table:table-cell table:style-name="ce37" table:formula="of:=IF(INDEX([.$AK53:.$DD53];MATCH([.$M$3];[.$AK$3:.$DD$3];0)+[.AA$1])=&quot;&quot;;&quot;&quot;;INDEX([.$AK53:.$DD53];MATCH([.$M$3];[.$AK$3:.$DD$3];0)+[.AA$1]))">
            <text:p/>
          </table:table-cell>
          <table:table-cell table:style-name="ce24" table:formula="of:=IF(INDEX([.$AK53:.$DD53];MATCH([.$M$3];[.$AK$3:.$DD$3];0)+[.AB$1])=&quot;&quot;;&quot;&quot;;INDEX([.$DG$23:.$DG$422];MATCH(INDEX([.$AK53:.$DD53];MATCH([.$M$3];[.$AK$3:.$DD$3];0)+[.AB$1])&amp;IF([.AE53]=&quot;&quot;;&quot;&quot;;&quot;_&quot;&amp;[.AE53]);[.$DK$23:.$DK$422];0)))" office:value-type="float" office:value="247" calcext:value-type="float">
            <text:p>247</text:p>
          </table:table-cell>
          <table:table-cell table:style-name="ce14" table:formula="of:=IF(INDEX([.$AK53:.$DD53];MATCH([.$M$3];[.$AK$3:.$DD$3];0)+[.AC$1])=&quot;&quot;;&quot;&quot;;INDEX([.$AK53:.$DD53];MATCH([.$M$3];[.$AK$3:.$DD$3];0)+[.AC$1]))" office:value-type="string" office:string-value="b" calcext:value-type="string">
            <text:p>b</text:p>
          </table:table-cell>
          <table:table-cell table:style-name="ce14" table:formula="of:=IF(INDEX([.$AK53:.$DD53];MATCH([.$M$3];[.$AK$3:.$DD$3];0)+[.AD$1])=&quot;&quot;;&quot;&quot;;INDEX([.$AK53:.$DD53];MATCH([.$M$3];[.$AK$3:.$DD$3];0)+[.AD$1]))">
            <text:p/>
          </table:table-cell>
          <table:table-cell table:style-name="ce51" table:formula="of:=IF(INDEX([.$AK53:.$DD53];MATCH([.$M$3];[.$AK$3:.$DD$3];0)+[.AE$1])=&quot;&quot;;&quot;&quot;;INDEX([.$AK53:.$DD53];MATCH([.$M$3];[.$AK$3:.$DD$3];0)+[.AE$1]))">
            <text:p/>
          </table:table-cell>
          <table:table-cell table:style-name="ce37" table:formula="of:=IF(INDEX([.$AK53:.$DD53];MATCH([.$M$3];[.$AK$3:.$DD$3];0)+[.AF$1])=&quot;&quot;;&quot;&quot;;INDEX([.$AK53:.$DD53];MATCH([.$M$3];[.$AK$3:.$DD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54" calcext:value-type="float">
            <text:p>5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50" calcext:value-type="float">
            <text:p>150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4" calcext:value-type="float">
            <text:p>4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42))" calcext:value-type="string">
            <text:p>\overrideProperty Score.NonMusicalPaperColumn.line-break-system-details #'((Y-offset . 42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4" table:formula="of:=IF(INDEX([.$AK54:.$DD54];MATCH([.$M$3];[.$AK$3:.$DD$3];0)+[.$M$1])=&quot;&quot;;&quot;&quot;;INDEX([.$DG$23:.$DG$422];MATCH(INDEX([.$AK54:.$DD54];MATCH([.$M$3];[.$AK$3:.$DD$3];0)+[.$M$1])&amp;IF([.P54]=&quot;&quot;;&quot;&quot;;&quot;_&quot;&amp;[.P54]);[.$DH$23:.$DH$422];0)))" office:value-type="float" office:value="158" calcext:value-type="float">
            <text:p>158</text:p>
          </table:table-cell>
          <table:table-cell table:style-name="ce14" table:formula="of:=IF(INDEX([.$AK54:.$DD54];MATCH([.$M$3];[.$AK$3:.$DD$3];0)+[.N$1])=&quot;&quot;;&quot;&quot;;INDEX([.$AK54:.$DD54];MATCH([.$M$3];[.$AK$3:.$DD$3];0)+[.N$1]))" office:value-type="string" office:string-value="b" calcext:value-type="string">
            <text:p>b</text:p>
          </table:table-cell>
          <table:table-cell table:style-name="ce51" table:formula="of:=IF(INDEX([.$AK54:.$DD54];MATCH([.$M$3];[.$AK$3:.$DD$3];0)+[.O$1])=&quot;&quot;;&quot;&quot;;INDEX([.$AK54:.$DD54];MATCH([.$M$3];[.$AK$3:.$DD$3];0)+[.O$1]))">
            <text:p/>
          </table:table-cell>
          <table:table-cell table:style-name="ce51" table:formula="of:=IF(INDEX([.$AK54:.$DD54];MATCH([.$M$3];[.$AK$3:.$DD$3];0)+[.P$1])=&quot;&quot;;&quot;&quot;;INDEX([.$AK54:.$DD54];MATCH([.$M$3];[.$AK$3:.$DD$3];0)+[.P$1]))">
            <text:p/>
          </table:table-cell>
          <table:table-cell table:style-name="ce37" table:formula="of:=IF(INDEX([.$AK54:.$DD54];MATCH([.$M$3];[.$AK$3:.$DD$3];0)+[.Q$1])=&quot;&quot;;&quot;&quot;;INDEX([.$AK54:.$DD54];MATCH([.$M$3];[.$AK$3:.$DD$3];0)+[.Q$1]))" office:value-type="float" office:value="67.5" calcext:value-type="float">
            <text:p>67.5</text:p>
          </table:table-cell>
          <table:table-cell table:style-name="ce24" table:formula="of:=IF(INDEX([.$AK54:.$DD54];MATCH([.$M$3];[.$AK$3:.$DD$3];0)+[.R$1])=&quot;&quot;;&quot;&quot;;INDEX([.$DG$23:.$DG$422];MATCH(INDEX([.$AK54:.$DD54];MATCH([.$M$3];[.$AK$3:.$DD$3];0)+[.R$1])&amp;IF([.U54]=&quot;&quot;;&quot;&quot;;&quot;_&quot;&amp;[.U54]);[.$DI$23:.$DI$422];0)))">
            <text:p/>
          </table:table-cell>
          <table:table-cell table:style-name="ce14" table:formula="of:=IF(INDEX([.$AK54:.$DD54];MATCH([.$M$3];[.$AK$3:.$DD$3];0)+[.S$1])=&quot;&quot;;&quot;&quot;;INDEX([.$AK54:.$DD54];MATCH([.$M$3];[.$AK$3:.$DD$3];0)+[.S$1]))">
            <text:p/>
          </table:table-cell>
          <table:table-cell table:style-name="ce14" table:formula="of:=IF(INDEX([.$AK54:.$DD54];MATCH([.$M$3];[.$AK$3:.$DD$3];0)+[.T$1])=&quot;&quot;;&quot;&quot;;INDEX([.$AK54:.$DD54];MATCH([.$M$3];[.$AK$3:.$DD$3];0)+[.T$1]))">
            <text:p/>
          </table:table-cell>
          <table:table-cell table:style-name="ce51" table:formula="of:=IF(INDEX([.$AK54:.$DD54];MATCH([.$M$3];[.$AK$3:.$DD$3];0)+[.U$1])=&quot;&quot;;&quot;&quot;;INDEX([.$AK54:.$DD54];MATCH([.$M$3];[.$AK$3:.$DD$3];0)+[.U$1]))">
            <text:p/>
          </table:table-cell>
          <table:table-cell table:style-name="ce37" table:formula="of:=IF(INDEX([.$AK54:.$DD54];MATCH([.$M$3];[.$AK$3:.$DD$3];0)+[.V$1])=&quot;&quot;;&quot;&quot;;INDEX([.$AK54:.$DD54];MATCH([.$M$3];[.$AK$3:.$DD$3];0)+[.V$1]))">
            <text:p/>
          </table:table-cell>
          <table:table-cell table:style-name="ce24" table:formula="of:=IF(INDEX([.$AK54:.$DD54];MATCH([.$M$3];[.$AK$3:.$DD$3];0)+[.W$1])=&quot;&quot;;&quot;&quot;;INDEX([.$DG$23:.$DG$422];MATCH(INDEX([.$AK54:.$DD54];MATCH([.$M$3];[.$AK$3:.$DD$3];0)+[.W$1])&amp;IF([.Z54]=&quot;&quot;;&quot;&quot;;&quot;_&quot;&amp;[.Z54]);[.$DJ$23:.$DJ$422];0)))">
            <text:p/>
          </table:table-cell>
          <table:table-cell table:style-name="ce14" table:formula="of:=IF(INDEX([.$AK54:.$DD54];MATCH([.$M$3];[.$AK$3:.$DD$3];0)+[.X$1])=&quot;&quot;;&quot;&quot;;INDEX([.$AK54:.$DD54];MATCH([.$M$3];[.$AK$3:.$DD$3];0)+[.X$1]))">
            <text:p/>
          </table:table-cell>
          <table:table-cell table:style-name="ce14" table:formula="of:=IF(INDEX([.$AK54:.$DD54];MATCH([.$M$3];[.$AK$3:.$DD$3];0)+[.Y$1])=&quot;&quot;;&quot;&quot;;INDEX([.$AK54:.$DD54];MATCH([.$M$3];[.$AK$3:.$DD$3];0)+[.Y$1]))">
            <text:p/>
          </table:table-cell>
          <table:table-cell table:style-name="ce51" table:formula="of:=IF(INDEX([.$AK54:.$DD54];MATCH([.$M$3];[.$AK$3:.$DD$3];0)+[.Z$1])=&quot;&quot;;&quot;&quot;;INDEX([.$AK54:.$DD54];MATCH([.$M$3];[.$AK$3:.$DD$3];0)+[.Z$1]))">
            <text:p/>
          </table:table-cell>
          <table:table-cell table:style-name="ce37" table:formula="of:=IF(INDEX([.$AK54:.$DD54];MATCH([.$M$3];[.$AK$3:.$DD$3];0)+[.AA$1])=&quot;&quot;;&quot;&quot;;INDEX([.$AK54:.$DD54];MATCH([.$M$3];[.$AK$3:.$DD$3];0)+[.AA$1]))">
            <text:p/>
          </table:table-cell>
          <table:table-cell table:style-name="ce24" table:formula="of:=IF(INDEX([.$AK54:.$DD54];MATCH([.$M$3];[.$AK$3:.$DD$3];0)+[.AB$1])=&quot;&quot;;&quot;&quot;;INDEX([.$DG$23:.$DG$422];MATCH(INDEX([.$AK54:.$DD54];MATCH([.$M$3];[.$AK$3:.$DD$3];0)+[.AB$1])&amp;IF([.AE54]=&quot;&quot;;&quot;&quot;;&quot;_&quot;&amp;[.AE54]);[.$DK$23:.$DK$422];0)))" office:value-type="float" office:value="254" calcext:value-type="float">
            <text:p>254</text:p>
          </table:table-cell>
          <table:table-cell table:style-name="ce14" table:formula="of:=IF(INDEX([.$AK54:.$DD54];MATCH([.$M$3];[.$AK$3:.$DD$3];0)+[.AC$1])=&quot;&quot;;&quot;&quot;;INDEX([.$AK54:.$DD54];MATCH([.$M$3];[.$AK$3:.$DD$3];0)+[.AC$1]))" office:value-type="string" office:string-value="b" calcext:value-type="string">
            <text:p>b</text:p>
          </table:table-cell>
          <table:table-cell table:style-name="ce14" table:formula="of:=IF(INDEX([.$AK54:.$DD54];MATCH([.$M$3];[.$AK$3:.$DD$3];0)+[.AD$1])=&quot;&quot;;&quot;&quot;;INDEX([.$AK54:.$DD54];MATCH([.$M$3];[.$AK$3:.$DD$3];0)+[.AD$1]))">
            <text:p/>
          </table:table-cell>
          <table:table-cell table:style-name="ce51" table:formula="of:=IF(INDEX([.$AK54:.$DD54];MATCH([.$M$3];[.$AK$3:.$DD$3];0)+[.AE$1])=&quot;&quot;;&quot;&quot;;INDEX([.$AK54:.$DD54];MATCH([.$M$3];[.$AK$3:.$DD$3];0)+[.AE$1]))">
            <text:p/>
          </table:table-cell>
          <table:table-cell table:style-name="ce37" table:formula="of:=IF(INDEX([.$AK54:.$DD54];MATCH([.$M$3];[.$AK$3:.$DD$3];0)+[.AF$1])=&quot;&quot;;&quot;&quot;;INDEX([.$AK54:.$DD54];MATCH([.$M$3];[.$AK$3:.$DD$3];0)+[.AF$1]))" office:value-type="float" office:value="96" calcext:value-type="float">
            <text:p>9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67.5" calcext:value-type="float">
            <text:p>6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58" calcext:value-type="float">
            <text:p>158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8" calcext:value-type="float">
            <text:p>8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54))" calcext:value-type="string">
            <text:p>\overrideProperty Score.NonMusicalPaperColumn.line-break-system-details #'((Y-offset . 54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24" table:formula="of:=IF(INDEX([.$AK55:.$DD55];MATCH([.$M$3];[.$AK$3:.$DD$3];0)+[.$M$1])=&quot;&quot;;&quot;&quot;;INDEX([.$DG$23:.$DG$422];MATCH(INDEX([.$AK55:.$DD55];MATCH([.$M$3];[.$AK$3:.$DD$3];0)+[.$M$1])&amp;IF([.P55]=&quot;&quot;;&quot;&quot;;&quot;_&quot;&amp;[.P55]);[.$DH$23:.$DH$422];0)))" office:value-type="float" office:value="163" calcext:value-type="float">
            <text:p>163</text:p>
          </table:table-cell>
          <table:table-cell table:style-name="ce14" table:formula="of:=IF(INDEX([.$AK55:.$DD55];MATCH([.$M$3];[.$AK$3:.$DD$3];0)+[.N$1])=&quot;&quot;;&quot;&quot;;INDEX([.$AK55:.$DD55];MATCH([.$M$3];[.$AK$3:.$DD$3];0)+[.N$1]))" office:value-type="string" office:string-value="b" calcext:value-type="string">
            <text:p>b</text:p>
          </table:table-cell>
          <table:table-cell table:style-name="ce51" table:formula="of:=IF(INDEX([.$AK55:.$DD55];MATCH([.$M$3];[.$AK$3:.$DD$3];0)+[.O$1])=&quot;&quot;;&quot;&quot;;INDEX([.$AK55:.$DD55];MATCH([.$M$3];[.$AK$3:.$DD$3];0)+[.O$1]))">
            <text:p/>
          </table:table-cell>
          <table:table-cell table:style-name="ce51" table:formula="of:=IF(INDEX([.$AK55:.$DD55];MATCH([.$M$3];[.$AK$3:.$DD$3];0)+[.P$1])=&quot;&quot;;&quot;&quot;;INDEX([.$AK55:.$DD55];MATCH([.$M$3];[.$AK$3:.$DD$3];0)+[.P$1]))">
            <text:p/>
          </table:table-cell>
          <table:table-cell table:style-name="ce37" table:formula="of:=IF(INDEX([.$AK55:.$DD55];MATCH([.$M$3];[.$AK$3:.$DD$3];0)+[.Q$1])=&quot;&quot;;&quot;&quot;;INDEX([.$AK55:.$DD55];MATCH([.$M$3];[.$AK$3:.$DD$3];0)+[.Q$1]))" office:value-type="float" office:value="80" calcext:value-type="float">
            <text:p>80</text:p>
          </table:table-cell>
          <table:table-cell table:style-name="ce24" table:formula="of:=IF(INDEX([.$AK55:.$DD55];MATCH([.$M$3];[.$AK$3:.$DD$3];0)+[.R$1])=&quot;&quot;;&quot;&quot;;INDEX([.$DG$23:.$DG$422];MATCH(INDEX([.$AK55:.$DD55];MATCH([.$M$3];[.$AK$3:.$DD$3];0)+[.R$1])&amp;IF([.U55]=&quot;&quot;;&quot;&quot;;&quot;_&quot;&amp;[.U55]);[.$DI$23:.$DI$422];0)))">
            <text:p/>
          </table:table-cell>
          <table:table-cell table:style-name="ce14" table:formula="of:=IF(INDEX([.$AK55:.$DD55];MATCH([.$M$3];[.$AK$3:.$DD$3];0)+[.S$1])=&quot;&quot;;&quot;&quot;;INDEX([.$AK55:.$DD55];MATCH([.$M$3];[.$AK$3:.$DD$3];0)+[.S$1]))">
            <text:p/>
          </table:table-cell>
          <table:table-cell table:style-name="ce14" table:formula="of:=IF(INDEX([.$AK55:.$DD55];MATCH([.$M$3];[.$AK$3:.$DD$3];0)+[.T$1])=&quot;&quot;;&quot;&quot;;INDEX([.$AK55:.$DD55];MATCH([.$M$3];[.$AK$3:.$DD$3];0)+[.T$1]))">
            <text:p/>
          </table:table-cell>
          <table:table-cell table:style-name="ce51" table:formula="of:=IF(INDEX([.$AK55:.$DD55];MATCH([.$M$3];[.$AK$3:.$DD$3];0)+[.U$1])=&quot;&quot;;&quot;&quot;;INDEX([.$AK55:.$DD55];MATCH([.$M$3];[.$AK$3:.$DD$3];0)+[.U$1]))">
            <text:p/>
          </table:table-cell>
          <table:table-cell table:style-name="ce37" table:formula="of:=IF(INDEX([.$AK55:.$DD55];MATCH([.$M$3];[.$AK$3:.$DD$3];0)+[.V$1])=&quot;&quot;;&quot;&quot;;INDEX([.$AK55:.$DD55];MATCH([.$M$3];[.$AK$3:.$DD$3];0)+[.V$1]))">
            <text:p/>
          </table:table-cell>
          <table:table-cell table:style-name="ce24" table:formula="of:=IF(INDEX([.$AK55:.$DD55];MATCH([.$M$3];[.$AK$3:.$DD$3];0)+[.W$1])=&quot;&quot;;&quot;&quot;;INDEX([.$DG$23:.$DG$422];MATCH(INDEX([.$AK55:.$DD55];MATCH([.$M$3];[.$AK$3:.$DD$3];0)+[.W$1])&amp;IF([.Z55]=&quot;&quot;;&quot;&quot;;&quot;_&quot;&amp;[.Z55]);[.$DJ$23:.$DJ$422];0)))">
            <text:p/>
          </table:table-cell>
          <table:table-cell table:style-name="ce14" table:formula="of:=IF(INDEX([.$AK55:.$DD55];MATCH([.$M$3];[.$AK$3:.$DD$3];0)+[.X$1])=&quot;&quot;;&quot;&quot;;INDEX([.$AK55:.$DD55];MATCH([.$M$3];[.$AK$3:.$DD$3];0)+[.X$1]))">
            <text:p/>
          </table:table-cell>
          <table:table-cell table:style-name="ce14" table:formula="of:=IF(INDEX([.$AK55:.$DD55];MATCH([.$M$3];[.$AK$3:.$DD$3];0)+[.Y$1])=&quot;&quot;;&quot;&quot;;INDEX([.$AK55:.$DD55];MATCH([.$M$3];[.$AK$3:.$DD$3];0)+[.Y$1]))">
            <text:p/>
          </table:table-cell>
          <table:table-cell table:style-name="ce51" table:formula="of:=IF(INDEX([.$AK55:.$DD55];MATCH([.$M$3];[.$AK$3:.$DD$3];0)+[.Z$1])=&quot;&quot;;&quot;&quot;;INDEX([.$AK55:.$DD55];MATCH([.$M$3];[.$AK$3:.$DD$3];0)+[.Z$1]))">
            <text:p/>
          </table:table-cell>
          <table:table-cell table:style-name="ce37" table:formula="of:=IF(INDEX([.$AK55:.$DD55];MATCH([.$M$3];[.$AK$3:.$DD$3];0)+[.AA$1])=&quot;&quot;;&quot;&quot;;INDEX([.$AK55:.$DD55];MATCH([.$M$3];[.$AK$3:.$DD$3];0)+[.AA$1]))">
            <text:p/>
          </table:table-cell>
          <table:table-cell table:style-name="ce24" table:formula="of:=IF(INDEX([.$AK55:.$DD55];MATCH([.$M$3];[.$AK$3:.$DD$3];0)+[.AB$1])=&quot;&quot;;&quot;&quot;;INDEX([.$DG$23:.$DG$422];MATCH(INDEX([.$AK55:.$DD55];MATCH([.$M$3];[.$AK$3:.$DD$3];0)+[.AB$1])&amp;IF([.AE55]=&quot;&quot;;&quot;&quot;;&quot;_&quot;&amp;[.AE55]);[.$DK$23:.$DK$422];0)))" office:value-type="float" office:value="260" calcext:value-type="float">
            <text:p>260</text:p>
          </table:table-cell>
          <table:table-cell table:style-name="ce14" table:formula="of:=IF(INDEX([.$AK55:.$DD55];MATCH([.$M$3];[.$AK$3:.$DD$3];0)+[.AC$1])=&quot;&quot;;&quot;&quot;;INDEX([.$AK55:.$DD55];MATCH([.$M$3];[.$AK$3:.$DD$3];0)+[.AC$1]))" office:value-type="string" office:string-value="b" calcext:value-type="string">
            <text:p>b</text:p>
          </table:table-cell>
          <table:table-cell table:style-name="ce14" table:formula="of:=IF(INDEX([.$AK55:.$DD55];MATCH([.$M$3];[.$AK$3:.$DD$3];0)+[.AD$1])=&quot;&quot;;&quot;&quot;;INDEX([.$AK55:.$DD55];MATCH([.$M$3];[.$AK$3:.$DD$3];0)+[.AD$1]))">
            <text:p/>
          </table:table-cell>
          <table:table-cell table:style-name="ce51" table:formula="of:=IF(INDEX([.$AK55:.$DD55];MATCH([.$M$3];[.$AK$3:.$DD$3];0)+[.AE$1])=&quot;&quot;;&quot;&quot;;INDEX([.$AK55:.$DD55];MATCH([.$M$3];[.$AK$3:.$DD$3];0)+[.AE$1]))">
            <text:p/>
          </table:table-cell>
          <table:table-cell table:style-name="ce37" table:formula="of:=IF(INDEX([.$AK55:.$DD55];MATCH([.$M$3];[.$AK$3:.$DD$3];0)+[.AF$1])=&quot;&quot;;&quot;&quot;;INDEX([.$AK55:.$DD55];MATCH([.$M$3];[.$AK$3:.$DD$3];0)+[.AF$1]))" office:value-type="float" office:value="109" calcext:value-type="float">
            <text:p>10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80" calcext:value-type="float">
            <text:p>8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63" calcext:value-type="float">
            <text:p>163</text:p>
          </table:table-cell>
          <table:table-cell table:formula="of:=IF([.B56]=&quot;&quot;;&quot;&quot;;IF(OR([.D55]=&quot;pb&quot;;[.D55]=&quot;b&quot;;[.D55]=&quot;&quot;;[.D55]=&quot;p&quot;);[.B56]-[.B55];[.B56]-[.B55]-1))" office:value-type="float" office:value="5" calcext:value-type="float">
            <text:p>5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54]=&quot;&quot;;&quot;&quot;;&quot;\overrideProperty Score.NonMusicalPaperColumn.line-break-system-details #'((Y-offset . &quot;&amp;[.Q54]&amp;&quot;))&quot;)" office:value-type="string" office:string-value="\overrideProperty Score.NonMusicalPaperColumn.line-break-system-details #'((Y-offset . 67.5))" calcext:value-type="string">
            <text:p>\overrideProperty Score.NonMusicalPaperColumn.line-break-system-details #'((Y-offset . 67.5))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24" table:formula="of:=IF(INDEX([.$AK56:.$DD56];MATCH([.$M$3];[.$AK$3:.$DD$3];0)+[.$M$1])=&quot;&quot;;&quot;&quot;;INDEX([.$DG$23:.$DG$422];MATCH(INDEX([.$AK56:.$DD56];MATCH([.$M$3];[.$AK$3:.$DD$3];0)+[.$M$1])&amp;IF([.P56]=&quot;&quot;;&quot;&quot;;&quot;_&quot;&amp;[.P56]);[.$DH$23:.$DH$422];0)))" office:value-type="float" office:value="167" calcext:value-type="float">
            <text:p>167</text:p>
          </table:table-cell>
          <table:table-cell table:style-name="ce14" table:formula="of:=IF(INDEX([.$AK56:.$DD56];MATCH([.$M$3];[.$AK$3:.$DD$3];0)+[.N$1])=&quot;&quot;;&quot;&quot;;INDEX([.$AK56:.$DD56];MATCH([.$M$3];[.$AK$3:.$DD$3];0)+[.N$1]))" office:value-type="string" office:string-value="b" calcext:value-type="string">
            <text:p>b</text:p>
          </table:table-cell>
          <table:table-cell table:style-name="ce51" table:formula="of:=IF(INDEX([.$AK56:.$DD56];MATCH([.$M$3];[.$AK$3:.$DD$3];0)+[.O$1])=&quot;&quot;;&quot;&quot;;INDEX([.$AK56:.$DD56];MATCH([.$M$3];[.$AK$3:.$DD$3];0)+[.O$1]))">
            <text:p/>
          </table:table-cell>
          <table:table-cell table:style-name="ce51" table:formula="of:=IF(INDEX([.$AK56:.$DD56];MATCH([.$M$3];[.$AK$3:.$DD$3];0)+[.P$1])=&quot;&quot;;&quot;&quot;;INDEX([.$AK56:.$DD56];MATCH([.$M$3];[.$AK$3:.$DD$3];0)+[.P$1]))">
            <text:p/>
          </table:table-cell>
          <table:table-cell table:style-name="ce37" table:formula="of:=IF(INDEX([.$AK56:.$DD56];MATCH([.$M$3];[.$AK$3:.$DD$3];0)+[.Q$1])=&quot;&quot;;&quot;&quot;;INDEX([.$AK56:.$DD56];MATCH([.$M$3];[.$AK$3:.$DD$3];0)+[.Q$1]))" office:value-type="float" office:value="91" calcext:value-type="float">
            <text:p>91</text:p>
          </table:table-cell>
          <table:table-cell table:style-name="ce24" table:formula="of:=IF(INDEX([.$AK56:.$DD56];MATCH([.$M$3];[.$AK$3:.$DD$3];0)+[.R$1])=&quot;&quot;;&quot;&quot;;INDEX([.$DG$23:.$DG$422];MATCH(INDEX([.$AK56:.$DD56];MATCH([.$M$3];[.$AK$3:.$DD$3];0)+[.R$1])&amp;IF([.U56]=&quot;&quot;;&quot;&quot;;&quot;_&quot;&amp;[.U56]);[.$DI$23:.$DI$422];0)))">
            <text:p/>
          </table:table-cell>
          <table:table-cell table:style-name="ce14" table:formula="of:=IF(INDEX([.$AK56:.$DD56];MATCH([.$M$3];[.$AK$3:.$DD$3];0)+[.S$1])=&quot;&quot;;&quot;&quot;;INDEX([.$AK56:.$DD56];MATCH([.$M$3];[.$AK$3:.$DD$3];0)+[.S$1]))">
            <text:p/>
          </table:table-cell>
          <table:table-cell table:style-name="ce14" table:formula="of:=IF(INDEX([.$AK56:.$DD56];MATCH([.$M$3];[.$AK$3:.$DD$3];0)+[.T$1])=&quot;&quot;;&quot;&quot;;INDEX([.$AK56:.$DD56];MATCH([.$M$3];[.$AK$3:.$DD$3];0)+[.T$1]))">
            <text:p/>
          </table:table-cell>
          <table:table-cell table:style-name="ce51" table:formula="of:=IF(INDEX([.$AK56:.$DD56];MATCH([.$M$3];[.$AK$3:.$DD$3];0)+[.U$1])=&quot;&quot;;&quot;&quot;;INDEX([.$AK56:.$DD56];MATCH([.$M$3];[.$AK$3:.$DD$3];0)+[.U$1]))">
            <text:p/>
          </table:table-cell>
          <table:table-cell table:style-name="ce37" table:formula="of:=IF(INDEX([.$AK56:.$DD56];MATCH([.$M$3];[.$AK$3:.$DD$3];0)+[.V$1])=&quot;&quot;;&quot;&quot;;INDEX([.$AK56:.$DD56];MATCH([.$M$3];[.$AK$3:.$DD$3];0)+[.V$1]))">
            <text:p/>
          </table:table-cell>
          <table:table-cell table:style-name="ce24" table:formula="of:=IF(INDEX([.$AK56:.$DD56];MATCH([.$M$3];[.$AK$3:.$DD$3];0)+[.W$1])=&quot;&quot;;&quot;&quot;;INDEX([.$DG$23:.$DG$422];MATCH(INDEX([.$AK56:.$DD56];MATCH([.$M$3];[.$AK$3:.$DD$3];0)+[.W$1])&amp;IF([.Z56]=&quot;&quot;;&quot;&quot;;&quot;_&quot;&amp;[.Z56]);[.$DJ$23:.$DJ$422];0)))">
            <text:p/>
          </table:table-cell>
          <table:table-cell table:style-name="ce14" table:formula="of:=IF(INDEX([.$AK56:.$DD56];MATCH([.$M$3];[.$AK$3:.$DD$3];0)+[.X$1])=&quot;&quot;;&quot;&quot;;INDEX([.$AK56:.$DD56];MATCH([.$M$3];[.$AK$3:.$DD$3];0)+[.X$1]))">
            <text:p/>
          </table:table-cell>
          <table:table-cell table:style-name="ce14" table:formula="of:=IF(INDEX([.$AK56:.$DD56];MATCH([.$M$3];[.$AK$3:.$DD$3];0)+[.Y$1])=&quot;&quot;;&quot;&quot;;INDEX([.$AK56:.$DD56];MATCH([.$M$3];[.$AK$3:.$DD$3];0)+[.Y$1]))">
            <text:p/>
          </table:table-cell>
          <table:table-cell table:style-name="ce51" table:formula="of:=IF(INDEX([.$AK56:.$DD56];MATCH([.$M$3];[.$AK$3:.$DD$3];0)+[.Z$1])=&quot;&quot;;&quot;&quot;;INDEX([.$AK56:.$DD56];MATCH([.$M$3];[.$AK$3:.$DD$3];0)+[.Z$1]))">
            <text:p/>
          </table:table-cell>
          <table:table-cell table:style-name="ce37" table:formula="of:=IF(INDEX([.$AK56:.$DD56];MATCH([.$M$3];[.$AK$3:.$DD$3];0)+[.AA$1])=&quot;&quot;;&quot;&quot;;INDEX([.$AK56:.$DD56];MATCH([.$M$3];[.$AK$3:.$DD$3];0)+[.AA$1]))">
            <text:p/>
          </table:table-cell>
          <table:table-cell table:style-name="ce24" table:formula="of:=IF(INDEX([.$AK56:.$DD56];MATCH([.$M$3];[.$AK$3:.$DD$3];0)+[.AB$1])=&quot;&quot;;&quot;&quot;;INDEX([.$DG$23:.$DG$422];MATCH(INDEX([.$AK56:.$DD56];MATCH([.$M$3];[.$AK$3:.$DD$3];0)+[.AB$1])&amp;IF([.AE56]=&quot;&quot;;&quot;&quot;;&quot;_&quot;&amp;[.AE56]);[.$DK$23:.$DK$422];0)))" office:value-type="float" office:value="268" calcext:value-type="float">
            <text:p>268</text:p>
          </table:table-cell>
          <table:table-cell table:style-name="ce14" table:formula="of:=IF(INDEX([.$AK56:.$DD56];MATCH([.$M$3];[.$AK$3:.$DD$3];0)+[.AC$1])=&quot;&quot;;&quot;&quot;;INDEX([.$AK56:.$DD56];MATCH([.$M$3];[.$AK$3:.$DD$3];0)+[.AC$1]))" office:value-type="string" office:string-value="b" calcext:value-type="string">
            <text:p>b</text:p>
          </table:table-cell>
          <table:table-cell table:style-name="ce14" table:formula="of:=IF(INDEX([.$AK56:.$DD56];MATCH([.$M$3];[.$AK$3:.$DD$3];0)+[.AD$1])=&quot;&quot;;&quot;&quot;;INDEX([.$AK56:.$DD56];MATCH([.$M$3];[.$AK$3:.$DD$3];0)+[.AD$1]))">
            <text:p/>
          </table:table-cell>
          <table:table-cell table:style-name="ce51" table:formula="of:=IF(INDEX([.$AK56:.$DD56];MATCH([.$M$3];[.$AK$3:.$DD$3];0)+[.AE$1])=&quot;&quot;;&quot;&quot;;INDEX([.$AK56:.$DD56];MATCH([.$M$3];[.$AK$3:.$DD$3];0)+[.AE$1]))">
            <text:p/>
          </table:table-cell>
          <table:table-cell table:style-name="ce37" table:formula="of:=IF(INDEX([.$AK56:.$DD56];MATCH([.$M$3];[.$AK$3:.$DD$3];0)+[.AF$1])=&quot;&quot;;&quot;&quot;;INDEX([.$AK56:.$DD56];MATCH([.$M$3];[.$AK$3:.$DD$3];0)+[.AF$1]))" office:value-type="float" office:value="122" calcext:value-type="float">
            <text:p>12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67" calcext:value-type="float">
            <text:p>167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4" calcext:value-type="float">
            <text:p>4</text:p>
          </table:table-cell>
          <table:table-cell table:formula="of:=IF([.B57]=&quot;&quot;;&quot;&quot;;IF(ISNUMBER(MATCH([.B57];[.$M$4:.$M$11];0));&quot;&quot;;INDEX([.$N$23:.$N$79];MATCH([.B57];[.$M$23:.$M$79];0))))" office:value-type="string" office:string-value="b" calcext:value-type="string">
            <text:p>b</text:p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 office:value-type="string" office:string-value="\break" calcext:value-type="string">
            <text:p>\break</text:p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5]=&quot;&quot;;&quot;&quot;;&quot;\overrideProperty Score.NonMusicalPaperColumn.line-break-system-details #'((Y-offset . &quot;&amp;[.Q55]&amp;&quot;))&quot;)" office:value-type="string" office:string-value="\overrideProperty Score.NonMusicalPaperColumn.line-break-system-details #'((Y-offset . 80))" calcext:value-type="string">
            <text:p>\overrideProperty Score.NonMusicalPaperColumn.line-break-system-details #'((Y-offset . 80))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D57];MATCH([.$M$3];[.$AK$3:.$DD$3];0)+[.$M$1])=&quot;&quot;;&quot;&quot;;INDEX([.$DG$23:.$DG$422];MATCH(INDEX([.$AK57:.$DD57];MATCH([.$M$3];[.$AK$3:.$DD$3];0)+[.$M$1])&amp;IF([.P57]=&quot;&quot;;&quot;&quot;;&quot;_&quot;&amp;[.P57]);[.$DH$23:.$DH$422];0)))" office:value-type="float" office:value="174" calcext:value-type="float">
            <text:p>174</text:p>
          </table:table-cell>
          <table:table-cell table:style-name="ce14" table:formula="of:=IF(INDEX([.$AK57:.$DD57];MATCH([.$M$3];[.$AK$3:.$DD$3];0)+[.N$1])=&quot;&quot;;&quot;&quot;;INDEX([.$AK57:.$DD57];MATCH([.$M$3];[.$AK$3:.$DD$3];0)+[.N$1]))" office:value-type="string" office:string-value="b" calcext:value-type="string">
            <text:p>b</text:p>
          </table:table-cell>
          <table:table-cell table:style-name="ce51" table:formula="of:=IF(INDEX([.$AK57:.$DD57];MATCH([.$M$3];[.$AK$3:.$DD$3];0)+[.O$1])=&quot;&quot;;&quot;&quot;;INDEX([.$AK57:.$DD57];MATCH([.$M$3];[.$AK$3:.$DD$3];0)+[.O$1]))">
            <text:p/>
          </table:table-cell>
          <table:table-cell table:style-name="ce51" table:formula="of:=IF(INDEX([.$AK57:.$DD57];MATCH([.$M$3];[.$AK$3:.$DD$3];0)+[.P$1])=&quot;&quot;;&quot;&quot;;INDEX([.$AK57:.$DD57];MATCH([.$M$3];[.$AK$3:.$DD$3];0)+[.P$1]))">
            <text:p/>
          </table:table-cell>
          <table:table-cell table:style-name="ce37" table:formula="of:=IF(INDEX([.$AK57:.$DD57];MATCH([.$M$3];[.$AK$3:.$DD$3];0)+[.Q$1])=&quot;&quot;;&quot;&quot;;INDEX([.$AK57:.$DD57];MATCH([.$M$3];[.$AK$3:.$DD$3];0)+[.Q$1]))" office:value-type="float" office:value="105" calcext:value-type="float">
            <text:p>105</text:p>
          </table:table-cell>
          <table:table-cell table:style-name="ce24" table:formula="of:=IF(INDEX([.$AK57:.$DD57];MATCH([.$M$3];[.$AK$3:.$DD$3];0)+[.R$1])=&quot;&quot;;&quot;&quot;;INDEX([.$DG$23:.$DG$422];MATCH(INDEX([.$AK57:.$DD57];MATCH([.$M$3];[.$AK$3:.$DD$3];0)+[.R$1])&amp;IF([.U57]=&quot;&quot;;&quot;&quot;;&quot;_&quot;&amp;[.U57]);[.$DI$23:.$DI$422];0)))">
            <text:p/>
          </table:table-cell>
          <table:table-cell table:style-name="ce14" table:formula="of:=IF(INDEX([.$AK57:.$DD57];MATCH([.$M$3];[.$AK$3:.$DD$3];0)+[.S$1])=&quot;&quot;;&quot;&quot;;INDEX([.$AK57:.$DD57];MATCH([.$M$3];[.$AK$3:.$DD$3];0)+[.S$1]))">
            <text:p/>
          </table:table-cell>
          <table:table-cell table:style-name="ce14" table:formula="of:=IF(INDEX([.$AK57:.$DD57];MATCH([.$M$3];[.$AK$3:.$DD$3];0)+[.T$1])=&quot;&quot;;&quot;&quot;;INDEX([.$AK57:.$DD57];MATCH([.$M$3];[.$AK$3:.$DD$3];0)+[.T$1]))">
            <text:p/>
          </table:table-cell>
          <table:table-cell table:style-name="ce51" table:formula="of:=IF(INDEX([.$AK57:.$DD57];MATCH([.$M$3];[.$AK$3:.$DD$3];0)+[.U$1])=&quot;&quot;;&quot;&quot;;INDEX([.$AK57:.$DD57];MATCH([.$M$3];[.$AK$3:.$DD$3];0)+[.U$1]))">
            <text:p/>
          </table:table-cell>
          <table:table-cell table:style-name="ce37" table:formula="of:=IF(INDEX([.$AK57:.$DD57];MATCH([.$M$3];[.$AK$3:.$DD$3];0)+[.V$1])=&quot;&quot;;&quot;&quot;;INDEX([.$AK57:.$DD57];MATCH([.$M$3];[.$AK$3:.$DD$3];0)+[.V$1]))">
            <text:p/>
          </table:table-cell>
          <table:table-cell table:style-name="ce24" table:formula="of:=IF(INDEX([.$AK57:.$DD57];MATCH([.$M$3];[.$AK$3:.$DD$3];0)+[.W$1])=&quot;&quot;;&quot;&quot;;INDEX([.$DG$23:.$DG$422];MATCH(INDEX([.$AK57:.$DD57];MATCH([.$M$3];[.$AK$3:.$DD$3];0)+[.W$1])&amp;IF([.Z57]=&quot;&quot;;&quot;&quot;;&quot;_&quot;&amp;[.Z57]);[.$DJ$23:.$DJ$422];0)))">
            <text:p/>
          </table:table-cell>
          <table:table-cell table:style-name="ce14" table:formula="of:=IF(INDEX([.$AK57:.$DD57];MATCH([.$M$3];[.$AK$3:.$DD$3];0)+[.X$1])=&quot;&quot;;&quot;&quot;;INDEX([.$AK57:.$DD57];MATCH([.$M$3];[.$AK$3:.$DD$3];0)+[.X$1]))">
            <text:p/>
          </table:table-cell>
          <table:table-cell table:style-name="ce14" table:formula="of:=IF(INDEX([.$AK57:.$DD57];MATCH([.$M$3];[.$AK$3:.$DD$3];0)+[.Y$1])=&quot;&quot;;&quot;&quot;;INDEX([.$AK57:.$DD57];MATCH([.$M$3];[.$AK$3:.$DD$3];0)+[.Y$1]))">
            <text:p/>
          </table:table-cell>
          <table:table-cell table:style-name="ce51" table:formula="of:=IF(INDEX([.$AK57:.$DD57];MATCH([.$M$3];[.$AK$3:.$DD$3];0)+[.Z$1])=&quot;&quot;;&quot;&quot;;INDEX([.$AK57:.$DD57];MATCH([.$M$3];[.$AK$3:.$DD$3];0)+[.Z$1]))">
            <text:p/>
          </table:table-cell>
          <table:table-cell table:style-name="ce37" table:formula="of:=IF(INDEX([.$AK57:.$DD57];MATCH([.$M$3];[.$AK$3:.$DD$3];0)+[.AA$1])=&quot;&quot;;&quot;&quot;;INDEX([.$AK57:.$DD57];MATCH([.$M$3];[.$AK$3:.$DD$3];0)+[.AA$1]))">
            <text:p/>
          </table:table-cell>
          <table:table-cell table:style-name="ce24" table:formula="of:=IF(INDEX([.$AK57:.$DD57];MATCH([.$M$3];[.$AK$3:.$DD$3];0)+[.AB$1])=&quot;&quot;;&quot;&quot;;INDEX([.$DG$23:.$DG$422];MATCH(INDEX([.$AK57:.$DD57];MATCH([.$M$3];[.$AK$3:.$DD$3];0)+[.AB$1])&amp;IF([.AE57]=&quot;&quot;;&quot;&quot;;&quot;_&quot;&amp;[.AE57]);[.$DK$23:.$DK$422];0)))" office:value-type="float" office:value="275" calcext:value-type="float">
            <text:p>275</text:p>
          </table:table-cell>
          <table:table-cell table:style-name="ce14" table:formula="of:=IF(INDEX([.$AK57:.$DD57];MATCH([.$M$3];[.$AK$3:.$DD$3];0)+[.AC$1])=&quot;&quot;;&quot;&quot;;INDEX([.$AK57:.$DD57];MATCH([.$M$3];[.$AK$3:.$DD$3];0)+[.AC$1]))" office:value-type="string" office:string-value="b" calcext:value-type="string">
            <text:p>b</text:p>
          </table:table-cell>
          <table:table-cell table:style-name="ce14" table:formula="of:=IF(INDEX([.$AK57:.$DD57];MATCH([.$M$3];[.$AK$3:.$DD$3];0)+[.AD$1])=&quot;&quot;;&quot;&quot;;INDEX([.$AK57:.$DD57];MATCH([.$M$3];[.$AK$3:.$DD$3];0)+[.AD$1]))">
            <text:p/>
          </table:table-cell>
          <table:table-cell table:style-name="ce51" table:formula="of:=IF(INDEX([.$AK57:.$DD57];MATCH([.$M$3];[.$AK$3:.$DD$3];0)+[.AE$1])=&quot;&quot;;&quot;&quot;;INDEX([.$AK57:.$DD57];MATCH([.$M$3];[.$AK$3:.$DD$3];0)+[.AE$1]))">
            <text:p/>
          </table:table-cell>
          <table:table-cell table:style-name="ce37" table:formula="of:=IF(INDEX([.$AK57:.$DD57];MATCH([.$M$3];[.$AK$3:.$DD$3];0)+[.AF$1])=&quot;&quot;;&quot;&quot;;INDEX([.$AK57:.$DD57];MATCH([.$M$3];[.$AK$3:.$DD$3];0)+[.AF$1]))" office:value-type="float" office:value="133.5" calcext:value-type="float">
            <text:p>133.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" calcext:value-type="float">
            <text:p>133.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 office:value-type="float" office:value="174" calcext:value-type="float">
            <text:p>174</text:p>
          </table:table-cell>
          <table:table-cell table:formula="of:=IF([.B58]=&quot;&quot;;&quot;&quot;;IF(OR([.D57]=&quot;pb&quot;;[.D57]=&quot;b&quot;;[.D57]=&quot;&quot;;[.D57]=&quot;p&quot;);[.B58]-[.B57];[.B58]-[.B57]-1))" office:value-type="float" office:value="7" calcext:value-type="float">
            <text:p>7</text:p>
          </table:table-cell>
          <table:table-cell table:formula="of:=IF([.B58]=&quot;&quot;;&quot;&quot;;IF(ISNUMBER(MATCH([.B58];[.$M$4:.$M$11];0));&quot;&quot;;INDEX([.$N$23:.$N$79];MATCH([.B58];[.$M$23:.$M$79];0))))" office:value-type="string" office:string-value="b" calcext:value-type="string">
            <text:p>b</text:p>
          </table:table-cell>
          <table:table-cell table:formula="of:=IF([.B58]=&quot;&quot;;&quot;&quot;;IF([.B57]&lt;[.$M$4];INDEX([.$N$4:.$N$11];MATCH([.B57];[.$M$4:.$M$11];-1));INDEX([.$N$4:.$N$11];MATCH([.B57];[.$M$4:.$M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&quot;&quot;))" office:value-type="string" office:string-value="\break" calcext:value-type="string">
            <text:p>\break</text:p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6]=&quot;&quot;;&quot;&quot;;&quot;\overrideProperty Score.NonMusicalPaperColumn.line-break-system-details #'((Y-offset . &quot;&amp;[.Q56]&amp;&quot;))&quot;)" office:value-type="string" office:string-value="\overrideProperty Score.NonMusicalPaperColumn.line-break-system-details #'((Y-offset . 91))" calcext:value-type="string">
            <text:p>\overrideProperty Score.NonMusicalPaperColumn.line-break-system-details #'((Y-offset . 91))</text:p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D58];MATCH([.$M$3];[.$AK$3:.$DD$3];0)+[.$M$1])=&quot;&quot;;&quot;&quot;;INDEX([.$DG$23:.$DG$422];MATCH(INDEX([.$AK58:.$DD58];MATCH([.$M$3];[.$AK$3:.$DD$3];0)+[.$M$1])&amp;IF([.P58]=&quot;&quot;;&quot;&quot;;&quot;_&quot;&amp;[.P58]);[.$DH$23:.$DH$422];0)))">
            <text:p/>
          </table:table-cell>
          <table:table-cell table:style-name="ce14" table:formula="of:=IF(INDEX([.$AK58:.$DD58];MATCH([.$M$3];[.$AK$3:.$DD$3];0)+[.N$1])=&quot;&quot;;&quot;&quot;;INDEX([.$AK58:.$DD58];MATCH([.$M$3];[.$AK$3:.$DD$3];0)+[.N$1]))">
            <text:p/>
          </table:table-cell>
          <table:table-cell table:style-name="ce51" table:formula="of:=IF(INDEX([.$AK58:.$DD58];MATCH([.$M$3];[.$AK$3:.$DD$3];0)+[.O$1])=&quot;&quot;;&quot;&quot;;INDEX([.$AK58:.$DD58];MATCH([.$M$3];[.$AK$3:.$DD$3];0)+[.O$1]))">
            <text:p/>
          </table:table-cell>
          <table:table-cell table:style-name="ce51" table:formula="of:=IF(INDEX([.$AK58:.$DD58];MATCH([.$M$3];[.$AK$3:.$DD$3];0)+[.P$1])=&quot;&quot;;&quot;&quot;;INDEX([.$AK58:.$DD58];MATCH([.$M$3];[.$AK$3:.$DD$3];0)+[.P$1]))">
            <text:p/>
          </table:table-cell>
          <table:table-cell table:style-name="ce37" table:formula="of:=IF(INDEX([.$AK58:.$DD58];MATCH([.$M$3];[.$AK$3:.$DD$3];0)+[.Q$1])=&quot;&quot;;&quot;&quot;;INDEX([.$AK58:.$DD58];MATCH([.$M$3];[.$AK$3:.$DD$3];0)+[.Q$1]))">
            <text:p/>
          </table:table-cell>
          <table:table-cell table:style-name="ce24" table:formula="of:=IF(INDEX([.$AK58:.$DD58];MATCH([.$M$3];[.$AK$3:.$DD$3];0)+[.R$1])=&quot;&quot;;&quot;&quot;;INDEX([.$DG$23:.$DG$422];MATCH(INDEX([.$AK58:.$DD58];MATCH([.$M$3];[.$AK$3:.$DD$3];0)+[.R$1])&amp;IF([.U58]=&quot;&quot;;&quot;&quot;;&quot;_&quot;&amp;[.U58]);[.$DI$23:.$DI$422];0)))">
            <text:p/>
          </table:table-cell>
          <table:table-cell table:style-name="ce14" table:formula="of:=IF(INDEX([.$AK58:.$DD58];MATCH([.$M$3];[.$AK$3:.$DD$3];0)+[.S$1])=&quot;&quot;;&quot;&quot;;INDEX([.$AK58:.$DD58];MATCH([.$M$3];[.$AK$3:.$DD$3];0)+[.S$1]))">
            <text:p/>
          </table:table-cell>
          <table:table-cell table:style-name="ce14" table:formula="of:=IF(INDEX([.$AK58:.$DD58];MATCH([.$M$3];[.$AK$3:.$DD$3];0)+[.T$1])=&quot;&quot;;&quot;&quot;;INDEX([.$AK58:.$DD58];MATCH([.$M$3];[.$AK$3:.$DD$3];0)+[.T$1]))">
            <text:p/>
          </table:table-cell>
          <table:table-cell table:style-name="ce51" table:formula="of:=IF(INDEX([.$AK58:.$DD58];MATCH([.$M$3];[.$AK$3:.$DD$3];0)+[.U$1])=&quot;&quot;;&quot;&quot;;INDEX([.$AK58:.$DD58];MATCH([.$M$3];[.$AK$3:.$DD$3];0)+[.U$1]))">
            <text:p/>
          </table:table-cell>
          <table:table-cell table:style-name="ce37" table:formula="of:=IF(INDEX([.$AK58:.$DD58];MATCH([.$M$3];[.$AK$3:.$DD$3];0)+[.V$1])=&quot;&quot;;&quot;&quot;;INDEX([.$AK58:.$DD58];MATCH([.$M$3];[.$AK$3:.$DD$3];0)+[.V$1]))">
            <text:p/>
          </table:table-cell>
          <table:table-cell table:style-name="ce24" table:formula="of:=IF(INDEX([.$AK58:.$DD58];MATCH([.$M$3];[.$AK$3:.$DD$3];0)+[.W$1])=&quot;&quot;;&quot;&quot;;INDEX([.$DG$23:.$DG$422];MATCH(INDEX([.$AK58:.$DD58];MATCH([.$M$3];[.$AK$3:.$DD$3];0)+[.W$1])&amp;IF([.Z58]=&quot;&quot;;&quot;&quot;;&quot;_&quot;&amp;[.Z58]);[.$DJ$23:.$DJ$422];0)))">
            <text:p/>
          </table:table-cell>
          <table:table-cell table:style-name="ce14" table:formula="of:=IF(INDEX([.$AK58:.$DD58];MATCH([.$M$3];[.$AK$3:.$DD$3];0)+[.X$1])=&quot;&quot;;&quot;&quot;;INDEX([.$AK58:.$DD58];MATCH([.$M$3];[.$AK$3:.$DD$3];0)+[.X$1]))">
            <text:p/>
          </table:table-cell>
          <table:table-cell table:style-name="ce14" table:formula="of:=IF(INDEX([.$AK58:.$DD58];MATCH([.$M$3];[.$AK$3:.$DD$3];0)+[.Y$1])=&quot;&quot;;&quot;&quot;;INDEX([.$AK58:.$DD58];MATCH([.$M$3];[.$AK$3:.$DD$3];0)+[.Y$1]))">
            <text:p/>
          </table:table-cell>
          <table:table-cell table:style-name="ce51" table:formula="of:=IF(INDEX([.$AK58:.$DD58];MATCH([.$M$3];[.$AK$3:.$DD$3];0)+[.Z$1])=&quot;&quot;;&quot;&quot;;INDEX([.$AK58:.$DD58];MATCH([.$M$3];[.$AK$3:.$DD$3];0)+[.Z$1]))">
            <text:p/>
          </table:table-cell>
          <table:table-cell table:style-name="ce37" table:formula="of:=IF(INDEX([.$AK58:.$DD58];MATCH([.$M$3];[.$AK$3:.$DD$3];0)+[.AA$1])=&quot;&quot;;&quot;&quot;;INDEX([.$AK58:.$DD58];MATCH([.$M$3];[.$AK$3:.$DD$3];0)+[.AA$1]))">
            <text:p/>
          </table:table-cell>
          <table:table-cell table:style-name="ce24" table:formula="of:=IF(INDEX([.$AK58:.$DD58];MATCH([.$M$3];[.$AK$3:.$DD$3];0)+[.AB$1])=&quot;&quot;;&quot;&quot;;INDEX([.$DG$23:.$DG$422];MATCH(INDEX([.$AK58:.$DD58];MATCH([.$M$3];[.$AK$3:.$DD$3];0)+[.AB$1])&amp;IF([.AE58]=&quot;&quot;;&quot;&quot;;&quot;_&quot;&amp;[.AE58]);[.$DK$23:.$DK$422];0)))" office:value-type="float" office:value="282" calcext:value-type="float">
            <text:p>282</text:p>
          </table:table-cell>
          <table:table-cell table:style-name="ce14" table:formula="of:=IF(INDEX([.$AK58:.$DD58];MATCH([.$M$3];[.$AK$3:.$DD$3];0)+[.AC$1])=&quot;&quot;;&quot;&quot;;INDEX([.$AK58:.$DD58];MATCH([.$M$3];[.$AK$3:.$DD$3];0)+[.AC$1]))" office:value-type="string" office:string-value="b" calcext:value-type="string">
            <text:p>b</text:p>
          </table:table-cell>
          <table:table-cell table:style-name="ce14" table:formula="of:=IF(INDEX([.$AK58:.$DD58];MATCH([.$M$3];[.$AK$3:.$DD$3];0)+[.AD$1])=&quot;&quot;;&quot;&quot;;INDEX([.$AK58:.$DD58];MATCH([.$M$3];[.$AK$3:.$DD$3];0)+[.AD$1]))">
            <text:p/>
          </table:table-cell>
          <table:table-cell table:style-name="ce51" table:formula="of:=IF(INDEX([.$AK58:.$DD58];MATCH([.$M$3];[.$AK$3:.$DD$3];0)+[.AE$1])=&quot;&quot;;&quot;&quot;;INDEX([.$AK58:.$DD58];MATCH([.$M$3];[.$AK$3:.$DD$3];0)+[.AE$1]))">
            <text:p/>
          </table:table-cell>
          <table:table-cell table:style-name="ce37" table:formula="of:=IF(INDEX([.$AK58:.$DD58];MATCH([.$M$3];[.$AK$3:.$DD$3];0)+[.AF$1])=&quot;&quot;;&quot;&quot;;INDEX([.$AK58:.$DD58];MATCH([.$M$3];[.$AK$3:.$DD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 office:value-type="float" office:value="179" calcext:value-type="float">
            <text:p>179</text:p>
          </table:table-cell>
          <table:table-cell table:formula="of:=IF([.B59]=&quot;&quot;;&quot;&quot;;IF(OR([.D58]=&quot;pb&quot;;[.D58]=&quot;b&quot;;[.D58]=&quot;&quot;;[.D58]=&quot;p&quot;);[.B59]-[.B58];[.B59]-[.B58]-1))" office:value-type="float" office:value="5" calcext:value-type="float">
            <text:p>5</text:p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 office:value-type="string" office:string-value="s1*5 " calcext:value-type="string">
            <text:p>s1*5 </text:p>
          </table:table-cell>
          <table:table-cell table:formula="of:=IF([.Q57]=&quot;&quot;;&quot;&quot;;&quot;\overrideProperty Score.NonMusicalPaperColumn.line-break-system-details #'((Y-offset . &quot;&amp;[.Q57]&amp;&quot;))&quot;)" office:value-type="string" office:string-value="\overrideProperty Score.NonMusicalPaperColumn.line-break-system-details #'((Y-offset . 105))" calcext:value-type="string">
            <text:p>\overrideProperty Score.NonMusicalPaperColumn.line-break-system-details #'((Y-offset . 105))</text:p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D59];MATCH([.$M$3];[.$AK$3:.$DD$3];0)+[.$M$1])=&quot;&quot;;&quot;&quot;;INDEX([.$DG$23:.$DG$422];MATCH(INDEX([.$AK59:.$DD59];MATCH([.$M$3];[.$AK$3:.$DD$3];0)+[.$M$1])&amp;IF([.P59]=&quot;&quot;;&quot;&quot;;&quot;_&quot;&amp;[.P59]);[.$DH$23:.$DH$422];0)))">
            <text:p/>
          </table:table-cell>
          <table:table-cell table:style-name="ce14" table:formula="of:=IF(INDEX([.$AK59:.$DD59];MATCH([.$M$3];[.$AK$3:.$DD$3];0)+[.N$1])=&quot;&quot;;&quot;&quot;;INDEX([.$AK59:.$DD59];MATCH([.$M$3];[.$AK$3:.$DD$3];0)+[.N$1]))">
            <text:p/>
          </table:table-cell>
          <table:table-cell table:style-name="ce51" table:formula="of:=IF(INDEX([.$AK59:.$DD59];MATCH([.$M$3];[.$AK$3:.$DD$3];0)+[.O$1])=&quot;&quot;;&quot;&quot;;INDEX([.$AK59:.$DD59];MATCH([.$M$3];[.$AK$3:.$DD$3];0)+[.O$1]))">
            <text:p/>
          </table:table-cell>
          <table:table-cell table:style-name="ce51" table:formula="of:=IF(INDEX([.$AK59:.$DD59];MATCH([.$M$3];[.$AK$3:.$DD$3];0)+[.P$1])=&quot;&quot;;&quot;&quot;;INDEX([.$AK59:.$DD59];MATCH([.$M$3];[.$AK$3:.$DD$3];0)+[.P$1]))">
            <text:p/>
          </table:table-cell>
          <table:table-cell table:style-name="ce37" table:formula="of:=IF(INDEX([.$AK59:.$DD59];MATCH([.$M$3];[.$AK$3:.$DD$3];0)+[.Q$1])=&quot;&quot;;&quot;&quot;;INDEX([.$AK59:.$DD59];MATCH([.$M$3];[.$AK$3:.$DD$3];0)+[.Q$1]))">
            <text:p/>
          </table:table-cell>
          <table:table-cell table:style-name="ce24" table:formula="of:=IF(INDEX([.$AK59:.$DD59];MATCH([.$M$3];[.$AK$3:.$DD$3];0)+[.R$1])=&quot;&quot;;&quot;&quot;;INDEX([.$DG$23:.$DG$422];MATCH(INDEX([.$AK59:.$DD59];MATCH([.$M$3];[.$AK$3:.$DD$3];0)+[.R$1])&amp;IF([.U59]=&quot;&quot;;&quot;&quot;;&quot;_&quot;&amp;[.U59]);[.$DI$23:.$DI$422];0)))">
            <text:p/>
          </table:table-cell>
          <table:table-cell table:style-name="ce14" table:formula="of:=IF(INDEX([.$AK59:.$DD59];MATCH([.$M$3];[.$AK$3:.$DD$3];0)+[.S$1])=&quot;&quot;;&quot;&quot;;INDEX([.$AK59:.$DD59];MATCH([.$M$3];[.$AK$3:.$DD$3];0)+[.S$1]))">
            <text:p/>
          </table:table-cell>
          <table:table-cell table:style-name="ce14" table:formula="of:=IF(INDEX([.$AK59:.$DD59];MATCH([.$M$3];[.$AK$3:.$DD$3];0)+[.T$1])=&quot;&quot;;&quot;&quot;;INDEX([.$AK59:.$DD59];MATCH([.$M$3];[.$AK$3:.$DD$3];0)+[.T$1]))">
            <text:p/>
          </table:table-cell>
          <table:table-cell table:style-name="ce51" table:formula="of:=IF(INDEX([.$AK59:.$DD59];MATCH([.$M$3];[.$AK$3:.$DD$3];0)+[.U$1])=&quot;&quot;;&quot;&quot;;INDEX([.$AK59:.$DD59];MATCH([.$M$3];[.$AK$3:.$DD$3];0)+[.U$1]))">
            <text:p/>
          </table:table-cell>
          <table:table-cell table:style-name="ce37" table:formula="of:=IF(INDEX([.$AK59:.$DD59];MATCH([.$M$3];[.$AK$3:.$DD$3];0)+[.V$1])=&quot;&quot;;&quot;&quot;;INDEX([.$AK59:.$DD59];MATCH([.$M$3];[.$AK$3:.$DD$3];0)+[.V$1]))">
            <text:p/>
          </table:table-cell>
          <table:table-cell table:style-name="ce24" table:formula="of:=IF(INDEX([.$AK59:.$DD59];MATCH([.$M$3];[.$AK$3:.$DD$3];0)+[.W$1])=&quot;&quot;;&quot;&quot;;INDEX([.$DG$23:.$DG$422];MATCH(INDEX([.$AK59:.$DD59];MATCH([.$M$3];[.$AK$3:.$DD$3];0)+[.W$1])&amp;IF([.Z59]=&quot;&quot;;&quot;&quot;;&quot;_&quot;&amp;[.Z59]);[.$DJ$23:.$DJ$422];0)))">
            <text:p/>
          </table:table-cell>
          <table:table-cell table:style-name="ce14" table:formula="of:=IF(INDEX([.$AK59:.$DD59];MATCH([.$M$3];[.$AK$3:.$DD$3];0)+[.X$1])=&quot;&quot;;&quot;&quot;;INDEX([.$AK59:.$DD59];MATCH([.$M$3];[.$AK$3:.$DD$3];0)+[.X$1]))">
            <text:p/>
          </table:table-cell>
          <table:table-cell table:style-name="ce14" table:formula="of:=IF(INDEX([.$AK59:.$DD59];MATCH([.$M$3];[.$AK$3:.$DD$3];0)+[.Y$1])=&quot;&quot;;&quot;&quot;;INDEX([.$AK59:.$DD59];MATCH([.$M$3];[.$AK$3:.$DD$3];0)+[.Y$1]))">
            <text:p/>
          </table:table-cell>
          <table:table-cell table:style-name="ce51" table:formula="of:=IF(INDEX([.$AK59:.$DD59];MATCH([.$M$3];[.$AK$3:.$DD$3];0)+[.Z$1])=&quot;&quot;;&quot;&quot;;INDEX([.$AK59:.$DD59];MATCH([.$M$3];[.$AK$3:.$DD$3];0)+[.Z$1]))">
            <text:p/>
          </table:table-cell>
          <table:table-cell table:style-name="ce37" table:formula="of:=IF(INDEX([.$AK59:.$DD59];MATCH([.$M$3];[.$AK$3:.$DD$3];0)+[.AA$1])=&quot;&quot;;&quot;&quot;;INDEX([.$AK59:.$DD59];MATCH([.$M$3];[.$AK$3:.$DD$3];0)+[.AA$1]))">
            <text:p/>
          </table:table-cell>
          <table:table-cell table:style-name="ce24" table:formula="of:=IF(INDEX([.$AK59:.$DD59];MATCH([.$M$3];[.$AK$3:.$DD$3];0)+[.AB$1])=&quot;&quot;;&quot;&quot;;INDEX([.$DG$23:.$DG$422];MATCH(INDEX([.$AK59:.$DD59];MATCH([.$M$3];[.$AK$3:.$DD$3];0)+[.AB$1])&amp;IF([.AE59]=&quot;&quot;;&quot;&quot;;&quot;_&quot;&amp;[.AE59]);[.$DK$23:.$DK$422];0)))" office:value-type="float" office:value="292" calcext:value-type="float">
            <text:p>292</text:p>
          </table:table-cell>
          <table:table-cell table:style-name="ce14" table:formula="of:=IF(INDEX([.$AK59:.$DD59];MATCH([.$M$3];[.$AK$3:.$DD$3];0)+[.AC$1])=&quot;&quot;;&quot;&quot;;INDEX([.$AK59:.$DD59];MATCH([.$M$3];[.$AK$3:.$DD$3];0)+[.AC$1]))" office:value-type="string" office:string-value="pb" calcext:value-type="string">
            <text:p>pb</text:p>
          </table:table-cell>
          <table:table-cell table:style-name="ce14" table:formula="of:=IF(INDEX([.$AK59:.$DD59];MATCH([.$M$3];[.$AK$3:.$DD$3];0)+[.AD$1])=&quot;&quot;;&quot;&quot;;INDEX([.$AK59:.$DD59];MATCH([.$M$3];[.$AK$3:.$DD$3];0)+[.AD$1]))">
            <text:p/>
          </table:table-cell>
          <table:table-cell table:style-name="ce51" table:formula="of:=IF(INDEX([.$AK59:.$DD59];MATCH([.$M$3];[.$AK$3:.$DD$3];0)+[.AE$1])=&quot;&quot;;&quot;&quot;;INDEX([.$AK59:.$DD59];MATCH([.$M$3];[.$AK$3:.$DD$3];0)+[.AE$1]))">
            <text:p/>
          </table:table-cell>
          <table:table-cell table:style-name="ce37" table:formula="of:=IF(INDEX([.$AK59:.$DD59];MATCH([.$M$3];[.$AK$3:.$DD$3];0)+[.AF$1])=&quot;&quot;;&quot;&quot;;INDEX([.$AK59:.$DD59];MATCH([.$M$3];[.$AK$3:.$DD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D60];MATCH([.$M$3];[.$AK$3:.$DD$3];0)+[.$M$1])=&quot;&quot;;&quot;&quot;;INDEX([.$DG$23:.$DG$422];MATCH(INDEX([.$AK60:.$DD60];MATCH([.$M$3];[.$AK$3:.$DD$3];0)+[.$M$1])&amp;IF([.P60]=&quot;&quot;;&quot;&quot;;&quot;_&quot;&amp;[.P60]);[.$DH$23:.$DH$422];0)))">
            <text:p/>
          </table:table-cell>
          <table:table-cell table:style-name="ce14" table:formula="of:=IF(INDEX([.$AK60:.$DD60];MATCH([.$M$3];[.$AK$3:.$DD$3];0)+[.N$1])=&quot;&quot;;&quot;&quot;;INDEX([.$AK60:.$DD60];MATCH([.$M$3];[.$AK$3:.$DD$3];0)+[.N$1]))">
            <text:p/>
          </table:table-cell>
          <table:table-cell table:style-name="ce51" table:formula="of:=IF(INDEX([.$AK60:.$DD60];MATCH([.$M$3];[.$AK$3:.$DD$3];0)+[.O$1])=&quot;&quot;;&quot;&quot;;INDEX([.$AK60:.$DD60];MATCH([.$M$3];[.$AK$3:.$DD$3];0)+[.O$1]))">
            <text:p/>
          </table:table-cell>
          <table:table-cell table:style-name="ce51" table:formula="of:=IF(INDEX([.$AK60:.$DD60];MATCH([.$M$3];[.$AK$3:.$DD$3];0)+[.P$1])=&quot;&quot;;&quot;&quot;;INDEX([.$AK60:.$DD60];MATCH([.$M$3];[.$AK$3:.$DD$3];0)+[.P$1]))">
            <text:p/>
          </table:table-cell>
          <table:table-cell table:style-name="ce37" table:formula="of:=IF(INDEX([.$AK60:.$DD60];MATCH([.$M$3];[.$AK$3:.$DD$3];0)+[.Q$1])=&quot;&quot;;&quot;&quot;;INDEX([.$AK60:.$DD60];MATCH([.$M$3];[.$AK$3:.$DD$3];0)+[.Q$1]))">
            <text:p/>
          </table:table-cell>
          <table:table-cell table:style-name="ce24" table:formula="of:=IF(INDEX([.$AK60:.$DD60];MATCH([.$M$3];[.$AK$3:.$DD$3];0)+[.R$1])=&quot;&quot;;&quot;&quot;;INDEX([.$DG$23:.$DG$422];MATCH(INDEX([.$AK60:.$DD60];MATCH([.$M$3];[.$AK$3:.$DD$3];0)+[.R$1])&amp;IF([.U60]=&quot;&quot;;&quot;&quot;;&quot;_&quot;&amp;[.U60]);[.$DI$23:.$DI$422];0)))">
            <text:p/>
          </table:table-cell>
          <table:table-cell table:style-name="ce14" table:formula="of:=IF(INDEX([.$AK60:.$DD60];MATCH([.$M$3];[.$AK$3:.$DD$3];0)+[.S$1])=&quot;&quot;;&quot;&quot;;INDEX([.$AK60:.$DD60];MATCH([.$M$3];[.$AK$3:.$DD$3];0)+[.S$1]))">
            <text:p/>
          </table:table-cell>
          <table:table-cell table:style-name="ce14" table:formula="of:=IF(INDEX([.$AK60:.$DD60];MATCH([.$M$3];[.$AK$3:.$DD$3];0)+[.T$1])=&quot;&quot;;&quot;&quot;;INDEX([.$AK60:.$DD60];MATCH([.$M$3];[.$AK$3:.$DD$3];0)+[.T$1]))">
            <text:p/>
          </table:table-cell>
          <table:table-cell table:style-name="ce51" table:formula="of:=IF(INDEX([.$AK60:.$DD60];MATCH([.$M$3];[.$AK$3:.$DD$3];0)+[.U$1])=&quot;&quot;;&quot;&quot;;INDEX([.$AK60:.$DD60];MATCH([.$M$3];[.$AK$3:.$DD$3];0)+[.U$1]))">
            <text:p/>
          </table:table-cell>
          <table:table-cell table:style-name="ce37" table:formula="of:=IF(INDEX([.$AK60:.$DD60];MATCH([.$M$3];[.$AK$3:.$DD$3];0)+[.V$1])=&quot;&quot;;&quot;&quot;;INDEX([.$AK60:.$DD60];MATCH([.$M$3];[.$AK$3:.$DD$3];0)+[.V$1]))">
            <text:p/>
          </table:table-cell>
          <table:table-cell table:style-name="ce24" table:formula="of:=IF(INDEX([.$AK60:.$DD60];MATCH([.$M$3];[.$AK$3:.$DD$3];0)+[.W$1])=&quot;&quot;;&quot;&quot;;INDEX([.$DG$23:.$DG$422];MATCH(INDEX([.$AK60:.$DD60];MATCH([.$M$3];[.$AK$3:.$DD$3];0)+[.W$1])&amp;IF([.Z60]=&quot;&quot;;&quot;&quot;;&quot;_&quot;&amp;[.Z60]);[.$DJ$23:.$DJ$422];0)))">
            <text:p/>
          </table:table-cell>
          <table:table-cell table:style-name="ce14" table:formula="of:=IF(INDEX([.$AK60:.$DD60];MATCH([.$M$3];[.$AK$3:.$DD$3];0)+[.X$1])=&quot;&quot;;&quot;&quot;;INDEX([.$AK60:.$DD60];MATCH([.$M$3];[.$AK$3:.$DD$3];0)+[.X$1]))">
            <text:p/>
          </table:table-cell>
          <table:table-cell table:style-name="ce14" table:formula="of:=IF(INDEX([.$AK60:.$DD60];MATCH([.$M$3];[.$AK$3:.$DD$3];0)+[.Y$1])=&quot;&quot;;&quot;&quot;;INDEX([.$AK60:.$DD60];MATCH([.$M$3];[.$AK$3:.$DD$3];0)+[.Y$1]))">
            <text:p/>
          </table:table-cell>
          <table:table-cell table:style-name="ce51" table:formula="of:=IF(INDEX([.$AK60:.$DD60];MATCH([.$M$3];[.$AK$3:.$DD$3];0)+[.Z$1])=&quot;&quot;;&quot;&quot;;INDEX([.$AK60:.$DD60];MATCH([.$M$3];[.$AK$3:.$DD$3];0)+[.Z$1]))">
            <text:p/>
          </table:table-cell>
          <table:table-cell table:style-name="ce37" table:formula="of:=IF(INDEX([.$AK60:.$DD60];MATCH([.$M$3];[.$AK$3:.$DD$3];0)+[.AA$1])=&quot;&quot;;&quot;&quot;;INDEX([.$AK60:.$DD60];MATCH([.$M$3];[.$AK$3:.$DD$3];0)+[.AA$1]))">
            <text:p/>
          </table:table-cell>
          <table:table-cell table:style-name="ce24" table:formula="of:=IF(INDEX([.$AK60:.$DD60];MATCH([.$M$3];[.$AK$3:.$DD$3];0)+[.AB$1])=&quot;&quot;;&quot;&quot;;INDEX([.$DG$23:.$DG$422];MATCH(INDEX([.$AK60:.$DD60];MATCH([.$M$3];[.$AK$3:.$DD$3];0)+[.AB$1])&amp;IF([.AE60]=&quot;&quot;;&quot;&quot;;&quot;_&quot;&amp;[.AE60]);[.$DK$23:.$DK$422];0)))" office:value-type="float" office:value="301" calcext:value-type="float">
            <text:p>301</text:p>
          </table:table-cell>
          <table:table-cell table:style-name="ce14" table:formula="of:=IF(INDEX([.$AK60:.$DD60];MATCH([.$M$3];[.$AK$3:.$DD$3];0)+[.AC$1])=&quot;&quot;;&quot;&quot;;INDEX([.$AK60:.$DD60];MATCH([.$M$3];[.$AK$3:.$DD$3];0)+[.AC$1]))" office:value-type="string" office:string-value="b" calcext:value-type="string">
            <text:p>b</text:p>
          </table:table-cell>
          <table:table-cell table:style-name="ce14" table:formula="of:=IF(INDEX([.$AK60:.$DD60];MATCH([.$M$3];[.$AK$3:.$DD$3];0)+[.AD$1])=&quot;&quot;;&quot;&quot;;INDEX([.$AK60:.$DD60];MATCH([.$M$3];[.$AK$3:.$DD$3];0)+[.AD$1]))">
            <text:p/>
          </table:table-cell>
          <table:table-cell table:style-name="ce51" table:formula="of:=IF(INDEX([.$AK60:.$DD60];MATCH([.$M$3];[.$AK$3:.$DD$3];0)+[.AE$1])=&quot;&quot;;&quot;&quot;;INDEX([.$AK60:.$DD60];MATCH([.$M$3];[.$AK$3:.$DD$3];0)+[.AE$1]))">
            <text:p/>
          </table:table-cell>
          <table:table-cell table:style-name="ce37" table:formula="of:=IF(INDEX([.$AK60:.$DD60];MATCH([.$M$3];[.$AK$3:.$DD$3];0)+[.AF$1])=&quot;&quot;;&quot;&quot;;INDEX([.$AK60:.$DD60];MATCH([.$M$3];[.$AK$3:.$DD$3];0)+[.AF$1]))" office:value-type="float" office:value="19" calcext:value-type="float">
            <text:p>1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D61];MATCH([.$M$3];[.$AK$3:.$DD$3];0)+[.$M$1])=&quot;&quot;;&quot;&quot;;INDEX([.$DG$23:.$DG$422];MATCH(INDEX([.$AK61:.$DD61];MATCH([.$M$3];[.$AK$3:.$DD$3];0)+[.$M$1])&amp;IF([.P61]=&quot;&quot;;&quot;&quot;;&quot;_&quot;&amp;[.P61]);[.$DH$23:.$DH$422];0)))">
            <text:p/>
          </table:table-cell>
          <table:table-cell table:style-name="ce14" table:formula="of:=IF(INDEX([.$AK61:.$DD61];MATCH([.$M$3];[.$AK$3:.$DD$3];0)+[.N$1])=&quot;&quot;;&quot;&quot;;INDEX([.$AK61:.$DD61];MATCH([.$M$3];[.$AK$3:.$DD$3];0)+[.N$1]))">
            <text:p/>
          </table:table-cell>
          <table:table-cell table:style-name="ce51" table:formula="of:=IF(INDEX([.$AK61:.$DD61];MATCH([.$M$3];[.$AK$3:.$DD$3];0)+[.O$1])=&quot;&quot;;&quot;&quot;;INDEX([.$AK61:.$DD61];MATCH([.$M$3];[.$AK$3:.$DD$3];0)+[.O$1]))">
            <text:p/>
          </table:table-cell>
          <table:table-cell table:style-name="ce51" table:formula="of:=IF(INDEX([.$AK61:.$DD61];MATCH([.$M$3];[.$AK$3:.$DD$3];0)+[.P$1])=&quot;&quot;;&quot;&quot;;INDEX([.$AK61:.$DD61];MATCH([.$M$3];[.$AK$3:.$DD$3];0)+[.P$1]))">
            <text:p/>
          </table:table-cell>
          <table:table-cell table:style-name="ce37" table:formula="of:=IF(INDEX([.$AK61:.$DD61];MATCH([.$M$3];[.$AK$3:.$DD$3];0)+[.Q$1])=&quot;&quot;;&quot;&quot;;INDEX([.$AK61:.$DD61];MATCH([.$M$3];[.$AK$3:.$DD$3];0)+[.Q$1]))">
            <text:p/>
          </table:table-cell>
          <table:table-cell table:style-name="ce24" table:formula="of:=IF(INDEX([.$AK61:.$DD61];MATCH([.$M$3];[.$AK$3:.$DD$3];0)+[.R$1])=&quot;&quot;;&quot;&quot;;INDEX([.$DG$23:.$DG$422];MATCH(INDEX([.$AK61:.$DD61];MATCH([.$M$3];[.$AK$3:.$DD$3];0)+[.R$1])&amp;IF([.U61]=&quot;&quot;;&quot;&quot;;&quot;_&quot;&amp;[.U61]);[.$DI$23:.$DI$422];0)))">
            <text:p/>
          </table:table-cell>
          <table:table-cell table:style-name="ce14" table:formula="of:=IF(INDEX([.$AK61:.$DD61];MATCH([.$M$3];[.$AK$3:.$DD$3];0)+[.S$1])=&quot;&quot;;&quot;&quot;;INDEX([.$AK61:.$DD61];MATCH([.$M$3];[.$AK$3:.$DD$3];0)+[.S$1]))">
            <text:p/>
          </table:table-cell>
          <table:table-cell table:style-name="ce14" table:formula="of:=IF(INDEX([.$AK61:.$DD61];MATCH([.$M$3];[.$AK$3:.$DD$3];0)+[.T$1])=&quot;&quot;;&quot;&quot;;INDEX([.$AK61:.$DD61];MATCH([.$M$3];[.$AK$3:.$DD$3];0)+[.T$1]))">
            <text:p/>
          </table:table-cell>
          <table:table-cell table:style-name="ce51" table:formula="of:=IF(INDEX([.$AK61:.$DD61];MATCH([.$M$3];[.$AK$3:.$DD$3];0)+[.U$1])=&quot;&quot;;&quot;&quot;;INDEX([.$AK61:.$DD61];MATCH([.$M$3];[.$AK$3:.$DD$3];0)+[.U$1]))">
            <text:p/>
          </table:table-cell>
          <table:table-cell table:style-name="ce37" table:formula="of:=IF(INDEX([.$AK61:.$DD61];MATCH([.$M$3];[.$AK$3:.$DD$3];0)+[.V$1])=&quot;&quot;;&quot;&quot;;INDEX([.$AK61:.$DD61];MATCH([.$M$3];[.$AK$3:.$DD$3];0)+[.V$1]))">
            <text:p/>
          </table:table-cell>
          <table:table-cell table:style-name="ce24" table:formula="of:=IF(INDEX([.$AK61:.$DD61];MATCH([.$M$3];[.$AK$3:.$DD$3];0)+[.W$1])=&quot;&quot;;&quot;&quot;;INDEX([.$DG$23:.$DG$422];MATCH(INDEX([.$AK61:.$DD61];MATCH([.$M$3];[.$AK$3:.$DD$3];0)+[.W$1])&amp;IF([.Z61]=&quot;&quot;;&quot;&quot;;&quot;_&quot;&amp;[.Z61]);[.$DJ$23:.$DJ$422];0)))">
            <text:p/>
          </table:table-cell>
          <table:table-cell table:style-name="ce14" table:formula="of:=IF(INDEX([.$AK61:.$DD61];MATCH([.$M$3];[.$AK$3:.$DD$3];0)+[.X$1])=&quot;&quot;;&quot;&quot;;INDEX([.$AK61:.$DD61];MATCH([.$M$3];[.$AK$3:.$DD$3];0)+[.X$1]))">
            <text:p/>
          </table:table-cell>
          <table:table-cell table:style-name="ce14" table:formula="of:=IF(INDEX([.$AK61:.$DD61];MATCH([.$M$3];[.$AK$3:.$DD$3];0)+[.Y$1])=&quot;&quot;;&quot;&quot;;INDEX([.$AK61:.$DD61];MATCH([.$M$3];[.$AK$3:.$DD$3];0)+[.Y$1]))">
            <text:p/>
          </table:table-cell>
          <table:table-cell table:style-name="ce51" table:formula="of:=IF(INDEX([.$AK61:.$DD61];MATCH([.$M$3];[.$AK$3:.$DD$3];0)+[.Z$1])=&quot;&quot;;&quot;&quot;;INDEX([.$AK61:.$DD61];MATCH([.$M$3];[.$AK$3:.$DD$3];0)+[.Z$1]))">
            <text:p/>
          </table:table-cell>
          <table:table-cell table:style-name="ce37" table:formula="of:=IF(INDEX([.$AK61:.$DD61];MATCH([.$M$3];[.$AK$3:.$DD$3];0)+[.AA$1])=&quot;&quot;;&quot;&quot;;INDEX([.$AK61:.$DD61];MATCH([.$M$3];[.$AK$3:.$DD$3];0)+[.AA$1]))">
            <text:p/>
          </table:table-cell>
          <table:table-cell table:style-name="ce24" table:formula="of:=IF(INDEX([.$AK61:.$DD61];MATCH([.$M$3];[.$AK$3:.$DD$3];0)+[.AB$1])=&quot;&quot;;&quot;&quot;;INDEX([.$DG$23:.$DG$422];MATCH(INDEX([.$AK61:.$DD61];MATCH([.$M$3];[.$AK$3:.$DD$3];0)+[.AB$1])&amp;IF([.AE61]=&quot;&quot;;&quot;&quot;;&quot;_&quot;&amp;[.AE61]);[.$DK$23:.$DK$422];0)))" office:value-type="float" office:value="308" calcext:value-type="float">
            <text:p>308</text:p>
          </table:table-cell>
          <table:table-cell table:style-name="ce14" table:formula="of:=IF(INDEX([.$AK61:.$DD61];MATCH([.$M$3];[.$AK$3:.$DD$3];0)+[.AC$1])=&quot;&quot;;&quot;&quot;;INDEX([.$AK61:.$DD61];MATCH([.$M$3];[.$AK$3:.$DD$3];0)+[.AC$1]))" office:value-type="string" office:string-value="b" calcext:value-type="string">
            <text:p>b</text:p>
          </table:table-cell>
          <table:table-cell table:style-name="ce14" table:formula="of:=IF(INDEX([.$AK61:.$DD61];MATCH([.$M$3];[.$AK$3:.$DD$3];0)+[.AD$1])=&quot;&quot;;&quot;&quot;;INDEX([.$AK61:.$DD61];MATCH([.$M$3];[.$AK$3:.$DD$3];0)+[.AD$1]))">
            <text:p/>
          </table:table-cell>
          <table:table-cell table:style-name="ce51" table:formula="of:=IF(INDEX([.$AK61:.$DD61];MATCH([.$M$3];[.$AK$3:.$DD$3];0)+[.AE$1])=&quot;&quot;;&quot;&quot;;INDEX([.$AK61:.$DD61];MATCH([.$M$3];[.$AK$3:.$DD$3];0)+[.AE$1]))">
            <text:p/>
          </table:table-cell>
          <table:table-cell table:style-name="ce37" table:formula="of:=IF(INDEX([.$AK61:.$DD61];MATCH([.$M$3];[.$AK$3:.$DD$3];0)+[.AF$1])=&quot;&quot;;&quot;&quot;;INDEX([.$AK61:.$DD61];MATCH([.$M$3];[.$AK$3:.$DD$3];0)+[.AF$1]))" office:value-type="float" office:value="31" calcext:value-type="float">
            <text:p>3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D62];MATCH([.$M$3];[.$AK$3:.$DD$3];0)+[.$M$1])=&quot;&quot;;&quot;&quot;;INDEX([.$DG$23:.$DG$422];MATCH(INDEX([.$AK62:.$DD62];MATCH([.$M$3];[.$AK$3:.$DD$3];0)+[.$M$1])&amp;IF([.P62]=&quot;&quot;;&quot;&quot;;&quot;_&quot;&amp;[.P62]);[.$DH$23:.$DH$422];0)))">
            <text:p/>
          </table:table-cell>
          <table:table-cell table:style-name="ce14" table:formula="of:=IF(INDEX([.$AK62:.$DD62];MATCH([.$M$3];[.$AK$3:.$DD$3];0)+[.N$1])=&quot;&quot;;&quot;&quot;;INDEX([.$AK62:.$DD62];MATCH([.$M$3];[.$AK$3:.$DD$3];0)+[.N$1]))">
            <text:p/>
          </table:table-cell>
          <table:table-cell table:style-name="ce51" table:formula="of:=IF(INDEX([.$AK62:.$DD62];MATCH([.$M$3];[.$AK$3:.$DD$3];0)+[.O$1])=&quot;&quot;;&quot;&quot;;INDEX([.$AK62:.$DD62];MATCH([.$M$3];[.$AK$3:.$DD$3];0)+[.O$1]))">
            <text:p/>
          </table:table-cell>
          <table:table-cell table:style-name="ce51" table:formula="of:=IF(INDEX([.$AK62:.$DD62];MATCH([.$M$3];[.$AK$3:.$DD$3];0)+[.P$1])=&quot;&quot;;&quot;&quot;;INDEX([.$AK62:.$DD62];MATCH([.$M$3];[.$AK$3:.$DD$3];0)+[.P$1]))">
            <text:p/>
          </table:table-cell>
          <table:table-cell table:style-name="ce37" table:formula="of:=IF(INDEX([.$AK62:.$DD62];MATCH([.$M$3];[.$AK$3:.$DD$3];0)+[.Q$1])=&quot;&quot;;&quot;&quot;;INDEX([.$AK62:.$DD62];MATCH([.$M$3];[.$AK$3:.$DD$3];0)+[.Q$1]))">
            <text:p/>
          </table:table-cell>
          <table:table-cell table:style-name="ce24" table:formula="of:=IF(INDEX([.$AK62:.$DD62];MATCH([.$M$3];[.$AK$3:.$DD$3];0)+[.R$1])=&quot;&quot;;&quot;&quot;;INDEX([.$DG$23:.$DG$422];MATCH(INDEX([.$AK62:.$DD62];MATCH([.$M$3];[.$AK$3:.$DD$3];0)+[.R$1])&amp;IF([.U62]=&quot;&quot;;&quot;&quot;;&quot;_&quot;&amp;[.U62]);[.$DI$23:.$DI$422];0)))">
            <text:p/>
          </table:table-cell>
          <table:table-cell table:style-name="ce14" table:formula="of:=IF(INDEX([.$AK62:.$DD62];MATCH([.$M$3];[.$AK$3:.$DD$3];0)+[.S$1])=&quot;&quot;;&quot;&quot;;INDEX([.$AK62:.$DD62];MATCH([.$M$3];[.$AK$3:.$DD$3];0)+[.S$1]))">
            <text:p/>
          </table:table-cell>
          <table:table-cell table:style-name="ce14" table:formula="of:=IF(INDEX([.$AK62:.$DD62];MATCH([.$M$3];[.$AK$3:.$DD$3];0)+[.T$1])=&quot;&quot;;&quot;&quot;;INDEX([.$AK62:.$DD62];MATCH([.$M$3];[.$AK$3:.$DD$3];0)+[.T$1]))">
            <text:p/>
          </table:table-cell>
          <table:table-cell table:style-name="ce51" table:formula="of:=IF(INDEX([.$AK62:.$DD62];MATCH([.$M$3];[.$AK$3:.$DD$3];0)+[.U$1])=&quot;&quot;;&quot;&quot;;INDEX([.$AK62:.$DD62];MATCH([.$M$3];[.$AK$3:.$DD$3];0)+[.U$1]))">
            <text:p/>
          </table:table-cell>
          <table:table-cell table:style-name="ce37" table:formula="of:=IF(INDEX([.$AK62:.$DD62];MATCH([.$M$3];[.$AK$3:.$DD$3];0)+[.V$1])=&quot;&quot;;&quot;&quot;;INDEX([.$AK62:.$DD62];MATCH([.$M$3];[.$AK$3:.$DD$3];0)+[.V$1]))">
            <text:p/>
          </table:table-cell>
          <table:table-cell table:style-name="ce24" table:formula="of:=IF(INDEX([.$AK62:.$DD62];MATCH([.$M$3];[.$AK$3:.$DD$3];0)+[.W$1])=&quot;&quot;;&quot;&quot;;INDEX([.$DG$23:.$DG$422];MATCH(INDEX([.$AK62:.$DD62];MATCH([.$M$3];[.$AK$3:.$DD$3];0)+[.W$1])&amp;IF([.Z62]=&quot;&quot;;&quot;&quot;;&quot;_&quot;&amp;[.Z62]);[.$DJ$23:.$DJ$422];0)))">
            <text:p/>
          </table:table-cell>
          <table:table-cell table:style-name="ce14" table:formula="of:=IF(INDEX([.$AK62:.$DD62];MATCH([.$M$3];[.$AK$3:.$DD$3];0)+[.X$1])=&quot;&quot;;&quot;&quot;;INDEX([.$AK62:.$DD62];MATCH([.$M$3];[.$AK$3:.$DD$3];0)+[.X$1]))">
            <text:p/>
          </table:table-cell>
          <table:table-cell table:style-name="ce14" table:formula="of:=IF(INDEX([.$AK62:.$DD62];MATCH([.$M$3];[.$AK$3:.$DD$3];0)+[.Y$1])=&quot;&quot;;&quot;&quot;;INDEX([.$AK62:.$DD62];MATCH([.$M$3];[.$AK$3:.$DD$3];0)+[.Y$1]))">
            <text:p/>
          </table:table-cell>
          <table:table-cell table:style-name="ce51" table:formula="of:=IF(INDEX([.$AK62:.$DD62];MATCH([.$M$3];[.$AK$3:.$DD$3];0)+[.Z$1])=&quot;&quot;;&quot;&quot;;INDEX([.$AK62:.$DD62];MATCH([.$M$3];[.$AK$3:.$DD$3];0)+[.Z$1]))">
            <text:p/>
          </table:table-cell>
          <table:table-cell table:style-name="ce37" table:formula="of:=IF(INDEX([.$AK62:.$DD62];MATCH([.$M$3];[.$AK$3:.$DD$3];0)+[.AA$1])=&quot;&quot;;&quot;&quot;;INDEX([.$AK62:.$DD62];MATCH([.$M$3];[.$AK$3:.$DD$3];0)+[.AA$1]))">
            <text:p/>
          </table:table-cell>
          <table:table-cell table:style-name="ce24" table:formula="of:=IF(INDEX([.$AK62:.$DD62];MATCH([.$M$3];[.$AK$3:.$DD$3];0)+[.AB$1])=&quot;&quot;;&quot;&quot;;INDEX([.$DG$23:.$DG$422];MATCH(INDEX([.$AK62:.$DD62];MATCH([.$M$3];[.$AK$3:.$DD$3];0)+[.AB$1])&amp;IF([.AE62]=&quot;&quot;;&quot;&quot;;&quot;_&quot;&amp;[.AE62]);[.$DK$23:.$DK$422];0)))" office:value-type="float" office:value="315" calcext:value-type="float">
            <text:p>315</text:p>
          </table:table-cell>
          <table:table-cell table:style-name="ce14" table:formula="of:=IF(INDEX([.$AK62:.$DD62];MATCH([.$M$3];[.$AK$3:.$DD$3];0)+[.AC$1])=&quot;&quot;;&quot;&quot;;INDEX([.$AK62:.$DD62];MATCH([.$M$3];[.$AK$3:.$DD$3];0)+[.AC$1]))" office:value-type="string" office:string-value="b" calcext:value-type="string">
            <text:p>b</text:p>
          </table:table-cell>
          <table:table-cell table:style-name="ce14" table:formula="of:=IF(INDEX([.$AK62:.$DD62];MATCH([.$M$3];[.$AK$3:.$DD$3];0)+[.AD$1])=&quot;&quot;;&quot;&quot;;INDEX([.$AK62:.$DD62];MATCH([.$M$3];[.$AK$3:.$DD$3];0)+[.AD$1]))">
            <text:p/>
          </table:table-cell>
          <table:table-cell table:style-name="ce51" table:formula="of:=IF(INDEX([.$AK62:.$DD62];MATCH([.$M$3];[.$AK$3:.$DD$3];0)+[.AE$1])=&quot;&quot;;&quot;&quot;;INDEX([.$AK62:.$DD62];MATCH([.$M$3];[.$AK$3:.$DD$3];0)+[.AE$1]))">
            <text:p/>
          </table:table-cell>
          <table:table-cell table:style-name="ce37" table:formula="of:=IF(INDEX([.$AK62:.$DD62];MATCH([.$M$3];[.$AK$3:.$DD$3];0)+[.AF$1])=&quot;&quot;;&quot;&quot;;INDEX([.$AK62:.$DD62];MATCH([.$M$3];[.$AK$3:.$DD$3];0)+[.AF$1]))" office:value-type="float" office:value="44" calcext:value-type="float">
            <text:p>4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D63];MATCH([.$M$3];[.$AK$3:.$DD$3];0)+[.$M$1])=&quot;&quot;;&quot;&quot;;INDEX([.$DG$23:.$DG$422];MATCH(INDEX([.$AK63:.$DD63];MATCH([.$M$3];[.$AK$3:.$DD$3];0)+[.$M$1])&amp;IF([.P63]=&quot;&quot;;&quot;&quot;;&quot;_&quot;&amp;[.P63]);[.$DH$23:.$DH$422];0)))">
            <text:p/>
          </table:table-cell>
          <table:table-cell table:style-name="ce14" table:formula="of:=IF(INDEX([.$AK63:.$DD63];MATCH([.$M$3];[.$AK$3:.$DD$3];0)+[.N$1])=&quot;&quot;;&quot;&quot;;INDEX([.$AK63:.$DD63];MATCH([.$M$3];[.$AK$3:.$DD$3];0)+[.N$1]))">
            <text:p/>
          </table:table-cell>
          <table:table-cell table:style-name="ce51" table:formula="of:=IF(INDEX([.$AK63:.$DD63];MATCH([.$M$3];[.$AK$3:.$DD$3];0)+[.O$1])=&quot;&quot;;&quot;&quot;;INDEX([.$AK63:.$DD63];MATCH([.$M$3];[.$AK$3:.$DD$3];0)+[.O$1]))">
            <text:p/>
          </table:table-cell>
          <table:table-cell table:style-name="ce51" table:formula="of:=IF(INDEX([.$AK63:.$DD63];MATCH([.$M$3];[.$AK$3:.$DD$3];0)+[.P$1])=&quot;&quot;;&quot;&quot;;INDEX([.$AK63:.$DD63];MATCH([.$M$3];[.$AK$3:.$DD$3];0)+[.P$1]))">
            <text:p/>
          </table:table-cell>
          <table:table-cell table:style-name="ce37" table:formula="of:=IF(INDEX([.$AK63:.$DD63];MATCH([.$M$3];[.$AK$3:.$DD$3];0)+[.Q$1])=&quot;&quot;;&quot;&quot;;INDEX([.$AK63:.$DD63];MATCH([.$M$3];[.$AK$3:.$DD$3];0)+[.Q$1]))">
            <text:p/>
          </table:table-cell>
          <table:table-cell table:style-name="ce24" table:formula="of:=IF(INDEX([.$AK63:.$DD63];MATCH([.$M$3];[.$AK$3:.$DD$3];0)+[.R$1])=&quot;&quot;;&quot;&quot;;INDEX([.$DG$23:.$DG$422];MATCH(INDEX([.$AK63:.$DD63];MATCH([.$M$3];[.$AK$3:.$DD$3];0)+[.R$1])&amp;IF([.U63]=&quot;&quot;;&quot;&quot;;&quot;_&quot;&amp;[.U63]);[.$DI$23:.$DI$422];0)))">
            <text:p/>
          </table:table-cell>
          <table:table-cell table:style-name="ce14" table:formula="of:=IF(INDEX([.$AK63:.$DD63];MATCH([.$M$3];[.$AK$3:.$DD$3];0)+[.S$1])=&quot;&quot;;&quot;&quot;;INDEX([.$AK63:.$DD63];MATCH([.$M$3];[.$AK$3:.$DD$3];0)+[.S$1]))">
            <text:p/>
          </table:table-cell>
          <table:table-cell table:style-name="ce14" table:formula="of:=IF(INDEX([.$AK63:.$DD63];MATCH([.$M$3];[.$AK$3:.$DD$3];0)+[.T$1])=&quot;&quot;;&quot;&quot;;INDEX([.$AK63:.$DD63];MATCH([.$M$3];[.$AK$3:.$DD$3];0)+[.T$1]))">
            <text:p/>
          </table:table-cell>
          <table:table-cell table:style-name="ce51" table:formula="of:=IF(INDEX([.$AK63:.$DD63];MATCH([.$M$3];[.$AK$3:.$DD$3];0)+[.U$1])=&quot;&quot;;&quot;&quot;;INDEX([.$AK63:.$DD63];MATCH([.$M$3];[.$AK$3:.$DD$3];0)+[.U$1]))">
            <text:p/>
          </table:table-cell>
          <table:table-cell table:style-name="ce37" table:formula="of:=IF(INDEX([.$AK63:.$DD63];MATCH([.$M$3];[.$AK$3:.$DD$3];0)+[.V$1])=&quot;&quot;;&quot;&quot;;INDEX([.$AK63:.$DD63];MATCH([.$M$3];[.$AK$3:.$DD$3];0)+[.V$1]))">
            <text:p/>
          </table:table-cell>
          <table:table-cell table:style-name="ce24" table:formula="of:=IF(INDEX([.$AK63:.$DD63];MATCH([.$M$3];[.$AK$3:.$DD$3];0)+[.W$1])=&quot;&quot;;&quot;&quot;;INDEX([.$DG$23:.$DG$422];MATCH(INDEX([.$AK63:.$DD63];MATCH([.$M$3];[.$AK$3:.$DD$3];0)+[.W$1])&amp;IF([.Z63]=&quot;&quot;;&quot;&quot;;&quot;_&quot;&amp;[.Z63]);[.$DJ$23:.$DJ$422];0)))">
            <text:p/>
          </table:table-cell>
          <table:table-cell table:style-name="ce14" table:formula="of:=IF(INDEX([.$AK63:.$DD63];MATCH([.$M$3];[.$AK$3:.$DD$3];0)+[.X$1])=&quot;&quot;;&quot;&quot;;INDEX([.$AK63:.$DD63];MATCH([.$M$3];[.$AK$3:.$DD$3];0)+[.X$1]))">
            <text:p/>
          </table:table-cell>
          <table:table-cell table:style-name="ce14" table:formula="of:=IF(INDEX([.$AK63:.$DD63];MATCH([.$M$3];[.$AK$3:.$DD$3];0)+[.Y$1])=&quot;&quot;;&quot;&quot;;INDEX([.$AK63:.$DD63];MATCH([.$M$3];[.$AK$3:.$DD$3];0)+[.Y$1]))">
            <text:p/>
          </table:table-cell>
          <table:table-cell table:style-name="ce51" table:formula="of:=IF(INDEX([.$AK63:.$DD63];MATCH([.$M$3];[.$AK$3:.$DD$3];0)+[.Z$1])=&quot;&quot;;&quot;&quot;;INDEX([.$AK63:.$DD63];MATCH([.$M$3];[.$AK$3:.$DD$3];0)+[.Z$1]))">
            <text:p/>
          </table:table-cell>
          <table:table-cell table:style-name="ce37" table:formula="of:=IF(INDEX([.$AK63:.$DD63];MATCH([.$M$3];[.$AK$3:.$DD$3];0)+[.AA$1])=&quot;&quot;;&quot;&quot;;INDEX([.$AK63:.$DD63];MATCH([.$M$3];[.$AK$3:.$DD$3];0)+[.AA$1]))">
            <text:p/>
          </table:table-cell>
          <table:table-cell table:style-name="ce24" table:formula="of:=IF(INDEX([.$AK63:.$DD63];MATCH([.$M$3];[.$AK$3:.$DD$3];0)+[.AB$1])=&quot;&quot;;&quot;&quot;;INDEX([.$DG$23:.$DG$422];MATCH(INDEX([.$AK63:.$DD63];MATCH([.$M$3];[.$AK$3:.$DD$3];0)+[.AB$1])&amp;IF([.AE63]=&quot;&quot;;&quot;&quot;;&quot;_&quot;&amp;[.AE63]);[.$DK$23:.$DK$422];0)))" office:value-type="float" office:value="321" calcext:value-type="float">
            <text:p>321</text:p>
          </table:table-cell>
          <table:table-cell table:style-name="ce14" table:formula="of:=IF(INDEX([.$AK63:.$DD63];MATCH([.$M$3];[.$AK$3:.$DD$3];0)+[.AC$1])=&quot;&quot;;&quot;&quot;;INDEX([.$AK63:.$DD63];MATCH([.$M$3];[.$AK$3:.$DD$3];0)+[.AC$1]))" office:value-type="string" office:string-value="b" calcext:value-type="string">
            <text:p>b</text:p>
          </table:table-cell>
          <table:table-cell table:style-name="ce14" table:formula="of:=IF(INDEX([.$AK63:.$DD63];MATCH([.$M$3];[.$AK$3:.$DD$3];0)+[.AD$1])=&quot;&quot;;&quot;&quot;;INDEX([.$AK63:.$DD63];MATCH([.$M$3];[.$AK$3:.$DD$3];0)+[.AD$1]))">
            <text:p/>
          </table:table-cell>
          <table:table-cell table:style-name="ce51" table:formula="of:=IF(INDEX([.$AK63:.$DD63];MATCH([.$M$3];[.$AK$3:.$DD$3];0)+[.AE$1])=&quot;&quot;;&quot;&quot;;INDEX([.$AK63:.$DD63];MATCH([.$M$3];[.$AK$3:.$DD$3];0)+[.AE$1]))">
            <text:p/>
          </table:table-cell>
          <table:table-cell table:style-name="ce37" table:formula="of:=IF(INDEX([.$AK63:.$DD63];MATCH([.$M$3];[.$AK$3:.$DD$3];0)+[.AF$1])=&quot;&quot;;&quot;&quot;;INDEX([.$AK63:.$DD63];MATCH([.$M$3];[.$AK$3:.$DD$3];0)+[.AF$1]))" office:value-type="float" office:value="56.5" calcext:value-type="float">
            <text:p>56.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5" calcext:value-type="float">
            <text:p>56.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D64];MATCH([.$M$3];[.$AK$3:.$DD$3];0)+[.$M$1])=&quot;&quot;;&quot;&quot;;INDEX([.$DG$23:.$DG$422];MATCH(INDEX([.$AK64:.$DD64];MATCH([.$M$3];[.$AK$3:.$DD$3];0)+[.$M$1])&amp;IF([.P64]=&quot;&quot;;&quot;&quot;;&quot;_&quot;&amp;[.P64]);[.$DH$23:.$DH$422];0)))">
            <text:p/>
          </table:table-cell>
          <table:table-cell table:style-name="ce14" table:formula="of:=IF(INDEX([.$AK64:.$DD64];MATCH([.$M$3];[.$AK$3:.$DD$3];0)+[.N$1])=&quot;&quot;;&quot;&quot;;INDEX([.$AK64:.$DD64];MATCH([.$M$3];[.$AK$3:.$DD$3];0)+[.N$1]))">
            <text:p/>
          </table:table-cell>
          <table:table-cell table:style-name="ce51" table:formula="of:=IF(INDEX([.$AK64:.$DD64];MATCH([.$M$3];[.$AK$3:.$DD$3];0)+[.O$1])=&quot;&quot;;&quot;&quot;;INDEX([.$AK64:.$DD64];MATCH([.$M$3];[.$AK$3:.$DD$3];0)+[.O$1]))">
            <text:p/>
          </table:table-cell>
          <table:table-cell table:style-name="ce51" table:formula="of:=IF(INDEX([.$AK64:.$DD64];MATCH([.$M$3];[.$AK$3:.$DD$3];0)+[.P$1])=&quot;&quot;;&quot;&quot;;INDEX([.$AK64:.$DD64];MATCH([.$M$3];[.$AK$3:.$DD$3];0)+[.P$1]))">
            <text:p/>
          </table:table-cell>
          <table:table-cell table:style-name="ce37" table:formula="of:=IF(INDEX([.$AK64:.$DD64];MATCH([.$M$3];[.$AK$3:.$DD$3];0)+[.Q$1])=&quot;&quot;;&quot;&quot;;INDEX([.$AK64:.$DD64];MATCH([.$M$3];[.$AK$3:.$DD$3];0)+[.Q$1]))">
            <text:p/>
          </table:table-cell>
          <table:table-cell table:style-name="ce24" table:formula="of:=IF(INDEX([.$AK64:.$DD64];MATCH([.$M$3];[.$AK$3:.$DD$3];0)+[.R$1])=&quot;&quot;;&quot;&quot;;INDEX([.$DG$23:.$DG$422];MATCH(INDEX([.$AK64:.$DD64];MATCH([.$M$3];[.$AK$3:.$DD$3];0)+[.R$1])&amp;IF([.U64]=&quot;&quot;;&quot;&quot;;&quot;_&quot;&amp;[.U64]);[.$DI$23:.$DI$422];0)))">
            <text:p/>
          </table:table-cell>
          <table:table-cell table:style-name="ce14" table:formula="of:=IF(INDEX([.$AK64:.$DD64];MATCH([.$M$3];[.$AK$3:.$DD$3];0)+[.S$1])=&quot;&quot;;&quot;&quot;;INDEX([.$AK64:.$DD64];MATCH([.$M$3];[.$AK$3:.$DD$3];0)+[.S$1]))">
            <text:p/>
          </table:table-cell>
          <table:table-cell table:style-name="ce14" table:formula="of:=IF(INDEX([.$AK64:.$DD64];MATCH([.$M$3];[.$AK$3:.$DD$3];0)+[.T$1])=&quot;&quot;;&quot;&quot;;INDEX([.$AK64:.$DD64];MATCH([.$M$3];[.$AK$3:.$DD$3];0)+[.T$1]))">
            <text:p/>
          </table:table-cell>
          <table:table-cell table:style-name="ce51" table:formula="of:=IF(INDEX([.$AK64:.$DD64];MATCH([.$M$3];[.$AK$3:.$DD$3];0)+[.U$1])=&quot;&quot;;&quot;&quot;;INDEX([.$AK64:.$DD64];MATCH([.$M$3];[.$AK$3:.$DD$3];0)+[.U$1]))">
            <text:p/>
          </table:table-cell>
          <table:table-cell table:style-name="ce37" table:formula="of:=IF(INDEX([.$AK64:.$DD64];MATCH([.$M$3];[.$AK$3:.$DD$3];0)+[.V$1])=&quot;&quot;;&quot;&quot;;INDEX([.$AK64:.$DD64];MATCH([.$M$3];[.$AK$3:.$DD$3];0)+[.V$1]))">
            <text:p/>
          </table:table-cell>
          <table:table-cell table:style-name="ce24" table:formula="of:=IF(INDEX([.$AK64:.$DD64];MATCH([.$M$3];[.$AK$3:.$DD$3];0)+[.W$1])=&quot;&quot;;&quot;&quot;;INDEX([.$DG$23:.$DG$422];MATCH(INDEX([.$AK64:.$DD64];MATCH([.$M$3];[.$AK$3:.$DD$3];0)+[.W$1])&amp;IF([.Z64]=&quot;&quot;;&quot;&quot;;&quot;_&quot;&amp;[.Z64]);[.$DJ$23:.$DJ$422];0)))">
            <text:p/>
          </table:table-cell>
          <table:table-cell table:style-name="ce14" table:formula="of:=IF(INDEX([.$AK64:.$DD64];MATCH([.$M$3];[.$AK$3:.$DD$3];0)+[.X$1])=&quot;&quot;;&quot;&quot;;INDEX([.$AK64:.$DD64];MATCH([.$M$3];[.$AK$3:.$DD$3];0)+[.X$1]))">
            <text:p/>
          </table:table-cell>
          <table:table-cell table:style-name="ce14" table:formula="of:=IF(INDEX([.$AK64:.$DD64];MATCH([.$M$3];[.$AK$3:.$DD$3];0)+[.Y$1])=&quot;&quot;;&quot;&quot;;INDEX([.$AK64:.$DD64];MATCH([.$M$3];[.$AK$3:.$DD$3];0)+[.Y$1]))">
            <text:p/>
          </table:table-cell>
          <table:table-cell table:style-name="ce51" table:formula="of:=IF(INDEX([.$AK64:.$DD64];MATCH([.$M$3];[.$AK$3:.$DD$3];0)+[.Z$1])=&quot;&quot;;&quot;&quot;;INDEX([.$AK64:.$DD64];MATCH([.$M$3];[.$AK$3:.$DD$3];0)+[.Z$1]))">
            <text:p/>
          </table:table-cell>
          <table:table-cell table:style-name="ce37" table:formula="of:=IF(INDEX([.$AK64:.$DD64];MATCH([.$M$3];[.$AK$3:.$DD$3];0)+[.AA$1])=&quot;&quot;;&quot;&quot;;INDEX([.$AK64:.$DD64];MATCH([.$M$3];[.$AK$3:.$DD$3];0)+[.AA$1]))">
            <text:p/>
          </table:table-cell>
          <table:table-cell table:style-name="ce24" table:formula="of:=IF(INDEX([.$AK64:.$DD64];MATCH([.$M$3];[.$AK$3:.$DD$3];0)+[.AB$1])=&quot;&quot;;&quot;&quot;;INDEX([.$DG$23:.$DG$422];MATCH(INDEX([.$AK64:.$DD64];MATCH([.$M$3];[.$AK$3:.$DD$3];0)+[.AB$1])&amp;IF([.AE64]=&quot;&quot;;&quot;&quot;;&quot;_&quot;&amp;[.AE64]);[.$DK$23:.$DK$422];0)))" office:value-type="float" office:value="328" calcext:value-type="float">
            <text:p>328</text:p>
          </table:table-cell>
          <table:table-cell table:style-name="ce14" table:formula="of:=IF(INDEX([.$AK64:.$DD64];MATCH([.$M$3];[.$AK$3:.$DD$3];0)+[.AC$1])=&quot;&quot;;&quot;&quot;;INDEX([.$AK64:.$DD64];MATCH([.$M$3];[.$AK$3:.$DD$3];0)+[.AC$1]))" office:value-type="string" office:string-value="b" calcext:value-type="string">
            <text:p>b</text:p>
          </table:table-cell>
          <table:table-cell table:style-name="ce14" table:formula="of:=IF(INDEX([.$AK64:.$DD64];MATCH([.$M$3];[.$AK$3:.$DD$3];0)+[.AD$1])=&quot;&quot;;&quot;&quot;;INDEX([.$AK64:.$DD64];MATCH([.$M$3];[.$AK$3:.$DD$3];0)+[.AD$1]))">
            <text:p/>
          </table:table-cell>
          <table:table-cell table:style-name="ce51" table:formula="of:=IF(INDEX([.$AK64:.$DD64];MATCH([.$M$3];[.$AK$3:.$DD$3];0)+[.AE$1])=&quot;&quot;;&quot;&quot;;INDEX([.$AK64:.$DD64];MATCH([.$M$3];[.$AK$3:.$DD$3];0)+[.AE$1]))">
            <text:p/>
          </table:table-cell>
          <table:table-cell table:style-name="ce37" table:formula="of:=IF(INDEX([.$AK64:.$DD64];MATCH([.$M$3];[.$AK$3:.$DD$3];0)+[.AF$1])=&quot;&quot;;&quot;&quot;;INDEX([.$AK64:.$DD64];MATCH([.$M$3];[.$AK$3:.$DD$3];0)+[.AF$1]))" office:value-type="float" office:value="70" calcext:value-type="float">
            <text:p>7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D65];MATCH([.$M$3];[.$AK$3:.$DD$3];0)+[.$M$1])=&quot;&quot;;&quot;&quot;;INDEX([.$DG$23:.$DG$422];MATCH(INDEX([.$AK65:.$DD65];MATCH([.$M$3];[.$AK$3:.$DD$3];0)+[.$M$1])&amp;IF([.P65]=&quot;&quot;;&quot;&quot;;&quot;_&quot;&amp;[.P65]);[.$DH$23:.$DH$422];0)))">
            <text:p/>
          </table:table-cell>
          <table:table-cell table:style-name="ce14" table:formula="of:=IF(INDEX([.$AK65:.$DD65];MATCH([.$M$3];[.$AK$3:.$DD$3];0)+[.N$1])=&quot;&quot;;&quot;&quot;;INDEX([.$AK65:.$DD65];MATCH([.$M$3];[.$AK$3:.$DD$3];0)+[.N$1]))">
            <text:p/>
          </table:table-cell>
          <table:table-cell table:style-name="ce51" table:formula="of:=IF(INDEX([.$AK65:.$DD65];MATCH([.$M$3];[.$AK$3:.$DD$3];0)+[.O$1])=&quot;&quot;;&quot;&quot;;INDEX([.$AK65:.$DD65];MATCH([.$M$3];[.$AK$3:.$DD$3];0)+[.O$1]))">
            <text:p/>
          </table:table-cell>
          <table:table-cell table:style-name="ce51" table:formula="of:=IF(INDEX([.$AK65:.$DD65];MATCH([.$M$3];[.$AK$3:.$DD$3];0)+[.P$1])=&quot;&quot;;&quot;&quot;;INDEX([.$AK65:.$DD65];MATCH([.$M$3];[.$AK$3:.$DD$3];0)+[.P$1]))">
            <text:p/>
          </table:table-cell>
          <table:table-cell table:style-name="ce37" table:formula="of:=IF(INDEX([.$AK65:.$DD65];MATCH([.$M$3];[.$AK$3:.$DD$3];0)+[.Q$1])=&quot;&quot;;&quot;&quot;;INDEX([.$AK65:.$DD65];MATCH([.$M$3];[.$AK$3:.$DD$3];0)+[.Q$1]))">
            <text:p/>
          </table:table-cell>
          <table:table-cell table:style-name="ce24" table:formula="of:=IF(INDEX([.$AK65:.$DD65];MATCH([.$M$3];[.$AK$3:.$DD$3];0)+[.R$1])=&quot;&quot;;&quot;&quot;;INDEX([.$DG$23:.$DG$422];MATCH(INDEX([.$AK65:.$DD65];MATCH([.$M$3];[.$AK$3:.$DD$3];0)+[.R$1])&amp;IF([.U65]=&quot;&quot;;&quot;&quot;;&quot;_&quot;&amp;[.U65]);[.$DI$23:.$DI$422];0)))">
            <text:p/>
          </table:table-cell>
          <table:table-cell table:style-name="ce14" table:formula="of:=IF(INDEX([.$AK65:.$DD65];MATCH([.$M$3];[.$AK$3:.$DD$3];0)+[.S$1])=&quot;&quot;;&quot;&quot;;INDEX([.$AK65:.$DD65];MATCH([.$M$3];[.$AK$3:.$DD$3];0)+[.S$1]))">
            <text:p/>
          </table:table-cell>
          <table:table-cell table:style-name="ce14" table:formula="of:=IF(INDEX([.$AK65:.$DD65];MATCH([.$M$3];[.$AK$3:.$DD$3];0)+[.T$1])=&quot;&quot;;&quot;&quot;;INDEX([.$AK65:.$DD65];MATCH([.$M$3];[.$AK$3:.$DD$3];0)+[.T$1]))">
            <text:p/>
          </table:table-cell>
          <table:table-cell table:style-name="ce51" table:formula="of:=IF(INDEX([.$AK65:.$DD65];MATCH([.$M$3];[.$AK$3:.$DD$3];0)+[.U$1])=&quot;&quot;;&quot;&quot;;INDEX([.$AK65:.$DD65];MATCH([.$M$3];[.$AK$3:.$DD$3];0)+[.U$1]))">
            <text:p/>
          </table:table-cell>
          <table:table-cell table:style-name="ce37" table:formula="of:=IF(INDEX([.$AK65:.$DD65];MATCH([.$M$3];[.$AK$3:.$DD$3];0)+[.V$1])=&quot;&quot;;&quot;&quot;;INDEX([.$AK65:.$DD65];MATCH([.$M$3];[.$AK$3:.$DD$3];0)+[.V$1]))">
            <text:p/>
          </table:table-cell>
          <table:table-cell table:style-name="ce24" table:formula="of:=IF(INDEX([.$AK65:.$DD65];MATCH([.$M$3];[.$AK$3:.$DD$3];0)+[.W$1])=&quot;&quot;;&quot;&quot;;INDEX([.$DG$23:.$DG$422];MATCH(INDEX([.$AK65:.$DD65];MATCH([.$M$3];[.$AK$3:.$DD$3];0)+[.W$1])&amp;IF([.Z65]=&quot;&quot;;&quot;&quot;;&quot;_&quot;&amp;[.Z65]);[.$DJ$23:.$DJ$422];0)))">
            <text:p/>
          </table:table-cell>
          <table:table-cell table:style-name="ce14" table:formula="of:=IF(INDEX([.$AK65:.$DD65];MATCH([.$M$3];[.$AK$3:.$DD$3];0)+[.X$1])=&quot;&quot;;&quot;&quot;;INDEX([.$AK65:.$DD65];MATCH([.$M$3];[.$AK$3:.$DD$3];0)+[.X$1]))">
            <text:p/>
          </table:table-cell>
          <table:table-cell table:style-name="ce14" table:formula="of:=IF(INDEX([.$AK65:.$DD65];MATCH([.$M$3];[.$AK$3:.$DD$3];0)+[.Y$1])=&quot;&quot;;&quot;&quot;;INDEX([.$AK65:.$DD65];MATCH([.$M$3];[.$AK$3:.$DD$3];0)+[.Y$1]))">
            <text:p/>
          </table:table-cell>
          <table:table-cell table:style-name="ce51" table:formula="of:=IF(INDEX([.$AK65:.$DD65];MATCH([.$M$3];[.$AK$3:.$DD$3];0)+[.Z$1])=&quot;&quot;;&quot;&quot;;INDEX([.$AK65:.$DD65];MATCH([.$M$3];[.$AK$3:.$DD$3];0)+[.Z$1]))">
            <text:p/>
          </table:table-cell>
          <table:table-cell table:style-name="ce37" table:formula="of:=IF(INDEX([.$AK65:.$DD65];MATCH([.$M$3];[.$AK$3:.$DD$3];0)+[.AA$1])=&quot;&quot;;&quot;&quot;;INDEX([.$AK65:.$DD65];MATCH([.$M$3];[.$AK$3:.$DD$3];0)+[.AA$1]))">
            <text:p/>
          </table:table-cell>
          <table:table-cell table:style-name="ce24" table:formula="of:=IF(INDEX([.$AK65:.$DD65];MATCH([.$M$3];[.$AK$3:.$DD$3];0)+[.AB$1])=&quot;&quot;;&quot;&quot;;INDEX([.$DG$23:.$DG$422];MATCH(INDEX([.$AK65:.$DD65];MATCH([.$M$3];[.$AK$3:.$DD$3];0)+[.AB$1])&amp;IF([.AE65]=&quot;&quot;;&quot;&quot;;&quot;_&quot;&amp;[.AE65]);[.$DK$23:.$DK$422];0)))" office:value-type="float" office:value="335" calcext:value-type="float">
            <text:p>335</text:p>
          </table:table-cell>
          <table:table-cell table:style-name="ce14" table:formula="of:=IF(INDEX([.$AK65:.$DD65];MATCH([.$M$3];[.$AK$3:.$DD$3];0)+[.AC$1])=&quot;&quot;;&quot;&quot;;INDEX([.$AK65:.$DD65];MATCH([.$M$3];[.$AK$3:.$DD$3];0)+[.AC$1]))" office:value-type="string" office:string-value="b" calcext:value-type="string">
            <text:p>b</text:p>
          </table:table-cell>
          <table:table-cell table:style-name="ce14" table:formula="of:=IF(INDEX([.$AK65:.$DD65];MATCH([.$M$3];[.$AK$3:.$DD$3];0)+[.AD$1])=&quot;&quot;;&quot;&quot;;INDEX([.$AK65:.$DD65];MATCH([.$M$3];[.$AK$3:.$DD$3];0)+[.AD$1]))">
            <text:p/>
          </table:table-cell>
          <table:table-cell table:style-name="ce51" table:formula="of:=IF(INDEX([.$AK65:.$DD65];MATCH([.$M$3];[.$AK$3:.$DD$3];0)+[.AE$1])=&quot;&quot;;&quot;&quot;;INDEX([.$AK65:.$DD65];MATCH([.$M$3];[.$AK$3:.$DD$3];0)+[.AE$1]))">
            <text:p/>
          </table:table-cell>
          <table:table-cell table:style-name="ce37" table:formula="of:=IF(INDEX([.$AK65:.$DD65];MATCH([.$M$3];[.$AK$3:.$DD$3];0)+[.AF$1])=&quot;&quot;;&quot;&quot;;INDEX([.$AK65:.$DD65];MATCH([.$M$3];[.$AK$3:.$DD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D66];MATCH([.$M$3];[.$AK$3:.$DD$3];0)+[.$M$1])=&quot;&quot;;&quot;&quot;;INDEX([.$DG$23:.$DG$422];MATCH(INDEX([.$AK66:.$DD66];MATCH([.$M$3];[.$AK$3:.$DD$3];0)+[.$M$1])&amp;IF([.P66]=&quot;&quot;;&quot;&quot;;&quot;_&quot;&amp;[.P66]);[.$DH$23:.$DH$422];0)))">
            <text:p/>
          </table:table-cell>
          <table:table-cell table:style-name="ce14" table:formula="of:=IF(INDEX([.$AK66:.$DD66];MATCH([.$M$3];[.$AK$3:.$DD$3];0)+[.N$1])=&quot;&quot;;&quot;&quot;;INDEX([.$AK66:.$DD66];MATCH([.$M$3];[.$AK$3:.$DD$3];0)+[.N$1]))">
            <text:p/>
          </table:table-cell>
          <table:table-cell table:style-name="ce51" table:formula="of:=IF(INDEX([.$AK66:.$DD66];MATCH([.$M$3];[.$AK$3:.$DD$3];0)+[.O$1])=&quot;&quot;;&quot;&quot;;INDEX([.$AK66:.$DD66];MATCH([.$M$3];[.$AK$3:.$DD$3];0)+[.O$1]))">
            <text:p/>
          </table:table-cell>
          <table:table-cell table:style-name="ce51" table:formula="of:=IF(INDEX([.$AK66:.$DD66];MATCH([.$M$3];[.$AK$3:.$DD$3];0)+[.P$1])=&quot;&quot;;&quot;&quot;;INDEX([.$AK66:.$DD66];MATCH([.$M$3];[.$AK$3:.$DD$3];0)+[.P$1]))">
            <text:p/>
          </table:table-cell>
          <table:table-cell table:style-name="ce37" table:formula="of:=IF(INDEX([.$AK66:.$DD66];MATCH([.$M$3];[.$AK$3:.$DD$3];0)+[.Q$1])=&quot;&quot;;&quot;&quot;;INDEX([.$AK66:.$DD66];MATCH([.$M$3];[.$AK$3:.$DD$3];0)+[.Q$1]))">
            <text:p/>
          </table:table-cell>
          <table:table-cell table:style-name="ce24" table:formula="of:=IF(INDEX([.$AK66:.$DD66];MATCH([.$M$3];[.$AK$3:.$DD$3];0)+[.R$1])=&quot;&quot;;&quot;&quot;;INDEX([.$DG$23:.$DG$422];MATCH(INDEX([.$AK66:.$DD66];MATCH([.$M$3];[.$AK$3:.$DD$3];0)+[.R$1])&amp;IF([.U66]=&quot;&quot;;&quot;&quot;;&quot;_&quot;&amp;[.U66]);[.$DI$23:.$DI$422];0)))">
            <text:p/>
          </table:table-cell>
          <table:table-cell table:style-name="ce14" table:formula="of:=IF(INDEX([.$AK66:.$DD66];MATCH([.$M$3];[.$AK$3:.$DD$3];0)+[.S$1])=&quot;&quot;;&quot;&quot;;INDEX([.$AK66:.$DD66];MATCH([.$M$3];[.$AK$3:.$DD$3];0)+[.S$1]))">
            <text:p/>
          </table:table-cell>
          <table:table-cell table:style-name="ce14" table:formula="of:=IF(INDEX([.$AK66:.$DD66];MATCH([.$M$3];[.$AK$3:.$DD$3];0)+[.T$1])=&quot;&quot;;&quot;&quot;;INDEX([.$AK66:.$DD66];MATCH([.$M$3];[.$AK$3:.$DD$3];0)+[.T$1]))">
            <text:p/>
          </table:table-cell>
          <table:table-cell table:style-name="ce51" table:formula="of:=IF(INDEX([.$AK66:.$DD66];MATCH([.$M$3];[.$AK$3:.$DD$3];0)+[.U$1])=&quot;&quot;;&quot;&quot;;INDEX([.$AK66:.$DD66];MATCH([.$M$3];[.$AK$3:.$DD$3];0)+[.U$1]))">
            <text:p/>
          </table:table-cell>
          <table:table-cell table:style-name="ce37" table:formula="of:=IF(INDEX([.$AK66:.$DD66];MATCH([.$M$3];[.$AK$3:.$DD$3];0)+[.V$1])=&quot;&quot;;&quot;&quot;;INDEX([.$AK66:.$DD66];MATCH([.$M$3];[.$AK$3:.$DD$3];0)+[.V$1]))">
            <text:p/>
          </table:table-cell>
          <table:table-cell table:style-name="ce24" table:formula="of:=IF(INDEX([.$AK66:.$DD66];MATCH([.$M$3];[.$AK$3:.$DD$3];0)+[.W$1])=&quot;&quot;;&quot;&quot;;INDEX([.$DG$23:.$DG$422];MATCH(INDEX([.$AK66:.$DD66];MATCH([.$M$3];[.$AK$3:.$DD$3];0)+[.W$1])&amp;IF([.Z66]=&quot;&quot;;&quot;&quot;;&quot;_&quot;&amp;[.Z66]);[.$DJ$23:.$DJ$422];0)))">
            <text:p/>
          </table:table-cell>
          <table:table-cell table:style-name="ce14" table:formula="of:=IF(INDEX([.$AK66:.$DD66];MATCH([.$M$3];[.$AK$3:.$DD$3];0)+[.X$1])=&quot;&quot;;&quot;&quot;;INDEX([.$AK66:.$DD66];MATCH([.$M$3];[.$AK$3:.$DD$3];0)+[.X$1]))">
            <text:p/>
          </table:table-cell>
          <table:table-cell table:style-name="ce14" table:formula="of:=IF(INDEX([.$AK66:.$DD66];MATCH([.$M$3];[.$AK$3:.$DD$3];0)+[.Y$1])=&quot;&quot;;&quot;&quot;;INDEX([.$AK66:.$DD66];MATCH([.$M$3];[.$AK$3:.$DD$3];0)+[.Y$1]))">
            <text:p/>
          </table:table-cell>
          <table:table-cell table:style-name="ce51" table:formula="of:=IF(INDEX([.$AK66:.$DD66];MATCH([.$M$3];[.$AK$3:.$DD$3];0)+[.Z$1])=&quot;&quot;;&quot;&quot;;INDEX([.$AK66:.$DD66];MATCH([.$M$3];[.$AK$3:.$DD$3];0)+[.Z$1]))">
            <text:p/>
          </table:table-cell>
          <table:table-cell table:style-name="ce37" table:formula="of:=IF(INDEX([.$AK66:.$DD66];MATCH([.$M$3];[.$AK$3:.$DD$3];0)+[.AA$1])=&quot;&quot;;&quot;&quot;;INDEX([.$AK66:.$DD66];MATCH([.$M$3];[.$AK$3:.$DD$3];0)+[.AA$1]))">
            <text:p/>
          </table:table-cell>
          <table:table-cell table:style-name="ce24" table:formula="of:=IF(INDEX([.$AK66:.$DD66];MATCH([.$M$3];[.$AK$3:.$DD$3];0)+[.AB$1])=&quot;&quot;;&quot;&quot;;INDEX([.$DG$23:.$DG$422];MATCH(INDEX([.$AK66:.$DD66];MATCH([.$M$3];[.$AK$3:.$DD$3];0)+[.AB$1])&amp;IF([.AE66]=&quot;&quot;;&quot;&quot;;&quot;_&quot;&amp;[.AE66]);[.$DK$23:.$DK$422];0)))" office:value-type="float" office:value="341" calcext:value-type="float">
            <text:p>341</text:p>
          </table:table-cell>
          <table:table-cell table:style-name="ce14" table:formula="of:=IF(INDEX([.$AK66:.$DD66];MATCH([.$M$3];[.$AK$3:.$DD$3];0)+[.AC$1])=&quot;&quot;;&quot;&quot;;INDEX([.$AK66:.$DD66];MATCH([.$M$3];[.$AK$3:.$DD$3];0)+[.AC$1]))" office:value-type="string" office:string-value="b" calcext:value-type="string">
            <text:p>b</text:p>
          </table:table-cell>
          <table:table-cell table:style-name="ce14" table:formula="of:=IF(INDEX([.$AK66:.$DD66];MATCH([.$M$3];[.$AK$3:.$DD$3];0)+[.AD$1])=&quot;&quot;;&quot;&quot;;INDEX([.$AK66:.$DD66];MATCH([.$M$3];[.$AK$3:.$DD$3];0)+[.AD$1]))">
            <text:p/>
          </table:table-cell>
          <table:table-cell table:style-name="ce51" table:formula="of:=IF(INDEX([.$AK66:.$DD66];MATCH([.$M$3];[.$AK$3:.$DD$3];0)+[.AE$1])=&quot;&quot;;&quot;&quot;;INDEX([.$AK66:.$DD66];MATCH([.$M$3];[.$AK$3:.$DD$3];0)+[.AE$1]))">
            <text:p/>
          </table:table-cell>
          <table:table-cell table:style-name="ce37" table:formula="of:=IF(INDEX([.$AK66:.$DD66];MATCH([.$M$3];[.$AK$3:.$DD$3];0)+[.AF$1])=&quot;&quot;;&quot;&quot;;INDEX([.$AK66:.$DD66];MATCH([.$M$3];[.$AK$3:.$DD$3];0)+[.AF$1]))" office:value-type="float" office:value="95" calcext:value-type="float">
            <text:p>9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" calcext:value-type="float">
            <text:p>9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D67];MATCH([.$M$3];[.$AK$3:.$DD$3];0)+[.$M$1])=&quot;&quot;;&quot;&quot;;INDEX([.$DG$23:.$DG$422];MATCH(INDEX([.$AK67:.$DD67];MATCH([.$M$3];[.$AK$3:.$DD$3];0)+[.$M$1])&amp;IF([.P67]=&quot;&quot;;&quot;&quot;;&quot;_&quot;&amp;[.P67]);[.$DH$23:.$DH$422];0)))">
            <text:p/>
          </table:table-cell>
          <table:table-cell table:style-name="ce14" table:formula="of:=IF(INDEX([.$AK67:.$DD67];MATCH([.$M$3];[.$AK$3:.$DD$3];0)+[.N$1])=&quot;&quot;;&quot;&quot;;INDEX([.$AK67:.$DD67];MATCH([.$M$3];[.$AK$3:.$DD$3];0)+[.N$1]))">
            <text:p/>
          </table:table-cell>
          <table:table-cell table:style-name="ce51" table:formula="of:=IF(INDEX([.$AK67:.$DD67];MATCH([.$M$3];[.$AK$3:.$DD$3];0)+[.O$1])=&quot;&quot;;&quot;&quot;;INDEX([.$AK67:.$DD67];MATCH([.$M$3];[.$AK$3:.$DD$3];0)+[.O$1]))">
            <text:p/>
          </table:table-cell>
          <table:table-cell table:style-name="ce51" table:formula="of:=IF(INDEX([.$AK67:.$DD67];MATCH([.$M$3];[.$AK$3:.$DD$3];0)+[.P$1])=&quot;&quot;;&quot;&quot;;INDEX([.$AK67:.$DD67];MATCH([.$M$3];[.$AK$3:.$DD$3];0)+[.P$1]))">
            <text:p/>
          </table:table-cell>
          <table:table-cell table:style-name="ce37" table:formula="of:=IF(INDEX([.$AK67:.$DD67];MATCH([.$M$3];[.$AK$3:.$DD$3];0)+[.Q$1])=&quot;&quot;;&quot;&quot;;INDEX([.$AK67:.$DD67];MATCH([.$M$3];[.$AK$3:.$DD$3];0)+[.Q$1]))">
            <text:p/>
          </table:table-cell>
          <table:table-cell table:style-name="ce24" table:formula="of:=IF(INDEX([.$AK67:.$DD67];MATCH([.$M$3];[.$AK$3:.$DD$3];0)+[.R$1])=&quot;&quot;;&quot;&quot;;INDEX([.$DG$23:.$DG$422];MATCH(INDEX([.$AK67:.$DD67];MATCH([.$M$3];[.$AK$3:.$DD$3];0)+[.R$1])&amp;IF([.U67]=&quot;&quot;;&quot;&quot;;&quot;_&quot;&amp;[.U67]);[.$DI$23:.$DI$422];0)))">
            <text:p/>
          </table:table-cell>
          <table:table-cell table:style-name="ce14" table:formula="of:=IF(INDEX([.$AK67:.$DD67];MATCH([.$M$3];[.$AK$3:.$DD$3];0)+[.S$1])=&quot;&quot;;&quot;&quot;;INDEX([.$AK67:.$DD67];MATCH([.$M$3];[.$AK$3:.$DD$3];0)+[.S$1]))">
            <text:p/>
          </table:table-cell>
          <table:table-cell table:style-name="ce14" table:formula="of:=IF(INDEX([.$AK67:.$DD67];MATCH([.$M$3];[.$AK$3:.$DD$3];0)+[.T$1])=&quot;&quot;;&quot;&quot;;INDEX([.$AK67:.$DD67];MATCH([.$M$3];[.$AK$3:.$DD$3];0)+[.T$1]))">
            <text:p/>
          </table:table-cell>
          <table:table-cell table:style-name="ce51" table:formula="of:=IF(INDEX([.$AK67:.$DD67];MATCH([.$M$3];[.$AK$3:.$DD$3];0)+[.U$1])=&quot;&quot;;&quot;&quot;;INDEX([.$AK67:.$DD67];MATCH([.$M$3];[.$AK$3:.$DD$3];0)+[.U$1]))">
            <text:p/>
          </table:table-cell>
          <table:table-cell table:style-name="ce37" table:formula="of:=IF(INDEX([.$AK67:.$DD67];MATCH([.$M$3];[.$AK$3:.$DD$3];0)+[.V$1])=&quot;&quot;;&quot;&quot;;INDEX([.$AK67:.$DD67];MATCH([.$M$3];[.$AK$3:.$DD$3];0)+[.V$1]))">
            <text:p/>
          </table:table-cell>
          <table:table-cell table:style-name="ce24" table:formula="of:=IF(INDEX([.$AK67:.$DD67];MATCH([.$M$3];[.$AK$3:.$DD$3];0)+[.W$1])=&quot;&quot;;&quot;&quot;;INDEX([.$DG$23:.$DG$422];MATCH(INDEX([.$AK67:.$DD67];MATCH([.$M$3];[.$AK$3:.$DD$3];0)+[.W$1])&amp;IF([.Z67]=&quot;&quot;;&quot;&quot;;&quot;_&quot;&amp;[.Z67]);[.$DJ$23:.$DJ$422];0)))">
            <text:p/>
          </table:table-cell>
          <table:table-cell table:style-name="ce14" table:formula="of:=IF(INDEX([.$AK67:.$DD67];MATCH([.$M$3];[.$AK$3:.$DD$3];0)+[.X$1])=&quot;&quot;;&quot;&quot;;INDEX([.$AK67:.$DD67];MATCH([.$M$3];[.$AK$3:.$DD$3];0)+[.X$1]))">
            <text:p/>
          </table:table-cell>
          <table:table-cell table:style-name="ce14" table:formula="of:=IF(INDEX([.$AK67:.$DD67];MATCH([.$M$3];[.$AK$3:.$DD$3];0)+[.Y$1])=&quot;&quot;;&quot;&quot;;INDEX([.$AK67:.$DD67];MATCH([.$M$3];[.$AK$3:.$DD$3];0)+[.Y$1]))">
            <text:p/>
          </table:table-cell>
          <table:table-cell table:style-name="ce51" table:formula="of:=IF(INDEX([.$AK67:.$DD67];MATCH([.$M$3];[.$AK$3:.$DD$3];0)+[.Z$1])=&quot;&quot;;&quot;&quot;;INDEX([.$AK67:.$DD67];MATCH([.$M$3];[.$AK$3:.$DD$3];0)+[.Z$1]))">
            <text:p/>
          </table:table-cell>
          <table:table-cell table:style-name="ce37" table:formula="of:=IF(INDEX([.$AK67:.$DD67];MATCH([.$M$3];[.$AK$3:.$DD$3];0)+[.AA$1])=&quot;&quot;;&quot;&quot;;INDEX([.$AK67:.$DD67];MATCH([.$M$3];[.$AK$3:.$DD$3];0)+[.AA$1]))">
            <text:p/>
          </table:table-cell>
          <table:table-cell table:style-name="ce24" table:formula="of:=IF(INDEX([.$AK67:.$DD67];MATCH([.$M$3];[.$AK$3:.$DD$3];0)+[.AB$1])=&quot;&quot;;&quot;&quot;;INDEX([.$DG$23:.$DG$422];MATCH(INDEX([.$AK67:.$DD67];MATCH([.$M$3];[.$AK$3:.$DD$3];0)+[.AB$1])&amp;IF([.AE67]=&quot;&quot;;&quot;&quot;;&quot;_&quot;&amp;[.AE67]);[.$DK$23:.$DK$422];0)))" office:value-type="float" office:value="349" calcext:value-type="float">
            <text:p>349</text:p>
          </table:table-cell>
          <table:table-cell table:style-name="ce14" table:formula="of:=IF(INDEX([.$AK67:.$DD67];MATCH([.$M$3];[.$AK$3:.$DD$3];0)+[.AC$1])=&quot;&quot;;&quot;&quot;;INDEX([.$AK67:.$DD67];MATCH([.$M$3];[.$AK$3:.$DD$3];0)+[.AC$1]))" office:value-type="string" office:string-value="b" calcext:value-type="string">
            <text:p>b</text:p>
          </table:table-cell>
          <table:table-cell table:style-name="ce14" table:formula="of:=IF(INDEX([.$AK67:.$DD67];MATCH([.$M$3];[.$AK$3:.$DD$3];0)+[.AD$1])=&quot;&quot;;&quot;&quot;;INDEX([.$AK67:.$DD67];MATCH([.$M$3];[.$AK$3:.$DD$3];0)+[.AD$1]))">
            <text:p/>
          </table:table-cell>
          <table:table-cell table:style-name="ce51" table:formula="of:=IF(INDEX([.$AK67:.$DD67];MATCH([.$M$3];[.$AK$3:.$DD$3];0)+[.AE$1])=&quot;&quot;;&quot;&quot;;INDEX([.$AK67:.$DD67];MATCH([.$M$3];[.$AK$3:.$DD$3];0)+[.AE$1]))">
            <text:p/>
          </table:table-cell>
          <table:table-cell table:style-name="ce37" table:formula="of:=IF(INDEX([.$AK67:.$DD67];MATCH([.$M$3];[.$AK$3:.$DD$3];0)+[.AF$1])=&quot;&quot;;&quot;&quot;;INDEX([.$AK67:.$DD67];MATCH([.$M$3];[.$AK$3:.$DD$3];0)+[.AF$1]))" office:value-type="float" office:value="109" calcext:value-type="float">
            <text:p>10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D68];MATCH([.$M$3];[.$AK$3:.$DD$3];0)+[.$M$1])=&quot;&quot;;&quot;&quot;;INDEX([.$DG$23:.$DG$422];MATCH(INDEX([.$AK68:.$DD68];MATCH([.$M$3];[.$AK$3:.$DD$3];0)+[.$M$1])&amp;IF([.P68]=&quot;&quot;;&quot;&quot;;&quot;_&quot;&amp;[.P68]);[.$DH$23:.$DH$422];0)))">
            <text:p/>
          </table:table-cell>
          <table:table-cell table:style-name="ce14" table:formula="of:=IF(INDEX([.$AK68:.$DD68];MATCH([.$M$3];[.$AK$3:.$DD$3];0)+[.N$1])=&quot;&quot;;&quot;&quot;;INDEX([.$AK68:.$DD68];MATCH([.$M$3];[.$AK$3:.$DD$3];0)+[.N$1]))">
            <text:p/>
          </table:table-cell>
          <table:table-cell table:style-name="ce51" table:formula="of:=IF(INDEX([.$AK68:.$DD68];MATCH([.$M$3];[.$AK$3:.$DD$3];0)+[.O$1])=&quot;&quot;;&quot;&quot;;INDEX([.$AK68:.$DD68];MATCH([.$M$3];[.$AK$3:.$DD$3];0)+[.O$1]))">
            <text:p/>
          </table:table-cell>
          <table:table-cell table:style-name="ce51" table:formula="of:=IF(INDEX([.$AK68:.$DD68];MATCH([.$M$3];[.$AK$3:.$DD$3];0)+[.P$1])=&quot;&quot;;&quot;&quot;;INDEX([.$AK68:.$DD68];MATCH([.$M$3];[.$AK$3:.$DD$3];0)+[.P$1]))">
            <text:p/>
          </table:table-cell>
          <table:table-cell table:style-name="ce37" table:formula="of:=IF(INDEX([.$AK68:.$DD68];MATCH([.$M$3];[.$AK$3:.$DD$3];0)+[.Q$1])=&quot;&quot;;&quot;&quot;;INDEX([.$AK68:.$DD68];MATCH([.$M$3];[.$AK$3:.$DD$3];0)+[.Q$1]))">
            <text:p/>
          </table:table-cell>
          <table:table-cell table:style-name="ce24" table:formula="of:=IF(INDEX([.$AK68:.$DD68];MATCH([.$M$3];[.$AK$3:.$DD$3];0)+[.R$1])=&quot;&quot;;&quot;&quot;;INDEX([.$DG$23:.$DG$422];MATCH(INDEX([.$AK68:.$DD68];MATCH([.$M$3];[.$AK$3:.$DD$3];0)+[.R$1])&amp;IF([.U68]=&quot;&quot;;&quot;&quot;;&quot;_&quot;&amp;[.U68]);[.$DI$23:.$DI$422];0)))">
            <text:p/>
          </table:table-cell>
          <table:table-cell table:style-name="ce14" table:formula="of:=IF(INDEX([.$AK68:.$DD68];MATCH([.$M$3];[.$AK$3:.$DD$3];0)+[.S$1])=&quot;&quot;;&quot;&quot;;INDEX([.$AK68:.$DD68];MATCH([.$M$3];[.$AK$3:.$DD$3];0)+[.S$1]))">
            <text:p/>
          </table:table-cell>
          <table:table-cell table:style-name="ce14" table:formula="of:=IF(INDEX([.$AK68:.$DD68];MATCH([.$M$3];[.$AK$3:.$DD$3];0)+[.T$1])=&quot;&quot;;&quot;&quot;;INDEX([.$AK68:.$DD68];MATCH([.$M$3];[.$AK$3:.$DD$3];0)+[.T$1]))">
            <text:p/>
          </table:table-cell>
          <table:table-cell table:style-name="ce51" table:formula="of:=IF(INDEX([.$AK68:.$DD68];MATCH([.$M$3];[.$AK$3:.$DD$3];0)+[.U$1])=&quot;&quot;;&quot;&quot;;INDEX([.$AK68:.$DD68];MATCH([.$M$3];[.$AK$3:.$DD$3];0)+[.U$1]))">
            <text:p/>
          </table:table-cell>
          <table:table-cell table:style-name="ce37" table:formula="of:=IF(INDEX([.$AK68:.$DD68];MATCH([.$M$3];[.$AK$3:.$DD$3];0)+[.V$1])=&quot;&quot;;&quot;&quot;;INDEX([.$AK68:.$DD68];MATCH([.$M$3];[.$AK$3:.$DD$3];0)+[.V$1]))">
            <text:p/>
          </table:table-cell>
          <table:table-cell table:style-name="ce24" table:formula="of:=IF(INDEX([.$AK68:.$DD68];MATCH([.$M$3];[.$AK$3:.$DD$3];0)+[.W$1])=&quot;&quot;;&quot;&quot;;INDEX([.$DG$23:.$DG$422];MATCH(INDEX([.$AK68:.$DD68];MATCH([.$M$3];[.$AK$3:.$DD$3];0)+[.W$1])&amp;IF([.Z68]=&quot;&quot;;&quot;&quot;;&quot;_&quot;&amp;[.Z68]);[.$DJ$23:.$DJ$422];0)))">
            <text:p/>
          </table:table-cell>
          <table:table-cell table:style-name="ce14" table:formula="of:=IF(INDEX([.$AK68:.$DD68];MATCH([.$M$3];[.$AK$3:.$DD$3];0)+[.X$1])=&quot;&quot;;&quot;&quot;;INDEX([.$AK68:.$DD68];MATCH([.$M$3];[.$AK$3:.$DD$3];0)+[.X$1]))">
            <text:p/>
          </table:table-cell>
          <table:table-cell table:style-name="ce14" table:formula="of:=IF(INDEX([.$AK68:.$DD68];MATCH([.$M$3];[.$AK$3:.$DD$3];0)+[.Y$1])=&quot;&quot;;&quot;&quot;;INDEX([.$AK68:.$DD68];MATCH([.$M$3];[.$AK$3:.$DD$3];0)+[.Y$1]))">
            <text:p/>
          </table:table-cell>
          <table:table-cell table:style-name="ce51" table:formula="of:=IF(INDEX([.$AK68:.$DD68];MATCH([.$M$3];[.$AK$3:.$DD$3];0)+[.Z$1])=&quot;&quot;;&quot;&quot;;INDEX([.$AK68:.$DD68];MATCH([.$M$3];[.$AK$3:.$DD$3];0)+[.Z$1]))">
            <text:p/>
          </table:table-cell>
          <table:table-cell table:style-name="ce37" table:formula="of:=IF(INDEX([.$AK68:.$DD68];MATCH([.$M$3];[.$AK$3:.$DD$3];0)+[.AA$1])=&quot;&quot;;&quot;&quot;;INDEX([.$AK68:.$DD68];MATCH([.$M$3];[.$AK$3:.$DD$3];0)+[.AA$1]))">
            <text:p/>
          </table:table-cell>
          <table:table-cell table:style-name="ce24" table:formula="of:=IF(INDEX([.$AK68:.$DD68];MATCH([.$M$3];[.$AK$3:.$DD$3];0)+[.AB$1])=&quot;&quot;;&quot;&quot;;INDEX([.$DG$23:.$DG$422];MATCH(INDEX([.$AK68:.$DD68];MATCH([.$M$3];[.$AK$3:.$DD$3];0)+[.AB$1])&amp;IF([.AE68]=&quot;&quot;;&quot;&quot;;&quot;_&quot;&amp;[.AE68]);[.$DK$23:.$DK$422];0)))" office:value-type="float" office:value="358" calcext:value-type="float">
            <text:p>358</text:p>
          </table:table-cell>
          <table:table-cell table:style-name="ce14" table:formula="of:=IF(INDEX([.$AK68:.$DD68];MATCH([.$M$3];[.$AK$3:.$DD$3];0)+[.AC$1])=&quot;&quot;;&quot;&quot;;INDEX([.$AK68:.$DD68];MATCH([.$M$3];[.$AK$3:.$DD$3];0)+[.AC$1]))" office:value-type="string" office:string-value="b" calcext:value-type="string">
            <text:p>b</text:p>
          </table:table-cell>
          <table:table-cell table:style-name="ce14" table:formula="of:=IF(INDEX([.$AK68:.$DD68];MATCH([.$M$3];[.$AK$3:.$DD$3];0)+[.AD$1])=&quot;&quot;;&quot;&quot;;INDEX([.$AK68:.$DD68];MATCH([.$M$3];[.$AK$3:.$DD$3];0)+[.AD$1]))">
            <text:p/>
          </table:table-cell>
          <table:table-cell table:style-name="ce51" table:formula="of:=IF(INDEX([.$AK68:.$DD68];MATCH([.$M$3];[.$AK$3:.$DD$3];0)+[.AE$1])=&quot;&quot;;&quot;&quot;;INDEX([.$AK68:.$DD68];MATCH([.$M$3];[.$AK$3:.$DD$3];0)+[.AE$1]))">
            <text:p/>
          </table:table-cell>
          <table:table-cell table:style-name="ce37" table:formula="of:=IF(INDEX([.$AK68:.$DD68];MATCH([.$M$3];[.$AK$3:.$DD$3];0)+[.AF$1])=&quot;&quot;;&quot;&quot;;INDEX([.$AK68:.$DD68];MATCH([.$M$3];[.$AK$3:.$DD$3];0)+[.AF$1]))" office:value-type="float" office:value="122" calcext:value-type="float">
            <text:p>12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D69];MATCH([.$M$3];[.$AK$3:.$DD$3];0)+[.$M$1])=&quot;&quot;;&quot;&quot;;INDEX([.$DG$23:.$DG$422];MATCH(INDEX([.$AK69:.$DD69];MATCH([.$M$3];[.$AK$3:.$DD$3];0)+[.$M$1])&amp;IF([.P69]=&quot;&quot;;&quot;&quot;;&quot;_&quot;&amp;[.P69]);[.$DH$23:.$DH$422];0)))">
            <text:p/>
          </table:table-cell>
          <table:table-cell table:style-name="ce14" table:formula="of:=IF(INDEX([.$AK69:.$DD69];MATCH([.$M$3];[.$AK$3:.$DD$3];0)+[.N$1])=&quot;&quot;;&quot;&quot;;INDEX([.$AK69:.$DD69];MATCH([.$M$3];[.$AK$3:.$DD$3];0)+[.N$1]))">
            <text:p/>
          </table:table-cell>
          <table:table-cell table:style-name="ce51" table:formula="of:=IF(INDEX([.$AK69:.$DD69];MATCH([.$M$3];[.$AK$3:.$DD$3];0)+[.O$1])=&quot;&quot;;&quot;&quot;;INDEX([.$AK69:.$DD69];MATCH([.$M$3];[.$AK$3:.$DD$3];0)+[.O$1]))">
            <text:p/>
          </table:table-cell>
          <table:table-cell table:style-name="ce51" table:formula="of:=IF(INDEX([.$AK69:.$DD69];MATCH([.$M$3];[.$AK$3:.$DD$3];0)+[.P$1])=&quot;&quot;;&quot;&quot;;INDEX([.$AK69:.$DD69];MATCH([.$M$3];[.$AK$3:.$DD$3];0)+[.P$1]))">
            <text:p/>
          </table:table-cell>
          <table:table-cell table:style-name="ce37" table:formula="of:=IF(INDEX([.$AK69:.$DD69];MATCH([.$M$3];[.$AK$3:.$DD$3];0)+[.Q$1])=&quot;&quot;;&quot;&quot;;INDEX([.$AK69:.$DD69];MATCH([.$M$3];[.$AK$3:.$DD$3];0)+[.Q$1]))">
            <text:p/>
          </table:table-cell>
          <table:table-cell table:style-name="ce24" table:formula="of:=IF(INDEX([.$AK69:.$DD69];MATCH([.$M$3];[.$AK$3:.$DD$3];0)+[.R$1])=&quot;&quot;;&quot;&quot;;INDEX([.$DG$23:.$DG$422];MATCH(INDEX([.$AK69:.$DD69];MATCH([.$M$3];[.$AK$3:.$DD$3];0)+[.R$1])&amp;IF([.U69]=&quot;&quot;;&quot;&quot;;&quot;_&quot;&amp;[.U69]);[.$DI$23:.$DI$422];0)))">
            <text:p/>
          </table:table-cell>
          <table:table-cell table:style-name="ce14" table:formula="of:=IF(INDEX([.$AK69:.$DD69];MATCH([.$M$3];[.$AK$3:.$DD$3];0)+[.S$1])=&quot;&quot;;&quot;&quot;;INDEX([.$AK69:.$DD69];MATCH([.$M$3];[.$AK$3:.$DD$3];0)+[.S$1]))">
            <text:p/>
          </table:table-cell>
          <table:table-cell table:style-name="ce14" table:formula="of:=IF(INDEX([.$AK69:.$DD69];MATCH([.$M$3];[.$AK$3:.$DD$3];0)+[.T$1])=&quot;&quot;;&quot;&quot;;INDEX([.$AK69:.$DD69];MATCH([.$M$3];[.$AK$3:.$DD$3];0)+[.T$1]))">
            <text:p/>
          </table:table-cell>
          <table:table-cell table:style-name="ce51" table:formula="of:=IF(INDEX([.$AK69:.$DD69];MATCH([.$M$3];[.$AK$3:.$DD$3];0)+[.U$1])=&quot;&quot;;&quot;&quot;;INDEX([.$AK69:.$DD69];MATCH([.$M$3];[.$AK$3:.$DD$3];0)+[.U$1]))">
            <text:p/>
          </table:table-cell>
          <table:table-cell table:style-name="ce37" table:formula="of:=IF(INDEX([.$AK69:.$DD69];MATCH([.$M$3];[.$AK$3:.$DD$3];0)+[.V$1])=&quot;&quot;;&quot;&quot;;INDEX([.$AK69:.$DD69];MATCH([.$M$3];[.$AK$3:.$DD$3];0)+[.V$1]))">
            <text:p/>
          </table:table-cell>
          <table:table-cell table:style-name="ce24" table:formula="of:=IF(INDEX([.$AK69:.$DD69];MATCH([.$M$3];[.$AK$3:.$DD$3];0)+[.W$1])=&quot;&quot;;&quot;&quot;;INDEX([.$DG$23:.$DG$422];MATCH(INDEX([.$AK69:.$DD69];MATCH([.$M$3];[.$AK$3:.$DD$3];0)+[.W$1])&amp;IF([.Z69]=&quot;&quot;;&quot;&quot;;&quot;_&quot;&amp;[.Z69]);[.$DJ$23:.$DJ$422];0)))">
            <text:p/>
          </table:table-cell>
          <table:table-cell table:style-name="ce14" table:formula="of:=IF(INDEX([.$AK69:.$DD69];MATCH([.$M$3];[.$AK$3:.$DD$3];0)+[.X$1])=&quot;&quot;;&quot;&quot;;INDEX([.$AK69:.$DD69];MATCH([.$M$3];[.$AK$3:.$DD$3];0)+[.X$1]))">
            <text:p/>
          </table:table-cell>
          <table:table-cell table:style-name="ce14" table:formula="of:=IF(INDEX([.$AK69:.$DD69];MATCH([.$M$3];[.$AK$3:.$DD$3];0)+[.Y$1])=&quot;&quot;;&quot;&quot;;INDEX([.$AK69:.$DD69];MATCH([.$M$3];[.$AK$3:.$DD$3];0)+[.Y$1]))">
            <text:p/>
          </table:table-cell>
          <table:table-cell table:style-name="ce51" table:formula="of:=IF(INDEX([.$AK69:.$DD69];MATCH([.$M$3];[.$AK$3:.$DD$3];0)+[.Z$1])=&quot;&quot;;&quot;&quot;;INDEX([.$AK69:.$DD69];MATCH([.$M$3];[.$AK$3:.$DD$3];0)+[.Z$1]))">
            <text:p/>
          </table:table-cell>
          <table:table-cell table:style-name="ce37" table:formula="of:=IF(INDEX([.$AK69:.$DD69];MATCH([.$M$3];[.$AK$3:.$DD$3];0)+[.AA$1])=&quot;&quot;;&quot;&quot;;INDEX([.$AK69:.$DD69];MATCH([.$M$3];[.$AK$3:.$DD$3];0)+[.AA$1]))">
            <text:p/>
          </table:table-cell>
          <table:table-cell table:style-name="ce24" table:formula="of:=IF(INDEX([.$AK69:.$DD69];MATCH([.$M$3];[.$AK$3:.$DD$3];0)+[.AB$1])=&quot;&quot;;&quot;&quot;;INDEX([.$DG$23:.$DG$422];MATCH(INDEX([.$AK69:.$DD69];MATCH([.$M$3];[.$AK$3:.$DD$3];0)+[.AB$1])&amp;IF([.AE69]=&quot;&quot;;&quot;&quot;;&quot;_&quot;&amp;[.AE69]);[.$DK$23:.$DK$422];0)))" office:value-type="float" office:value="366" calcext:value-type="float">
            <text:p>366</text:p>
          </table:table-cell>
          <table:table-cell table:style-name="ce14" table:formula="of:=IF(INDEX([.$AK69:.$DD69];MATCH([.$M$3];[.$AK$3:.$DD$3];0)+[.AC$1])=&quot;&quot;;&quot;&quot;;INDEX([.$AK69:.$DD69];MATCH([.$M$3];[.$AK$3:.$DD$3];0)+[.AC$1]))" office:value-type="string" office:string-value="b" calcext:value-type="string">
            <text:p>b</text:p>
          </table:table-cell>
          <table:table-cell table:style-name="ce14" table:formula="of:=IF(INDEX([.$AK69:.$DD69];MATCH([.$M$3];[.$AK$3:.$DD$3];0)+[.AD$1])=&quot;&quot;;&quot;&quot;;INDEX([.$AK69:.$DD69];MATCH([.$M$3];[.$AK$3:.$DD$3];0)+[.AD$1]))">
            <text:p/>
          </table:table-cell>
          <table:table-cell table:style-name="ce51" table:formula="of:=IF(INDEX([.$AK69:.$DD69];MATCH([.$M$3];[.$AK$3:.$DD$3];0)+[.AE$1])=&quot;&quot;;&quot;&quot;;INDEX([.$AK69:.$DD69];MATCH([.$M$3];[.$AK$3:.$DD$3];0)+[.AE$1]))">
            <text:p/>
          </table:table-cell>
          <table:table-cell table:style-name="ce37" table:formula="of:=IF(INDEX([.$AK69:.$DD69];MATCH([.$M$3];[.$AK$3:.$DD$3];0)+[.AF$1])=&quot;&quot;;&quot;&quot;;INDEX([.$AK69:.$DD69];MATCH([.$M$3];[.$AK$3:.$DD$3];0)+[.AF$1]))" office:value-type="float" office:value="135" calcext:value-type="float">
            <text:p>13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D70];MATCH([.$M$3];[.$AK$3:.$DD$3];0)+[.$M$1])=&quot;&quot;;&quot;&quot;;INDEX([.$DG$23:.$DG$422];MATCH(INDEX([.$AK70:.$DD70];MATCH([.$M$3];[.$AK$3:.$DD$3];0)+[.$M$1])&amp;IF([.P70]=&quot;&quot;;&quot;&quot;;&quot;_&quot;&amp;[.P70]);[.$DH$23:.$DH$422];0)))">
            <text:p/>
          </table:table-cell>
          <table:table-cell table:style-name="ce14" table:formula="of:=IF(INDEX([.$AK70:.$DD70];MATCH([.$M$3];[.$AK$3:.$DD$3];0)+[.N$1])=&quot;&quot;;&quot;&quot;;INDEX([.$AK70:.$DD70];MATCH([.$M$3];[.$AK$3:.$DD$3];0)+[.N$1]))">
            <text:p/>
          </table:table-cell>
          <table:table-cell table:style-name="ce51" table:formula="of:=IF(INDEX([.$AK70:.$DD70];MATCH([.$M$3];[.$AK$3:.$DD$3];0)+[.O$1])=&quot;&quot;;&quot;&quot;;INDEX([.$AK70:.$DD70];MATCH([.$M$3];[.$AK$3:.$DD$3];0)+[.O$1]))">
            <text:p/>
          </table:table-cell>
          <table:table-cell table:style-name="ce51" table:formula="of:=IF(INDEX([.$AK70:.$DD70];MATCH([.$M$3];[.$AK$3:.$DD$3];0)+[.P$1])=&quot;&quot;;&quot;&quot;;INDEX([.$AK70:.$DD70];MATCH([.$M$3];[.$AK$3:.$DD$3];0)+[.P$1]))">
            <text:p/>
          </table:table-cell>
          <table:table-cell table:style-name="ce37" table:formula="of:=IF(INDEX([.$AK70:.$DD70];MATCH([.$M$3];[.$AK$3:.$DD$3];0)+[.Q$1])=&quot;&quot;;&quot;&quot;;INDEX([.$AK70:.$DD70];MATCH([.$M$3];[.$AK$3:.$DD$3];0)+[.Q$1]))">
            <text:p/>
          </table:table-cell>
          <table:table-cell table:style-name="ce24" table:formula="of:=IF(INDEX([.$AK70:.$DD70];MATCH([.$M$3];[.$AK$3:.$DD$3];0)+[.R$1])=&quot;&quot;;&quot;&quot;;INDEX([.$DG$23:.$DG$422];MATCH(INDEX([.$AK70:.$DD70];MATCH([.$M$3];[.$AK$3:.$DD$3];0)+[.R$1])&amp;IF([.U70]=&quot;&quot;;&quot;&quot;;&quot;_&quot;&amp;[.U70]);[.$DI$23:.$DI$422];0)))">
            <text:p/>
          </table:table-cell>
          <table:table-cell table:style-name="ce14" table:formula="of:=IF(INDEX([.$AK70:.$DD70];MATCH([.$M$3];[.$AK$3:.$DD$3];0)+[.S$1])=&quot;&quot;;&quot;&quot;;INDEX([.$AK70:.$DD70];MATCH([.$M$3];[.$AK$3:.$DD$3];0)+[.S$1]))">
            <text:p/>
          </table:table-cell>
          <table:table-cell table:style-name="ce14" table:formula="of:=IF(INDEX([.$AK70:.$DD70];MATCH([.$M$3];[.$AK$3:.$DD$3];0)+[.T$1])=&quot;&quot;;&quot;&quot;;INDEX([.$AK70:.$DD70];MATCH([.$M$3];[.$AK$3:.$DD$3];0)+[.T$1]))">
            <text:p/>
          </table:table-cell>
          <table:table-cell table:style-name="ce51" table:formula="of:=IF(INDEX([.$AK70:.$DD70];MATCH([.$M$3];[.$AK$3:.$DD$3];0)+[.U$1])=&quot;&quot;;&quot;&quot;;INDEX([.$AK70:.$DD70];MATCH([.$M$3];[.$AK$3:.$DD$3];0)+[.U$1]))">
            <text:p/>
          </table:table-cell>
          <table:table-cell table:style-name="ce37" table:formula="of:=IF(INDEX([.$AK70:.$DD70];MATCH([.$M$3];[.$AK$3:.$DD$3];0)+[.V$1])=&quot;&quot;;&quot;&quot;;INDEX([.$AK70:.$DD70];MATCH([.$M$3];[.$AK$3:.$DD$3];0)+[.V$1]))">
            <text:p/>
          </table:table-cell>
          <table:table-cell table:style-name="ce24" table:formula="of:=IF(INDEX([.$AK70:.$DD70];MATCH([.$M$3];[.$AK$3:.$DD$3];0)+[.W$1])=&quot;&quot;;&quot;&quot;;INDEX([.$DG$23:.$DG$422];MATCH(INDEX([.$AK70:.$DD70];MATCH([.$M$3];[.$AK$3:.$DD$3];0)+[.W$1])&amp;IF([.Z70]=&quot;&quot;;&quot;&quot;;&quot;_&quot;&amp;[.Z70]);[.$DJ$23:.$DJ$422];0)))">
            <text:p/>
          </table:table-cell>
          <table:table-cell table:style-name="ce14" table:formula="of:=IF(INDEX([.$AK70:.$DD70];MATCH([.$M$3];[.$AK$3:.$DD$3];0)+[.X$1])=&quot;&quot;;&quot;&quot;;INDEX([.$AK70:.$DD70];MATCH([.$M$3];[.$AK$3:.$DD$3];0)+[.X$1]))">
            <text:p/>
          </table:table-cell>
          <table:table-cell table:style-name="ce14" table:formula="of:=IF(INDEX([.$AK70:.$DD70];MATCH([.$M$3];[.$AK$3:.$DD$3];0)+[.Y$1])=&quot;&quot;;&quot;&quot;;INDEX([.$AK70:.$DD70];MATCH([.$M$3];[.$AK$3:.$DD$3];0)+[.Y$1]))">
            <text:p/>
          </table:table-cell>
          <table:table-cell table:style-name="ce51" table:formula="of:=IF(INDEX([.$AK70:.$DD70];MATCH([.$M$3];[.$AK$3:.$DD$3];0)+[.Z$1])=&quot;&quot;;&quot;&quot;;INDEX([.$AK70:.$DD70];MATCH([.$M$3];[.$AK$3:.$DD$3];0)+[.Z$1]))">
            <text:p/>
          </table:table-cell>
          <table:table-cell table:style-name="ce37" table:formula="of:=IF(INDEX([.$AK70:.$DD70];MATCH([.$M$3];[.$AK$3:.$DD$3];0)+[.AA$1])=&quot;&quot;;&quot;&quot;;INDEX([.$AK70:.$DD70];MATCH([.$M$3];[.$AK$3:.$DD$3];0)+[.AA$1]))">
            <text:p/>
          </table:table-cell>
          <table:table-cell table:style-name="ce24" table:formula="of:=IF(INDEX([.$AK70:.$DD70];MATCH([.$M$3];[.$AK$3:.$DD$3];0)+[.AB$1])=&quot;&quot;;&quot;&quot;;INDEX([.$DG$23:.$DG$422];MATCH(INDEX([.$AK70:.$DD70];MATCH([.$M$3];[.$AK$3:.$DD$3];0)+[.AB$1])&amp;IF([.AE70]=&quot;&quot;;&quot;&quot;;&quot;_&quot;&amp;[.AE70]);[.$DK$23:.$DK$422];0)))" office:value-type="float" office:value="373" calcext:value-type="float">
            <text:p>373</text:p>
          </table:table-cell>
          <table:table-cell table:style-name="ce14" table:formula="of:=IF(INDEX([.$AK70:.$DD70];MATCH([.$M$3];[.$AK$3:.$DD$3];0)+[.AC$1])=&quot;&quot;;&quot;&quot;;INDEX([.$AK70:.$DD70];MATCH([.$M$3];[.$AK$3:.$DD$3];0)+[.AC$1]))" office:value-type="string" office:string-value="b" calcext:value-type="string">
            <text:p>b</text:p>
          </table:table-cell>
          <table:table-cell table:style-name="ce14" table:formula="of:=IF(INDEX([.$AK70:.$DD70];MATCH([.$M$3];[.$AK$3:.$DD$3];0)+[.AD$1])=&quot;&quot;;&quot;&quot;;INDEX([.$AK70:.$DD70];MATCH([.$M$3];[.$AK$3:.$DD$3];0)+[.AD$1]))">
            <text:p/>
          </table:table-cell>
          <table:table-cell table:style-name="ce51" table:formula="of:=IF(INDEX([.$AK70:.$DD70];MATCH([.$M$3];[.$AK$3:.$DD$3];0)+[.AE$1])=&quot;&quot;;&quot;&quot;;INDEX([.$AK70:.$DD70];MATCH([.$M$3];[.$AK$3:.$DD$3];0)+[.AE$1]))">
            <text:p/>
          </table:table-cell>
          <table:table-cell table:style-name="ce37" table:formula="of:=IF(INDEX([.$AK70:.$DD70];MATCH([.$M$3];[.$AK$3:.$DD$3];0)+[.AF$1])=&quot;&quot;;&quot;&quot;;INDEX([.$AK70:.$DD70];MATCH([.$M$3];[.$AK$3:.$DD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D71];MATCH([.$M$3];[.$AK$3:.$DD$3];0)+[.$M$1])=&quot;&quot;;&quot;&quot;;INDEX([.$DG$23:.$DG$422];MATCH(INDEX([.$AK71:.$DD71];MATCH([.$M$3];[.$AK$3:.$DD$3];0)+[.$M$1])&amp;IF([.P71]=&quot;&quot;;&quot;&quot;;&quot;_&quot;&amp;[.P71]);[.$DH$23:.$DH$422];0)))">
            <text:p/>
          </table:table-cell>
          <table:table-cell table:style-name="ce14" table:formula="of:=IF(INDEX([.$AK71:.$DD71];MATCH([.$M$3];[.$AK$3:.$DD$3];0)+[.N$1])=&quot;&quot;;&quot;&quot;;INDEX([.$AK71:.$DD71];MATCH([.$M$3];[.$AK$3:.$DD$3];0)+[.N$1]))">
            <text:p/>
          </table:table-cell>
          <table:table-cell table:style-name="ce51" table:formula="of:=IF(INDEX([.$AK71:.$DD71];MATCH([.$M$3];[.$AK$3:.$DD$3];0)+[.O$1])=&quot;&quot;;&quot;&quot;;INDEX([.$AK71:.$DD71];MATCH([.$M$3];[.$AK$3:.$DD$3];0)+[.O$1]))">
            <text:p/>
          </table:table-cell>
          <table:table-cell table:style-name="ce51" table:formula="of:=IF(INDEX([.$AK71:.$DD71];MATCH([.$M$3];[.$AK$3:.$DD$3];0)+[.P$1])=&quot;&quot;;&quot;&quot;;INDEX([.$AK71:.$DD71];MATCH([.$M$3];[.$AK$3:.$DD$3];0)+[.P$1]))">
            <text:p/>
          </table:table-cell>
          <table:table-cell table:style-name="ce37" table:formula="of:=IF(INDEX([.$AK71:.$DD71];MATCH([.$M$3];[.$AK$3:.$DD$3];0)+[.Q$1])=&quot;&quot;;&quot;&quot;;INDEX([.$AK71:.$DD71];MATCH([.$M$3];[.$AK$3:.$DD$3];0)+[.Q$1]))">
            <text:p/>
          </table:table-cell>
          <table:table-cell table:style-name="ce24" table:formula="of:=IF(INDEX([.$AK71:.$DD71];MATCH([.$M$3];[.$AK$3:.$DD$3];0)+[.R$1])=&quot;&quot;;&quot;&quot;;INDEX([.$DG$23:.$DG$422];MATCH(INDEX([.$AK71:.$DD71];MATCH([.$M$3];[.$AK$3:.$DD$3];0)+[.R$1])&amp;IF([.U71]=&quot;&quot;;&quot;&quot;;&quot;_&quot;&amp;[.U71]);[.$DI$23:.$DI$422];0)))">
            <text:p/>
          </table:table-cell>
          <table:table-cell table:style-name="ce14" table:formula="of:=IF(INDEX([.$AK71:.$DD71];MATCH([.$M$3];[.$AK$3:.$DD$3];0)+[.S$1])=&quot;&quot;;&quot;&quot;;INDEX([.$AK71:.$DD71];MATCH([.$M$3];[.$AK$3:.$DD$3];0)+[.S$1]))">
            <text:p/>
          </table:table-cell>
          <table:table-cell table:style-name="ce14" table:formula="of:=IF(INDEX([.$AK71:.$DD71];MATCH([.$M$3];[.$AK$3:.$DD$3];0)+[.T$1])=&quot;&quot;;&quot;&quot;;INDEX([.$AK71:.$DD71];MATCH([.$M$3];[.$AK$3:.$DD$3];0)+[.T$1]))">
            <text:p/>
          </table:table-cell>
          <table:table-cell table:style-name="ce51" table:formula="of:=IF(INDEX([.$AK71:.$DD71];MATCH([.$M$3];[.$AK$3:.$DD$3];0)+[.U$1])=&quot;&quot;;&quot;&quot;;INDEX([.$AK71:.$DD71];MATCH([.$M$3];[.$AK$3:.$DD$3];0)+[.U$1]))">
            <text:p/>
          </table:table-cell>
          <table:table-cell table:style-name="ce37" table:formula="of:=IF(INDEX([.$AK71:.$DD71];MATCH([.$M$3];[.$AK$3:.$DD$3];0)+[.V$1])=&quot;&quot;;&quot;&quot;;INDEX([.$AK71:.$DD71];MATCH([.$M$3];[.$AK$3:.$DD$3];0)+[.V$1]))">
            <text:p/>
          </table:table-cell>
          <table:table-cell table:style-name="ce24" table:formula="of:=IF(INDEX([.$AK71:.$DD71];MATCH([.$M$3];[.$AK$3:.$DD$3];0)+[.W$1])=&quot;&quot;;&quot;&quot;;INDEX([.$DG$23:.$DG$422];MATCH(INDEX([.$AK71:.$DD71];MATCH([.$M$3];[.$AK$3:.$DD$3];0)+[.W$1])&amp;IF([.Z71]=&quot;&quot;;&quot;&quot;;&quot;_&quot;&amp;[.Z71]);[.$DJ$23:.$DJ$422];0)))">
            <text:p/>
          </table:table-cell>
          <table:table-cell table:style-name="ce14" table:formula="of:=IF(INDEX([.$AK71:.$DD71];MATCH([.$M$3];[.$AK$3:.$DD$3];0)+[.X$1])=&quot;&quot;;&quot;&quot;;INDEX([.$AK71:.$DD71];MATCH([.$M$3];[.$AK$3:.$DD$3];0)+[.X$1]))">
            <text:p/>
          </table:table-cell>
          <table:table-cell table:style-name="ce14" table:formula="of:=IF(INDEX([.$AK71:.$DD71];MATCH([.$M$3];[.$AK$3:.$DD$3];0)+[.Y$1])=&quot;&quot;;&quot;&quot;;INDEX([.$AK71:.$DD71];MATCH([.$M$3];[.$AK$3:.$DD$3];0)+[.Y$1]))">
            <text:p/>
          </table:table-cell>
          <table:table-cell table:style-name="ce51" table:formula="of:=IF(INDEX([.$AK71:.$DD71];MATCH([.$M$3];[.$AK$3:.$DD$3];0)+[.Z$1])=&quot;&quot;;&quot;&quot;;INDEX([.$AK71:.$DD71];MATCH([.$M$3];[.$AK$3:.$DD$3];0)+[.Z$1]))">
            <text:p/>
          </table:table-cell>
          <table:table-cell table:style-name="ce37" table:formula="of:=IF(INDEX([.$AK71:.$DD71];MATCH([.$M$3];[.$AK$3:.$DD$3];0)+[.AA$1])=&quot;&quot;;&quot;&quot;;INDEX([.$AK71:.$DD71];MATCH([.$M$3];[.$AK$3:.$DD$3];0)+[.AA$1]))">
            <text:p/>
          </table:table-cell>
          <table:table-cell table:style-name="ce24" table:formula="of:=IF(INDEX([.$AK71:.$DD71];MATCH([.$M$3];[.$AK$3:.$DD$3];0)+[.AB$1])=&quot;&quot;;&quot;&quot;;INDEX([.$DG$23:.$DG$422];MATCH(INDEX([.$AK71:.$DD71];MATCH([.$M$3];[.$AK$3:.$DD$3];0)+[.AB$1])&amp;IF([.AE71]=&quot;&quot;;&quot;&quot;;&quot;_&quot;&amp;[.AE71]);[.$DK$23:.$DK$422];0)))">
            <text:p/>
          </table:table-cell>
          <table:table-cell table:style-name="ce14" table:formula="of:=IF(INDEX([.$AK71:.$DD71];MATCH([.$M$3];[.$AK$3:.$DD$3];0)+[.AC$1])=&quot;&quot;;&quot;&quot;;INDEX([.$AK71:.$DD71];MATCH([.$M$3];[.$AK$3:.$DD$3];0)+[.AC$1]))">
            <text:p/>
          </table:table-cell>
          <table:table-cell table:style-name="ce14" table:formula="of:=IF(INDEX([.$AK71:.$DD71];MATCH([.$M$3];[.$AK$3:.$DD$3];0)+[.AD$1])=&quot;&quot;;&quot;&quot;;INDEX([.$AK71:.$DD71];MATCH([.$M$3];[.$AK$3:.$DD$3];0)+[.AD$1]))">
            <text:p/>
          </table:table-cell>
          <table:table-cell table:style-name="ce51" table:formula="of:=IF(INDEX([.$AK71:.$DD71];MATCH([.$M$3];[.$AK$3:.$DD$3];0)+[.AE$1])=&quot;&quot;;&quot;&quot;;INDEX([.$AK71:.$DD71];MATCH([.$M$3];[.$AK$3:.$DD$3];0)+[.AE$1]))">
            <text:p/>
          </table:table-cell>
          <table:table-cell table:style-name="ce37" table:formula="of:=IF(INDEX([.$AK71:.$DD71];MATCH([.$M$3];[.$AK$3:.$DD$3];0)+[.AF$1])=&quot;&quot;;&quot;&quot;;INDEX([.$AK71:.$DD71];MATCH([.$M$3];[.$AK$3:.$DD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68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2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D72];MATCH([.$M$3];[.$AK$3:.$DD$3];0)+[.$M$1])=&quot;&quot;;&quot;&quot;;INDEX([.$DG$23:.$DG$422];MATCH(INDEX([.$AK72:.$DD72];MATCH([.$M$3];[.$AK$3:.$DD$3];0)+[.$M$1])&amp;IF([.P72]=&quot;&quot;;&quot;&quot;;&quot;_&quot;&amp;[.P72]);[.$DH$23:.$DH$422];0)))">
            <text:p/>
          </table:table-cell>
          <table:table-cell table:style-name="ce14" table:formula="of:=IF(INDEX([.$AK72:.$DD72];MATCH([.$M$3];[.$AK$3:.$DD$3];0)+[.N$1])=&quot;&quot;;&quot;&quot;;INDEX([.$AK72:.$DD72];MATCH([.$M$3];[.$AK$3:.$DD$3];0)+[.N$1]))">
            <text:p/>
          </table:table-cell>
          <table:table-cell table:style-name="ce51" table:formula="of:=IF(INDEX([.$AK72:.$DD72];MATCH([.$M$3];[.$AK$3:.$DD$3];0)+[.O$1])=&quot;&quot;;&quot;&quot;;INDEX([.$AK72:.$DD72];MATCH([.$M$3];[.$AK$3:.$DD$3];0)+[.O$1]))">
            <text:p/>
          </table:table-cell>
          <table:table-cell table:style-name="ce51" table:formula="of:=IF(INDEX([.$AK72:.$DD72];MATCH([.$M$3];[.$AK$3:.$DD$3];0)+[.P$1])=&quot;&quot;;&quot;&quot;;INDEX([.$AK72:.$DD72];MATCH([.$M$3];[.$AK$3:.$DD$3];0)+[.P$1]))">
            <text:p/>
          </table:table-cell>
          <table:table-cell table:style-name="ce37" table:formula="of:=IF(INDEX([.$AK72:.$DD72];MATCH([.$M$3];[.$AK$3:.$DD$3];0)+[.Q$1])=&quot;&quot;;&quot;&quot;;INDEX([.$AK72:.$DD72];MATCH([.$M$3];[.$AK$3:.$DD$3];0)+[.Q$1]))">
            <text:p/>
          </table:table-cell>
          <table:table-cell table:style-name="ce24" table:formula="of:=IF(INDEX([.$AK72:.$DD72];MATCH([.$M$3];[.$AK$3:.$DD$3];0)+[.R$1])=&quot;&quot;;&quot;&quot;;INDEX([.$DG$23:.$DG$422];MATCH(INDEX([.$AK72:.$DD72];MATCH([.$M$3];[.$AK$3:.$DD$3];0)+[.R$1])&amp;IF([.U72]=&quot;&quot;;&quot;&quot;;&quot;_&quot;&amp;[.U72]);[.$DI$23:.$DI$422];0)))">
            <text:p/>
          </table:table-cell>
          <table:table-cell table:style-name="ce14" table:formula="of:=IF(INDEX([.$AK72:.$DD72];MATCH([.$M$3];[.$AK$3:.$DD$3];0)+[.S$1])=&quot;&quot;;&quot;&quot;;INDEX([.$AK72:.$DD72];MATCH([.$M$3];[.$AK$3:.$DD$3];0)+[.S$1]))">
            <text:p/>
          </table:table-cell>
          <table:table-cell table:style-name="ce14" table:formula="of:=IF(INDEX([.$AK72:.$DD72];MATCH([.$M$3];[.$AK$3:.$DD$3];0)+[.T$1])=&quot;&quot;;&quot;&quot;;INDEX([.$AK72:.$DD72];MATCH([.$M$3];[.$AK$3:.$DD$3];0)+[.T$1]))">
            <text:p/>
          </table:table-cell>
          <table:table-cell table:style-name="ce51" table:formula="of:=IF(INDEX([.$AK72:.$DD72];MATCH([.$M$3];[.$AK$3:.$DD$3];0)+[.U$1])=&quot;&quot;;&quot;&quot;;INDEX([.$AK72:.$DD72];MATCH([.$M$3];[.$AK$3:.$DD$3];0)+[.U$1]))">
            <text:p/>
          </table:table-cell>
          <table:table-cell table:style-name="ce37" table:formula="of:=IF(INDEX([.$AK72:.$DD72];MATCH([.$M$3];[.$AK$3:.$DD$3];0)+[.V$1])=&quot;&quot;;&quot;&quot;;INDEX([.$AK72:.$DD72];MATCH([.$M$3];[.$AK$3:.$DD$3];0)+[.V$1]))">
            <text:p/>
          </table:table-cell>
          <table:table-cell table:style-name="ce24" table:formula="of:=IF(INDEX([.$AK72:.$DD72];MATCH([.$M$3];[.$AK$3:.$DD$3];0)+[.W$1])=&quot;&quot;;&quot;&quot;;INDEX([.$DG$23:.$DG$422];MATCH(INDEX([.$AK72:.$DD72];MATCH([.$M$3];[.$AK$3:.$DD$3];0)+[.W$1])&amp;IF([.Z72]=&quot;&quot;;&quot;&quot;;&quot;_&quot;&amp;[.Z72]);[.$DJ$23:.$DJ$422];0)))">
            <text:p/>
          </table:table-cell>
          <table:table-cell table:style-name="ce14" table:formula="of:=IF(INDEX([.$AK72:.$DD72];MATCH([.$M$3];[.$AK$3:.$DD$3];0)+[.X$1])=&quot;&quot;;&quot;&quot;;INDEX([.$AK72:.$DD72];MATCH([.$M$3];[.$AK$3:.$DD$3];0)+[.X$1]))">
            <text:p/>
          </table:table-cell>
          <table:table-cell table:style-name="ce14" table:formula="of:=IF(INDEX([.$AK72:.$DD72];MATCH([.$M$3];[.$AK$3:.$DD$3];0)+[.Y$1])=&quot;&quot;;&quot;&quot;;INDEX([.$AK72:.$DD72];MATCH([.$M$3];[.$AK$3:.$DD$3];0)+[.Y$1]))">
            <text:p/>
          </table:table-cell>
          <table:table-cell table:style-name="ce51" table:formula="of:=IF(INDEX([.$AK72:.$DD72];MATCH([.$M$3];[.$AK$3:.$DD$3];0)+[.Z$1])=&quot;&quot;;&quot;&quot;;INDEX([.$AK72:.$DD72];MATCH([.$M$3];[.$AK$3:.$DD$3];0)+[.Z$1]))">
            <text:p/>
          </table:table-cell>
          <table:table-cell table:style-name="ce37" table:formula="of:=IF(INDEX([.$AK72:.$DD72];MATCH([.$M$3];[.$AK$3:.$DD$3];0)+[.AA$1])=&quot;&quot;;&quot;&quot;;INDEX([.$AK72:.$DD72];MATCH([.$M$3];[.$AK$3:.$DD$3];0)+[.AA$1]))">
            <text:p/>
          </table:table-cell>
          <table:table-cell table:style-name="ce24" table:formula="of:=IF(INDEX([.$AK72:.$DD72];MATCH([.$M$3];[.$AK$3:.$DD$3];0)+[.AB$1])=&quot;&quot;;&quot;&quot;;INDEX([.$DG$23:.$DG$422];MATCH(INDEX([.$AK72:.$DD72];MATCH([.$M$3];[.$AK$3:.$DD$3];0)+[.AB$1])&amp;IF([.AE72]=&quot;&quot;;&quot;&quot;;&quot;_&quot;&amp;[.AE72]);[.$DK$23:.$DK$422];0)))">
            <text:p/>
          </table:table-cell>
          <table:table-cell table:style-name="ce14" table:formula="of:=IF(INDEX([.$AK72:.$DD72];MATCH([.$M$3];[.$AK$3:.$DD$3];0)+[.AC$1])=&quot;&quot;;&quot;&quot;;INDEX([.$AK72:.$DD72];MATCH([.$M$3];[.$AK$3:.$DD$3];0)+[.AC$1]))">
            <text:p/>
          </table:table-cell>
          <table:table-cell table:style-name="ce14" table:formula="of:=IF(INDEX([.$AK72:.$DD72];MATCH([.$M$3];[.$AK$3:.$DD$3];0)+[.AD$1])=&quot;&quot;;&quot;&quot;;INDEX([.$AK72:.$DD72];MATCH([.$M$3];[.$AK$3:.$DD$3];0)+[.AD$1]))">
            <text:p/>
          </table:table-cell>
          <table:table-cell table:style-name="ce51" table:formula="of:=IF(INDEX([.$AK72:.$DD72];MATCH([.$M$3];[.$AK$3:.$DD$3];0)+[.AE$1])=&quot;&quot;;&quot;&quot;;INDEX([.$AK72:.$DD72];MATCH([.$M$3];[.$AK$3:.$DD$3];0)+[.AE$1]))">
            <text:p/>
          </table:table-cell>
          <table:table-cell table:style-name="ce37" table:formula="of:=IF(INDEX([.$AK72:.$DD72];MATCH([.$M$3];[.$AK$3:.$DD$3];0)+[.AF$1])=&quot;&quot;;&quot;&quot;;INDEX([.$AK72:.$DD72];MATCH([.$M$3];[.$AK$3:.$DD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style-name="ce28"/>
          <table:table-cell table:style-name="ce69" table:number-columns-repeated="2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D73];MATCH([.$M$3];[.$AK$3:.$DD$3];0)+[.$M$1])=&quot;&quot;;&quot;&quot;;INDEX([.$DG$23:.$DG$422];MATCH(INDEX([.$AK73:.$DD73];MATCH([.$M$3];[.$AK$3:.$DD$3];0)+[.$M$1])&amp;IF([.P73]=&quot;&quot;;&quot;&quot;;&quot;_&quot;&amp;[.P73]);[.$DH$23:.$DH$422];0)))">
            <text:p/>
          </table:table-cell>
          <table:table-cell table:style-name="ce14" table:formula="of:=IF(INDEX([.$AK73:.$DD73];MATCH([.$M$3];[.$AK$3:.$DD$3];0)+[.N$1])=&quot;&quot;;&quot;&quot;;INDEX([.$AK73:.$DD73];MATCH([.$M$3];[.$AK$3:.$DD$3];0)+[.N$1]))">
            <text:p/>
          </table:table-cell>
          <table:table-cell table:style-name="ce51" table:formula="of:=IF(INDEX([.$AK73:.$DD73];MATCH([.$M$3];[.$AK$3:.$DD$3];0)+[.O$1])=&quot;&quot;;&quot;&quot;;INDEX([.$AK73:.$DD73];MATCH([.$M$3];[.$AK$3:.$DD$3];0)+[.O$1]))">
            <text:p/>
          </table:table-cell>
          <table:table-cell table:style-name="ce51" table:formula="of:=IF(INDEX([.$AK73:.$DD73];MATCH([.$M$3];[.$AK$3:.$DD$3];0)+[.P$1])=&quot;&quot;;&quot;&quot;;INDEX([.$AK73:.$DD73];MATCH([.$M$3];[.$AK$3:.$DD$3];0)+[.P$1]))">
            <text:p/>
          </table:table-cell>
          <table:table-cell table:style-name="ce37" table:formula="of:=IF(INDEX([.$AK73:.$DD73];MATCH([.$M$3];[.$AK$3:.$DD$3];0)+[.Q$1])=&quot;&quot;;&quot;&quot;;INDEX([.$AK73:.$DD73];MATCH([.$M$3];[.$AK$3:.$DD$3];0)+[.Q$1]))">
            <text:p/>
          </table:table-cell>
          <table:table-cell table:style-name="ce24" table:formula="of:=IF(INDEX([.$AK73:.$DD73];MATCH([.$M$3];[.$AK$3:.$DD$3];0)+[.R$1])=&quot;&quot;;&quot;&quot;;INDEX([.$DG$23:.$DG$422];MATCH(INDEX([.$AK73:.$DD73];MATCH([.$M$3];[.$AK$3:.$DD$3];0)+[.R$1])&amp;IF([.U73]=&quot;&quot;;&quot;&quot;;&quot;_&quot;&amp;[.U73]);[.$DI$23:.$DI$422];0)))">
            <text:p/>
          </table:table-cell>
          <table:table-cell table:style-name="ce14" table:formula="of:=IF(INDEX([.$AK73:.$DD73];MATCH([.$M$3];[.$AK$3:.$DD$3];0)+[.S$1])=&quot;&quot;;&quot;&quot;;INDEX([.$AK73:.$DD73];MATCH([.$M$3];[.$AK$3:.$DD$3];0)+[.S$1]))">
            <text:p/>
          </table:table-cell>
          <table:table-cell table:style-name="ce14" table:formula="of:=IF(INDEX([.$AK73:.$DD73];MATCH([.$M$3];[.$AK$3:.$DD$3];0)+[.T$1])=&quot;&quot;;&quot;&quot;;INDEX([.$AK73:.$DD73];MATCH([.$M$3];[.$AK$3:.$DD$3];0)+[.T$1]))">
            <text:p/>
          </table:table-cell>
          <table:table-cell table:style-name="ce51" table:formula="of:=IF(INDEX([.$AK73:.$DD73];MATCH([.$M$3];[.$AK$3:.$DD$3];0)+[.U$1])=&quot;&quot;;&quot;&quot;;INDEX([.$AK73:.$DD73];MATCH([.$M$3];[.$AK$3:.$DD$3];0)+[.U$1]))">
            <text:p/>
          </table:table-cell>
          <table:table-cell table:style-name="ce37" table:formula="of:=IF(INDEX([.$AK73:.$DD73];MATCH([.$M$3];[.$AK$3:.$DD$3];0)+[.V$1])=&quot;&quot;;&quot;&quot;;INDEX([.$AK73:.$DD73];MATCH([.$M$3];[.$AK$3:.$DD$3];0)+[.V$1]))">
            <text:p/>
          </table:table-cell>
          <table:table-cell table:style-name="ce24" table:formula="of:=IF(INDEX([.$AK73:.$DD73];MATCH([.$M$3];[.$AK$3:.$DD$3];0)+[.W$1])=&quot;&quot;;&quot;&quot;;INDEX([.$DG$23:.$DG$422];MATCH(INDEX([.$AK73:.$DD73];MATCH([.$M$3];[.$AK$3:.$DD$3];0)+[.W$1])&amp;IF([.Z73]=&quot;&quot;;&quot;&quot;;&quot;_&quot;&amp;[.Z73]);[.$DJ$23:.$DJ$422];0)))">
            <text:p/>
          </table:table-cell>
          <table:table-cell table:style-name="ce14" table:formula="of:=IF(INDEX([.$AK73:.$DD73];MATCH([.$M$3];[.$AK$3:.$DD$3];0)+[.X$1])=&quot;&quot;;&quot;&quot;;INDEX([.$AK73:.$DD73];MATCH([.$M$3];[.$AK$3:.$DD$3];0)+[.X$1]))">
            <text:p/>
          </table:table-cell>
          <table:table-cell table:style-name="ce14" table:formula="of:=IF(INDEX([.$AK73:.$DD73];MATCH([.$M$3];[.$AK$3:.$DD$3];0)+[.Y$1])=&quot;&quot;;&quot;&quot;;INDEX([.$AK73:.$DD73];MATCH([.$M$3];[.$AK$3:.$DD$3];0)+[.Y$1]))">
            <text:p/>
          </table:table-cell>
          <table:table-cell table:style-name="ce51" table:formula="of:=IF(INDEX([.$AK73:.$DD73];MATCH([.$M$3];[.$AK$3:.$DD$3];0)+[.Z$1])=&quot;&quot;;&quot;&quot;;INDEX([.$AK73:.$DD73];MATCH([.$M$3];[.$AK$3:.$DD$3];0)+[.Z$1]))">
            <text:p/>
          </table:table-cell>
          <table:table-cell table:style-name="ce37" table:formula="of:=IF(INDEX([.$AK73:.$DD73];MATCH([.$M$3];[.$AK$3:.$DD$3];0)+[.AA$1])=&quot;&quot;;&quot;&quot;;INDEX([.$AK73:.$DD73];MATCH([.$M$3];[.$AK$3:.$DD$3];0)+[.AA$1]))">
            <text:p/>
          </table:table-cell>
          <table:table-cell table:style-name="ce24" table:formula="of:=IF(INDEX([.$AK73:.$DD73];MATCH([.$M$3];[.$AK$3:.$DD$3];0)+[.AB$1])=&quot;&quot;;&quot;&quot;;INDEX([.$DG$23:.$DG$422];MATCH(INDEX([.$AK73:.$DD73];MATCH([.$M$3];[.$AK$3:.$DD$3];0)+[.AB$1])&amp;IF([.AE73]=&quot;&quot;;&quot;&quot;;&quot;_&quot;&amp;[.AE73]);[.$DK$23:.$DK$422];0)))">
            <text:p/>
          </table:table-cell>
          <table:table-cell table:style-name="ce14" table:formula="of:=IF(INDEX([.$AK73:.$DD73];MATCH([.$M$3];[.$AK$3:.$DD$3];0)+[.AC$1])=&quot;&quot;;&quot;&quot;;INDEX([.$AK73:.$DD73];MATCH([.$M$3];[.$AK$3:.$DD$3];0)+[.AC$1]))">
            <text:p/>
          </table:table-cell>
          <table:table-cell table:style-name="ce14" table:formula="of:=IF(INDEX([.$AK73:.$DD73];MATCH([.$M$3];[.$AK$3:.$DD$3];0)+[.AD$1])=&quot;&quot;;&quot;&quot;;INDEX([.$AK73:.$DD73];MATCH([.$M$3];[.$AK$3:.$DD$3];0)+[.AD$1]))">
            <text:p/>
          </table:table-cell>
          <table:table-cell table:style-name="ce51" table:formula="of:=IF(INDEX([.$AK73:.$DD73];MATCH([.$M$3];[.$AK$3:.$DD$3];0)+[.AE$1])=&quot;&quot;;&quot;&quot;;INDEX([.$AK73:.$DD73];MATCH([.$M$3];[.$AK$3:.$DD$3];0)+[.AE$1]))">
            <text:p/>
          </table:table-cell>
          <table:table-cell table:style-name="ce37" table:formula="of:=IF(INDEX([.$AK73:.$DD73];MATCH([.$M$3];[.$AK$3:.$DD$3];0)+[.AF$1])=&quot;&quot;;&quot;&quot;;INDEX([.$AK73:.$DD73];MATCH([.$M$3];[.$AK$3:.$DD$3];0)+[.AF$1]))">
            <text:p/>
          </table:table-cell>
          <table:table-cell table:number-columns-repeated="78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D74];MATCH([.$M$3];[.$AK$3:.$DD$3];0)+[.$M$1])=&quot;&quot;;&quot;&quot;;INDEX([.$DG$23:.$DG$422];MATCH(INDEX([.$AK74:.$DD74];MATCH([.$M$3];[.$AK$3:.$DD$3];0)+[.$M$1])&amp;IF([.P74]=&quot;&quot;;&quot;&quot;;&quot;_&quot;&amp;[.P74]);[.$DH$23:.$DH$422];0)))">
            <text:p/>
          </table:table-cell>
          <table:table-cell table:style-name="ce14" table:formula="of:=IF(INDEX([.$AK74:.$DD74];MATCH([.$M$3];[.$AK$3:.$DD$3];0)+[.N$1])=&quot;&quot;;&quot;&quot;;INDEX([.$AK74:.$DD74];MATCH([.$M$3];[.$AK$3:.$DD$3];0)+[.N$1]))">
            <text:p/>
          </table:table-cell>
          <table:table-cell table:style-name="ce51" table:formula="of:=IF(INDEX([.$AK74:.$DD74];MATCH([.$M$3];[.$AK$3:.$DD$3];0)+[.O$1])=&quot;&quot;;&quot;&quot;;INDEX([.$AK74:.$DD74];MATCH([.$M$3];[.$AK$3:.$DD$3];0)+[.O$1]))">
            <text:p/>
          </table:table-cell>
          <table:table-cell table:style-name="ce51" table:formula="of:=IF(INDEX([.$AK74:.$DD74];MATCH([.$M$3];[.$AK$3:.$DD$3];0)+[.P$1])=&quot;&quot;;&quot;&quot;;INDEX([.$AK74:.$DD74];MATCH([.$M$3];[.$AK$3:.$DD$3];0)+[.P$1]))">
            <text:p/>
          </table:table-cell>
          <table:table-cell table:style-name="ce37" table:formula="of:=IF(INDEX([.$AK74:.$DD74];MATCH([.$M$3];[.$AK$3:.$DD$3];0)+[.Q$1])=&quot;&quot;;&quot;&quot;;INDEX([.$AK74:.$DD74];MATCH([.$M$3];[.$AK$3:.$DD$3];0)+[.Q$1]))">
            <text:p/>
          </table:table-cell>
          <table:table-cell table:style-name="ce24" table:formula="of:=IF(INDEX([.$AK74:.$DD74];MATCH([.$M$3];[.$AK$3:.$DD$3];0)+[.R$1])=&quot;&quot;;&quot;&quot;;INDEX([.$DG$23:.$DG$422];MATCH(INDEX([.$AK74:.$DD74];MATCH([.$M$3];[.$AK$3:.$DD$3];0)+[.R$1])&amp;IF([.U74]=&quot;&quot;;&quot;&quot;;&quot;_&quot;&amp;[.U74]);[.$DI$23:.$DI$422];0)))">
            <text:p/>
          </table:table-cell>
          <table:table-cell table:style-name="ce14" table:formula="of:=IF(INDEX([.$AK74:.$DD74];MATCH([.$M$3];[.$AK$3:.$DD$3];0)+[.S$1])=&quot;&quot;;&quot;&quot;;INDEX([.$AK74:.$DD74];MATCH([.$M$3];[.$AK$3:.$DD$3];0)+[.S$1]))">
            <text:p/>
          </table:table-cell>
          <table:table-cell table:style-name="ce14" table:formula="of:=IF(INDEX([.$AK74:.$DD74];MATCH([.$M$3];[.$AK$3:.$DD$3];0)+[.T$1])=&quot;&quot;;&quot;&quot;;INDEX([.$AK74:.$DD74];MATCH([.$M$3];[.$AK$3:.$DD$3];0)+[.T$1]))">
            <text:p/>
          </table:table-cell>
          <table:table-cell table:style-name="ce51" table:formula="of:=IF(INDEX([.$AK74:.$DD74];MATCH([.$M$3];[.$AK$3:.$DD$3];0)+[.U$1])=&quot;&quot;;&quot;&quot;;INDEX([.$AK74:.$DD74];MATCH([.$M$3];[.$AK$3:.$DD$3];0)+[.U$1]))">
            <text:p/>
          </table:table-cell>
          <table:table-cell table:style-name="ce37" table:formula="of:=IF(INDEX([.$AK74:.$DD74];MATCH([.$M$3];[.$AK$3:.$DD$3];0)+[.V$1])=&quot;&quot;;&quot;&quot;;INDEX([.$AK74:.$DD74];MATCH([.$M$3];[.$AK$3:.$DD$3];0)+[.V$1]))">
            <text:p/>
          </table:table-cell>
          <table:table-cell table:style-name="ce24" table:formula="of:=IF(INDEX([.$AK74:.$DD74];MATCH([.$M$3];[.$AK$3:.$DD$3];0)+[.W$1])=&quot;&quot;;&quot;&quot;;INDEX([.$DG$23:.$DG$422];MATCH(INDEX([.$AK74:.$DD74];MATCH([.$M$3];[.$AK$3:.$DD$3];0)+[.W$1])&amp;IF([.Z74]=&quot;&quot;;&quot;&quot;;&quot;_&quot;&amp;[.Z74]);[.$DJ$23:.$DJ$422];0)))">
            <text:p/>
          </table:table-cell>
          <table:table-cell table:style-name="ce14" table:formula="of:=IF(INDEX([.$AK74:.$DD74];MATCH([.$M$3];[.$AK$3:.$DD$3];0)+[.X$1])=&quot;&quot;;&quot;&quot;;INDEX([.$AK74:.$DD74];MATCH([.$M$3];[.$AK$3:.$DD$3];0)+[.X$1]))">
            <text:p/>
          </table:table-cell>
          <table:table-cell table:style-name="ce14" table:formula="of:=IF(INDEX([.$AK74:.$DD74];MATCH([.$M$3];[.$AK$3:.$DD$3];0)+[.Y$1])=&quot;&quot;;&quot;&quot;;INDEX([.$AK74:.$DD74];MATCH([.$M$3];[.$AK$3:.$DD$3];0)+[.Y$1]))">
            <text:p/>
          </table:table-cell>
          <table:table-cell table:style-name="ce51" table:formula="of:=IF(INDEX([.$AK74:.$DD74];MATCH([.$M$3];[.$AK$3:.$DD$3];0)+[.Z$1])=&quot;&quot;;&quot;&quot;;INDEX([.$AK74:.$DD74];MATCH([.$M$3];[.$AK$3:.$DD$3];0)+[.Z$1]))">
            <text:p/>
          </table:table-cell>
          <table:table-cell table:style-name="ce37" table:formula="of:=IF(INDEX([.$AK74:.$DD74];MATCH([.$M$3];[.$AK$3:.$DD$3];0)+[.AA$1])=&quot;&quot;;&quot;&quot;;INDEX([.$AK74:.$DD74];MATCH([.$M$3];[.$AK$3:.$DD$3];0)+[.AA$1]))">
            <text:p/>
          </table:table-cell>
          <table:table-cell table:style-name="ce24" table:formula="of:=IF(INDEX([.$AK74:.$DD74];MATCH([.$M$3];[.$AK$3:.$DD$3];0)+[.AB$1])=&quot;&quot;;&quot;&quot;;INDEX([.$DG$23:.$DG$422];MATCH(INDEX([.$AK74:.$DD74];MATCH([.$M$3];[.$AK$3:.$DD$3];0)+[.AB$1])&amp;IF([.AE74]=&quot;&quot;;&quot;&quot;;&quot;_&quot;&amp;[.AE74]);[.$DK$23:.$DK$422];0)))">
            <text:p/>
          </table:table-cell>
          <table:table-cell table:style-name="ce14" table:formula="of:=IF(INDEX([.$AK74:.$DD74];MATCH([.$M$3];[.$AK$3:.$DD$3];0)+[.AC$1])=&quot;&quot;;&quot;&quot;;INDEX([.$AK74:.$DD74];MATCH([.$M$3];[.$AK$3:.$DD$3];0)+[.AC$1]))">
            <text:p/>
          </table:table-cell>
          <table:table-cell table:style-name="ce14" table:formula="of:=IF(INDEX([.$AK74:.$DD74];MATCH([.$M$3];[.$AK$3:.$DD$3];0)+[.AD$1])=&quot;&quot;;&quot;&quot;;INDEX([.$AK74:.$DD74];MATCH([.$M$3];[.$AK$3:.$DD$3];0)+[.AD$1]))">
            <text:p/>
          </table:table-cell>
          <table:table-cell table:style-name="ce51" table:formula="of:=IF(INDEX([.$AK74:.$DD74];MATCH([.$M$3];[.$AK$3:.$DD$3];0)+[.AE$1])=&quot;&quot;;&quot;&quot;;INDEX([.$AK74:.$DD74];MATCH([.$M$3];[.$AK$3:.$DD$3];0)+[.AE$1]))">
            <text:p/>
          </table:table-cell>
          <table:table-cell table:style-name="ce37" table:formula="of:=IF(INDEX([.$AK74:.$DD74];MATCH([.$M$3];[.$AK$3:.$DD$3];0)+[.AF$1])=&quot;&quot;;&quot;&quot;;INDEX([.$AK74:.$DD74];MATCH([.$M$3];[.$AK$3:.$DD$3];0)+[.AF$1]))">
            <text:p/>
          </table:table-cell>
          <table:table-cell table:number-columns-repeated="78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D75];MATCH([.$M$3];[.$AK$3:.$DD$3];0)+[.$M$1])=&quot;&quot;;&quot;&quot;;INDEX([.$DG$23:.$DG$422];MATCH(INDEX([.$AK75:.$DD75];MATCH([.$M$3];[.$AK$3:.$DD$3];0)+[.$M$1])&amp;IF([.P75]=&quot;&quot;;&quot;&quot;;&quot;_&quot;&amp;[.P75]);[.$DH$23:.$DH$422];0)))">
            <text:p/>
          </table:table-cell>
          <table:table-cell table:style-name="ce14" table:formula="of:=IF(INDEX([.$AK75:.$DD75];MATCH([.$M$3];[.$AK$3:.$DD$3];0)+[.N$1])=&quot;&quot;;&quot;&quot;;INDEX([.$AK75:.$DD75];MATCH([.$M$3];[.$AK$3:.$DD$3];0)+[.N$1]))">
            <text:p/>
          </table:table-cell>
          <table:table-cell table:style-name="ce51" table:formula="of:=IF(INDEX([.$AK75:.$DD75];MATCH([.$M$3];[.$AK$3:.$DD$3];0)+[.O$1])=&quot;&quot;;&quot;&quot;;INDEX([.$AK75:.$DD75];MATCH([.$M$3];[.$AK$3:.$DD$3];0)+[.O$1]))">
            <text:p/>
          </table:table-cell>
          <table:table-cell table:style-name="ce51" table:formula="of:=IF(INDEX([.$AK75:.$DD75];MATCH([.$M$3];[.$AK$3:.$DD$3];0)+[.P$1])=&quot;&quot;;&quot;&quot;;INDEX([.$AK75:.$DD75];MATCH([.$M$3];[.$AK$3:.$DD$3];0)+[.P$1]))">
            <text:p/>
          </table:table-cell>
          <table:table-cell table:style-name="ce37" table:formula="of:=IF(INDEX([.$AK75:.$DD75];MATCH([.$M$3];[.$AK$3:.$DD$3];0)+[.Q$1])=&quot;&quot;;&quot;&quot;;INDEX([.$AK75:.$DD75];MATCH([.$M$3];[.$AK$3:.$DD$3];0)+[.Q$1]))">
            <text:p/>
          </table:table-cell>
          <table:table-cell table:style-name="ce24" table:formula="of:=IF(INDEX([.$AK75:.$DD75];MATCH([.$M$3];[.$AK$3:.$DD$3];0)+[.R$1])=&quot;&quot;;&quot;&quot;;INDEX([.$DG$23:.$DG$422];MATCH(INDEX([.$AK75:.$DD75];MATCH([.$M$3];[.$AK$3:.$DD$3];0)+[.R$1])&amp;IF([.U75]=&quot;&quot;;&quot;&quot;;&quot;_&quot;&amp;[.U75]);[.$DI$23:.$DI$422];0)))">
            <text:p/>
          </table:table-cell>
          <table:table-cell table:style-name="ce14" table:formula="of:=IF(INDEX([.$AK75:.$DD75];MATCH([.$M$3];[.$AK$3:.$DD$3];0)+[.S$1])=&quot;&quot;;&quot;&quot;;INDEX([.$AK75:.$DD75];MATCH([.$M$3];[.$AK$3:.$DD$3];0)+[.S$1]))">
            <text:p/>
          </table:table-cell>
          <table:table-cell table:style-name="ce14" table:formula="of:=IF(INDEX([.$AK75:.$DD75];MATCH([.$M$3];[.$AK$3:.$DD$3];0)+[.T$1])=&quot;&quot;;&quot;&quot;;INDEX([.$AK75:.$DD75];MATCH([.$M$3];[.$AK$3:.$DD$3];0)+[.T$1]))">
            <text:p/>
          </table:table-cell>
          <table:table-cell table:style-name="ce51" table:formula="of:=IF(INDEX([.$AK75:.$DD75];MATCH([.$M$3];[.$AK$3:.$DD$3];0)+[.U$1])=&quot;&quot;;&quot;&quot;;INDEX([.$AK75:.$DD75];MATCH([.$M$3];[.$AK$3:.$DD$3];0)+[.U$1]))">
            <text:p/>
          </table:table-cell>
          <table:table-cell table:style-name="ce37" table:formula="of:=IF(INDEX([.$AK75:.$DD75];MATCH([.$M$3];[.$AK$3:.$DD$3];0)+[.V$1])=&quot;&quot;;&quot;&quot;;INDEX([.$AK75:.$DD75];MATCH([.$M$3];[.$AK$3:.$DD$3];0)+[.V$1]))">
            <text:p/>
          </table:table-cell>
          <table:table-cell table:style-name="ce24" table:formula="of:=IF(INDEX([.$AK75:.$DD75];MATCH([.$M$3];[.$AK$3:.$DD$3];0)+[.W$1])=&quot;&quot;;&quot;&quot;;INDEX([.$DG$23:.$DG$422];MATCH(INDEX([.$AK75:.$DD75];MATCH([.$M$3];[.$AK$3:.$DD$3];0)+[.W$1])&amp;IF([.Z75]=&quot;&quot;;&quot;&quot;;&quot;_&quot;&amp;[.Z75]);[.$DJ$23:.$DJ$422];0)))">
            <text:p/>
          </table:table-cell>
          <table:table-cell table:style-name="ce14" table:formula="of:=IF(INDEX([.$AK75:.$DD75];MATCH([.$M$3];[.$AK$3:.$DD$3];0)+[.X$1])=&quot;&quot;;&quot;&quot;;INDEX([.$AK75:.$DD75];MATCH([.$M$3];[.$AK$3:.$DD$3];0)+[.X$1]))">
            <text:p/>
          </table:table-cell>
          <table:table-cell table:style-name="ce14" table:formula="of:=IF(INDEX([.$AK75:.$DD75];MATCH([.$M$3];[.$AK$3:.$DD$3];0)+[.Y$1])=&quot;&quot;;&quot;&quot;;INDEX([.$AK75:.$DD75];MATCH([.$M$3];[.$AK$3:.$DD$3];0)+[.Y$1]))">
            <text:p/>
          </table:table-cell>
          <table:table-cell table:style-name="ce51" table:formula="of:=IF(INDEX([.$AK75:.$DD75];MATCH([.$M$3];[.$AK$3:.$DD$3];0)+[.Z$1])=&quot;&quot;;&quot;&quot;;INDEX([.$AK75:.$DD75];MATCH([.$M$3];[.$AK$3:.$DD$3];0)+[.Z$1]))">
            <text:p/>
          </table:table-cell>
          <table:table-cell table:style-name="ce37" table:formula="of:=IF(INDEX([.$AK75:.$DD75];MATCH([.$M$3];[.$AK$3:.$DD$3];0)+[.AA$1])=&quot;&quot;;&quot;&quot;;INDEX([.$AK75:.$DD75];MATCH([.$M$3];[.$AK$3:.$DD$3];0)+[.AA$1]))">
            <text:p/>
          </table:table-cell>
          <table:table-cell table:style-name="ce24" table:formula="of:=IF(INDEX([.$AK75:.$DD75];MATCH([.$M$3];[.$AK$3:.$DD$3];0)+[.AB$1])=&quot;&quot;;&quot;&quot;;INDEX([.$DG$23:.$DG$422];MATCH(INDEX([.$AK75:.$DD75];MATCH([.$M$3];[.$AK$3:.$DD$3];0)+[.AB$1])&amp;IF([.AE75]=&quot;&quot;;&quot;&quot;;&quot;_&quot;&amp;[.AE75]);[.$DK$23:.$DK$422];0)))">
            <text:p/>
          </table:table-cell>
          <table:table-cell table:style-name="ce14" table:formula="of:=IF(INDEX([.$AK75:.$DD75];MATCH([.$M$3];[.$AK$3:.$DD$3];0)+[.AC$1])=&quot;&quot;;&quot;&quot;;INDEX([.$AK75:.$DD75];MATCH([.$M$3];[.$AK$3:.$DD$3];0)+[.AC$1]))">
            <text:p/>
          </table:table-cell>
          <table:table-cell table:style-name="ce14" table:formula="of:=IF(INDEX([.$AK75:.$DD75];MATCH([.$M$3];[.$AK$3:.$DD$3];0)+[.AD$1])=&quot;&quot;;&quot;&quot;;INDEX([.$AK75:.$DD75];MATCH([.$M$3];[.$AK$3:.$DD$3];0)+[.AD$1]))">
            <text:p/>
          </table:table-cell>
          <table:table-cell table:style-name="ce51" table:formula="of:=IF(INDEX([.$AK75:.$DD75];MATCH([.$M$3];[.$AK$3:.$DD$3];0)+[.AE$1])=&quot;&quot;;&quot;&quot;;INDEX([.$AK75:.$DD75];MATCH([.$M$3];[.$AK$3:.$DD$3];0)+[.AE$1]))">
            <text:p/>
          </table:table-cell>
          <table:table-cell table:style-name="ce37" table:formula="of:=IF(INDEX([.$AK75:.$DD75];MATCH([.$M$3];[.$AK$3:.$DD$3];0)+[.AF$1])=&quot;&quot;;&quot;&quot;;INDEX([.$AK75:.$DD75];MATCH([.$M$3];[.$AK$3:.$DD$3];0)+[.AF$1]))">
            <text:p/>
          </table:table-cell>
          <table:table-cell table:number-columns-repeated="78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D76];MATCH([.$M$3];[.$AK$3:.$DD$3];0)+[.$M$1])=&quot;&quot;;&quot;&quot;;INDEX([.$DG$23:.$DG$422];MATCH(INDEX([.$AK76:.$DD76];MATCH([.$M$3];[.$AK$3:.$DD$3];0)+[.$M$1])&amp;IF([.P76]=&quot;&quot;;&quot;&quot;;&quot;_&quot;&amp;[.P76]);[.$DH$23:.$DH$422];0)))">
            <text:p/>
          </table:table-cell>
          <table:table-cell table:style-name="ce14" table:formula="of:=IF(INDEX([.$AK76:.$DD76];MATCH([.$M$3];[.$AK$3:.$DD$3];0)+[.N$1])=&quot;&quot;;&quot;&quot;;INDEX([.$AK76:.$DD76];MATCH([.$M$3];[.$AK$3:.$DD$3];0)+[.N$1]))">
            <text:p/>
          </table:table-cell>
          <table:table-cell table:style-name="ce51" table:formula="of:=IF(INDEX([.$AK76:.$DD76];MATCH([.$M$3];[.$AK$3:.$DD$3];0)+[.O$1])=&quot;&quot;;&quot;&quot;;INDEX([.$AK76:.$DD76];MATCH([.$M$3];[.$AK$3:.$DD$3];0)+[.O$1]))">
            <text:p/>
          </table:table-cell>
          <table:table-cell table:style-name="ce51" table:formula="of:=IF(INDEX([.$AK76:.$DD76];MATCH([.$M$3];[.$AK$3:.$DD$3];0)+[.P$1])=&quot;&quot;;&quot;&quot;;INDEX([.$AK76:.$DD76];MATCH([.$M$3];[.$AK$3:.$DD$3];0)+[.P$1]))">
            <text:p/>
          </table:table-cell>
          <table:table-cell table:style-name="ce37" table:formula="of:=IF(INDEX([.$AK76:.$DD76];MATCH([.$M$3];[.$AK$3:.$DD$3];0)+[.Q$1])=&quot;&quot;;&quot;&quot;;INDEX([.$AK76:.$DD76];MATCH([.$M$3];[.$AK$3:.$DD$3];0)+[.Q$1]))">
            <text:p/>
          </table:table-cell>
          <table:table-cell table:style-name="ce24" table:formula="of:=IF(INDEX([.$AK76:.$DD76];MATCH([.$M$3];[.$AK$3:.$DD$3];0)+[.R$1])=&quot;&quot;;&quot;&quot;;INDEX([.$DG$23:.$DG$422];MATCH(INDEX([.$AK76:.$DD76];MATCH([.$M$3];[.$AK$3:.$DD$3];0)+[.R$1])&amp;IF([.U76]=&quot;&quot;;&quot;&quot;;&quot;_&quot;&amp;[.U76]);[.$DI$23:.$DI$422];0)))">
            <text:p/>
          </table:table-cell>
          <table:table-cell table:style-name="ce14" table:formula="of:=IF(INDEX([.$AK76:.$DD76];MATCH([.$M$3];[.$AK$3:.$DD$3];0)+[.S$1])=&quot;&quot;;&quot;&quot;;INDEX([.$AK76:.$DD76];MATCH([.$M$3];[.$AK$3:.$DD$3];0)+[.S$1]))">
            <text:p/>
          </table:table-cell>
          <table:table-cell table:style-name="ce14" table:formula="of:=IF(INDEX([.$AK76:.$DD76];MATCH([.$M$3];[.$AK$3:.$DD$3];0)+[.T$1])=&quot;&quot;;&quot;&quot;;INDEX([.$AK76:.$DD76];MATCH([.$M$3];[.$AK$3:.$DD$3];0)+[.T$1]))">
            <text:p/>
          </table:table-cell>
          <table:table-cell table:style-name="ce51" table:formula="of:=IF(INDEX([.$AK76:.$DD76];MATCH([.$M$3];[.$AK$3:.$DD$3];0)+[.U$1])=&quot;&quot;;&quot;&quot;;INDEX([.$AK76:.$DD76];MATCH([.$M$3];[.$AK$3:.$DD$3];0)+[.U$1]))">
            <text:p/>
          </table:table-cell>
          <table:table-cell table:style-name="ce37" table:formula="of:=IF(INDEX([.$AK76:.$DD76];MATCH([.$M$3];[.$AK$3:.$DD$3];0)+[.V$1])=&quot;&quot;;&quot;&quot;;INDEX([.$AK76:.$DD76];MATCH([.$M$3];[.$AK$3:.$DD$3];0)+[.V$1]))">
            <text:p/>
          </table:table-cell>
          <table:table-cell table:style-name="ce24" table:formula="of:=IF(INDEX([.$AK76:.$DD76];MATCH([.$M$3];[.$AK$3:.$DD$3];0)+[.W$1])=&quot;&quot;;&quot;&quot;;INDEX([.$DG$23:.$DG$422];MATCH(INDEX([.$AK76:.$DD76];MATCH([.$M$3];[.$AK$3:.$DD$3];0)+[.W$1])&amp;IF([.Z76]=&quot;&quot;;&quot;&quot;;&quot;_&quot;&amp;[.Z76]);[.$DJ$23:.$DJ$422];0)))">
            <text:p/>
          </table:table-cell>
          <table:table-cell table:style-name="ce14" table:formula="of:=IF(INDEX([.$AK76:.$DD76];MATCH([.$M$3];[.$AK$3:.$DD$3];0)+[.X$1])=&quot;&quot;;&quot;&quot;;INDEX([.$AK76:.$DD76];MATCH([.$M$3];[.$AK$3:.$DD$3];0)+[.X$1]))">
            <text:p/>
          </table:table-cell>
          <table:table-cell table:style-name="ce14" table:formula="of:=IF(INDEX([.$AK76:.$DD76];MATCH([.$M$3];[.$AK$3:.$DD$3];0)+[.Y$1])=&quot;&quot;;&quot;&quot;;INDEX([.$AK76:.$DD76];MATCH([.$M$3];[.$AK$3:.$DD$3];0)+[.Y$1]))">
            <text:p/>
          </table:table-cell>
          <table:table-cell table:style-name="ce51" table:formula="of:=IF(INDEX([.$AK76:.$DD76];MATCH([.$M$3];[.$AK$3:.$DD$3];0)+[.Z$1])=&quot;&quot;;&quot;&quot;;INDEX([.$AK76:.$DD76];MATCH([.$M$3];[.$AK$3:.$DD$3];0)+[.Z$1]))">
            <text:p/>
          </table:table-cell>
          <table:table-cell table:style-name="ce37" table:formula="of:=IF(INDEX([.$AK76:.$DD76];MATCH([.$M$3];[.$AK$3:.$DD$3];0)+[.AA$1])=&quot;&quot;;&quot;&quot;;INDEX([.$AK76:.$DD76];MATCH([.$M$3];[.$AK$3:.$DD$3];0)+[.AA$1]))">
            <text:p/>
          </table:table-cell>
          <table:table-cell table:style-name="ce24" table:formula="of:=IF(INDEX([.$AK76:.$DD76];MATCH([.$M$3];[.$AK$3:.$DD$3];0)+[.AB$1])=&quot;&quot;;&quot;&quot;;INDEX([.$DG$23:.$DG$422];MATCH(INDEX([.$AK76:.$DD76];MATCH([.$M$3];[.$AK$3:.$DD$3];0)+[.AB$1])&amp;IF([.AE76]=&quot;&quot;;&quot;&quot;;&quot;_&quot;&amp;[.AE76]);[.$DK$23:.$DK$422];0)))">
            <text:p/>
          </table:table-cell>
          <table:table-cell table:style-name="ce14" table:formula="of:=IF(INDEX([.$AK76:.$DD76];MATCH([.$M$3];[.$AK$3:.$DD$3];0)+[.AC$1])=&quot;&quot;;&quot;&quot;;INDEX([.$AK76:.$DD76];MATCH([.$M$3];[.$AK$3:.$DD$3];0)+[.AC$1]))">
            <text:p/>
          </table:table-cell>
          <table:table-cell table:style-name="ce14" table:formula="of:=IF(INDEX([.$AK76:.$DD76];MATCH([.$M$3];[.$AK$3:.$DD$3];0)+[.AD$1])=&quot;&quot;;&quot;&quot;;INDEX([.$AK76:.$DD76];MATCH([.$M$3];[.$AK$3:.$DD$3];0)+[.AD$1]))">
            <text:p/>
          </table:table-cell>
          <table:table-cell table:style-name="ce51" table:formula="of:=IF(INDEX([.$AK76:.$DD76];MATCH([.$M$3];[.$AK$3:.$DD$3];0)+[.AE$1])=&quot;&quot;;&quot;&quot;;INDEX([.$AK76:.$DD76];MATCH([.$M$3];[.$AK$3:.$DD$3];0)+[.AE$1]))">
            <text:p/>
          </table:table-cell>
          <table:table-cell table:style-name="ce37" table:formula="of:=IF(INDEX([.$AK76:.$DD76];MATCH([.$M$3];[.$AK$3:.$DD$3];0)+[.AF$1])=&quot;&quot;;&quot;&quot;;INDEX([.$AK76:.$DD76];MATCH([.$M$3];[.$AK$3:.$DD$3];0)+[.AF$1]))">
            <text:p/>
          </table:table-cell>
          <table:table-cell table:number-columns-repeated="78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D77];MATCH([.$M$3];[.$AK$3:.$DD$3];0)+[.$M$1])=&quot;&quot;;&quot;&quot;;INDEX([.$DG$23:.$DG$422];MATCH(INDEX([.$AK77:.$DD77];MATCH([.$M$3];[.$AK$3:.$DD$3];0)+[.$M$1])&amp;IF([.P77]=&quot;&quot;;&quot;&quot;;&quot;_&quot;&amp;[.P77]);[.$DH$23:.$DH$422];0)))">
            <text:p/>
          </table:table-cell>
          <table:table-cell table:style-name="ce14" table:formula="of:=IF(INDEX([.$AK77:.$DD77];MATCH([.$M$3];[.$AK$3:.$DD$3];0)+[.N$1])=&quot;&quot;;&quot;&quot;;INDEX([.$AK77:.$DD77];MATCH([.$M$3];[.$AK$3:.$DD$3];0)+[.N$1]))">
            <text:p/>
          </table:table-cell>
          <table:table-cell table:style-name="ce51" table:formula="of:=IF(INDEX([.$AK77:.$DD77];MATCH([.$M$3];[.$AK$3:.$DD$3];0)+[.O$1])=&quot;&quot;;&quot;&quot;;INDEX([.$AK77:.$DD77];MATCH([.$M$3];[.$AK$3:.$DD$3];0)+[.O$1]))">
            <text:p/>
          </table:table-cell>
          <table:table-cell table:style-name="ce51" table:formula="of:=IF(INDEX([.$AK77:.$DD77];MATCH([.$M$3];[.$AK$3:.$DD$3];0)+[.P$1])=&quot;&quot;;&quot;&quot;;INDEX([.$AK77:.$DD77];MATCH([.$M$3];[.$AK$3:.$DD$3];0)+[.P$1]))">
            <text:p/>
          </table:table-cell>
          <table:table-cell table:style-name="ce37" table:formula="of:=IF(INDEX([.$AK77:.$DD77];MATCH([.$M$3];[.$AK$3:.$DD$3];0)+[.Q$1])=&quot;&quot;;&quot;&quot;;INDEX([.$AK77:.$DD77];MATCH([.$M$3];[.$AK$3:.$DD$3];0)+[.Q$1]))">
            <text:p/>
          </table:table-cell>
          <table:table-cell table:style-name="ce24" table:formula="of:=IF(INDEX([.$AK77:.$DD77];MATCH([.$M$3];[.$AK$3:.$DD$3];0)+[.R$1])=&quot;&quot;;&quot;&quot;;INDEX([.$DG$23:.$DG$422];MATCH(INDEX([.$AK77:.$DD77];MATCH([.$M$3];[.$AK$3:.$DD$3];0)+[.R$1])&amp;IF([.U77]=&quot;&quot;;&quot;&quot;;&quot;_&quot;&amp;[.U77]);[.$DI$23:.$DI$422];0)))">
            <text:p/>
          </table:table-cell>
          <table:table-cell table:style-name="ce14" table:formula="of:=IF(INDEX([.$AK77:.$DD77];MATCH([.$M$3];[.$AK$3:.$DD$3];0)+[.S$1])=&quot;&quot;;&quot;&quot;;INDEX([.$AK77:.$DD77];MATCH([.$M$3];[.$AK$3:.$DD$3];0)+[.S$1]))">
            <text:p/>
          </table:table-cell>
          <table:table-cell table:style-name="ce14" table:formula="of:=IF(INDEX([.$AK77:.$DD77];MATCH([.$M$3];[.$AK$3:.$DD$3];0)+[.T$1])=&quot;&quot;;&quot;&quot;;INDEX([.$AK77:.$DD77];MATCH([.$M$3];[.$AK$3:.$DD$3];0)+[.T$1]))">
            <text:p/>
          </table:table-cell>
          <table:table-cell table:style-name="ce51" table:formula="of:=IF(INDEX([.$AK77:.$DD77];MATCH([.$M$3];[.$AK$3:.$DD$3];0)+[.U$1])=&quot;&quot;;&quot;&quot;;INDEX([.$AK77:.$DD77];MATCH([.$M$3];[.$AK$3:.$DD$3];0)+[.U$1]))">
            <text:p/>
          </table:table-cell>
          <table:table-cell table:style-name="ce37" table:formula="of:=IF(INDEX([.$AK77:.$DD77];MATCH([.$M$3];[.$AK$3:.$DD$3];0)+[.V$1])=&quot;&quot;;&quot;&quot;;INDEX([.$AK77:.$DD77];MATCH([.$M$3];[.$AK$3:.$DD$3];0)+[.V$1]))">
            <text:p/>
          </table:table-cell>
          <table:table-cell table:style-name="ce24" table:formula="of:=IF(INDEX([.$AK77:.$DD77];MATCH([.$M$3];[.$AK$3:.$DD$3];0)+[.W$1])=&quot;&quot;;&quot;&quot;;INDEX([.$DG$23:.$DG$422];MATCH(INDEX([.$AK77:.$DD77];MATCH([.$M$3];[.$AK$3:.$DD$3];0)+[.W$1])&amp;IF([.Z77]=&quot;&quot;;&quot;&quot;;&quot;_&quot;&amp;[.Z77]);[.$DJ$23:.$DJ$422];0)))">
            <text:p/>
          </table:table-cell>
          <table:table-cell table:style-name="ce14" table:formula="of:=IF(INDEX([.$AK77:.$DD77];MATCH([.$M$3];[.$AK$3:.$DD$3];0)+[.X$1])=&quot;&quot;;&quot;&quot;;INDEX([.$AK77:.$DD77];MATCH([.$M$3];[.$AK$3:.$DD$3];0)+[.X$1]))">
            <text:p/>
          </table:table-cell>
          <table:table-cell table:style-name="ce14" table:formula="of:=IF(INDEX([.$AK77:.$DD77];MATCH([.$M$3];[.$AK$3:.$DD$3];0)+[.Y$1])=&quot;&quot;;&quot;&quot;;INDEX([.$AK77:.$DD77];MATCH([.$M$3];[.$AK$3:.$DD$3];0)+[.Y$1]))">
            <text:p/>
          </table:table-cell>
          <table:table-cell table:style-name="ce51" table:formula="of:=IF(INDEX([.$AK77:.$DD77];MATCH([.$M$3];[.$AK$3:.$DD$3];0)+[.Z$1])=&quot;&quot;;&quot;&quot;;INDEX([.$AK77:.$DD77];MATCH([.$M$3];[.$AK$3:.$DD$3];0)+[.Z$1]))">
            <text:p/>
          </table:table-cell>
          <table:table-cell table:style-name="ce37" table:formula="of:=IF(INDEX([.$AK77:.$DD77];MATCH([.$M$3];[.$AK$3:.$DD$3];0)+[.AA$1])=&quot;&quot;;&quot;&quot;;INDEX([.$AK77:.$DD77];MATCH([.$M$3];[.$AK$3:.$DD$3];0)+[.AA$1]))">
            <text:p/>
          </table:table-cell>
          <table:table-cell table:style-name="ce24" table:formula="of:=IF(INDEX([.$AK77:.$DD77];MATCH([.$M$3];[.$AK$3:.$DD$3];0)+[.AB$1])=&quot;&quot;;&quot;&quot;;INDEX([.$DG$23:.$DG$422];MATCH(INDEX([.$AK77:.$DD77];MATCH([.$M$3];[.$AK$3:.$DD$3];0)+[.AB$1])&amp;IF([.AE77]=&quot;&quot;;&quot;&quot;;&quot;_&quot;&amp;[.AE77]);[.$DK$23:.$DK$422];0)))">
            <text:p/>
          </table:table-cell>
          <table:table-cell table:style-name="ce14" table:formula="of:=IF(INDEX([.$AK77:.$DD77];MATCH([.$M$3];[.$AK$3:.$DD$3];0)+[.AC$1])=&quot;&quot;;&quot;&quot;;INDEX([.$AK77:.$DD77];MATCH([.$M$3];[.$AK$3:.$DD$3];0)+[.AC$1]))">
            <text:p/>
          </table:table-cell>
          <table:table-cell table:style-name="ce14" table:formula="of:=IF(INDEX([.$AK77:.$DD77];MATCH([.$M$3];[.$AK$3:.$DD$3];0)+[.AD$1])=&quot;&quot;;&quot;&quot;;INDEX([.$AK77:.$DD77];MATCH([.$M$3];[.$AK$3:.$DD$3];0)+[.AD$1]))">
            <text:p/>
          </table:table-cell>
          <table:table-cell table:style-name="ce51" table:formula="of:=IF(INDEX([.$AK77:.$DD77];MATCH([.$M$3];[.$AK$3:.$DD$3];0)+[.AE$1])=&quot;&quot;;&quot;&quot;;INDEX([.$AK77:.$DD77];MATCH([.$M$3];[.$AK$3:.$DD$3];0)+[.AE$1]))">
            <text:p/>
          </table:table-cell>
          <table:table-cell table:style-name="ce37" table:formula="of:=IF(INDEX([.$AK77:.$DD77];MATCH([.$M$3];[.$AK$3:.$DD$3];0)+[.AF$1])=&quot;&quot;;&quot;&quot;;INDEX([.$AK77:.$DD77];MATCH([.$M$3];[.$AK$3:.$DD$3];0)+[.AF$1]))">
            <text:p/>
          </table:table-cell>
          <table:table-cell table:number-columns-repeated="78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D78];MATCH([.$M$3];[.$AK$3:.$DD$3];0)+[.$M$1])=&quot;&quot;;&quot;&quot;;INDEX([.$DG$23:.$DG$422];MATCH(INDEX([.$AK78:.$DD78];MATCH([.$M$3];[.$AK$3:.$DD$3];0)+[.$M$1])&amp;IF([.P78]=&quot;&quot;;&quot;&quot;;&quot;_&quot;&amp;[.P78]);[.$DH$23:.$DH$422];0)))">
            <text:p/>
          </table:table-cell>
          <table:table-cell table:style-name="ce14" table:formula="of:=IF(INDEX([.$AK78:.$DD78];MATCH([.$M$3];[.$AK$3:.$DD$3];0)+[.N$1])=&quot;&quot;;&quot;&quot;;INDEX([.$AK78:.$DD78];MATCH([.$M$3];[.$AK$3:.$DD$3];0)+[.N$1]))">
            <text:p/>
          </table:table-cell>
          <table:table-cell table:style-name="ce51" table:formula="of:=IF(INDEX([.$AK78:.$DD78];MATCH([.$M$3];[.$AK$3:.$DD$3];0)+[.O$1])=&quot;&quot;;&quot;&quot;;INDEX([.$AK78:.$DD78];MATCH([.$M$3];[.$AK$3:.$DD$3];0)+[.O$1]))">
            <text:p/>
          </table:table-cell>
          <table:table-cell table:style-name="ce51" table:formula="of:=IF(INDEX([.$AK78:.$DD78];MATCH([.$M$3];[.$AK$3:.$DD$3];0)+[.P$1])=&quot;&quot;;&quot;&quot;;INDEX([.$AK78:.$DD78];MATCH([.$M$3];[.$AK$3:.$DD$3];0)+[.P$1]))">
            <text:p/>
          </table:table-cell>
          <table:table-cell table:style-name="ce37" table:formula="of:=IF(INDEX([.$AK78:.$DD78];MATCH([.$M$3];[.$AK$3:.$DD$3];0)+[.Q$1])=&quot;&quot;;&quot;&quot;;INDEX([.$AK78:.$DD78];MATCH([.$M$3];[.$AK$3:.$DD$3];0)+[.Q$1]))">
            <text:p/>
          </table:table-cell>
          <table:table-cell table:style-name="ce24" table:formula="of:=IF(INDEX([.$AK78:.$DD78];MATCH([.$M$3];[.$AK$3:.$DD$3];0)+[.R$1])=&quot;&quot;;&quot;&quot;;INDEX([.$DG$23:.$DG$422];MATCH(INDEX([.$AK78:.$DD78];MATCH([.$M$3];[.$AK$3:.$DD$3];0)+[.R$1])&amp;IF([.U78]=&quot;&quot;;&quot;&quot;;&quot;_&quot;&amp;[.U78]);[.$DI$23:.$DI$422];0)))">
            <text:p/>
          </table:table-cell>
          <table:table-cell table:style-name="ce14" table:formula="of:=IF(INDEX([.$AK78:.$DD78];MATCH([.$M$3];[.$AK$3:.$DD$3];0)+[.S$1])=&quot;&quot;;&quot;&quot;;INDEX([.$AK78:.$DD78];MATCH([.$M$3];[.$AK$3:.$DD$3];0)+[.S$1]))">
            <text:p/>
          </table:table-cell>
          <table:table-cell table:style-name="ce14" table:formula="of:=IF(INDEX([.$AK78:.$DD78];MATCH([.$M$3];[.$AK$3:.$DD$3];0)+[.T$1])=&quot;&quot;;&quot;&quot;;INDEX([.$AK78:.$DD78];MATCH([.$M$3];[.$AK$3:.$DD$3];0)+[.T$1]))">
            <text:p/>
          </table:table-cell>
          <table:table-cell table:style-name="ce51" table:formula="of:=IF(INDEX([.$AK78:.$DD78];MATCH([.$M$3];[.$AK$3:.$DD$3];0)+[.U$1])=&quot;&quot;;&quot;&quot;;INDEX([.$AK78:.$DD78];MATCH([.$M$3];[.$AK$3:.$DD$3];0)+[.U$1]))">
            <text:p/>
          </table:table-cell>
          <table:table-cell table:style-name="ce37" table:formula="of:=IF(INDEX([.$AK78:.$DD78];MATCH([.$M$3];[.$AK$3:.$DD$3];0)+[.V$1])=&quot;&quot;;&quot;&quot;;INDEX([.$AK78:.$DD78];MATCH([.$M$3];[.$AK$3:.$DD$3];0)+[.V$1]))">
            <text:p/>
          </table:table-cell>
          <table:table-cell table:style-name="ce24" table:formula="of:=IF(INDEX([.$AK78:.$DD78];MATCH([.$M$3];[.$AK$3:.$DD$3];0)+[.W$1])=&quot;&quot;;&quot;&quot;;INDEX([.$DG$23:.$DG$422];MATCH(INDEX([.$AK78:.$DD78];MATCH([.$M$3];[.$AK$3:.$DD$3];0)+[.W$1])&amp;IF([.Z78]=&quot;&quot;;&quot;&quot;;&quot;_&quot;&amp;[.Z78]);[.$DJ$23:.$DJ$422];0)))">
            <text:p/>
          </table:table-cell>
          <table:table-cell table:style-name="ce14" table:formula="of:=IF(INDEX([.$AK78:.$DD78];MATCH([.$M$3];[.$AK$3:.$DD$3];0)+[.X$1])=&quot;&quot;;&quot;&quot;;INDEX([.$AK78:.$DD78];MATCH([.$M$3];[.$AK$3:.$DD$3];0)+[.X$1]))">
            <text:p/>
          </table:table-cell>
          <table:table-cell table:style-name="ce14" table:formula="of:=IF(INDEX([.$AK78:.$DD78];MATCH([.$M$3];[.$AK$3:.$DD$3];0)+[.Y$1])=&quot;&quot;;&quot;&quot;;INDEX([.$AK78:.$DD78];MATCH([.$M$3];[.$AK$3:.$DD$3];0)+[.Y$1]))">
            <text:p/>
          </table:table-cell>
          <table:table-cell table:style-name="ce51" table:formula="of:=IF(INDEX([.$AK78:.$DD78];MATCH([.$M$3];[.$AK$3:.$DD$3];0)+[.Z$1])=&quot;&quot;;&quot;&quot;;INDEX([.$AK78:.$DD78];MATCH([.$M$3];[.$AK$3:.$DD$3];0)+[.Z$1]))">
            <text:p/>
          </table:table-cell>
          <table:table-cell table:style-name="ce37" table:formula="of:=IF(INDEX([.$AK78:.$DD78];MATCH([.$M$3];[.$AK$3:.$DD$3];0)+[.AA$1])=&quot;&quot;;&quot;&quot;;INDEX([.$AK78:.$DD78];MATCH([.$M$3];[.$AK$3:.$DD$3];0)+[.AA$1]))">
            <text:p/>
          </table:table-cell>
          <table:table-cell table:style-name="ce24" table:formula="of:=IF(INDEX([.$AK78:.$DD78];MATCH([.$M$3];[.$AK$3:.$DD$3];0)+[.AB$1])=&quot;&quot;;&quot;&quot;;INDEX([.$DG$23:.$DG$422];MATCH(INDEX([.$AK78:.$DD78];MATCH([.$M$3];[.$AK$3:.$DD$3];0)+[.AB$1])&amp;IF([.AE78]=&quot;&quot;;&quot;&quot;;&quot;_&quot;&amp;[.AE78]);[.$DK$23:.$DK$422];0)))">
            <text:p/>
          </table:table-cell>
          <table:table-cell table:style-name="ce14" table:formula="of:=IF(INDEX([.$AK78:.$DD78];MATCH([.$M$3];[.$AK$3:.$DD$3];0)+[.AC$1])=&quot;&quot;;&quot;&quot;;INDEX([.$AK78:.$DD78];MATCH([.$M$3];[.$AK$3:.$DD$3];0)+[.AC$1]))">
            <text:p/>
          </table:table-cell>
          <table:table-cell table:style-name="ce14" table:formula="of:=IF(INDEX([.$AK78:.$DD78];MATCH([.$M$3];[.$AK$3:.$DD$3];0)+[.AD$1])=&quot;&quot;;&quot;&quot;;INDEX([.$AK78:.$DD78];MATCH([.$M$3];[.$AK$3:.$DD$3];0)+[.AD$1]))">
            <text:p/>
          </table:table-cell>
          <table:table-cell table:style-name="ce51" table:formula="of:=IF(INDEX([.$AK78:.$DD78];MATCH([.$M$3];[.$AK$3:.$DD$3];0)+[.AE$1])=&quot;&quot;;&quot;&quot;;INDEX([.$AK78:.$DD78];MATCH([.$M$3];[.$AK$3:.$DD$3];0)+[.AE$1]))">
            <text:p/>
          </table:table-cell>
          <table:table-cell table:style-name="ce37" table:formula="of:=IF(INDEX([.$AK78:.$DD78];MATCH([.$M$3];[.$AK$3:.$DD$3];0)+[.AF$1])=&quot;&quot;;&quot;&quot;;INDEX([.$AK78:.$DD78];MATCH([.$M$3];[.$AK$3:.$DD$3];0)+[.AF$1]))">
            <text:p/>
          </table:table-cell>
          <table:table-cell table:number-columns-repeated="78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D79];MATCH([.$M$3];[.$AK$3:.$DD$3];0)+[.$M$1])=&quot;&quot;;&quot;&quot;;INDEX([.$DG$23:.$DG$422];MATCH(INDEX([.$AK79:.$DD79];MATCH([.$M$3];[.$AK$3:.$DD$3];0)+[.$M$1])&amp;IF([.P79]=&quot;&quot;;&quot;&quot;;&quot;_&quot;&amp;[.P79]);[.$DH$23:.$DH$422];0)))">
            <text:p/>
          </table:table-cell>
          <table:table-cell table:style-name="ce55" table:formula="of:=IF(INDEX([.$AK79:.$DD79];MATCH([.$M$3];[.$AK$3:.$DD$3];0)+[.N$1])=&quot;&quot;;&quot;&quot;;INDEX([.$AK79:.$DD79];MATCH([.$M$3];[.$AK$3:.$DD$3];0)+[.N$1]))">
            <text:p/>
          </table:table-cell>
          <table:table-cell table:style-name="ce55" table:formula="of:=IF(INDEX([.$AK79:.$DD79];MATCH([.$M$3];[.$AK$3:.$DD$3];0)+[.O$1])=&quot;&quot;;&quot;&quot;;INDEX([.$AK79:.$DD79];MATCH([.$M$3];[.$AK$3:.$DD$3];0)+[.O$1]))">
            <text:p/>
          </table:table-cell>
          <table:table-cell table:style-name="ce55" table:formula="of:=IF(INDEX([.$AK79:.$DD79];MATCH([.$M$3];[.$AK$3:.$DD$3];0)+[.P$1])=&quot;&quot;;&quot;&quot;;INDEX([.$AK79:.$DD79];MATCH([.$M$3];[.$AK$3:.$DD$3];0)+[.P$1]))">
            <text:p/>
          </table:table-cell>
          <table:table-cell table:style-name="ce38" table:formula="of:=IF(INDEX([.$AK79:.$DD79];MATCH([.$M$3];[.$AK$3:.$DD$3];0)+[.Q$1])=&quot;&quot;;&quot;&quot;;INDEX([.$AK79:.$DD79];MATCH([.$M$3];[.$AK$3:.$DD$3];0)+[.Q$1]))">
            <text:p/>
          </table:table-cell>
          <table:table-cell table:style-name="ce25" table:formula="of:=IF(INDEX([.$AK79:.$DD79];MATCH([.$M$3];[.$AK$3:.$DD$3];0)+[.R$1])=&quot;&quot;;&quot;&quot;;INDEX([.$DG$23:.$DG$422];MATCH(INDEX([.$AK79:.$DD79];MATCH([.$M$3];[.$AK$3:.$DD$3];0)+[.R$1])&amp;IF([.U79]=&quot;&quot;;&quot;&quot;;&quot;_&quot;&amp;[.U79]);[.$DI$23:.$DI$422];0)))">
            <text:p/>
          </table:table-cell>
          <table:table-cell table:style-name="ce55" table:formula="of:=IF(INDEX([.$AK79:.$DD79];MATCH([.$M$3];[.$AK$3:.$DD$3];0)+[.S$1])=&quot;&quot;;&quot;&quot;;INDEX([.$AK79:.$DD79];MATCH([.$M$3];[.$AK$3:.$DD$3];0)+[.S$1]))">
            <text:p/>
          </table:table-cell>
          <table:table-cell table:style-name="ce55" table:formula="of:=IF(INDEX([.$AK79:.$DD79];MATCH([.$M$3];[.$AK$3:.$DD$3];0)+[.T$1])=&quot;&quot;;&quot;&quot;;INDEX([.$AK79:.$DD79];MATCH([.$M$3];[.$AK$3:.$DD$3];0)+[.T$1]))">
            <text:p/>
          </table:table-cell>
          <table:table-cell table:style-name="ce55" table:formula="of:=IF(INDEX([.$AK79:.$DD79];MATCH([.$M$3];[.$AK$3:.$DD$3];0)+[.U$1])=&quot;&quot;;&quot;&quot;;INDEX([.$AK79:.$DD79];MATCH([.$M$3];[.$AK$3:.$DD$3];0)+[.U$1]))">
            <text:p/>
          </table:table-cell>
          <table:table-cell table:style-name="ce38" table:formula="of:=IF(INDEX([.$AK79:.$DD79];MATCH([.$M$3];[.$AK$3:.$DD$3];0)+[.V$1])=&quot;&quot;;&quot;&quot;;INDEX([.$AK79:.$DD79];MATCH([.$M$3];[.$AK$3:.$DD$3];0)+[.V$1]))">
            <text:p/>
          </table:table-cell>
          <table:table-cell table:style-name="ce25" table:formula="of:=IF(INDEX([.$AK79:.$DD79];MATCH([.$M$3];[.$AK$3:.$DD$3];0)+[.W$1])=&quot;&quot;;&quot;&quot;;INDEX([.$DG$23:.$DG$422];MATCH(INDEX([.$AK79:.$DD79];MATCH([.$M$3];[.$AK$3:.$DD$3];0)+[.W$1])&amp;IF([.Z79]=&quot;&quot;;&quot;&quot;;&quot;_&quot;&amp;[.Z79]);[.$DJ$23:.$DJ$422];0)))">
            <text:p/>
          </table:table-cell>
          <table:table-cell table:style-name="ce55" table:formula="of:=IF(INDEX([.$AK79:.$DD79];MATCH([.$M$3];[.$AK$3:.$DD$3];0)+[.X$1])=&quot;&quot;;&quot;&quot;;INDEX([.$AK79:.$DD79];MATCH([.$M$3];[.$AK$3:.$DD$3];0)+[.X$1]))">
            <text:p/>
          </table:table-cell>
          <table:table-cell table:style-name="ce55" table:formula="of:=IF(INDEX([.$AK79:.$DD79];MATCH([.$M$3];[.$AK$3:.$DD$3];0)+[.Y$1])=&quot;&quot;;&quot;&quot;;INDEX([.$AK79:.$DD79];MATCH([.$M$3];[.$AK$3:.$DD$3];0)+[.Y$1]))">
            <text:p/>
          </table:table-cell>
          <table:table-cell table:style-name="ce55" table:formula="of:=IF(INDEX([.$AK79:.$DD79];MATCH([.$M$3];[.$AK$3:.$DD$3];0)+[.Z$1])=&quot;&quot;;&quot;&quot;;INDEX([.$AK79:.$DD79];MATCH([.$M$3];[.$AK$3:.$DD$3];0)+[.Z$1]))">
            <text:p/>
          </table:table-cell>
          <table:table-cell table:style-name="ce38" table:formula="of:=IF(INDEX([.$AK79:.$DD79];MATCH([.$M$3];[.$AK$3:.$DD$3];0)+[.AA$1])=&quot;&quot;;&quot;&quot;;INDEX([.$AK79:.$DD79];MATCH([.$M$3];[.$AK$3:.$DD$3];0)+[.AA$1]))">
            <text:p/>
          </table:table-cell>
          <table:table-cell table:style-name="ce25" table:formula="of:=IF(INDEX([.$AK79:.$DD79];MATCH([.$M$3];[.$AK$3:.$DD$3];0)+[.AB$1])=&quot;&quot;;&quot;&quot;;INDEX([.$DG$23:.$DG$422];MATCH(INDEX([.$AK79:.$DD79];MATCH([.$M$3];[.$AK$3:.$DD$3];0)+[.AB$1])&amp;IF([.AE79]=&quot;&quot;;&quot;&quot;;&quot;_&quot;&amp;[.AE79]);[.$DK$23:.$DK$422];0)))">
            <text:p/>
          </table:table-cell>
          <table:table-cell table:style-name="ce55" table:formula="of:=IF(INDEX([.$AK79:.$DD79];MATCH([.$M$3];[.$AK$3:.$DD$3];0)+[.AC$1])=&quot;&quot;;&quot;&quot;;INDEX([.$AK79:.$DD79];MATCH([.$M$3];[.$AK$3:.$DD$3];0)+[.AC$1]))">
            <text:p/>
          </table:table-cell>
          <table:table-cell table:style-name="ce55" table:formula="of:=IF(INDEX([.$AK79:.$DD79];MATCH([.$M$3];[.$AK$3:.$DD$3];0)+[.AD$1])=&quot;&quot;;&quot;&quot;;INDEX([.$AK79:.$DD79];MATCH([.$M$3];[.$AK$3:.$DD$3];0)+[.AD$1]))">
            <text:p/>
          </table:table-cell>
          <table:table-cell table:style-name="ce55" table:formula="of:=IF(INDEX([.$AK79:.$DD79];MATCH([.$M$3];[.$AK$3:.$DD$3];0)+[.AE$1])=&quot;&quot;;&quot;&quot;;INDEX([.$AK79:.$DD79];MATCH([.$M$3];[.$AK$3:.$DD$3];0)+[.AE$1]))">
            <text:p/>
          </table:table-cell>
          <table:table-cell table:style-name="ce38" table:formula="of:=IF(INDEX([.$AK79:.$DD79];MATCH([.$M$3];[.$AK$3:.$DD$3];0)+[.AF$1])=&quot;&quot;;&quot;&quot;;INDEX([.$AK79:.$DD79];MATCH([.$M$3];[.$AK$3:.$DD$3];0)+[.AF$1]))">
            <text:p/>
          </table:table-cell>
          <table:table-cell table:number-columns-repeated="78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1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inIIMvtII = {" calcext:value-type="string">
            <text:p>formatViolinIIMvtII = {</text:p>
          </table:table-cell>
          <table:table-cell table:number-columns-repeated="101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1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1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6" calcext:value-type="float">
            <text:p>6</text:p>
          </table:table-cell>
          <table:table-cell table:formula="of:=IF([.B86]=&quot;&quot;;&quot;&quot;;IF(OR([.D85]=&quot;pb&quot;;[.D85]=&quot;b&quot;;[.D85]=&quot;&quot;);[.B86]-[.B85];[.B86]-[.B85]-1))" office:value-type="float" office:value="5" calcext:value-type="float">
            <text:p>5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5 \break " calcext:value-type="string">
            <text:p>s2.*5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25))" calcext:value-type="string">
            <text:p>\overrideProperty Score.NonMusicalPaperColumn.line-break-system-details #'((Y-offset . 125))</text:p>
          </table:table-cell>
          <table:table-cell table:number-columns-repeated="100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1" calcext:value-type="float">
            <text:p>11</text:p>
          </table:table-cell>
          <table:table-cell table:formula="of:=IF([.B87]=&quot;&quot;;&quot;&quot;;IF(OR([.D86]=&quot;pb&quot;;[.D86]=&quot;b&quot;;[.D86]=&quot;&quot;);[.B87]-[.B86];[.B87]-[.B86]-1))" office:value-type="float" office:value="5" calcext:value-type="float">
            <text:p>5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36.5))" calcext:value-type="string">
            <text:p>\overrideProperty Score.NonMusicalPaperColumn.line-break-system-details #'((Y-offset . 136.5))</text:p>
          </table:table-cell>
          <table:table-cell table:number-columns-repeated="100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5" calcext:value-type="float">
            <text:p>15</text:p>
          </table:table-cell>
          <table:table-cell table:formula="of:=IF([.B88]=&quot;&quot;;&quot;&quot;;IF(OR([.D87]=&quot;pb&quot;;[.D87]=&quot;b&quot;;[.D87]=&quot;&quot;);[.B88]-[.B87];[.B88]-[.B87]-1))" office:value-type="float" office:value="4" calcext:value-type="float">
            <text:p>4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pb" calcext:value-type="string">
            <text:p>p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4 \pageBreak " calcext:value-type="string">
            <text:p>s2.*4 \page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19" calcext:value-type="float">
            <text:p>19</text:p>
          </table:table-cell>
          <table:table-cell table:formula="of:=IF([.B89]=&quot;&quot;;&quot;&quot;;IF(OR([.D88]=&quot;pb&quot;;[.D88]=&quot;b&quot;;[.D88]=&quot;&quot;);[.B89]-[.B88];[.B89]-[.B88]-1))" office:value-type="float" office:value="4" calcext:value-type="float">
            <text:p>4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b" calcext:value-type="string">
            <text:p>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0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26" calcext:value-type="float">
            <text:p>26</text:p>
          </table:table-cell>
          <table:table-cell table:formula="of:=IF([.B90]=&quot;&quot;;&quot;&quot;;IF(OR([.D89]=&quot;pb&quot;;[.D89]=&quot;b&quot;;[.D89]=&quot;&quot;);[.B90]-[.B89];[.B90]-[.B89]-1))" office:value-type="float" office:value="7" calcext:value-type="float">
            <text:p>7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16))" calcext:value-type="string">
            <text:p>\overrideProperty Score.NonMusicalPaperColumn.line-break-system-details #'((Y-offset . 16))</text:p>
          </table:table-cell>
          <table:table-cell table:number-columns-repeated="100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3" calcext:value-type="float">
            <text:p>33</text:p>
          </table:table-cell>
          <table:table-cell table:formula="of:=IF([.B91]=&quot;&quot;;&quot;&quot;;IF(OR([.D90]=&quot;pb&quot;;[.D90]=&quot;b&quot;;[.D90]=&quot;&quot;);[.B91]-[.B90];[.B91]-[.B90]-1))" office:value-type="float" office:value="7" calcext:value-type="float">
            <text:p>7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28.8))" calcext:value-type="string">
            <text:p>\overrideProperty Score.NonMusicalPaperColumn.line-break-system-details #'((Y-offset . 28.8))</text:p>
          </table:table-cell>
          <table:table-cell table:number-columns-repeated="100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37" calcext:value-type="float">
            <text:p>37</text:p>
          </table:table-cell>
          <table:table-cell table:formula="of:=IF([.B92]=&quot;&quot;;&quot;&quot;;IF(OR([.D91]=&quot;pb&quot;;[.D91]=&quot;b&quot;;[.D91]=&quot;&quot;);[.B92]-[.B91];[.B92]-[.B91]-1))" office:value-type="float" office:value="4" calcext:value-type="float">
            <text:p>4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41.5))" calcext:value-type="string">
            <text:p>\overrideProperty Score.NonMusicalPaperColumn.line-break-system-details #'((Y-offset . 41.5))</text:p>
          </table:table-cell>
          <table:table-cell table:number-columns-repeated="100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1" calcext:value-type="float">
            <text:p>41</text:p>
          </table:table-cell>
          <table:table-cell table:formula="of:=IF([.B93]=&quot;&quot;;&quot;&quot;;IF(OR([.D92]=&quot;pb&quot;;[.D92]=&quot;b&quot;;[.D92]=&quot;&quot;);[.B93]-[.B92];[.B93]-[.B92]-1))" office:value-type="float" office:value="4" calcext:value-type="float">
            <text:p>4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53.5))" calcext:value-type="string">
            <text:p>\overrideProperty Score.NonMusicalPaperColumn.line-break-system-details #'((Y-offset . 53.5))</text:p>
          </table:table-cell>
          <table:table-cell table:number-columns-repeated="100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47" calcext:value-type="float">
            <text:p>47</text:p>
          </table:table-cell>
          <table:table-cell table:formula="of:=IF([.B94]=&quot;&quot;;&quot;&quot;;IF(OR([.D93]=&quot;pb&quot;;[.D93]=&quot;b&quot;;[.D93]=&quot;&quot;);[.B94]-[.B93];[.B94]-[.B93]-1))" office:value-type="float" office:value="6" calcext:value-type="float">
            <text:p>6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63.9))" calcext:value-type="string">
            <text:p>\overrideProperty Score.NonMusicalPaperColumn.line-break-system-details #'((Y-offset . 63.9))</text:p>
          </table:table-cell>
          <table:table-cell table:number-columns-repeated="100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53" calcext:value-type="float">
            <text:p>53</text:p>
          </table:table-cell>
          <table:table-cell table:formula="of:=IF([.B95]=&quot;&quot;;&quot;&quot;;IF(OR([.D94]=&quot;pb&quot;;[.D94]=&quot;b&quot;;[.D94]=&quot;&quot;);[.B95]-[.B94];[.B95]-[.B94]-1))" office:value-type="float" office:value="6" calcext:value-type="float">
            <text:p>6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76.4))" calcext:value-type="string">
            <text:p>\overrideProperty Score.NonMusicalPaperColumn.line-break-system-details #'((Y-offset . 76.4))</text:p>
          </table:table-cell>
          <table:table-cell table:number-columns-repeated="100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61" calcext:value-type="float">
            <text:p>61</text:p>
          </table:table-cell>
          <table:table-cell table:formula="of:=IF([.B96]=&quot;&quot;;&quot;&quot;;IF(OR([.D95]=&quot;pb&quot;;[.D95]=&quot;b&quot;;[.D95]=&quot;&quot;);[.B96]-[.B95];[.B96]-[.B95]-1))" office:value-type="float" office:value="8" calcext:value-type="float">
            <text:p>8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88.8))" calcext:value-type="string">
            <text:p>\overrideProperty Score.NonMusicalPaperColumn.line-break-system-details #'((Y-offset . 88.8))</text:p>
          </table:table-cell>
          <table:table-cell table:number-columns-repeated="100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68" calcext:value-type="float">
            <text:p>68</text:p>
          </table:table-cell>
          <table:table-cell table:formula="of:=IF([.B97]=&quot;&quot;;&quot;&quot;;IF(OR([.D96]=&quot;pb&quot;;[.D96]=&quot;b&quot;;[.D96]=&quot;&quot;);[.B97]-[.B96];[.B97]-[.B96]-1))" office:value-type="float" office:value="7" calcext:value-type="float">
            <text:p>7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99))" calcext:value-type="string">
            <text:p>\overrideProperty Score.NonMusicalPaperColumn.line-break-system-details #'((Y-offset . 99))</text:p>
          </table:table-cell>
          <table:table-cell table:number-columns-repeated="100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74" calcext:value-type="float">
            <text:p>74</text:p>
          </table:table-cell>
          <table:table-cell table:formula="of:=IF([.B98]=&quot;&quot;;&quot;&quot;;IF(OR([.D97]=&quot;pb&quot;;[.D97]=&quot;b&quot;;[.D97]=&quot;&quot;);[.B98]-[.B97];[.B98]-[.B97]-1))" office:value-type="float" office:value="6" calcext:value-type="float">
            <text:p>6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110.5))" calcext:value-type="string">
            <text:p>\overrideProperty Score.NonMusicalPaperColumn.line-break-system-details #'((Y-offset . 110.5))</text:p>
          </table:table-cell>
          <table:table-cell table:number-columns-repeated="100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82" calcext:value-type="float">
            <text:p>82</text:p>
          </table:table-cell>
          <table:table-cell table:formula="of:=IF([.B99]=&quot;&quot;;&quot;&quot;;IF(OR([.D98]=&quot;pb&quot;;[.D98]=&quot;b&quot;;[.D98]=&quot;&quot;);[.B99]-[.B98];[.B99]-[.B98]-1))" office:value-type="float" office:value="8" calcext:value-type="float">
            <text:p>8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23.5))" calcext:value-type="string">
            <text:p>\overrideProperty Score.NonMusicalPaperColumn.line-break-system-details #'((Y-offset . 123.5))</text:p>
          </table:table-cell>
          <table:table-cell table:number-columns-repeated="100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90" calcext:value-type="float">
            <text:p>90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8" calcext:value-type="float">
            <text:p>8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7]=&quot;&quot;;&quot;&quot;;&quot;\overrideProperty Score.NonMusicalPaperColumn.line-break-system-details #'((Y-offset . &quot;&amp;[.V37]&amp;&quot;))&quot;)" office:value-type="string" office:string-value="\overrideProperty Score.NonMusicalPaperColumn.line-break-system-details #'((Y-offset . 134.5))" calcext:value-type="string">
            <text:p>\overrideProperty Score.NonMusicalPaperColumn.line-break-system-details #'((Y-offset . 134.5))</text:p>
          </table:table-cell>
          <table:table-cell table:number-columns-repeated="100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98" calcext:value-type="float">
            <text:p>98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8" calcext:value-type="float">
            <text:p>8</text:p>
          </table:table-cell>
          <table:table-cell table:formula="of:=IF([.B101]=&quot;&quot;;&quot;&quot;;IF(ISNUMBER(MATCH([.B101];[.$R$4:.$R$11];0));&quot;&quot;;INDEX([.$S$23:.$S$79];MATCH([.B101];[.$R$23:.$R$79];0))))">
            <text:p/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formula="of:=IF([.V38]=&quot;&quot;;&quot;&quot;;&quot;\overrideProperty Score.NonMusicalPaperColumn.line-break-system-details #'((Y-offset . &quot;&amp;[.V38]&amp;&quot;))&quot;)" office:value-type="string" office:string-value="\overrideProperty Score.NonMusicalPaperColumn.line-break-system-details #'((Y-offset . 147.8))" calcext:value-type="string">
            <text:p>\overrideProperty Score.NonMusicalPaperColumn.line-break-system-details #'((Y-offset . 147.8))</text:p>
          </table:table-cell>
          <table:table-cell table:number-columns-repeated="100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OR(SMALL([.$R$4:.$R$79];[.A102]));&quot;&quot;;SMALL([.$R$4:.$R$79];[.A102]))">
            <text:p/>
          </table:table-cell>
          <table:table-cell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R$4:.$R$11];0));&quot;&quot;;INDEX([.$S$23:.$S$79];MATCH([.B102];[.$R$23:.$R$79];0))))">
            <text:p/>
          </table:table-cell>
          <table:table-cell table:formula="of:=IF([.B102]=&quot;&quot;;&quot;&quot;;IF([.B101]&lt;[.$R$4];INDEX([.$S$4:.$S$11];MATCH([.B101];[.$R$4:.$R$11];-1));INDEX([.$S$4:.$S$11];MATCH([.B101];[.$R$4:.$R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formula="of:=IF([.V39]=&quot;&quot;;&quot;&quot;;&quot;\overrideProperty Score.NonMusicalPaperColumn.line-break-system-details #'((Y-offset . &quot;&amp;[.V39]&amp;&quot;))&quot;)">
            <text:p/>
          </table:table-cell>
          <table:table-cell table:number-columns-repeated="100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OR(SMALL([.$R$4:.$R$79];[.A103]));&quot;&quot;;SMALL([.$R$4:.$R$79];[.A103]))">
            <text:p/>
          </table:table-cell>
          <table:table-cell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formula="of:=IF([.V40]=&quot;&quot;;&quot;&quot;;&quot;\overrideProperty Score.NonMusicalPaperColumn.line-break-system-details #'((Y-offset . &quot;&amp;[.V40]&amp;&quot;))&quot;)">
            <text:p/>
          </table:table-cell>
          <table:table-cell table:number-columns-repeated="100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OR(SMALL([.$R$4:.$R$79];[.A104]));&quot;&quot;;SMALL([.$R$4:.$R$79];[.A104]))">
            <text:p/>
          </table:table-cell>
          <table:table-cell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0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OR(SMALL([.$R$4:.$R$79];[.A105]));&quot;&quot;;SMALL([.$R$4:.$R$79];[.A105]))">
            <text:p/>
          </table:table-cell>
          <table:table-cell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0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OR(SMALL([.$R$4:.$R$79];[.A106]));&quot;&quot;;SMALL([.$R$4:.$R$79];[.A106]))">
            <text:p/>
          </table:table-cell>
          <table:table-cell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0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0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0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0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0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0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0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0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0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0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0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0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0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0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0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0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0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0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0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0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0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0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0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0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0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0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0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0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0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0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0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0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0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0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0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1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inIIMvtIII = {" calcext:value-type="string">
            <text:p>formatViolinIIMvtIII = {</text:p>
          </table:table-cell>
          <table:table-cell table:number-columns-repeated="101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1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1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W$4:.$W$79];[.A147]));&quot;&quot;;SMALL([.$W$4:.$W$79];[.A147]))" office:value-type="float" office:value="8" calcext:value-type="float">
            <text:p>8</text:p>
          </table:table-cell>
          <table:table-cell table:formula="of:=IF([.B147]=&quot;&quot;;&quot;&quot;;IF(OR([.D146]=&quot;pb&quot;;[.D146]=&quot;b&quot;;[.D146]=&quot;&quot;);[.B147]-[.B146];[.B147]-[.B146]-1))" office:value-type="float" office:value="7" calcext:value-type="float">
            <text:p>7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7 \break " calcext:value-type="string">
            <text:p>s2.*7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0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15" calcext:value-type="float">
            <text:p>15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7" calcext:value-type="float">
            <text:p>7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3.5))" calcext:value-type="string">
            <text:p>\overrideProperty Score.NonMusicalPaperColumn.line-break-system-details #'((Y-offset . 23.5))</text:p>
          </table:table-cell>
          <table:table-cell table:number-columns-repeated="100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3" calcext:value-type="float">
            <text:p>23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8" calcext:value-type="float">
            <text:p>8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5))" calcext:value-type="string">
            <text:p>\overrideProperty Score.NonMusicalPaperColumn.line-break-system-details #'((Y-offset . 35))</text:p>
          </table:table-cell>
          <table:table-cell table:number-columns-repeated="100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0" calcext:value-type="float">
            <text:p>30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7" calcext:value-type="float">
            <text:p>7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47.5))" calcext:value-type="string">
            <text:p>\overrideProperty Score.NonMusicalPaperColumn.line-break-system-details #'((Y-offset . 47.5))</text:p>
          </table:table-cell>
          <table:table-cell table:number-columns-repeated="100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38" calcext:value-type="float">
            <text:p>38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8" calcext:value-type="float">
            <text:p>8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60))" calcext:value-type="string">
            <text:p>\overrideProperty Score.NonMusicalPaperColumn.line-break-system-details #'((Y-offset . 60))</text:p>
          </table:table-cell>
          <table:table-cell table:number-columns-repeated="100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47" calcext:value-type="float">
            <text:p>47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9" calcext:value-type="float">
            <text:p>9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1.5))" calcext:value-type="string">
            <text:p>\overrideProperty Score.NonMusicalPaperColumn.line-break-system-details #'((Y-offset . 71.5))</text:p>
          </table:table-cell>
          <table:table-cell table:number-columns-repeated="100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57" calcext:value-type="float">
            <text:p>57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0" calcext:value-type="float">
            <text:p>10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4.5))" calcext:value-type="string">
            <text:p>\overrideProperty Score.NonMusicalPaperColumn.line-break-system-details #'((Y-offset . 84.5))</text:p>
          </table:table-cell>
          <table:table-cell table:number-columns-repeated="100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63" calcext:value-type="float">
            <text:p>63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6" calcext:value-type="float">
            <text:p>6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99))" calcext:value-type="string">
            <text:p>\overrideProperty Score.NonMusicalPaperColumn.line-break-system-details #'((Y-offset . 99))</text:p>
          </table:table-cell>
          <table:table-cell table:number-columns-repeated="100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1" calcext:value-type="float">
            <text:p>81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18" calcext:value-type="float">
            <text:p>18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18 \break " calcext:value-type="string">
            <text:p>s2.*18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0))" calcext:value-type="string">
            <text:p>\overrideProperty Score.NonMusicalPaperColumn.line-break-system-details #'((Y-offset . 110))</text:p>
          </table:table-cell>
          <table:table-cell table:number-columns-repeated="100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87" calcext:value-type="float">
            <text:p>87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6" calcext:value-type="float">
            <text:p>6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4))" calcext:value-type="string">
            <text:p>\overrideProperty Score.NonMusicalPaperColumn.line-break-system-details #'((Y-offset . 124))</text:p>
          </table:table-cell>
          <table:table-cell table:number-columns-repeated="100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93" calcext:value-type="float">
            <text:p>93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7))" calcext:value-type="string">
            <text:p>\overrideProperty Score.NonMusicalPaperColumn.line-break-system-details #'((Y-offset . 137))</text:p>
          </table:table-cell>
          <table:table-cell table:number-columns-repeated="100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1" calcext:value-type="float">
            <text:p>101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10" calcext:value-type="float">
            <text:p>110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9" calcext:value-type="float">
            <text:p>9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0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18" calcext:value-type="float">
            <text:p>118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8" calcext:value-type="float">
            <text:p>8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8))" calcext:value-type="string">
            <text:p>\overrideProperty Score.NonMusicalPaperColumn.line-break-system-details #'((Y-offset . 18))</text:p>
          </table:table-cell>
          <table:table-cell table:number-columns-repeated="100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6" calcext:value-type="float">
            <text:p>126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8" calcext:value-type="float">
            <text:p>8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31))" calcext:value-type="string">
            <text:p>\overrideProperty Score.NonMusicalPaperColumn.line-break-system-details #'((Y-offset . 31))</text:p>
          </table:table-cell>
          <table:table-cell table:number-columns-repeated="100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4" calcext:value-type="float">
            <text:p>134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8" calcext:value-type="float">
            <text:p>8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 table:number-columns-repeated="100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42" calcext:value-type="float">
            <text:p>142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8" calcext:value-type="float">
            <text:p>8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7))" calcext:value-type="string">
            <text:p>\overrideProperty Score.NonMusicalPaperColumn.line-break-system-details #'((Y-offset . 57))</text:p>
          </table:table-cell>
          <table:table-cell table:number-columns-repeated="100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52" calcext:value-type="float">
            <text:p>152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10" calcext:value-type="float">
            <text:p>10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8.5))" calcext:value-type="string">
            <text:p>\overrideProperty Score.NonMusicalPaperColumn.line-break-system-details #'((Y-offset . 68.5))</text:p>
          </table:table-cell>
          <table:table-cell table:number-columns-repeated="100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62" calcext:value-type="float">
            <text:p>162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10" calcext:value-type="float">
            <text:p>10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82.5))" calcext:value-type="string">
            <text:p>\overrideProperty Score.NonMusicalPaperColumn.line-break-system-details #'((Y-offset . 82.5))</text:p>
          </table:table-cell>
          <table:table-cell table:number-columns-repeated="100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70" calcext:value-type="float">
            <text:p>170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8" calcext:value-type="float">
            <text:p>8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96))" calcext:value-type="string">
            <text:p>\overrideProperty Score.NonMusicalPaperColumn.line-break-system-details #'((Y-offset . 96))</text:p>
          </table:table-cell>
          <table:table-cell table:number-columns-repeated="100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8" calcext:value-type="float">
            <text:p>178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8" calcext:value-type="float">
            <text:p>8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10.5))" calcext:value-type="string">
            <text:p>\overrideProperty Score.NonMusicalPaperColumn.line-break-system-details #'((Y-offset . 110.5))</text:p>
          </table:table-cell>
          <table:table-cell table:number-columns-repeated="100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85" calcext:value-type="float">
            <text:p>185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7" calcext:value-type="float">
            <text:p>7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24))" calcext:value-type="string">
            <text:p>\overrideProperty Score.NonMusicalPaperColumn.line-break-system-details #'((Y-offset . 124))</text:p>
          </table:table-cell>
          <table:table-cell table:number-columns-repeated="100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91" calcext:value-type="float">
            <text:p>191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6" calcext:value-type="float">
            <text:p>6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36.5))" calcext:value-type="string">
            <text:p>\overrideProperty Score.NonMusicalPaperColumn.line-break-system-details #'((Y-offset . 136.5))</text:p>
          </table:table-cell>
          <table:table-cell table:number-columns-repeated="100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6" calcext:value-type="float">
            <text:p>6</text:p>
          </table:table-cell>
          <table:table-cell table:formula="of:=IF([.B170]=&quot;&quot;;&quot;&quot;;IF(ISNUMBER(MATCH([.B170];[.$W$4:.$W$11];0));&quot;&quot;;INDEX([.$X$23:.$X$79];MATCH([.B170];[.$W$23:.$W$79];0))))">
            <text:p/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49))" calcext:value-type="string">
            <text:p>\overrideProperty Score.NonMusicalPaperColumn.line-break-system-details #'((Y-offset . 149))</text:p>
          </table:table-cell>
          <table:table-cell table:number-columns-repeated="100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W$4:.$W$79];[.A171]));&quot;&quot;;SMALL([.$W$4:.$W$79];[.A171]))">
            <text:p/>
          </table:table-cell>
          <table:table-cell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formula="of:=IF([.AA47]=&quot;&quot;;&quot;&quot;;&quot;\overrideProperty Score.NonMusicalPaperColumn.line-break-system-details #'((Y-offset . &quot;&amp;[.AA47]&amp;&quot;))&quot;)">
            <text:p/>
          </table:table-cell>
          <table:table-cell table:number-columns-repeated="100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0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0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0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0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0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0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0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0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0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0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0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0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0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0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0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0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0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0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0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0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0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0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0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0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0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0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0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0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0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0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1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inIIMvtIV = {" calcext:value-type="string">
            <text:p>formatViolinIIMvtIV = {</text:p>
          </table:table-cell>
          <table:table-cell table:number-columns-repeated="101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1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1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8" calcext:value-type="float">
            <text:p>8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7" calcext:value-type="float">
            <text:p>7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7 \break " calcext:value-type="string">
            <text:p>s2*7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0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15" calcext:value-type="float">
            <text:p>15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7" calcext:value-type="float">
            <text:p>7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5))" calcext:value-type="string">
            <text:p>\overrideProperty Score.NonMusicalPaperColumn.line-break-system-details #'((Y-offset . 25))</text:p>
          </table:table-cell>
          <table:table-cell table:number-columns-repeated="100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2" calcext:value-type="float">
            <text:p>22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7" calcext:value-type="float">
            <text:p>7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36.5))" calcext:value-type="string">
            <text:p>\overrideProperty Score.NonMusicalPaperColumn.line-break-system-details #'((Y-offset . 36.5))</text:p>
          </table:table-cell>
          <table:table-cell table:number-columns-repeated="100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29" calcext:value-type="float">
            <text:p>29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7" calcext:value-type="float">
            <text:p>7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47.65))" calcext:value-type="string">
            <text:p>\overrideProperty Score.NonMusicalPaperColumn.line-break-system-details #'((Y-offset . 47.65))</text:p>
          </table:table-cell>
          <table:table-cell table:number-columns-repeated="100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37" calcext:value-type="float">
            <text:p>37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1))" calcext:value-type="string">
            <text:p>\overrideProperty Score.NonMusicalPaperColumn.line-break-system-details #'((Y-offset . 61))</text:p>
          </table:table-cell>
          <table:table-cell table:number-columns-repeated="100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46" calcext:value-type="float">
            <text:p>46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9" calcext:value-type="float">
            <text:p>9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4))" calcext:value-type="string">
            <text:p>\overrideProperty Score.NonMusicalPaperColumn.line-break-system-details #'((Y-offset . 74))</text:p>
          </table:table-cell>
          <table:table-cell table:number-columns-repeated="100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54" calcext:value-type="float">
            <text:p>54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84.3))" calcext:value-type="string">
            <text:p>\overrideProperty Score.NonMusicalPaperColumn.line-break-system-details #'((Y-offset . 84.3))</text:p>
          </table:table-cell>
          <table:table-cell table:number-columns-repeated="100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63" calcext:value-type="float">
            <text:p>63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9" calcext:value-type="float">
            <text:p>9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99.5))" calcext:value-type="string">
            <text:p>\overrideProperty Score.NonMusicalPaperColumn.line-break-system-details #'((Y-offset . 99.5))</text:p>
          </table:table-cell>
          <table:table-cell table:number-columns-repeated="100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1" calcext:value-type="float">
            <text:p>71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8" calcext:value-type="float">
            <text:p>8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10.4))" calcext:value-type="string">
            <text:p>\overrideProperty Score.NonMusicalPaperColumn.line-break-system-details #'((Y-offset . 110.4))</text:p>
          </table:table-cell>
          <table:table-cell table:number-columns-repeated="100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79" calcext:value-type="float">
            <text:p>79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8" calcext:value-type="float">
            <text:p>8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22.95))" calcext:value-type="string">
            <text:p>\overrideProperty Score.NonMusicalPaperColumn.line-break-system-details #'((Y-offset . 122.95))</text:p>
          </table:table-cell>
          <table:table-cell table:number-columns-repeated="100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86" calcext:value-type="float">
            <text:p>86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7" calcext:value-type="float">
            <text:p>7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b" calcext:value-type="string">
            <text:p>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break" calcext:value-type="string">
            <text:p>\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35.5))" calcext:value-type="string">
            <text:p>\overrideProperty Score.NonMusicalPaperColumn.line-break-system-details #'((Y-offset . 135.5))</text:p>
          </table:table-cell>
          <table:table-cell table:number-columns-repeated="100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93" calcext:value-type="float">
            <text:p>93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pb" calcext:value-type="string">
            <text:p>p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pageBreak " calcext:value-type="string">
            <text:p>s2*7 \page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00" calcext:value-type="float">
            <text:p>100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7" calcext:value-type="float">
            <text:p>7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0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0" calcext:value-type="float">
            <text:p>110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10" calcext:value-type="float">
            <text:p>10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19))" calcext:value-type="string">
            <text:p>\overrideProperty Score.NonMusicalPaperColumn.line-break-system-details #'((Y-offset . 19))</text:p>
          </table:table-cell>
          <table:table-cell table:number-columns-repeated="100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17" calcext:value-type="float">
            <text:p>117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7" calcext:value-type="float">
            <text:p>7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30))" calcext:value-type="string">
            <text:p>\overrideProperty Score.NonMusicalPaperColumn.line-break-system-details #'((Y-offset . 30))</text:p>
          </table:table-cell>
          <table:table-cell table:number-columns-repeated="100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27" calcext:value-type="float">
            <text:p>127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10" calcext:value-type="float">
            <text:p>10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43))" calcext:value-type="string">
            <text:p>\overrideProperty Score.NonMusicalPaperColumn.line-break-system-details #'((Y-offset . 43))</text:p>
          </table:table-cell>
          <table:table-cell table:number-columns-repeated="100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34" calcext:value-type="float">
            <text:p>134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7" calcext:value-type="float">
            <text:p>7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57.5))" calcext:value-type="string">
            <text:p>\overrideProperty Score.NonMusicalPaperColumn.line-break-system-details #'((Y-offset . 57.5))</text:p>
          </table:table-cell>
          <table:table-cell table:number-columns-repeated="100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41" calcext:value-type="float">
            <text:p>141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7" calcext:value-type="float">
            <text:p>7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71))" calcext:value-type="string">
            <text:p>\overrideProperty Score.NonMusicalPaperColumn.line-break-system-details #'((Y-offset . 71))</text:p>
          </table:table-cell>
          <table:table-cell table:number-columns-repeated="100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49" calcext:value-type="float">
            <text:p>149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8" calcext:value-type="float">
            <text:p>8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0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59" calcext:value-type="float">
            <text:p>159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10" calcext:value-type="float">
            <text:p>10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97))" calcext:value-type="string">
            <text:p>\overrideProperty Score.NonMusicalPaperColumn.line-break-system-details #'((Y-offset . 97))</text:p>
          </table:table-cell>
          <table:table-cell table:number-columns-repeated="100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72" calcext:value-type="float">
            <text:p>172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13" calcext:value-type="float">
            <text:p>13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13 \break " calcext:value-type="string">
            <text:p>s2*13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10))" calcext:value-type="string">
            <text:p>\overrideProperty Score.NonMusicalPaperColumn.line-break-system-details #'((Y-offset . 110))</text:p>
          </table:table-cell>
          <table:table-cell table:number-columns-repeated="100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81" calcext:value-type="float">
            <text:p>181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9" calcext:value-type="float">
            <text:p>9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22))" calcext:value-type="string">
            <text:p>\overrideProperty Score.NonMusicalPaperColumn.line-break-system-details #'((Y-offset . 122))</text:p>
          </table:table-cell>
          <table:table-cell table:number-columns-repeated="100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92" calcext:value-type="float">
            <text:p>192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11" calcext:value-type="float">
            <text:p>11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b" calcext:value-type="string">
            <text:p>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break" calcext:value-type="string">
            <text:p>\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11 \break " calcext:value-type="string">
            <text:p>s2*11 \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36))" calcext:value-type="string">
            <text:p>\overrideProperty Score.NonMusicalPaperColumn.line-break-system-details #'((Y-offset . 136))</text:p>
          </table:table-cell>
          <table:table-cell table:number-columns-repeated="100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207" calcext:value-type="float">
            <text:p>207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15" calcext:value-type="float">
            <text:p>15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pb" calcext:value-type="string">
            <text:p>p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15 \pageBreak " calcext:value-type="string">
            <text:p>s2*15 \page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16" calcext:value-type="float">
            <text:p>216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9" calcext:value-type="float">
            <text:p>9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0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22" calcext:value-type="float">
            <text:p>222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6" calcext:value-type="float">
            <text:p>6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15.5))" calcext:value-type="string">
            <text:p>\overrideProperty Score.NonMusicalPaperColumn.line-break-system-details #'((Y-offset . 15.5))</text:p>
          </table:table-cell>
          <table:table-cell table:number-columns-repeated="100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29" calcext:value-type="float">
            <text:p>229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31))" calcext:value-type="string">
            <text:p>\overrideProperty Score.NonMusicalPaperColumn.line-break-system-details #'((Y-offset . 31))</text:p>
          </table:table-cell>
          <table:table-cell table:number-columns-repeated="100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34" calcext:value-type="float">
            <text:p>234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5" calcext:value-type="float">
            <text:p>5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 table:number-columns-repeated="100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40" calcext:value-type="float">
            <text:p>240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6" calcext:value-type="float">
            <text:p>6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 table:number-columns-repeated="100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47" calcext:value-type="float">
            <text:p>247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7" calcext:value-type="float">
            <text:p>7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70))" calcext:value-type="string">
            <text:p>\overrideProperty Score.NonMusicalPaperColumn.line-break-system-details #'((Y-offset . 70))</text:p>
          </table:table-cell>
          <table:table-cell table:number-columns-repeated="100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54" calcext:value-type="float">
            <text:p>254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7" calcext:value-type="float">
            <text:p>7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0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60" calcext:value-type="float">
            <text:p>260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6" calcext:value-type="float">
            <text:p>6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96))" calcext:value-type="string">
            <text:p>\overrideProperty Score.NonMusicalPaperColumn.line-break-system-details #'((Y-offset . 96))</text:p>
          </table:table-cell>
          <table:table-cell table:number-columns-repeated="100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68" calcext:value-type="float">
            <text:p>268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8" calcext:value-type="float">
            <text:p>8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09))" calcext:value-type="string">
            <text:p>\overrideProperty Score.NonMusicalPaperColumn.line-break-system-details #'((Y-offset . 109))</text:p>
          </table:table-cell>
          <table:table-cell table:number-columns-repeated="100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75" calcext:value-type="float">
            <text:p>275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7" calcext:value-type="float">
            <text:p>7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b" calcext:value-type="string">
            <text:p>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break" calcext:value-type="string">
            <text:p>\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22))" calcext:value-type="string">
            <text:p>\overrideProperty Score.NonMusicalPaperColumn.line-break-system-details #'((Y-offset . 122))</text:p>
          </table:table-cell>
          <table:table-cell table:number-columns-repeated="100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82" calcext:value-type="float">
            <text:p>282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7" calcext:value-type="float">
            <text:p>7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b" calcext:value-type="string">
            <text:p>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break" calcext:value-type="string">
            <text:p>\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133.5))" calcext:value-type="string">
            <text:p>\overrideProperty Score.NonMusicalPaperColumn.line-break-system-details #'((Y-offset . 133.5))</text:p>
          </table:table-cell>
          <table:table-cell table:number-columns-repeated="100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292" calcext:value-type="float">
            <text:p>292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10" calcext:value-type="float">
            <text:p>10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pb" calcext:value-type="string">
            <text:p>p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01" calcext:value-type="float">
            <text:p>301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9" calcext:value-type="float">
            <text:p>9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0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08" calcext:value-type="float">
            <text:p>308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7" calcext:value-type="float">
            <text:p>7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19))" calcext:value-type="string">
            <text:p>\overrideProperty Score.NonMusicalPaperColumn.line-break-system-details #'((Y-offset . 19))</text:p>
          </table:table-cell>
          <table:table-cell table:number-columns-repeated="100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15" calcext:value-type="float">
            <text:p>315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31))" calcext:value-type="string">
            <text:p>\overrideProperty Score.NonMusicalPaperColumn.line-break-system-details #'((Y-offset . 31))</text:p>
          </table:table-cell>
          <table:table-cell table:number-columns-repeated="100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21" calcext:value-type="float">
            <text:p>321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6" calcext:value-type="float">
            <text:p>6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44))" calcext:value-type="string">
            <text:p>\overrideProperty Score.NonMusicalPaperColumn.line-break-system-details #'((Y-offset . 44))</text:p>
          </table:table-cell>
          <table:table-cell table:number-columns-repeated="100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28" calcext:value-type="float">
            <text:p>328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7" calcext:value-type="float">
            <text:p>7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56.5))" calcext:value-type="string">
            <text:p>\overrideProperty Score.NonMusicalPaperColumn.line-break-system-details #'((Y-offset . 56.5))</text:p>
          </table:table-cell>
          <table:table-cell table:number-columns-repeated="100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35" calcext:value-type="float">
            <text:p>335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7" calcext:value-type="float">
            <text:p>7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70))" calcext:value-type="string">
            <text:p>\overrideProperty Score.NonMusicalPaperColumn.line-break-system-details #'((Y-offset . 70))</text:p>
          </table:table-cell>
          <table:table-cell table:number-columns-repeated="100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41" calcext:value-type="float">
            <text:p>341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6" calcext:value-type="float">
            <text:p>6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0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49" calcext:value-type="float">
            <text:p>349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8" calcext:value-type="float">
            <text:p>8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95))" calcext:value-type="string">
            <text:p>\overrideProperty Score.NonMusicalPaperColumn.line-break-system-details #'((Y-offset . 95))</text:p>
          </table:table-cell>
          <table:table-cell table:number-columns-repeated="100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58" calcext:value-type="float">
            <text:p>358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9" calcext:value-type="float">
            <text:p>9</text:p>
          </table:table-cell>
          <table:table-cell table:formula="of:=IF([.B252]=&quot;&quot;;&quot;&quot;;IF(ISNUMBER(MATCH([.B252];[.$AB$4:.$AB$11];0));&quot;&quot;;INDEX([.$AC$23:.$AC$79];MATCH([.B252];[.$AB$23:.$AB$79];0))))" office:value-type="string" office:string-value="b" calcext:value-type="string">
            <text:p>b</text:p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 office:value-type="string" office:string-value="\break" calcext:value-type="string">
            <text:p>\break</text:p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09))" calcext:value-type="string">
            <text:p>\overrideProperty Score.NonMusicalPaperColumn.line-break-system-details #'((Y-offset . 109))</text:p>
          </table:table-cell>
          <table:table-cell table:number-columns-repeated="100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 office:value-type="float" office:value="366" calcext:value-type="float">
            <text:p>366</text:p>
          </table:table-cell>
          <table:table-cell table:style-name="ce5" table:formula="of:=IF([.B253]=&quot;&quot;;&quot;&quot;;IF(OR([.D252]=&quot;pb&quot;;[.D252]=&quot;b&quot;;[.D252]=&quot;&quot;);[.B253]-[.B252];[.B253]-[.B252]-1))" office:value-type="float" office:value="8" calcext:value-type="float">
            <text:p>8</text:p>
          </table:table-cell>
          <table:table-cell table:formula="of:=IF([.B253]=&quot;&quot;;&quot;&quot;;IF(ISNUMBER(MATCH([.B253];[.$AB$4:.$AB$11];0));&quot;&quot;;INDEX([.$AC$23:.$AC$79];MATCH([.B253];[.$AB$23:.$AB$79];0))))" office:value-type="string" office:string-value="b" calcext:value-type="string">
            <text:p>b</text:p>
          </table:table-cell>
          <table:table-cell table:formula="of:=IF([.B253]=&quot;&quot;;&quot;&quot;;IF([.B252]&lt;[.$AB$4];INDEX([.$AC$4:.$AC$11];MATCH([.B252];[.$AB$4:.$AB$11];-1));INDEX([.$AC$4:.$AC$11];MATCH([.B252];[.$AB$4:.$AB$11];1))))" office:value-type="string" office:string-value="s2" calcext:value-type="string">
            <text:p>s2</text:p>
          </table:table-cell>
          <table:table-cell table:formula="of:=IF([.D253]=&quot;b&quot;;&quot;\break&quot;;IF([.D253]=&quot;pb&quot;;&quot;\pageBreak&quot;;&quot;&quot;))" office:value-type="string" office:string-value="\break" calcext:value-type="string">
            <text:p>\break</text:p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8]=&quot;&quot;;&quot;&quot;;&quot;\overrideProperty Score.NonMusicalPaperColumn.line-break-system-details #'((Y-offset . &quot;&amp;[.AF68]&amp;&quot;))&quot;)" office:value-type="string" office:string-value="\overrideProperty Score.NonMusicalPaperColumn.line-break-system-details #'((Y-offset . 122))" calcext:value-type="string">
            <text:p>\overrideProperty Score.NonMusicalPaperColumn.line-break-system-details #'((Y-offset . 122))</text:p>
          </table:table-cell>
          <table:table-cell table:number-columns-repeated="100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 office:value-type="float" office:value="373" calcext:value-type="float">
            <text:p>373</text:p>
          </table:table-cell>
          <table:table-cell table:style-name="ce5" table:formula="of:=IF([.B254]=&quot;&quot;;&quot;&quot;;IF(OR([.D253]=&quot;pb&quot;;[.D253]=&quot;b&quot;;[.D253]=&quot;&quot;);[.B254]-[.B253];[.B254]-[.B253]-1))" office:value-type="float" office:value="7" calcext:value-type="float">
            <text:p>7</text:p>
          </table:table-cell>
          <table:table-cell table:formula="of:=IF([.B254]=&quot;&quot;;&quot;&quot;;IF(ISNUMBER(MATCH([.B254];[.$AB$4:.$AB$11];0));&quot;&quot;;INDEX([.$AC$23:.$AC$79];MATCH([.B254];[.$AB$23:.$AB$79];0))))" office:value-type="string" office:string-value="b" calcext:value-type="string">
            <text:p>b</text:p>
          </table:table-cell>
          <table:table-cell table:formula="of:=IF([.B254]=&quot;&quot;;&quot;&quot;;IF([.B253]&lt;[.$AB$4];INDEX([.$AC$4:.$AC$11];MATCH([.B253];[.$AB$4:.$AB$11];-1));INDEX([.$AC$4:.$AC$11];MATCH([.B253];[.$AB$4:.$AB$11];1))))" office:value-type="string" office:string-value="s2" calcext:value-type="string">
            <text:p>s2</text:p>
          </table:table-cell>
          <table:table-cell table:formula="of:=IF([.D254]=&quot;b&quot;;&quot;\break&quot;;IF([.D254]=&quot;pb&quot;;&quot;\pageBreak&quot;;&quot;&quot;))" office:value-type="string" office:string-value="\break" calcext:value-type="string">
            <text:p>\break</text:p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9]=&quot;&quot;;&quot;&quot;;&quot;\overrideProperty Score.NonMusicalPaperColumn.line-break-system-details #'((Y-offset . &quot;&amp;[.AF69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 table:number-columns-repeated="100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 office:value-type="float" office:value="383" calcext:value-type="float">
            <text:p>383</text:p>
          </table:table-cell>
          <table:table-cell table:style-name="ce5" table:formula="of:=IF([.B255]=&quot;&quot;;&quot;&quot;;IF(OR([.D254]=&quot;pb&quot;;[.D254]=&quot;b&quot;;[.D254]=&quot;&quot;);[.B255]-[.B254];[.B255]-[.B254]-1))" office:value-type="float" office:value="10" calcext:value-type="float">
            <text:p>10</text:p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 office:value-type="string" office:string-value="s2" calcext:value-type="string">
            <text:p>s2</text:p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 office:value-type="string" office:string-value="s2*10 " calcext:value-type="string">
            <text:p>s2*10 </text:p>
          </table:table-cell>
          <table:table-cell table:formula="of:=IF([.AF70]=&quot;&quot;;&quot;&quot;;&quot;\overrideProperty Score.NonMusicalPaperColumn.line-break-system-details #'((Y-offset . &quot;&amp;[.AF70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0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0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0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0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0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0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0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0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1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$FORMAT.I22]" office:value-type="string" office:string-value="formatViolinIIMvtI = {" calcext:value-type="string">
            <text:p>formatViolinII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6 \break " calcext:value-type="string">
            <text:p>\overrideProperty Score.NonMusicalPaperColumn.line-break-system-details #'((Y-offset . 10)) s1*6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1.5)) s1*6 \break " calcext:value-type="string">
            <text:p>\overrideProperty Score.NonMusicalPaperColumn.line-break-system-details #'((Y-offset . 21.5)) s1*6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33)) s1*4 \break " calcext:value-type="string">
            <text:p>\overrideProperty Score.NonMusicalPaperColumn.line-break-system-details #'((Y-offset . 33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44)) s1*6 \break " calcext:value-type="string">
            <text:p>\overrideProperty Score.NonMusicalPaperColumn.line-break-system-details #'((Y-offset . 44)) s1*6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56)) s1*4 \break " calcext:value-type="string">
            <text:p>\overrideProperty Score.NonMusicalPaperColumn.line-break-system-details #'((Y-offset . 56)) s1*4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68.5)) s1*5 \break " calcext:value-type="string">
            <text:p>\overrideProperty Score.NonMusicalPaperColumn.line-break-system-details #'((Y-offset . 68.5)) s1*5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80)) s1*3 \break " calcext:value-type="string">
            <text:p>\overrideProperty Score.NonMusicalPaperColumn.line-break-system-details #'((Y-offset . 80)) s1*3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90)) s1*6 \break " calcext:value-type="string">
            <text:p>\overrideProperty Score.NonMusicalPaperColumn.line-break-system-details #'((Y-offset . 90)) s1*6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01)) s1*10 \break " calcext:value-type="string">
            <text:p>\overrideProperty Score.NonMusicalPaperColumn.line-break-system-details #'((Y-offset . 101)) s1*10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13)) s1*6 \break " calcext:value-type="string">
            <text:p>\overrideProperty Score.NonMusicalPaperColumn.line-break-system-details #'((Y-offset . 113)) s1*6 \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125.5)) s1*6 \break " calcext:value-type="string">
            <text:p>\overrideProperty Score.NonMusicalPaperColumn.line-break-system-details #'((Y-offset . 125.5)) s1*6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36.5)) s1*5 \break " calcext:value-type="string">
            <text:p>\overrideProperty Score.NonMusicalPaperColumn.line-break-system-details #'((Y-offset . 136.5)) s1*5 \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149)) s1*4 \pageBreak " calcext:value-type="string">
            <text:p>\overrideProperty Score.NonMusicalPaperColumn.line-break-system-details #'((Y-offset . 149)) s1*4 \page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5)) s1*6 \break " calcext:value-type="string">
            <text:p>\overrideProperty Score.NonMusicalPaperColumn.line-break-system-details #'((Y-offset . 5)) s1*6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18)) s1*5 \break " calcext:value-type="string">
            <text:p>\overrideProperty Score.NonMusicalPaperColumn.line-break-system-details #'((Y-offset . 18)) s1*5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30)) s1*4 \break " calcext:value-type="string">
            <text:p>\overrideProperty Score.NonMusicalPaperColumn.line-break-system-details #'((Y-offset . 30)) s1*4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40.4)) s1*4 \break " calcext:value-type="string">
            <text:p>\overrideProperty Score.NonMusicalPaperColumn.line-break-system-details #'((Y-offset . 40.4)) s1*4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52.2)) s1*6 \break " calcext:value-type="string">
            <text:p>\overrideProperty Score.NonMusicalPaperColumn.line-break-system-details #'((Y-offset . 52.2)) s1*6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65.5)) s1*3 \break " calcext:value-type="string">
            <text:p>\overrideProperty Score.NonMusicalPaperColumn.line-break-system-details #'((Y-offset . 65.5)) s1*3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75.8)) s1*3 \break " calcext:value-type="string">
            <text:p>\overrideProperty Score.NonMusicalPaperColumn.line-break-system-details #'((Y-offset . 75.8)) s1*3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88)) s1*3 \break " calcext:value-type="string">
            <text:p>\overrideProperty Score.NonMusicalPaperColumn.line-break-system-details #'((Y-offset . 88)) s1*3 \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99.4)) s1*6 \break " calcext:value-type="string">
            <text:p>\overrideProperty Score.NonMusicalPaperColumn.line-break-system-details #'((Y-offset . 99.4)) s1*6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11.2)) s1*7 \break " calcext:value-type="string">
            <text:p>\overrideProperty Score.NonMusicalPaperColumn.line-break-system-details #'((Y-offset . 111.2)) s1*7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123)) s1*4 \break " calcext:value-type="string">
            <text:p>\overrideProperty Score.NonMusicalPaperColumn.line-break-system-details #'((Y-offset . 123)) s1*4 \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136.5)) s1*5 \break " calcext:value-type="string">
            <text:p>\overrideProperty Score.NonMusicalPaperColumn.line-break-system-details #'((Y-offset . 136.5)) s1*5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148)) s1*5 \pageBreak " calcext:value-type="string">
            <text:p>\overrideProperty Score.NonMusicalPaperColumn.line-break-system-details #'((Y-offset . 148)) s1*5 \page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5)) s1*5 \break " calcext:value-type="string">
            <text:p>\overrideProperty Score.NonMusicalPaperColumn.line-break-system-details #'((Y-offset . 5)) s1*5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16.5)) s1*4 \break " calcext:value-type="string">
            <text:p>\overrideProperty Score.NonMusicalPaperColumn.line-break-system-details #'((Y-offset . 16.5)) s1*4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30.5)) s1*4 \break " calcext:value-type="string">
            <text:p>\overrideProperty Score.NonMusicalPaperColumn.line-break-system-details #'((Y-offset . 30.5)) s1*4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42)) s1*4 \break " calcext:value-type="string">
            <text:p>\overrideProperty Score.NonMusicalPaperColumn.line-break-system-details #'((Y-offset . 42)) s1*4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54)) s1*8 \break " calcext:value-type="string">
            <text:p>\overrideProperty Score.NonMusicalPaperColumn.line-break-system-details #'((Y-offset . 54)) s1*8 \break </text:p>
          </table:table-cell>
        </table:table-row>
        <table:table-row table:style-name="ro1">
          <table:table-cell table:formula="of:=[$FORMAT.J56]&amp;&quot; &quot;&amp;[$FORMAT.I56]" office:value-type="string" office:string-value="\overrideProperty Score.NonMusicalPaperColumn.line-break-system-details #'((Y-offset . 67.5)) s1*5 \break " calcext:value-type="string">
            <text:p>\overrideProperty Score.NonMusicalPaperColumn.line-break-system-details #'((Y-offset . 67.5)) s1*5 \break </text:p>
          </table:table-cell>
        </table:table-row>
        <table:table-row table:style-name="ro1">
          <table:table-cell table:formula="of:=[$FORMAT.J57]&amp;&quot; &quot;&amp;[$FORMAT.I57]" office:value-type="string" office:string-value="\overrideProperty Score.NonMusicalPaperColumn.line-break-system-details #'((Y-offset . 80)) s1*4 \break " calcext:value-type="string">
            <text:p>\overrideProperty Score.NonMusicalPaperColumn.line-break-system-details #'((Y-offset . 80)) s1*4 \break </text:p>
          </table:table-cell>
        </table:table-row>
        <table:table-row table:style-name="ro1">
          <table:table-cell table:formula="of:=[$FORMAT.J58]&amp;&quot; &quot;&amp;[$FORMAT.I58]" office:value-type="string" office:string-value="\overrideProperty Score.NonMusicalPaperColumn.line-break-system-details #'((Y-offset . 91)) s1*7 \break " calcext:value-type="string">
            <text:p>\overrideProperty Score.NonMusicalPaperColumn.line-break-system-details #'((Y-offset . 91)) s1*7 \break </text:p>
          </table:table-cell>
        </table:table-row>
        <table:table-row table:style-name="ro1">
          <table:table-cell table:formula="of:=[$FORMAT.J59]&amp;&quot; &quot;&amp;[$FORMAT.I59]" office:value-type="string" office:string-value="\overrideProperty Score.NonMusicalPaperColumn.line-break-system-details #'((Y-offset . 105)) s1*5 " calcext:value-type="string">
            <text:p>\overrideProperty Score.NonMusicalPaperColumn.line-break-system-details #'((Y-offset . 105)) s1*5 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inIIMvtII = {" calcext:value-type="string">
            <text:p>formatViolinII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25)) s2.*5 \break " calcext:value-type="string">
            <text:p>\overrideProperty Score.NonMusicalPaperColumn.line-break-system-details #'((Y-offset . 125)) s2.*5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36.5)) s2.*5 \break " calcext:value-type="string">
            <text:p>\overrideProperty Score.NonMusicalPaperColumn.line-break-system-details #'((Y-offset . 136.5)) s2.*5 \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148)) s2.*4 \pageBreak " calcext:value-type="string">
            <text:p>\overrideProperty Score.NonMusicalPaperColumn.line-break-system-details #'((Y-offset . 148)) s2.*4 \page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5)) s2.*4 \break " calcext:value-type="string">
            <text:p>\overrideProperty Score.NonMusicalPaperColumn.line-break-system-details #'((Y-offset . 5)) s2.*4 \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16)) s2.*7 \break " calcext:value-type="string">
            <text:p>\overrideProperty Score.NonMusicalPaperColumn.line-break-system-details #'((Y-offset . 16)) s2.*7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28.8)) s2.*7 \break " calcext:value-type="string">
            <text:p>\overrideProperty Score.NonMusicalPaperColumn.line-break-system-details #'((Y-offset . 28.8)) s2.*7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41.5)) s2.*4 \break " calcext:value-type="string">
            <text:p>\overrideProperty Score.NonMusicalPaperColumn.line-break-system-details #'((Y-offset . 41.5)) s2.*4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53.5)) s2.*4 \break " calcext:value-type="string">
            <text:p>\overrideProperty Score.NonMusicalPaperColumn.line-break-system-details #'((Y-offset . 53.5)) s2.*4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63.9)) s2.*6 \break " calcext:value-type="string">
            <text:p>\overrideProperty Score.NonMusicalPaperColumn.line-break-system-details #'((Y-offset . 63.9)) s2.*6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76.4)) s2.*6 \break " calcext:value-type="string">
            <text:p>\overrideProperty Score.NonMusicalPaperColumn.line-break-system-details #'((Y-offset . 76.4)) s2.*6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88.8)) s2.*8 \break " calcext:value-type="string">
            <text:p>\overrideProperty Score.NonMusicalPaperColumn.line-break-system-details #'((Y-offset . 88.8)) s2.*8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99)) s2.*7 \break " calcext:value-type="string">
            <text:p>\overrideProperty Score.NonMusicalPaperColumn.line-break-system-details #'((Y-offset . 99)) s2.*7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110.5)) s2.*6 \break " calcext:value-type="string">
            <text:p>\overrideProperty Score.NonMusicalPaperColumn.line-break-system-details #'((Y-offset . 110.5)) s2.*6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23.5)) s2.*8 \break " calcext:value-type="string">
            <text:p>\overrideProperty Score.NonMusicalPaperColumn.line-break-system-details #'((Y-offset . 123.5)) s2.*8 \break </text:p>
          </table:table-cell>
        </table:table-row>
        <table:table-row table:style-name="ro1">
          <table:table-cell table:formula="of:=[$FORMAT.J100]&amp;&quot; &quot;&amp;[$FORMAT.I100]" office:value-type="string" office:string-value="\overrideProperty Score.NonMusicalPaperColumn.line-break-system-details #'((Y-offset . 134.5)) s2.*8 \break " calcext:value-type="string">
            <text:p>\overrideProperty Score.NonMusicalPaperColumn.line-break-system-details #'((Y-offset . 134.5)) s2.*8 \break </text:p>
          </table:table-cell>
        </table:table-row>
        <table:table-row table:style-name="ro1">
          <table:table-cell table:formula="of:=[$FORMAT.J101]&amp;&quot; &quot;&amp;[$FORMAT.I101]" office:value-type="string" office:string-value="\overrideProperty Score.NonMusicalPaperColumn.line-break-system-details #'((Y-offset . 147.8)) s2.*8 " calcext:value-type="string">
            <text:p>\overrideProperty Score.NonMusicalPaperColumn.line-break-system-details #'((Y-offset . 147.8)) s2.*8 </text:p>
          </table:table-cell>
        </table:table-row>
        <table:table-row table:style-name="ro1">
          <table:table-cell table:formula="of:=[$FORMAT.J102]&amp;&quot; &quot;&amp;[$FORMAT.I10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3]&amp;&quot; &quot;&amp;[$FORMAT.I10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inIIMvtIII = {" calcext:value-type="string">
            <text:p>formatViolinII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7 \break " calcext:value-type="string">
            <text:p>\overrideProperty Score.NonMusicalPaperColumn.line-break-system-details #'((Y-offset . 10)) s2.*7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3.5)) s2.*7 \break " calcext:value-type="string">
            <text:p>\overrideProperty Score.NonMusicalPaperColumn.line-break-system-details #'((Y-offset . 23.5)) s2.*7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5)) s2.*8 \break " calcext:value-type="string">
            <text:p>\overrideProperty Score.NonMusicalPaperColumn.line-break-system-details #'((Y-offset . 35)) s2.*8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47.5)) s2.*7 \break " calcext:value-type="string">
            <text:p>\overrideProperty Score.NonMusicalPaperColumn.line-break-system-details #'((Y-offset . 47.5)) s2.*7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60)) s2.*8 \break " calcext:value-type="string">
            <text:p>\overrideProperty Score.NonMusicalPaperColumn.line-break-system-details #'((Y-offset . 60)) s2.*8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1.5)) s2.*9 \break " calcext:value-type="string">
            <text:p>\overrideProperty Score.NonMusicalPaperColumn.line-break-system-details #'((Y-offset . 71.5)) s2.*9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4.5)) s2.*10 \break " calcext:value-type="string">
            <text:p>\overrideProperty Score.NonMusicalPaperColumn.line-break-system-details #'((Y-offset . 84.5)) s2.*10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99)) s2.*6 \break " calcext:value-type="string">
            <text:p>\overrideProperty Score.NonMusicalPaperColumn.line-break-system-details #'((Y-offset . 99)) s2.*6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0)) s2.*18 \break " calcext:value-type="string">
            <text:p>\overrideProperty Score.NonMusicalPaperColumn.line-break-system-details #'((Y-offset . 110)) s2.*18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4)) s2.*6 \break " calcext:value-type="string">
            <text:p>\overrideProperty Score.NonMusicalPaperColumn.line-break-system-details #'((Y-offset . 124)) s2.*6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7)) s2.*6 \break " calcext:value-type="string">
            <text:p>\overrideProperty Score.NonMusicalPaperColumn.line-break-system-details #'((Y-offset . 137)) s2.*6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8)) s2.*8 \pageBreak " calcext:value-type="string">
            <text:p>\overrideProperty Score.NonMusicalPaperColumn.line-break-system-details #'((Y-offset . 148)) 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5)) s2.*9 \break " calcext:value-type="string">
            <text:p>\overrideProperty Score.NonMusicalPaperColumn.line-break-system-details #'((Y-offset . 5)) s2.*9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8)) s2.*8 \break " calcext:value-type="string">
            <text:p>\overrideProperty Score.NonMusicalPaperColumn.line-break-system-details #'((Y-offset . 18)) s2.*8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31)) s2.*8 \break " calcext:value-type="string">
            <text:p>\overrideProperty Score.NonMusicalPaperColumn.line-break-system-details #'((Y-offset . 31)) s2.*8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4)) s2.*8 \break " calcext:value-type="string">
            <text:p>\overrideProperty Score.NonMusicalPaperColumn.line-break-system-details #'((Y-offset . 44)) s2.*8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7)) s2.*8 \break " calcext:value-type="string">
            <text:p>\overrideProperty Score.NonMusicalPaperColumn.line-break-system-details #'((Y-offset . 57)) s2.*8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8.5)) s2.*10 \break " calcext:value-type="string">
            <text:p>\overrideProperty Score.NonMusicalPaperColumn.line-break-system-details #'((Y-offset . 68.5)) s2.*10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82.5)) s2.*10 \break " calcext:value-type="string">
            <text:p>\overrideProperty Score.NonMusicalPaperColumn.line-break-system-details #'((Y-offset . 82.5)) s2.*10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96)) s2.*8 \break " calcext:value-type="string">
            <text:p>\overrideProperty Score.NonMusicalPaperColumn.line-break-system-details #'((Y-offset . 96)) s2.*8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10.5)) s2.*8 \break " calcext:value-type="string">
            <text:p>\overrideProperty Score.NonMusicalPaperColumn.line-break-system-details #'((Y-offset . 110.5)) s2.*8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24)) s2.*7 \break " calcext:value-type="string">
            <text:p>\overrideProperty Score.NonMusicalPaperColumn.line-break-system-details #'((Y-offset . 124)) s2.*7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36.5)) s2.*6 \break " calcext:value-type="string">
            <text:p>\overrideProperty Score.NonMusicalPaperColumn.line-break-system-details #'((Y-offset . 136.5)) s2.*6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49)) s2.*6 " calcext:value-type="string">
            <text:p>\overrideProperty Score.NonMusicalPaperColumn.line-break-system-details #'((Y-offset . 149)) s2.*6 </text:p>
          </table:table-cell>
        </table:table-row>
        <table:table-row table:style-name="ro1">
          <table:table-cell table:formula="of:=[$FORMAT.J171]&amp;&quot; &quot;&amp;[$FORMAT.I1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inIIMvtIV = {" calcext:value-type="string">
            <text:p>formatViolinII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7 \break " calcext:value-type="string">
            <text:p>\overrideProperty Score.NonMusicalPaperColumn.line-break-system-details #'((Y-offset . 10)) s2*7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5)) s2*7 \break " calcext:value-type="string">
            <text:p>\overrideProperty Score.NonMusicalPaperColumn.line-break-system-details #'((Y-offset . 25)) s2*7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36.5)) s2*7 \break " calcext:value-type="string">
            <text:p>\overrideProperty Score.NonMusicalPaperColumn.line-break-system-details #'((Y-offset . 36.5)) s2*7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47.65)) s2*7 \break " calcext:value-type="string">
            <text:p>\overrideProperty Score.NonMusicalPaperColumn.line-break-system-details #'((Y-offset . 47.65)) s2*7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1)) s2*8 \break " calcext:value-type="string">
            <text:p>\overrideProperty Score.NonMusicalPaperColumn.line-break-system-details #'((Y-offset . 61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4)) s2*9 \break " calcext:value-type="string">
            <text:p>\overrideProperty Score.NonMusicalPaperColumn.line-break-system-details #'((Y-offset . 74)) s2*9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84.3)) s2*8 \break " calcext:value-type="string">
            <text:p>\overrideProperty Score.NonMusicalPaperColumn.line-break-system-details #'((Y-offset . 84.3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99.5)) s2*9 \break " calcext:value-type="string">
            <text:p>\overrideProperty Score.NonMusicalPaperColumn.line-break-system-details #'((Y-offset . 99.5)) s2*9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10.4)) s2*8 \break " calcext:value-type="string">
            <text:p>\overrideProperty Score.NonMusicalPaperColumn.line-break-system-details #'((Y-offset . 110.4)) s2*8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22.95)) s2*8 \break " calcext:value-type="string">
            <text:p>\overrideProperty Score.NonMusicalPaperColumn.line-break-system-details #'((Y-offset . 122.95)) s2*8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35.5)) s2*7 \break " calcext:value-type="string">
            <text:p>\overrideProperty Score.NonMusicalPaperColumn.line-break-system-details #'((Y-offset . 135.5)) s2*7 \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148)) s2*7 \pageBreak " calcext:value-type="string">
            <text:p>\overrideProperty Score.NonMusicalPaperColumn.line-break-system-details #'((Y-offset . 148)) s2*7 \page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19)) s2*10 \break " calcext:value-type="string">
            <text:p>\overrideProperty Score.NonMusicalPaperColumn.line-break-system-details #'((Y-offset . 19)) s2*10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30)) s2*7 \break " calcext:value-type="string">
            <text:p>\overrideProperty Score.NonMusicalPaperColumn.line-break-system-details #'((Y-offset . 30)) s2*7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43)) s2*10 \break " calcext:value-type="string">
            <text:p>\overrideProperty Score.NonMusicalPaperColumn.line-break-system-details #'((Y-offset . 43)) s2*10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57.5)) s2*7 \break " calcext:value-type="string">
            <text:p>\overrideProperty Score.NonMusicalPaperColumn.line-break-system-details #'((Y-offset . 57.5)) s2*7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71)) s2*7 \break " calcext:value-type="string">
            <text:p>\overrideProperty Score.NonMusicalPaperColumn.line-break-system-details #'((Y-offset . 71)) s2*7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83)) s2*8 \break " calcext:value-type="string">
            <text:p>\overrideProperty Score.NonMusicalPaperColumn.line-break-system-details #'((Y-offset . 83)) s2*8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97)) s2*10 \break " calcext:value-type="string">
            <text:p>\overrideProperty Score.NonMusicalPaperColumn.line-break-system-details #'((Y-offset . 97)) s2*10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10)) s2*13 \break " calcext:value-type="string">
            <text:p>\overrideProperty Score.NonMusicalPaperColumn.line-break-system-details #'((Y-offset . 110)) s2*13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22)) s2*9 \break " calcext:value-type="string">
            <text:p>\overrideProperty Score.NonMusicalPaperColumn.line-break-system-details #'((Y-offset . 122)) s2*9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36)) s2*11 \break " calcext:value-type="string">
            <text:p>\overrideProperty Score.NonMusicalPaperColumn.line-break-system-details #'((Y-offset . 136)) s2*11 \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148)) s2*15 \pageBreak " calcext:value-type="string">
            <text:p>\overrideProperty Score.NonMusicalPaperColumn.line-break-system-details #'((Y-offset . 148)) s2*15 \page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15.5)) s2*6 \break " calcext:value-type="string">
            <text:p>\overrideProperty Score.NonMusicalPaperColumn.line-break-system-details #'((Y-offset . 15.5)) s2*6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31)) s2*7 \break " calcext:value-type="string">
            <text:p>\overrideProperty Score.NonMusicalPaperColumn.line-break-system-details #'((Y-offset . 31)) s2*7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44)) s2*5 \break " calcext:value-type="string">
            <text:p>\overrideProperty Score.NonMusicalPaperColumn.line-break-system-details #'((Y-offset . 44)) s2*5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56)) s2*6 \break " calcext:value-type="string">
            <text:p>\overrideProperty Score.NonMusicalPaperColumn.line-break-system-details #'((Y-offset . 56)) s2*6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70)) s2*7 \break " calcext:value-type="string">
            <text:p>\overrideProperty Score.NonMusicalPaperColumn.line-break-system-details #'((Y-offset . 70)) s2*7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83)) s2*7 \break " calcext:value-type="string">
            <text:p>\overrideProperty Score.NonMusicalPaperColumn.line-break-system-details #'((Y-offset . 83)) s2*7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96)) s2*6 \break " calcext:value-type="string">
            <text:p>\overrideProperty Score.NonMusicalPaperColumn.line-break-system-details #'((Y-offset . 96)) s2*6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09)) s2*8 \break " calcext:value-type="string">
            <text:p>\overrideProperty Score.NonMusicalPaperColumn.line-break-system-details #'((Y-offset . 109)) s2*8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22)) s2*7 \break " calcext:value-type="string">
            <text:p>\overrideProperty Score.NonMusicalPaperColumn.line-break-system-details #'((Y-offset . 122)) s2*7 \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133.5)) s2*7 \break " calcext:value-type="string">
            <text:p>\overrideProperty Score.NonMusicalPaperColumn.line-break-system-details #'((Y-offset . 133.5)) s2*7 \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148)) s2*10 \pageBreak " calcext:value-type="string">
            <text:p>\overrideProperty Score.NonMusicalPaperColumn.line-break-system-details #'((Y-offset . 148)) s2*10 \page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19)) s2*7 \break " calcext:value-type="string">
            <text:p>\overrideProperty Score.NonMusicalPaperColumn.line-break-system-details #'((Y-offset . 19)) s2*7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31)) s2*7 \break " calcext:value-type="string">
            <text:p>\overrideProperty Score.NonMusicalPaperColumn.line-break-system-details #'((Y-offset . 31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44)) s2*6 \break " calcext:value-type="string">
            <text:p>\overrideProperty Score.NonMusicalPaperColumn.line-break-system-details #'((Y-offset . 44)) s2*6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56.5)) s2*7 \break " calcext:value-type="string">
            <text:p>\overrideProperty Score.NonMusicalPaperColumn.line-break-system-details #'((Y-offset . 56.5)) s2*7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70)) s2*7 \break " calcext:value-type="string">
            <text:p>\overrideProperty Score.NonMusicalPaperColumn.line-break-system-details #'((Y-offset . 70)) s2*7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83)) s2*6 \break " calcext:value-type="string">
            <text:p>\overrideProperty Score.NonMusicalPaperColumn.line-break-system-details #'((Y-offset . 83)) s2*6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95)) s2*8 \break " calcext:value-type="string">
            <text:p>\overrideProperty Score.NonMusicalPaperColumn.line-break-system-details #'((Y-offset . 95)) s2*8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09)) s2*9 \break " calcext:value-type="string">
            <text:p>\overrideProperty Score.NonMusicalPaperColumn.line-break-system-details #'((Y-offset . 109)) s2*9 \break </text:p>
          </table:table-cell>
        </table:table-row>
        <table:table-row table:style-name="ro1">
          <table:table-cell table:formula="of:=[$FORMAT.J253]&amp;&quot; &quot;&amp;[$FORMAT.I253]" office:value-type="string" office:string-value="\overrideProperty Score.NonMusicalPaperColumn.line-break-system-details #'((Y-offset . 122)) s2*8 \break " calcext:value-type="string">
            <text:p>\overrideProperty Score.NonMusicalPaperColumn.line-break-system-details #'((Y-offset . 122)) s2*8 \break </text:p>
          </table:table-cell>
        </table:table-row>
        <table:table-row table:style-name="ro1">
          <table:table-cell table:formula="of:=[$FORMAT.J254]&amp;&quot; &quot;&amp;[$FORMAT.I254]" office:value-type="string" office:string-value="\overrideProperty Score.NonMusicalPaperColumn.line-break-system-details #'((Y-offset . 135)) s2*7 \break " calcext:value-type="string">
            <text:p>\overrideProperty Score.NonMusicalPaperColumn.line-break-system-details #'((Y-offset . 135)) s2*7 \break </text:p>
          </table:table-cell>
        </table:table-row>
        <table:table-row table:style-name="ro1">
          <table:table-cell table:formula="of:=[$FORMAT.J255]&amp;&quot; &quot;&amp;[$FORMAT.I255]" office:value-type="string" office:string-value="\overrideProperty Score.NonMusicalPaperColumn.line-break-system-details #'((Y-offset . 148)) s2*10 " calcext:value-type="string">
            <text:p>\overrideProperty Score.NonMusicalPaperColumn.line-break-system-details #'((Y-offset . 148)) s2*10 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5" number:min-decimal-places="5" number:min-integer-digits="1"/>
    </number:number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2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4T15:37:34.352666265</dc:date>
    <meta:editing-duration>P2DT1H37M55S</meta:editing-duration>
    <meta:editing-cycles>146</meta:editing-cycles>
    <meta:generator>LibreOffice/7.3.4.2$Linux_X86_64 LibreOffice_project/30$Build-2</meta:generator>
    <meta:document-statistic meta:table-count="4" meta:cell-count="806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